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4.00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1.388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37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1.568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2.81cm"/>
    </style:style>
    <style:style style:name="co43" style:family="table-column">
      <style:table-column-properties fo:break-before="auto" style:column-width="2.205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2.178cm"/>
    </style:style>
    <style:style style:name="co47" style:family="table-column">
      <style:table-column-properties fo:break-before="auto" style:column-width="2.233cm"/>
    </style:style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4.006cm"/>
    </style:style>
    <style:style style:name="co50" style:family="table-column">
      <style:table-column-properties fo:break-before="auto" style:column-width="2.632cm"/>
    </style:style>
    <style:style style:name="co51" style:family="table-column">
      <style:table-column-properties fo:break-before="auto" style:column-width="2.332cm"/>
    </style:style>
    <style:style style:name="co52" style:family="table-column">
      <style:table-column-properties fo:break-before="auto" style:column-width="2.286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1.274cm"/>
    </style:style>
    <style:style style:name="co55" style:family="table-column">
      <style:table-column-properties fo:break-before="auto" style:column-width="1.508cm"/>
    </style:style>
    <style:style style:name="co56" style:family="table-column">
      <style:table-column-properties fo:break-before="auto" style:column-width="1.894cm"/>
    </style:style>
    <style:style style:name="co57" style:family="table-column">
      <style:table-column-properties fo:break-before="auto" style:column-width="1.67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ta1" style:family="table" style:master-page-name="PageStyle_5f_List_20_3_20_-_20_Aircraft">
      <style:table-properties table:display="true" style:writing-mode="lr-tb"/>
    </style:style>
    <style:style style:name="ta2" style:family="table" style:master-page-name="PageStyle_5f_List_20_2_20_-_20_Pric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57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6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65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6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57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22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7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9" style:family="table-cell" style:parent-style-name="Default" style:data-style-name="N16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0" style:family="table-cell" style:parent-style-name="Default" style:data-style-name="N165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1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2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11" table:default-cell-style-name="ce52"/>
        <table:table-column table:style-name="co12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37" table:visibility="collapse" table:default-cell-style-name="ce130"/>
        <table:table-column table:style-name="co38" table:number-columns-repeated="2" table:default-cell-style-name="ce27"/>
        <table:table-column table:style-name="co39" table:visibility="collapse" table:default-cell-style-name="ce160"/>
        <table:table-column table:style-name="co40" table:visibility="collapse" table:default-cell-style-name="ce160"/>
        <table:table-column table:style-name="co3" table:visibility="collapse" table:default-cell-style-name="ce160"/>
        <table:table-column table:style-name="co39" table:visibility="collapse" table:default-cell-style-name="ce160"/>
        <table:table-column table:style-name="co41" table:visibility="collapse" table:default-cell-style-name="ce160"/>
        <table:table-column table:style-name="co3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43" table:visibility="collapse" table:default-cell-style-name="ce130"/>
        <table:table-column table:style-name="co44" table:visibility="collapse" table:default-cell-style-name="ce130"/>
        <table:table-column table:style-name="co41" table:default-cell-style-name="ce130"/>
        <table:table-column table:style-name="co40" table:default-cell-style-name="ce27"/>
        <table:table-column table:style-name="co45" table:number-columns-repeated="2" table:default-cell-style-name="ce130"/>
        <table:table-column table:style-name="co46" table:default-cell-style-name="ce125"/>
        <table:table-column table:style-name="co47" table:default-cell-style-name="ce130"/>
        <table:table-column table:style-name="co43" table:default-cell-style-name="ce130"/>
        <table:table-column table:style-name="co47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1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1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1" draw:text-style-name="P2" svg:width="6.705cm" svg:height="2.326cm" svg:x="95.135cm" svg:y="0cm" draw:caption-point-x="-0.01cm" draw:caption-point-y="0.985cm">
              <dc:creator>AD</dc:creator>
              <dc:date>2023-06-13T00:00:00</dc:date>
              <text:p text:style-name="P1"><text:span text:style-name="T1">Ales Daniel:</text:span></text:p>
              <text:p text:style-name="P1"><text:span text:style-name="T1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3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4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4]*2)/(9600/255)" office:value-type="float" office:value="53.125" calcext:value-type="float">
            <text:p>53</text:p>
          </table:table-cell>
          <table:table-cell table:style-name="ce23" table:formula="of:=[.BO24]" office:value-type="float" office:value="1" calcext:value-type="float">
            <text:p>1</text:p>
          </table:table-cell>
          <table:table-cell table:style-name="ce23" table:formula="of:=[.BR24]" office:value-type="float" office:value="178.28602943676" calcext:value-type="float">
            <text:p>178</text:p>
          </table:table-cell>
          <table:table-cell table:style-name="ce129" table:formula="of:=[.AP24]/100/(700000/255)" office:value-type="float" office:value="0.1275" calcext:value-type="float">
            <text:p>0</text:p>
          </table:table-cell>
          <table:table-cell table:style-name="ce30" table:formula="of:=IF([.D24]=&quot;C&quot;;0.85;1.67)" office:value-type="float" office:value="1.67" calcext:value-type="float">
            <text:p>1,67</text:p>
          </table:table-cell>
          <table:table-cell table:style-name="ce138" table:formula="of:=[.$AD24]*[.$AM24]" office:value-type="float" office:value="17.1008" calcext:value-type="float">
            <text:p>17,1</text:p>
          </table:table-cell>
          <table:table-cell table:style-name="ce138" table:formula="of:=[.$AD24]*[.$AN24]" office:value-type="float" office:value="21.8102" calcext:value-type="float">
            <text:p>21,8</text:p>
          </table:table-cell>
          <table:table-cell table:style-name="ce138" table:formula="of:=[.$AD24]*[.$AO24]" office:value-type="float" office:value="6.6633" calcext:value-type="float">
            <text:p>6,7</text:p>
          </table:table-cell>
          <table:table-cell table:style-name="ce143" table:formula="of:=1.67*[.AM24]" office:value-type="float" office:value="17.1008" calcext:value-type="float">
            <text:p>17,1</text:p>
          </table:table-cell>
          <table:table-cell table:style-name="ce143" table:formula="of:=1.67*[.AN24]" office:value-type="float" office:value="21.8102" calcext:value-type="float">
            <text:p>21,8</text:p>
          </table:table-cell>
          <table:table-cell table:style-name="ce143" table:formula="of:=1.67*[.AO24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4]-[.AV24]-[.AU24]" office:value-type="float" office:value="2717" calcext:value-type="float">
            <text:p>2717</text:p>
          </table:table-cell>
          <table:table-cell table:style-name="ce156" table:formula="of:=([.AW24]/0.8)/([.AS24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4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4]/5" office:value-type="currency" office:currency="GBP" office:value="1398.4" calcext:value-type="currency">
            <text:p><text:s/>£1 398 </text:p>
          </table:table-cell>
          <table:table-cell table:style-name="ce159" table:formula="of:=[.AY24]*([.AZ24]*1.3*300)" office:value-type="currency" office:currency="GBP" office:value="1170" calcext:value-type="currency">
            <text:p><text:s/>£1 170 </text:p>
          </table:table-cell>
          <table:table-cell table:style-name="ce159" table:formula="of:=([.BI24]*3/100)" office:value-type="currency" office:currency="GBP" office:value="100.0311" calcext:value-type="currency">
            <text:p><text:s/>£100 </text:p>
          </table:table-cell>
          <table:table-cell table:style-name="ce159" table:formula="of:=[.BA24]+[.BB24]+[.BC24]+[.BD24]" office:value-type="currency" office:currency="GBP" office:value="7686.17059680488" calcext:value-type="currency">
            <text:p><text:s/>£7 686 </text:p>
          </table:table-cell>
          <table:table-cell table:style-name="ce161" table:formula="of:=[.BE24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4]" office:value-type="float" office:value="60000" calcext:value-type="float">
            <text:p>60 000</text:p>
          </table:table-cell>
          <table:table-cell table:style-name="ce163" table:formula="of:=([.BH24]/2/50)+2734.37" office:value-type="currency" office:currency="GBP" office:value="3334.37" calcext:value-type="currency">
            <text:p><text:s/>£3 334 </text:p>
          </table:table-cell>
          <table:table-cell table:style-name="ce156" table:formula="of:=[.BI24]/2734.37" office:value-type="float" office:value="1.21942897267012" calcext:value-type="float">
            <text:p>1</text:p>
          </table:table-cell>
          <table:table-cell table:style-name="ce164" table:formula="of:=[.J24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4]/[.BL24]" office:value-type="currency" office:currency="USD" office:value="40000" calcext:value-type="currency">
            <text:p><text:s/>$40 000 </text:p>
          </table:table-cell>
          <table:table-cell table:style-name="ce163" table:formula="of:=[.BM24]/10/2" office:value-type="currency" office:currency="GBP" office:value="2000" calcext:value-type="currency">
            <text:p><text:s/>£2 000 </text:p>
          </table:table-cell>
          <table:table-cell table:style-name="ce23" table:formula="of:=ROUNDUP([.BN24]/2734.37;0)" office:value-type="float" office:value="1" calcext:value-type="float">
            <text:p>1</text:p>
          </table:table-cell>
          <table:table-cell table:style-name="ce163" table:formula="of:=[.BN24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4];2))+(0.9588*[.AT24])+[.BP24]" office:value-type="currency" office:currency="GBP" office:value="6711.9446376192" calcext:value-type="currency">
            <text:p><text:s/>£6 712 </text:p>
          </table:table-cell>
          <table:table-cell table:style-name="ce23" table:formula="of:=[.BQ24]/(9600/255)" office:value-type="float" office:value="178.28602943676" calcext:value-type="float">
            <text:p>178</text:p>
          </table:table-cell>
          <table:table-cell table:style-name="ce23" table:formula="of:=(-0.0000004497*POWER([.AT24];2))+(0.9588*[.AT24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5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5]*2)/(9600/255)" office:value-type="float" office:value="69.0625" calcext:value-type="float">
            <text:p>69</text:p>
          </table:table-cell>
          <table:table-cell table:style-name="ce23" table:formula="of:=[.BO25]" office:value-type="float" office:value="3" calcext:value-type="float">
            <text:p>3</text:p>
          </table:table-cell>
          <table:table-cell table:style-name="ce23" table:formula="of:=[.BR25]" office:value-type="float" office:value="188.687602667199" calcext:value-type="float">
            <text:p>189</text:p>
          </table:table-cell>
          <table:table-cell table:style-name="ce129" table:formula="of:=[.AP25]/100/(700000/255)" office:value-type="float" office:value="10.9285714285714" calcext:value-type="float">
            <text:p>11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20.1903" calcext:value-type="float">
            <text:p>20,2</text:p>
          </table:table-cell>
          <table:table-cell table:style-name="ce138" table:formula="of:=[.$AD25]*[.$AN25]" office:value-type="float" office:value="19.8563" calcext:value-type="float">
            <text:p>19,9</text:p>
          </table:table-cell>
          <table:table-cell table:style-name="ce138" table:formula="of:=[.$AD25]*[.$AO25]" office:value-type="float" office:value="4.4088" calcext:value-type="float">
            <text:p>4,4</text:p>
          </table:table-cell>
          <table:table-cell table:style-name="ce143" table:formula="of:=1.67*[.AM25]" office:value-type="float" office:value="20.1903" calcext:value-type="float">
            <text:p>20,2</text:p>
          </table:table-cell>
          <table:table-cell table:style-name="ce143" table:formula="of:=1.67*[.AN25]" office:value-type="float" office:value="19.8563" calcext:value-type="float">
            <text:p>19,9</text:p>
          </table:table-cell>
          <table:table-cell table:style-name="ce143" table:formula="of:=1.67*[.AO25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3033" calcext:value-type="float">
            <text:p>3033</text:p>
          </table:table-cell>
          <table:table-cell table:style-name="ce156" table:formula="of:=([.AW25]/0.8)/([.AS25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5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5]/5" office:value-type="currency" office:currency="GBP" office:value="1465.2" calcext:value-type="currency">
            <text:p><text:s/>£1 465 </text:p>
          </table:table-cell>
          <table:table-cell table:style-name="ce159" table:formula="of:=[.AY25]*([.AZ25]*1.3*300)" office:value-type="currency" office:currency="GBP" office:value="1560" calcext:value-type="currency">
            <text:p><text:s/>£1 560 </text:p>
          </table:table-cell>
          <table:table-cell table:style-name="ce159" table:formula="of:=([.BI25]*3/100)" office:value-type="currency" office:currency="GBP" office:value="144.1311" calcext:value-type="currency">
            <text:p><text:s/>£144 </text:p>
          </table:table-cell>
          <table:table-cell table:style-name="ce159" table:formula="of:=[.BA25]+[.BB25]+[.BC25]+[.BD25]" office:value-type="currency" office:currency="GBP" office:value="14738.8214466499" calcext:value-type="currency">
            <text:p><text:s/>£14 739 </text:p>
          </table:table-cell>
          <table:table-cell table:style-name="ce161" table:formula="of:=[.BE25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5]" office:value-type="float" office:value="207000" calcext:value-type="float">
            <text:p>207 000</text:p>
          </table:table-cell>
          <table:table-cell table:style-name="ce163" table:formula="of:=([.BH25]/2/50)+2734.37" office:value-type="currency" office:currency="GBP" office:value="4804.37" calcext:value-type="currency">
            <text:p><text:s/>£4 804 </text:p>
          </table:table-cell>
          <table:table-cell table:style-name="ce156" table:formula="of:=[.BI25]/2734.37" office:value-type="float" office:value="1.75702995571192" calcext:value-type="float">
            <text:p>2</text:p>
          </table:table-cell>
          <table:table-cell table:style-name="ce164" table:formula="of:=[.J25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138000" calcext:value-type="currency">
            <text:p><text:s/>$138 000 </text:p>
          </table:table-cell>
          <table:table-cell table:style-name="ce163" table:formula="of:=[.BM25]/10/2" office:value-type="currency" office:currency="GBP" office:value="6900" calcext:value-type="currency">
            <text:p><text:s/>£6 900 </text:p>
          </table:table-cell>
          <table:table-cell table:style-name="ce23" table:formula="of:=ROUNDUP([.BN25]/2734.37;0)" office:value-type="float" office:value="3" calcext:value-type="float">
            <text:p>3</text:p>
          </table:table-cell>
          <table:table-cell table:style-name="ce163" table:formula="of:=[.BN25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5];2))+(0.9588*[.AT25])+[.BP25]" office:value-type="currency" office:currency="GBP" office:value="7103.5332768828" calcext:value-type="currency">
            <text:p><text:s/>£7 104 </text:p>
          </table:table-cell>
          <table:table-cell table:style-name="ce23" table:formula="of:=[.BQ25]/(9600/255)" office:value-type="float" office:value="188.687602667199" calcext:value-type="float">
            <text:p>189</text:p>
          </table:table-cell>
          <table:table-cell table:style-name="ce23" table:formula="of:=(-0.0000004497*POWER([.AT25];2))+(0.9588*[.AT25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6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6]*2)/(9600/255)" office:value-type="float" office:value="212.5" calcext:value-type="float">
            <text:p>213</text:p>
          </table:table-cell>
          <table:table-cell table:style-name="ce23" table:formula="of:=[.BO26]" office:value-type="float" office:value="43" calcext:value-type="float">
            <text:p>43</text:p>
          </table:table-cell>
          <table:table-cell table:style-name="ce23" table:formula="of:=[.BR26]" office:value-type="float" office:value="156.336765413286" calcext:value-type="float">
            <text:p>156</text:p>
          </table:table-cell>
          <table:table-cell table:style-name="ce129" table:formula="of:=[.AP26]/100/(700000/255)" office:value-type="float" office:value="3.49714285714286" calcext:value-type="float">
            <text:p>3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374" calcext:value-type="float">
            <text:p>20,4</text:p>
          </table:table-cell>
          <table:table-cell table:style-name="ce138" table:formula="of:=[.$AD26]*[.$AN26]" office:value-type="float" office:value="4.3754" calcext:value-type="float">
            <text:p>4,4</text:p>
          </table:table-cell>
          <table:table-cell table:style-name="ce138" table:formula="of:=[.$AD26]*[.$AO26]" office:value-type="float" office:value="7.3313" calcext:value-type="float">
            <text:p>7,3</text:p>
          </table:table-cell>
          <table:table-cell table:style-name="ce143" table:formula="of:=1.67*[.AM26]" office:value-type="float" office:value="20.374" calcext:value-type="float">
            <text:p>20,4</text:p>
          </table:table-cell>
          <table:table-cell table:style-name="ce143" table:formula="of:=1.67*[.AN26]" office:value-type="float" office:value="4.3754" calcext:value-type="float">
            <text:p>4,4</text:p>
          </table:table-cell>
          <table:table-cell table:style-name="ce143" table:formula="of:=1.67*[.AO26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6]-[.AV26]-[.AU26]" office:value-type="float" office:value="184" calcext:value-type="float">
            <text:p>184</text:p>
          </table:table-cell>
          <table:table-cell table:style-name="ce156" table:formula="of:=([.AW26]/0.8)/([.AS26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6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6]/5" office:value-type="currency" office:currency="GBP" office:value="861.8" calcext:value-type="currency">
            <text:p><text:s/>£862 </text:p>
          </table:table-cell>
          <table:table-cell table:style-name="ce159" table:formula="of:=[.AY26]*([.AZ26]*1.3*300)" office:value-type="currency" office:currency="GBP" office:value="1170" calcext:value-type="currency">
            <text:p><text:s/>£1 170 </text:p>
          </table:table-cell>
          <table:table-cell table:style-name="ce159" table:formula="of:=([.BI26]*3/100)" office:value-type="currency" office:currency="GBP" office:value="1492.0311" calcext:value-type="currency">
            <text:p><text:s/>£1 492 </text:p>
          </table:table-cell>
          <table:table-cell table:style-name="ce159" table:formula="of:=[.BA26]+[.BB26]+[.BC26]+[.BD26]" office:value-type="currency" office:currency="GBP" office:value="5162.91515741177" calcext:value-type="currency">
            <text:p><text:s/>£5 163 </text:p>
          </table:table-cell>
          <table:table-cell table:style-name="ce161" table:formula="of:=[.BE26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6]" office:value-type="float" office:value="4700000" calcext:value-type="float">
            <text:p>4 700 000</text:p>
          </table:table-cell>
          <table:table-cell table:style-name="ce163" table:formula="of:=([.BH26]/2/50)+2734.37" office:value-type="currency" office:currency="GBP" office:value="49734.37" calcext:value-type="currency">
            <text:p><text:s/>£49 734 </text:p>
          </table:table-cell>
          <table:table-cell table:style-name="ce156" table:formula="of:=[.BI26]/2734.37" office:value-type="float" office:value="18.1886028591595" calcext:value-type="float">
            <text:p>18</text:p>
          </table:table-cell>
          <table:table-cell table:style-name="ce164" table:formula="of:=[.J26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6]/[.BL26]" office:value-type="currency" office:currency="USD" office:value="2350000" calcext:value-type="currency">
            <text:p><text:s/>$2 350 000 </text:p>
          </table:table-cell>
          <table:table-cell table:style-name="ce163" table:formula="of:=[.BM26]/10/2" office:value-type="currency" office:currency="GBP" office:value="117500" calcext:value-type="currency">
            <text:p><text:s/>£117 500 </text:p>
          </table:table-cell>
          <table:table-cell table:style-name="ce23" table:formula="of:=ROUNDUP([.BN26]/2734.37;0)" office:value-type="float" office:value="43" calcext:value-type="float">
            <text:p>43</text:p>
          </table:table-cell>
          <table:table-cell table:style-name="ce163" table:formula="of:=[.BN26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6];2))+(0.9588*[.AT26])+[.BP26]" office:value-type="currency" office:currency="GBP" office:value="5885.6194037943" calcext:value-type="currency">
            <text:p><text:s/>£5 886 </text:p>
          </table:table-cell>
          <table:table-cell table:style-name="ce23" table:formula="of:=[.BQ26]/(9600/255)" office:value-type="float" office:value="156.336765413286" calcext:value-type="float">
            <text:p>156</text:p>
          </table:table-cell>
          <table:table-cell table:style-name="ce23" table:formula="of:=(-0.0000004497*POWER([.AT26];2))+(0.9588*[.AT26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7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7]*2)/(9600/255)" office:value-type="float" office:value="1381.25" calcext:value-type="float">
            <text:p>1381</text:p>
          </table:table-cell>
          <table:table-cell table:style-name="ce23" table:formula="of:=[.BO27]" office:value-type="float" office:value="23" calcext:value-type="float">
            <text:p>23</text:p>
          </table:table-cell>
          <table:table-cell table:style-name="ce23" table:formula="of:=[.BR27]" office:value-type="float" office:value="1533.58172203125" calcext:value-type="float">
            <text:p>1534</text:p>
          </table:table-cell>
          <table:table-cell table:style-name="ce129" table:formula="of:=[.AP27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7]*[.$AM27]" office:value-type="float" office:value="36.079" calcext:value-type="float">
            <text:p>36,1</text:p>
          </table:table-cell>
          <table:table-cell table:style-name="ce139" table:formula="of:=[.$AD27]*[.$AN27]" office:value-type="float" office:value="41.42" calcext:value-type="float">
            <text:p>41,4</text:p>
          </table:table-cell>
          <table:table-cell table:style-name="ce139" table:formula="of:=[.$AD27]*[.$AO27]" office:value-type="float" office:value="11.4886" calcext:value-type="float">
            <text:p>11,5</text:p>
          </table:table-cell>
          <table:table-cell table:style-name="ce143" table:formula="of:=1.67*[.AM27]" office:value-type="float" office:value="55.277" calcext:value-type="float">
            <text:p>55,3</text:p>
          </table:table-cell>
          <table:table-cell table:style-name="ce143" table:formula="of:=1.67*[.AN27]" office:value-type="float" office:value="63.46" calcext:value-type="float">
            <text:p>63,5</text:p>
          </table:table-cell>
          <table:table-cell table:style-name="ce143" table:formula="of:=1.67*[.AO27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7]-[.AV27]-[.AU27]" office:value-type="float" office:value="13000" calcext:value-type="float">
            <text:p>13000</text:p>
          </table:table-cell>
          <table:table-cell table:style-name="ce156" table:formula="of:=([.AW27]/0.8)/([.AS27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7]*0.673*54" office:value-type="currency" office:currency="GBP" office:value="16405.68735" calcext:value-type="currency">
            <text:p><text:s/>£16 406 </text:p>
          </table:table-cell>
          <table:table-cell table:style-name="ce159" table:formula="of:=[.AT27]/5" office:value-type="currency" office:currency="GBP" office:value="12200" calcext:value-type="currency">
            <text:p><text:s/>£12 200 </text:p>
          </table:table-cell>
          <table:table-cell table:style-name="ce159" table:formula="of:=[.AY27]*([.AZ27]*1.3*300)" office:value-type="currency" office:currency="GBP" office:value="1950" calcext:value-type="currency">
            <text:p><text:s/>£1 950 </text:p>
          </table:table-cell>
          <table:table-cell table:style-name="ce159" table:formula="of:=([.BI27]*3/100)" office:value-type="currency" office:currency="GBP" office:value="819.1311" calcext:value-type="currency">
            <text:p><text:s/>£819 </text:p>
          </table:table-cell>
          <table:table-cell table:style-name="ce159" table:formula="of:=[.BA27]+[.BB27]+[.BC27]+[.BD27]" office:value-type="currency" office:currency="GBP" office:value="31374.81845" calcext:value-type="currency">
            <text:p><text:s/>£31 375 </text:p>
          </table:table-cell>
          <table:table-cell table:style-name="ce161" table:formula="of:=[.BE27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7]" office:value-type="float" office:value="2457000" calcext:value-type="float">
            <text:p>2 457 000</text:p>
          </table:table-cell>
          <table:table-cell table:style-name="ce163" table:formula="of:=([.BH27]/2/50)+2734.37" office:value-type="currency" office:currency="GBP" office:value="27304.37" calcext:value-type="currency">
            <text:p><text:s/>£27 304 </text:p>
          </table:table-cell>
          <table:table-cell table:style-name="ce156" table:formula="of:=[.BI27]/2734.37" office:value-type="float" office:value="9.98561643084147" calcext:value-type="float">
            <text:p>10</text:p>
          </table:table-cell>
          <table:table-cell table:style-name="ce164" table:formula="of:=[.J27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1228500" calcext:value-type="currency">
            <text:p><text:s/>$1 228 500 </text:p>
          </table:table-cell>
          <table:table-cell table:style-name="ce163" table:formula="of:=[.BM27]/10/2" office:value-type="currency" office:currency="GBP" office:value="61425" calcext:value-type="currency">
            <text:p><text:s/>£61 425 </text:p>
          </table:table-cell>
          <table:table-cell table:style-name="ce23" table:formula="of:=ROUNDUP([.BN27]/2734.37;0)" office:value-type="float" office:value="23" calcext:value-type="float">
            <text:p>23</text:p>
          </table:table-cell>
          <table:table-cell table:style-name="ce163" table:formula="of:=[.BN27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7];2))+(0.9588*[.AT27])+[.BP27]" office:value-type="currency" office:currency="GBP" office:value="57734.8413" calcext:value-type="currency">
            <text:p><text:s/>£57 735 </text:p>
          </table:table-cell>
          <table:table-cell table:style-name="ce23" table:formula="of:=[.BQ27]/(9600/255)" office:value-type="float" office:value="1533.58172203125" calcext:value-type="float">
            <text:p>1534</text:p>
          </table:table-cell>
          <table:table-cell table:style-name="ce23" table:formula="of:=(-0.0000004497*POWER([.AT27];2))+(0.9588*[.AT27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8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8]*2)/(9600/255)" office:value-type="float" office:value="185.9375" calcext:value-type="float">
            <text:p>186</text:p>
          </table:table-cell>
          <table:table-cell table:style-name="ce23" table:formula="of:=[.BO28]" office:value-type="float" office:value="2" calcext:value-type="float">
            <text:p>2</text:p>
          </table:table-cell>
          <table:table-cell table:style-name="ce23" table:formula="of:=[.BR28]" office:value-type="float" office:value="141.041471523437" calcext:value-type="float">
            <text:p>141</text:p>
          </table:table-cell>
          <table:table-cell table:style-name="ce129" table:formula="of:=[.AP28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8]*[.$AM28]" office:value-type="float" office:value="20.708" calcext:value-type="float">
            <text:p>20,7</text:p>
          </table:table-cell>
          <table:table-cell table:style-name="ce138" table:formula="of:=[.$AD28]*[.$AN28]" office:value-type="float" office:value="30.394" calcext:value-type="float">
            <text:p>30,4</text:p>
          </table:table-cell>
          <table:table-cell table:style-name="ce138" table:formula="of:=[.$AD28]*[.$AO28]" office:value-type="float" office:value="6.847" calcext:value-type="float">
            <text:p>6,8</text:p>
          </table:table-cell>
          <table:table-cell table:style-name="ce143" table:formula="of:=1.67*[.AM28]" office:value-type="float" office:value="20.708" calcext:value-type="float">
            <text:p>20,7</text:p>
          </table:table-cell>
          <table:table-cell table:style-name="ce143" table:formula="of:=1.67*[.AN28]" office:value-type="float" office:value="30.394" calcext:value-type="float">
            <text:p>30,4</text:p>
          </table:table-cell>
          <table:table-cell table:style-name="ce143" table:formula="of:=1.67*[.AO28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8]-[.AV28]-[.AU28]" office:value-type="float" office:value="1030" calcext:value-type="float">
            <text:p>1030</text:p>
          </table:table-cell>
          <table:table-cell table:style-name="ce156" table:formula="of:=([.AW28]/0.8)/([.AS28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8]/5" office:value-type="currency" office:currency="GBP" office:value="1100" calcext:value-type="currency">
            <text:p><text:s/>£1 100 </text:p>
          </table:table-cell>
          <table:table-cell table:style-name="ce159" table:formula="of:=[.AY28]*([.AZ28]*1.3*300)" office:value-type="currency" office:currency="GBP" office:value="780" calcext:value-type="currency">
            <text:p><text:s/>£780 </text:p>
          </table:table-cell>
          <table:table-cell table:style-name="ce159" table:formula="of:=([.BI28]*3/100)" office:value-type="currency" office:currency="GBP" office:value="112.0311" calcext:value-type="currency">
            <text:p><text:s/>£112 </text:p>
          </table:table-cell>
          <table:table-cell table:style-name="ce159" table:formula="of:=[.BA28]+[.BB28]+[.BC28]+[.BD28]" office:value-type="currency" office:currency="GBP" office:value="7529.79065337278" calcext:value-type="currency">
            <text:p><text:s/>£7 530 </text:p>
          </table:table-cell>
          <table:table-cell table:style-name="ce161" table:formula="of:=[.BE28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8]/2/50)+2734.37" office:value-type="currency" office:currency="GBP" office:value="3734.37" calcext:value-type="currency">
            <text:p><text:s/>£3 734 </text:p>
          </table:table-cell>
          <table:table-cell table:style-name="ce156" table:formula="of:=[.BI28]/2734.37" office:value-type="float" office:value="1.3657149544502" calcext:value-type="float">
            <text:p>1</text:p>
          </table:table-cell>
          <table:table-cell table:style-name="ce164" table:formula="of:=[.J28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8]/[.BL28]" office:value-type="currency" office:currency="USD" office:value="66666.6666666667" calcext:value-type="currency">
            <text:p><text:s/>$66 667 </text:p>
          </table:table-cell>
          <table:table-cell table:style-name="ce163" table:formula="of:=[.BM28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8]/2734.37;0)" office:value-type="float" office:value="2" calcext:value-type="float">
            <text:p>2</text:p>
          </table:table-cell>
          <table:table-cell table:style-name="ce163" table:formula="of:=[.BN28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8];2))+(0.9588*[.AT28])+[.BP28]" office:value-type="currency" office:currency="GBP" office:value="5309.796575" calcext:value-type="currency">
            <text:p><text:s/>£5 310 </text:p>
          </table:table-cell>
          <table:table-cell table:style-name="ce23" table:formula="of:=[.BQ28]/(9600/255)" office:value-type="float" office:value="141.041471523437" calcext:value-type="float">
            <text:p>141</text:p>
          </table:table-cell>
          <table:table-cell table:style-name="ce23" table:formula="of:=(-0.0000004497*POWER([.AT28];2))+(0.9588*[.AT28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29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29]*2)/(9600/255)" office:value-type="float" office:value="1381.25" calcext:value-type="float">
            <text:p>1381</text:p>
          </table:table-cell>
          <table:table-cell table:style-name="ce23" table:formula="of:=[.BO29]" office:value-type="float" office:value="16" calcext:value-type="float">
            <text:p>16</text:p>
          </table:table-cell>
          <table:table-cell table:style-name="ce23" table:formula="of:=[.BR29]" office:value-type="float" office:value="546.385727760417" calcext:value-type="float">
            <text:p>546</text:p>
          </table:table-cell>
          <table:table-cell table:style-name="ce129" table:formula="of:=[.AP29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9]*[.$AM29]" office:value-type="float" office:value="28.236" calcext:value-type="float">
            <text:p>28,2</text:p>
          </table:table-cell>
          <table:table-cell table:style-name="ce139" table:formula="of:=[.$AD29]*[.$AN29]" office:value-type="float" office:value="35.04" calcext:value-type="float">
            <text:p>35,0</text:p>
          </table:table-cell>
          <table:table-cell table:style-name="ce139" table:formula="of:=[.$AD29]*[.$AO29]" office:value-type="float" office:value="9.984" calcext:value-type="float">
            <text:p>10,0</text:p>
          </table:table-cell>
          <table:table-cell table:style-name="ce143" table:formula="of:=1.67*[.AM29]" office:value-type="float" office:value="39.2951" calcext:value-type="float">
            <text:p>39,3</text:p>
          </table:table-cell>
          <table:table-cell table:style-name="ce143" table:formula="of:=1.67*[.AN29]" office:value-type="float" office:value="48.764" calcext:value-type="float">
            <text:p>48,8</text:p>
          </table:table-cell>
          <table:table-cell table:style-name="ce143" table:formula="of:=1.67*[.AO29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29]-[.AV29]-[.AU29]" office:value-type="float" office:value="3450" calcext:value-type="float">
            <text:p>3450</text:p>
          </table:table-cell>
          <table:table-cell table:style-name="ce156" table:formula="of:=([.AW29]/0.8)/([.AS29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9]*0.673*54" office:value-type="currency" office:currency="GBP" office:value="6530.72554125" calcext:value-type="currency">
            <text:p><text:s/>£6 531 </text:p>
          </table:table-cell>
          <table:table-cell table:style-name="ce159" table:formula="of:=[.AT29]/5" office:value-type="currency" office:currency="GBP" office:value="4200" calcext:value-type="currency">
            <text:p><text:s/>£4 200 </text:p>
          </table:table-cell>
          <table:table-cell table:style-name="ce159" table:formula="of:=[.AY29]*([.AZ29]*1.3*300)" office:value-type="currency" office:currency="GBP" office:value="2340" calcext:value-type="currency">
            <text:p><text:s/>£2 340 </text:p>
          </table:table-cell>
          <table:table-cell table:style-name="ce159" table:formula="of:=([.BI29]*3/100)" office:value-type="currency" office:currency="GBP" office:value="652.0311" calcext:value-type="currency">
            <text:p><text:s/>£652 </text:p>
          </table:table-cell>
          <table:table-cell table:style-name="ce159" table:formula="of:=[.BA29]+[.BB29]+[.BC29]+[.BD29]" office:value-type="currency" office:currency="GBP" office:value="13722.75664125" calcext:value-type="currency">
            <text:p><text:s/>£13 723 </text:p>
          </table:table-cell>
          <table:table-cell table:style-name="ce161" table:formula="of:=[.BE29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29]/2/50)+2734.37" office:value-type="currency" office:currency="GBP" office:value="21734.37" calcext:value-type="currency">
            <text:p><text:s/>£21 734 </text:p>
          </table:table-cell>
          <table:table-cell table:style-name="ce156" table:formula="of:=[.BI29]/2734.37" office:value-type="float" office:value="7.94858413455385" calcext:value-type="float">
            <text:p>8</text:p>
          </table:table-cell>
          <table:table-cell table:style-name="ce164" table:formula="of:=[.J29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9]/[.BL29]" office:value-type="currency" office:currency="USD" office:value="844444.444444445" calcext:value-type="currency">
            <text:p><text:s/>$844 444 </text:p>
          </table:table-cell>
          <table:table-cell table:style-name="ce163" table:formula="of:=[.BM29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29]/2734.37;0)" office:value-type="float" office:value="16" calcext:value-type="float">
            <text:p>16</text:p>
          </table:table-cell>
          <table:table-cell table:style-name="ce163" table:formula="of:=[.BN29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29];2))+(0.9588*[.AT29])+[.BP29]" office:value-type="currency" office:currency="GBP" office:value="20569.8156333333" calcext:value-type="currency">
            <text:p><text:s/>£20 570 </text:p>
          </table:table-cell>
          <table:table-cell table:style-name="ce23" table:formula="of:=[.BQ29]/(9600/255)" office:value-type="float" office:value="546.385727760417" calcext:value-type="float">
            <text:p>546</text:p>
          </table:table-cell>
          <table:table-cell table:style-name="ce23" table:formula="of:=(-0.0000004497*POWER([.AT29];2))+(0.9588*[.AT29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0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0]*2)/(9600/255)" office:value-type="float" office:value="2390.625" calcext:value-type="float">
            <text:p>2391</text:p>
          </table:table-cell>
          <table:table-cell table:style-name="ce23" table:formula="of:=[.BO30]" office:value-type="float" office:value="305" calcext:value-type="float">
            <text:p>305</text:p>
          </table:table-cell>
          <table:table-cell table:style-name="ce23" table:formula="of:=[.BR30]" office:value-type="float" office:value="4844.10105859375" calcext:value-type="float">
            <text:p>4844</text:p>
          </table:table-cell>
          <table:table-cell table:style-name="ce129" table:formula="of:=[.AP30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0]*[.$AM30]" office:value-type="float" office:value="46.6" calcext:value-type="float">
            <text:p>46,6</text:p>
          </table:table-cell>
          <table:table-cell table:style-name="ce139" table:formula="of:=[.$AD30]*[.$AN30]" office:value-type="float" office:value="50.5" calcext:value-type="float">
            <text:p>50,5</text:p>
          </table:table-cell>
          <table:table-cell table:style-name="ce139" table:formula="of:=[.$AD30]*[.$AO30]" office:value-type="float" office:value="14.76" calcext:value-type="float">
            <text:p>14,8</text:p>
          </table:table-cell>
          <table:table-cell table:style-name="ce143" table:formula="of:=1.28*[.AM30]" office:value-type="float" office:value="59.648" calcext:value-type="float">
            <text:p>59,6</text:p>
          </table:table-cell>
          <table:table-cell table:style-name="ce143" table:formula="of:=1.28*[.AN30]" office:value-type="float" office:value="64.64" calcext:value-type="float">
            <text:p>64,6</text:p>
          </table:table-cell>
          <table:table-cell table:style-name="ce143" table:formula="of:=1.28*[.AO30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0]-[.AV30]-[.AU30]" office:value-type="float" office:value="42500" calcext:value-type="float">
            <text:p>42500</text:p>
          </table:table-cell>
          <table:table-cell table:style-name="ce156" table:formula="of:=([.AW30]/0.8)/([.AS30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38616.46407" calcext:value-type="currency">
            <text:p><text:s/>£38 616 </text:p>
          </table:table-cell>
          <table:table-cell table:style-name="ce159" table:formula="of:=[.AT30]/5" office:value-type="currency" office:currency="GBP" office:value="39000" calcext:value-type="currency">
            <text:p><text:s/>£39 000 </text:p>
          </table:table-cell>
          <table:table-cell table:style-name="ce159" table:formula="of:=[.AY30]*([.AZ30]*1.3*300)" office:value-type="currency" office:currency="GBP" office:value="3900" calcext:value-type="currency">
            <text:p><text:s/>£3 900 </text:p>
          </table:table-cell>
          <table:table-cell table:style-name="ce159" table:formula="of:=([.BI30]*3/100)" office:value-type="currency" office:currency="GBP" office:value="15082.0311" calcext:value-type="currency">
            <text:p><text:s/>£15 082 </text:p>
          </table:table-cell>
          <table:table-cell table:style-name="ce159" table:formula="of:=[.BA30]+[.BB30]+[.BC30]+[.BD30]" office:value-type="currency" office:currency="GBP" office:value="96598.49517" calcext:value-type="currency">
            <text:p><text:s/>£96 598 </text:p>
          </table:table-cell>
          <table:table-cell table:style-name="ce161" table:formula="of:=[.BE30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0]" office:value-type="float" office:value="50000000" calcext:value-type="float">
            <text:p>50 000 000</text:p>
          </table:table-cell>
          <table:table-cell table:style-name="ce163" table:formula="of:=([.BH30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0]/2734.37" office:value-type="float" office:value="183.857477225101" calcext:value-type="float">
            <text:p>184</text:p>
          </table:table-cell>
          <table:table-cell table:style-name="ce164" table:formula="of:=[.J30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0]/[.BL30]" office:value-type="currency" office:currency="USD" office:value="16666666.6666667" calcext:value-type="currency">
            <text:p><text:s/>$16 666 667 </text:p>
          </table:table-cell>
          <table:table-cell table:style-name="ce163" table:formula="of:=[.BM30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0]/2734.37;0)" office:value-type="float" office:value="305" calcext:value-type="float">
            <text:p>305</text:p>
          </table:table-cell>
          <table:table-cell table:style-name="ce163" table:formula="of:=[.BN30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0];2))+(0.9588*[.AT30])+[.BP30]" office:value-type="currency" office:currency="GBP" office:value="182366.1575" calcext:value-type="currency">
            <text:p><text:s/>£182 366 </text:p>
          </table:table-cell>
          <table:table-cell table:style-name="ce23" table:formula="of:=[.BQ30]/(9600/255)" office:value-type="float" office:value="4844.10105859375" calcext:value-type="float">
            <text:p>4844</text:p>
          </table:table-cell>
          <table:table-cell table:style-name="ce23" table:formula="of:=(-0.0000004497*POWER([.AT30];2))+(0.9588*[.AT30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1]*2)/(9600/255)" office:value-type="float" office:value="3718.75" calcext:value-type="float">
            <text:p>3719</text:p>
          </table:table-cell>
          <table:table-cell table:style-name="ce23" table:formula="of:=[.BO31]" office:value-type="float" office:value="894" calcext:value-type="float">
            <text:p>894</text:p>
          </table:table-cell>
          <table:table-cell table:style-name="ce23" table:formula="of:=[.BR31]" office:value-type="float" office:value="6594.41731770833" calcext:value-type="float">
            <text:p>6594</text:p>
          </table:table-cell>
          <table:table-cell table:style-name="ce129" table:formula="of:=[.AP31]/100/(700000/255)" office:value-type="float" office:value="473.571428571429" calcext:value-type="float">
            <text:p>474</text:p>
          </table:table-cell>
          <table:table-cell table:style-name="ce30" table:formula="of:=IF([.D31]=&quot;C&quot;;0.85;1.67)" office:value-type="float" office:value="1.67" calcext:value-type="float">
            <text:p>1,67</text:p>
          </table:table-cell>
          <table:table-cell table:style-name="ce139" table:formula="of:=[.$AD31]*[.$AM31]" office:value-type="float" office:value="96.693" calcext:value-type="float">
            <text:p>96,7</text:p>
          </table:table-cell>
          <table:table-cell table:style-name="ce139" table:formula="of:=[.$AD31]*[.$AN31]" office:value-type="float" office:value="107.548" calcext:value-type="float">
            <text:p>107,5</text:p>
          </table:table-cell>
          <table:table-cell table:style-name="ce139" table:formula="of:=[.$AD31]*[.$AO31]" office:value-type="float" office:value="20.9251" calcext:value-type="float">
            <text:p>20,9</text:p>
          </table:table-cell>
          <table:table-cell table:style-name="ce143" table:formula="of:=1*[.AM31]" office:value-type="float" office:value="57.9" calcext:value-type="float">
            <text:p>57,9</text:p>
          </table:table-cell>
          <table:table-cell table:style-name="ce143" table:formula="of:=1*[.AN31]" office:value-type="float" office:value="64.4" calcext:value-type="float">
            <text:p>64,4</text:p>
          </table:table-cell>
          <table:table-cell table:style-name="ce143" table:formula="of:=1*[.AO31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1]-[.AV31]-[.AU31]" office:value-type="float" office:value="56000" calcext:value-type="float">
            <text:p>56000</text:p>
          </table:table-cell>
          <table:table-cell table:style-name="ce156" table:formula="of:=([.AW31]/0.8)/([.AS31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50882.870304" calcext:value-type="currency">
            <text:p><text:s/>£50 883 </text:p>
          </table:table-cell>
          <table:table-cell table:style-name="ce159" table:formula="of:=[.AT31]/5" office:value-type="currency" office:currency="GBP" office:value="50000" calcext:value-type="currency">
            <text:p><text:s/>£50 000 </text:p>
          </table:table-cell>
          <table:table-cell table:style-name="ce159" table:formula="of:=[.AY31]*([.AZ31]*1.3*300)" office:value-type="currency" office:currency="GBP" office:value="4680" calcext:value-type="currency">
            <text:p><text:s/>£4 680 </text:p>
          </table:table-cell>
          <table:table-cell table:style-name="ce159" table:formula="of:=([.BI31]*3/100)" office:value-type="currency" office:currency="GBP" office:value="33082.0311" calcext:value-type="currency">
            <text:p><text:s/>£33 082 </text:p>
          </table:table-cell>
          <table:table-cell table:style-name="ce159" table:formula="of:=[.BA31]+[.BB31]+[.BC31]+[.BD31]" office:value-type="currency" office:currency="GBP" office:value="138644.901404" calcext:value-type="currency">
            <text:p><text:s/>£138 645 </text:p>
          </table:table-cell>
          <table:table-cell table:style-name="ce161" table:formula="of:=[.BE31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1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1]/2734.37" office:value-type="float" office:value="403.286449895223" calcext:value-type="float">
            <text:p>403</text:p>
          </table:table-cell>
          <table:table-cell table:style-name="ce164" table:formula="of:=[.J31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1]/[.BL31]" office:value-type="currency" office:currency="USD" office:value="48888888.8888889" calcext:value-type="currency">
            <text:p><text:s/>$48 888 889 </text:p>
          </table:table-cell>
          <table:table-cell table:style-name="ce163" table:formula="of:=[.BM31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1]/2734.37;0)" office:value-type="float" office:value="894" calcext:value-type="float">
            <text:p>894</text:p>
          </table:table-cell>
          <table:table-cell table:style-name="ce163" table:formula="of:=[.BN31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1];2))+(0.9588*[.AT31])+[.BP31]" office:value-type="currency" office:currency="GBP" office:value="248260.416666667" calcext:value-type="currency">
            <text:p><text:s/>£248 260 </text:p>
          </table:table-cell>
          <table:table-cell table:style-name="ce23" table:formula="of:=[.BQ31]/(9600/255)" office:value-type="float" office:value="6594.41731770833" calcext:value-type="float">
            <text:p>6594</text:p>
          </table:table-cell>
          <table:table-cell table:style-name="ce23" table:formula="of:=(-0.0000004497*POWER([.AT31];2))+(0.9588*[.AT31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2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2]*2)/(9600/255)" office:value-type="float" office:value="1859.375" calcext:value-type="float">
            <text:p>1859</text:p>
          </table:table-cell>
          <table:table-cell table:style-name="ce23" table:formula="of:=[.BO32]" office:value-type="float" office:value="34" calcext:value-type="float">
            <text:p>34</text:p>
          </table:table-cell>
          <table:table-cell table:style-name="ce23" table:formula="of:=[.BR32]" office:value-type="float" office:value="641.246951111111" calcext:value-type="float">
            <text:p>641</text:p>
          </table:table-cell>
          <table:table-cell table:style-name="ce129" table:formula="of:=[.AP32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2]*[.$AM32]" office:value-type="float" office:value="28.56" calcext:value-type="float">
            <text:p>28,6</text:p>
          </table:table-cell>
          <table:table-cell table:style-name="ce139" table:formula="of:=[.$AD32]*[.$AN32]" office:value-type="float" office:value="35.16" calcext:value-type="float">
            <text:p>35,2</text:p>
          </table:table-cell>
          <table:table-cell table:style-name="ce139" table:formula="of:=[.$AD32]*[.$AO32]" office:value-type="float" office:value="10.296" calcext:value-type="float">
            <text:p>10,3</text:p>
          </table:table-cell>
          <table:table-cell table:style-name="ce143" table:formula="of:=1.67*[.AM32]" office:value-type="float" office:value="39.746" calcext:value-type="float">
            <text:p>39,7</text:p>
          </table:table-cell>
          <table:table-cell table:style-name="ce143" table:formula="of:=1.67*[.AN32]" office:value-type="float" office:value="48.931" calcext:value-type="float">
            <text:p>48,9</text:p>
          </table:table-cell>
          <table:table-cell table:style-name="ce143" table:formula="of:=1.67*[.AO32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2]-[.AV32]-[.AU32]" office:value-type="float" office:value="3480" calcext:value-type="float">
            <text:p>3480</text:p>
          </table:table-cell>
          <table:table-cell table:style-name="ce156" table:formula="of:=([.AW32]/0.8)/([.AS32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6324.01388064" calcext:value-type="currency">
            <text:p><text:s/>£6 324 </text:p>
          </table:table-cell>
          <table:table-cell table:style-name="ce159" table:formula="of:=[.AT32]/5" office:value-type="currency" office:currency="GBP" office:value="4800" calcext:value-type="currency">
            <text:p><text:s/>£4 800 </text:p>
          </table:table-cell>
          <table:table-cell table:style-name="ce159" table:formula="of:=[.AY32]*([.AZ32]*1.3*300)" office:value-type="currency" office:currency="GBP" office:value="3900" calcext:value-type="currency">
            <text:p><text:s/>£3 900 </text:p>
          </table:table-cell>
          <table:table-cell table:style-name="ce159" table:formula="of:=([.BI32]*3/100)" office:value-type="currency" office:currency="GBP" office:value="1582.0311" calcext:value-type="currency">
            <text:p><text:s/>£1 582 </text:p>
          </table:table-cell>
          <table:table-cell table:style-name="ce159" table:formula="of:=[.BA32]+[.BB32]+[.BC32]+[.BD32]" office:value-type="currency" office:currency="GBP" office:value="16606.04498064" calcext:value-type="currency">
            <text:p><text:s/>£16 606 </text:p>
          </table:table-cell>
          <table:table-cell table:style-name="ce161" table:formula="of:=[.BE32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2]/2/50)+2734.37" office:value-type="currency" office:currency="GBP" office:value="52734.37" calcext:value-type="currency">
            <text:p><text:s/>£52 734 </text:p>
          </table:table-cell>
          <table:table-cell table:style-name="ce156" table:formula="of:=[.BI32]/2734.37" office:value-type="float" office:value="19.2857477225101" calcext:value-type="float">
            <text:p>19</text:p>
          </table:table-cell>
          <table:table-cell table:style-name="ce164" table:formula="of:=[.J32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2]/[.BL32]" office:value-type="currency" office:currency="USD" office:value="1851851.85185185" calcext:value-type="currency">
            <text:p><text:s/>$1 851 852 </text:p>
          </table:table-cell>
          <table:table-cell table:style-name="ce163" table:formula="of:=[.BM32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2]/2734.37;0)" office:value-type="float" office:value="34" calcext:value-type="float">
            <text:p>34</text:p>
          </table:table-cell>
          <table:table-cell table:style-name="ce163" table:formula="of:=[.BN32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2];2))+(0.9588*[.AT32])+[.BP32]" office:value-type="currency" office:currency="GBP" office:value="24141.0616888889" calcext:value-type="currency">
            <text:p><text:s/>£24 141 </text:p>
          </table:table-cell>
          <table:table-cell table:style-name="ce23" table:formula="of:=[.BQ32]/(9600/255)" office:value-type="float" office:value="641.246951111111" calcext:value-type="float">
            <text:p>641</text:p>
          </table:table-cell>
          <table:table-cell table:style-name="ce23" table:formula="of:=(-0.0000004497*POWER([.AT32];2))+(0.9588*[.AT32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3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3]*2)/(9600/255)" office:value-type="float" office:value="1275" calcext:value-type="float">
            <text:p>1275</text:p>
          </table:table-cell>
          <table:table-cell table:style-name="ce23" table:formula="of:=[.BO33]" office:value-type="float" office:value="78" calcext:value-type="float">
            <text:p>78</text:p>
          </table:table-cell>
          <table:table-cell table:style-name="ce23" table:formula="of:=[.BR33]" office:value-type="float" office:value="539.329955545213" calcext:value-type="float">
            <text:p>539</text:p>
          </table:table-cell>
          <table:table-cell table:style-name="ce129" table:formula="of:=[.AP33]/100/(700000/255)" office:value-type="float" office:value="105.642857142857" calcext:value-type="float">
            <text:p>106</text:p>
          </table:table-cell>
          <table:table-cell table:style-name="ce30" table:formula="of:=IF([.D33]=&quot;C&quot;;0.85;1.67)" office:value-type="float" office:value="1.67" calcext:value-type="float">
            <text:p>1,67</text:p>
          </table:table-cell>
          <table:table-cell table:style-name="ce138" table:formula="of:=[.$AD33]*[.$AM33]" office:value-type="float" office:value="28.9244" calcext:value-type="float">
            <text:p>28,9</text:p>
          </table:table-cell>
          <table:table-cell table:style-name="ce138" table:formula="of:=[.$AD33]*[.$AN33]" office:value-type="float" office:value="18.9712" calcext:value-type="float">
            <text:p>19,0</text:p>
          </table:table-cell>
          <table:table-cell table:style-name="ce138" table:formula="of:=[.$AD33]*[.$AO33]" office:value-type="float" office:value="7.8991" calcext:value-type="float">
            <text:p>7,9</text:p>
          </table:table-cell>
          <table:table-cell table:style-name="ce143" table:formula="of:=1.67*[.AM33]" office:value-type="float" office:value="28.9244" calcext:value-type="float">
            <text:p>28,9</text:p>
          </table:table-cell>
          <table:table-cell table:style-name="ce143" table:formula="of:=1.67*[.AN33]" office:value-type="float" office:value="18.9712" calcext:value-type="float">
            <text:p>19,0</text:p>
          </table:table-cell>
          <table:table-cell table:style-name="ce143" table:formula="of:=1.67*[.AO33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3]-[.AV33]-[.AU33]" office:value-type="float" office:value="6915" calcext:value-type="float">
            <text:p>6915</text:p>
          </table:table-cell>
          <table:table-cell table:style-name="ce156" table:formula="of:=([.AW33]/0.8)/([.AS33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3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3]/5" office:value-type="currency" office:currency="GBP" office:value="3600" calcext:value-type="currency">
            <text:p><text:s/>£3 600 </text:p>
          </table:table-cell>
          <table:table-cell table:style-name="ce159" table:formula="of:=[.AY33]*([.AZ33]*1.3*300)" office:value-type="currency" office:currency="GBP" office:value="2730" calcext:value-type="currency">
            <text:p><text:s/>£2 730 </text:p>
          </table:table-cell>
          <table:table-cell table:style-name="ce159" table:formula="of:=([.BI33]*3/100)" office:value-type="currency" office:currency="GBP" office:value="6082.0311" calcext:value-type="currency">
            <text:p><text:s/>£6 082 </text:p>
          </table:table-cell>
          <table:table-cell table:style-name="ce159" table:formula="of:=[.BA33]+[.BB33]+[.BC33]+[.BD33]" office:value-type="currency" office:currency="GBP" office:value="27371.8545758571" calcext:value-type="currency">
            <text:p><text:s/>£27 372 </text:p>
          </table:table-cell>
          <table:table-cell table:style-name="ce161" table:formula="of:=[.BE33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3]" office:value-type="float" office:value="20000000" calcext:value-type="float">
            <text:p>20 000 000</text:p>
          </table:table-cell>
          <table:table-cell table:style-name="ce163" table:formula="of:=([.BH33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3]/2734.37" office:value-type="float" office:value="74.1429908900405" calcext:value-type="float">
            <text:p>74</text:p>
          </table:table-cell>
          <table:table-cell table:style-name="ce164" table:formula="of:=[.J33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3]/[.BL33]" office:value-type="currency" office:currency="USD" office:value="4255319.14893617" calcext:value-type="currency">
            <text:p><text:s/>$4 255 319 </text:p>
          </table:table-cell>
          <table:table-cell table:style-name="ce163" table:formula="of:=[.BM33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3]/2734.37;0)" office:value-type="float" office:value="78" calcext:value-type="float">
            <text:p>78</text:p>
          </table:table-cell>
          <table:table-cell table:style-name="ce163" table:formula="of:=[.BN33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3];2))+(0.9588*[.AT33])+[.BP33]" office:value-type="currency" office:currency="GBP" office:value="20304.1865617021" calcext:value-type="currency">
            <text:p><text:s/>£20 304 </text:p>
          </table:table-cell>
          <table:table-cell table:style-name="ce23" table:formula="of:=[.BQ33]/(9600/255)" office:value-type="float" office:value="539.329955545213" calcext:value-type="float">
            <text:p>539</text:p>
          </table:table-cell>
          <table:table-cell table:style-name="ce23" table:formula="of:=(-0.0000004497*POWER([.AT33];2))+(0.9588*[.AT33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4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4]*2)/(9600/255)" office:value-type="float" office:value="74.375" calcext:value-type="float">
            <text:p>74</text:p>
          </table:table-cell>
          <table:table-cell table:style-name="ce23" table:formula="of:=[.BO34]" office:value-type="float" office:value="2" calcext:value-type="float">
            <text:p>2</text:p>
          </table:table-cell>
          <table:table-cell table:style-name="ce23" table:formula="of:=[.BR34]" office:value-type="float" office:value="155.293392634944" calcext:value-type="float">
            <text:p>155</text:p>
          </table:table-cell>
          <table:table-cell table:style-name="ce129" table:formula="of:=[.AP34]/100/(700000/255)" office:value-type="float" office:value="1.02" calcext:value-type="float">
            <text:p>1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16.87034" calcext:value-type="float">
            <text:p>16,9</text:p>
          </table:table-cell>
          <table:table-cell table:style-name="ce138" table:formula="of:=[.$AD34]*[.$AN34]" office:value-type="float" office:value="16.84195" calcext:value-type="float">
            <text:p>16,8</text:p>
          </table:table-cell>
          <table:table-cell table:style-name="ce138" table:formula="of:=[.$AD34]*[.$AO34]" office:value-type="float" office:value="6.179" calcext:value-type="float">
            <text:p>6,2</text:p>
          </table:table-cell>
          <table:table-cell table:style-name="ce143" table:formula="of:=1.67*[.AM34]" office:value-type="float" office:value="16.87034" calcext:value-type="float">
            <text:p>16,9</text:p>
          </table:table-cell>
          <table:table-cell table:style-name="ce143" table:formula="of:=1.67*[.AN34]" office:value-type="float" office:value="16.84195" calcext:value-type="float">
            <text:p>16,8</text:p>
          </table:table-cell>
          <table:table-cell table:style-name="ce143" table:formula="of:=1.67*[.AO34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2272" calcext:value-type="float">
            <text:p>2272</text:p>
          </table:table-cell>
          <table:table-cell table:style-name="ce156" table:formula="of:=([.AW34]/0.8)/([.AS34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4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4]/5" office:value-type="currency" office:currency="GBP" office:value="1207.6" calcext:value-type="currency">
            <text:p><text:s/>£1 208 </text:p>
          </table:table-cell>
          <table:table-cell table:style-name="ce159" table:formula="of:=[.AY34]*([.AZ34]*1.3*300)" office:value-type="currency" office:currency="GBP" office:value="1560" calcext:value-type="currency">
            <text:p><text:s/>£1 560 </text:p>
          </table:table-cell>
          <table:table-cell table:style-name="ce159" table:formula="of:=([.BI34]*3/100)" office:value-type="currency" office:currency="GBP" office:value="140.8311" calcext:value-type="currency">
            <text:p><text:s/>£141 </text:p>
          </table:table-cell>
          <table:table-cell table:style-name="ce159" table:formula="of:=[.BA34]+[.BB34]+[.BC34]+[.BD34]" office:value-type="currency" office:currency="GBP" office:value="7004.44446914286" calcext:value-type="currency">
            <text:p><text:s/>£7 004 </text:p>
          </table:table-cell>
          <table:table-cell table:style-name="ce161" table:formula="of:=[.BE34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4]/2/50)+2734.37" office:value-type="currency" office:currency="GBP" office:value="4694.37" calcext:value-type="currency">
            <text:p><text:s/>£4 694 </text:p>
          </table:table-cell>
          <table:table-cell table:style-name="ce156" table:formula="of:=[.BI34]/2734.37" office:value-type="float" office:value="1.7168013107224" calcext:value-type="float">
            <text:p>2</text:p>
          </table:table-cell>
          <table:table-cell table:style-name="ce164" table:formula="of:=[.J34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4]/[.BL34]" office:value-type="currency" office:currency="USD" office:value="98000" calcext:value-type="currency">
            <text:p><text:s/>$98 000 </text:p>
          </table:table-cell>
          <table:table-cell table:style-name="ce163" table:formula="of:=[.BM34]/10/2" office:value-type="currency" office:currency="GBP" office:value="4900" calcext:value-type="currency">
            <text:p><text:s/>£4 900 </text:p>
          </table:table-cell>
          <table:table-cell table:style-name="ce23" table:formula="of:=ROUNDUP([.BN34]/2734.37;0)" office:value-type="float" office:value="2" calcext:value-type="float">
            <text:p>2</text:p>
          </table:table-cell>
          <table:table-cell table:style-name="ce163" table:formula="of:=[.BN34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4];2))+(0.9588*[.AT34])+[.BP34]" office:value-type="currency" office:currency="GBP" office:value="5846.3394874332" calcext:value-type="currency">
            <text:p><text:s/>£5 846 </text:p>
          </table:table-cell>
          <table:table-cell table:style-name="ce23" table:formula="of:=[.BQ34]/(9600/255)" office:value-type="float" office:value="155.293392634944" calcext:value-type="float">
            <text:p>155</text:p>
          </table:table-cell>
          <table:table-cell table:style-name="ce23" table:formula="of:=(-0.0000004497*POWER([.AT34];2))+(0.9588*[.AT34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5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5]*2)/(9600/255)" office:value-type="float" office:value="531.25" calcext:value-type="float">
            <text:p>531</text:p>
          </table:table-cell>
          <table:table-cell table:style-name="ce23" table:formula="of:=[.BO35]" office:value-type="float" office:value="10" calcext:value-type="float">
            <text:p>10</text:p>
          </table:table-cell>
          <table:table-cell table:style-name="ce23" table:formula="of:=[.BR35]" office:value-type="float" office:value="233.96364485616" calcext:value-type="float">
            <text:p>234</text:p>
          </table:table-cell>
          <table:table-cell table:style-name="ce129" table:formula="of:=[.AP35]/100/(700000/255)" office:value-type="float" office:value="6.19285714285714" calcext:value-type="float">
            <text:p>6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20.9418" calcext:value-type="float">
            <text:p>20,9</text:p>
          </table:table-cell>
          <table:table-cell table:style-name="ce138" table:formula="of:=[.$AD35]*[.$AN35]" office:value-type="float" office:value="15.03" calcext:value-type="float">
            <text:p>15,0</text:p>
          </table:table-cell>
          <table:table-cell table:style-name="ce138" table:formula="of:=[.$AD35]*[.$AO35]" office:value-type="float" office:value="6.4796" calcext:value-type="float">
            <text:p>6,5</text:p>
          </table:table-cell>
          <table:table-cell table:style-name="ce143" table:formula="of:=1.67*[.AM35]" office:value-type="float" office:value="20.9418" calcext:value-type="float">
            <text:p>20,9</text:p>
          </table:table-cell>
          <table:table-cell table:style-name="ce143" table:formula="of:=1.67*[.AN35]" office:value-type="float" office:value="15.03" calcext:value-type="float">
            <text:p>15,0</text:p>
          </table:table-cell>
          <table:table-cell table:style-name="ce143" table:formula="of:=1.67*[.AO35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3575" calcext:value-type="float">
            <text:p>3575</text:p>
          </table:table-cell>
          <table:table-cell table:style-name="ce156" table:formula="of:=([.AW35]/0.8)/([.AS35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5]*0.673*54" office:value-type="currency" office:currency="GBP" office:value="7382.5593075" calcext:value-type="currency">
            <text:p><text:s/>£7 383 </text:p>
          </table:table-cell>
          <table:table-cell table:style-name="ce159" table:formula="of:=[.AT35]/5" office:value-type="currency" office:currency="GBP" office:value="1766.4" calcext:value-type="currency">
            <text:p><text:s/>£1 766 </text:p>
          </table:table-cell>
          <table:table-cell table:style-name="ce159" table:formula="of:=[.AY35]*([.AZ35]*1.3*300)" office:value-type="currency" office:currency="GBP" office:value="1950" calcext:value-type="currency">
            <text:p><text:s/>£1 950 </text:p>
          </table:table-cell>
          <table:table-cell table:style-name="ce159" table:formula="of:=([.BI35]*3/100)" office:value-type="currency" office:currency="GBP" office:value="382.0311" calcext:value-type="currency">
            <text:p><text:s/>£382 </text:p>
          </table:table-cell>
          <table:table-cell table:style-name="ce159" table:formula="of:=[.BA35]+[.BB35]+[.BC35]+[.BD35]" office:value-type="currency" office:currency="GBP" office:value="11480.9904075" calcext:value-type="currency">
            <text:p><text:s/>£11 481 </text:p>
          </table:table-cell>
          <table:table-cell table:style-name="ce161" table:formula="of:=[.BE35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5]/2/50)+2734.37" office:value-type="currency" office:currency="GBP" office:value="12734.37" calcext:value-type="currency">
            <text:p><text:s/>£12 734 </text:p>
          </table:table-cell>
          <table:table-cell table:style-name="ce156" table:formula="of:=[.BI35]/2734.37" office:value-type="float" office:value="4.65714954450202" calcext:value-type="float">
            <text:p>5</text:p>
          </table:table-cell>
          <table:table-cell table:style-name="ce164" table:formula="of:=[.J35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500000" calcext:value-type="currency">
            <text:p><text:s/>$500 000 </text:p>
          </table:table-cell>
          <table:table-cell table:style-name="ce163" table:formula="of:=[.BM35]/10/2" office:value-type="currency" office:currency="GBP" office:value="25000" calcext:value-type="currency">
            <text:p><text:s/>£25 000 </text:p>
          </table:table-cell>
          <table:table-cell table:style-name="ce23" table:formula="of:=ROUNDUP([.BN35]/2734.37;0)" office:value-type="float" office:value="10" calcext:value-type="float">
            <text:p>10</text:p>
          </table:table-cell>
          <table:table-cell table:style-name="ce163" table:formula="of:=[.BN35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5];2))+(0.9588*[.AT35])+[.BP35]" office:value-type="currency" office:currency="GBP" office:value="8808.0431004672" calcext:value-type="currency">
            <text:p><text:s/>£8 808 </text:p>
          </table:table-cell>
          <table:table-cell table:style-name="ce23" table:formula="of:=[.BQ35]/(9600/255)" office:value-type="float" office:value="233.96364485616" calcext:value-type="float">
            <text:p>234</text:p>
          </table:table-cell>
          <table:table-cell table:style-name="ce23" table:formula="of:=(-0.0000004497*POWER([.AT35];2))+(0.9588*[.AT35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6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6]*2)/(9600/255)" office:value-type="float" office:value="743.75" calcext:value-type="float">
            <text:p>744</text:p>
          </table:table-cell>
          <table:table-cell table:style-name="ce23" table:formula="of:=[.BO36]" office:value-type="float" office:value="27" calcext:value-type="float">
            <text:p>27</text:p>
          </table:table-cell>
          <table:table-cell table:style-name="ce23" table:formula="of:=[.BR36]" office:value-type="float" office:value="292.46323065" calcext:value-type="float">
            <text:p>292</text:p>
          </table:table-cell>
          <table:table-cell table:style-name="ce129" table:formula="of:=[.AP36]/100/(700000/255)" office:value-type="float" office:value="9.10714285714286" calcext:value-type="float">
            <text:p>9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4.549" calcext:value-type="float">
            <text:p>24,5</text:p>
          </table:table-cell>
          <table:table-cell table:style-name="ce138" table:formula="of:=[.$AD36]*[.$AN36]" office:value-type="float" office:value="11.94718" calcext:value-type="float">
            <text:p>11,9</text:p>
          </table:table-cell>
          <table:table-cell table:style-name="ce138" table:formula="of:=[.$AD36]*[.$AO36]" office:value-type="float" office:value="6.847" calcext:value-type="float">
            <text:p>6,8</text:p>
          </table:table-cell>
          <table:table-cell table:style-name="ce143" table:formula="of:=1.67*[.AM36]" office:value-type="float" office:value="24.549" calcext:value-type="float">
            <text:p>24,5</text:p>
          </table:table-cell>
          <table:table-cell table:style-name="ce143" table:formula="of:=1.67*[.AN36]" office:value-type="float" office:value="11.94718" calcext:value-type="float">
            <text:p>11,9</text:p>
          </table:table-cell>
          <table:table-cell table:style-name="ce143" table:formula="of:=1.67*[.AO36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6]-[.AV36]-[.AU36]" office:value-type="float" office:value="5114" calcext:value-type="float">
            <text:p>5114</text:p>
          </table:table-cell>
          <table:table-cell table:style-name="ce156" table:formula="of:=([.AW36]/0.8)/([.AS36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6]/5" office:value-type="currency" office:currency="GBP" office:value="2080" calcext:value-type="currency">
            <text:p><text:s/>£2 080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952.0311" calcext:value-type="currency">
            <text:p><text:s/>£952 </text:p>
          </table:table-cell>
          <table:table-cell table:style-name="ce159" table:formula="of:=[.BA36]+[.BB36]+[.BC36]+[.BD36]" office:value-type="currency" office:currency="GBP" office:value="34243.3434802015" calcext:value-type="currency">
            <text:p><text:s/>£34 243 </text:p>
          </table:table-cell>
          <table:table-cell table:style-name="ce161" table:formula="of:=[.BE36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6]" office:value-type="float" office:value="2900000" calcext:value-type="float">
            <text:p>2 900 000</text:p>
          </table:table-cell>
          <table:table-cell table:style-name="ce163" table:formula="of:=([.BH36]/2/50)+2734.37" office:value-type="currency" office:currency="GBP" office:value="31734.37" calcext:value-type="currency">
            <text:p><text:s/>£31 734 </text:p>
          </table:table-cell>
          <table:table-cell table:style-name="ce156" table:formula="of:=[.BI36]/2734.37" office:value-type="float" office:value="11.6057336790559" calcext:value-type="float">
            <text:p>12</text:p>
          </table:table-cell>
          <table:table-cell table:style-name="ce164" table:formula="of:=[.J36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1450000" calcext:value-type="currency">
            <text:p><text:s/>$1 450 000 </text:p>
          </table:table-cell>
          <table:table-cell table:style-name="ce163" table:formula="of:=[.BM36]/10/2" office:value-type="currency" office:currency="GBP" office:value="72500" calcext:value-type="currency">
            <text:p><text:s/>£72 500 </text:p>
          </table:table-cell>
          <table:table-cell table:style-name="ce23" table:formula="of:=ROUNDUP([.BN36]/2734.37;0)" office:value-type="float" office:value="27" calcext:value-type="float">
            <text:p>27</text:p>
          </table:table-cell>
          <table:table-cell table:style-name="ce163" table:formula="of:=[.BN36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6];2))+(0.9588*[.AT36])+[.BP36]" office:value-type="currency" office:currency="GBP" office:value="11010.380448" calcext:value-type="currency">
            <text:p><text:s/>£11 010 </text:p>
          </table:table-cell>
          <table:table-cell table:style-name="ce23" table:formula="of:=[.BQ36]/(9600/255)" office:value-type="float" office:value="292.46323065" calcext:value-type="float">
            <text:p>292</text:p>
          </table:table-cell>
          <table:table-cell table:style-name="ce23" table:formula="of:=(-0.0000004497*POWER([.AT36];2))+(0.9588*[.AT36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7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7]*2)/(9600/255)" office:value-type="float" office:value="37.1875" calcext:value-type="float">
            <text:p>37</text:p>
          </table:table-cell>
          <table:table-cell table:style-name="ce23" table:formula="of:=[.BO37]" office:value-type="float" office:value="1" calcext:value-type="float">
            <text:p>1</text:p>
          </table:table-cell>
          <table:table-cell table:style-name="ce23" table:formula="of:=[.BR37]" office:value-type="float" office:value="49.7073774757861" calcext:value-type="float">
            <text:p>50</text:p>
          </table:table-cell>
          <table:table-cell table:style-name="ce129" table:formula="of:=[.AP37]/100/(700000/255)" office:value-type="float" office:value="0.051" calcext:value-type="float">
            <text:p>0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10.2371" calcext:value-type="float">
            <text:p>10,2</text:p>
          </table:table-cell>
          <table:table-cell table:style-name="ce138" table:formula="of:=[.$AD37]*[.$AN37]" office:value-type="float" office:value="15.03" calcext:value-type="float">
            <text:p>15,0</text:p>
          </table:table-cell>
          <table:table-cell table:style-name="ce138" table:formula="of:=[.$AD37]*[.$AO37]" office:value-type="float" office:value="5.4275" calcext:value-type="float">
            <text:p>5,4</text:p>
          </table:table-cell>
          <table:table-cell table:style-name="ce143" table:formula="of:=1.67*[.AM37]" office:value-type="float" office:value="10.2371" calcext:value-type="float">
            <text:p>10,2</text:p>
          </table:table-cell>
          <table:table-cell table:style-name="ce143" table:formula="of:=1.67*[.AN37]" office:value-type="float" office:value="15.03" calcext:value-type="float">
            <text:p>15,0</text:p>
          </table:table-cell>
          <table:table-cell table:style-name="ce143" table:formula="of:=1.67*[.AO37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7]-[.AV37]-[.AU37]" office:value-type="float" office:value="366" calcext:value-type="float">
            <text:p>366</text:p>
          </table:table-cell>
          <table:table-cell table:style-name="ce156" table:formula="of:=([.AW37]/0.8)/([.AS37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7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7]/5" office:value-type="currency" office:currency="GBP" office:value="388.2" calcext:value-type="currency">
            <text:p><text:s/>£388 </text:p>
          </table:table-cell>
          <table:table-cell table:style-name="ce159" table:formula="of:=[.AY37]*([.AZ37]*1.3*300)" office:value-type="currency" office:currency="GBP" office:value="1170" calcext:value-type="currency">
            <text:p><text:s/>£1 170 </text:p>
          </table:table-cell>
          <table:table-cell table:style-name="ce159" table:formula="of:=([.BI37]*3/100)" office:value-type="currency" office:currency="GBP" office:value="86.8311" calcext:value-type="currency">
            <text:p><text:s/>£87 </text:p>
          </table:table-cell>
          <table:table-cell table:style-name="ce159" table:formula="of:=[.BA37]+[.BB37]+[.BC37]+[.BD37]" office:value-type="currency" office:currency="GBP" office:value="4020.43040245714" calcext:value-type="currency">
            <text:p><text:s/>£4 020 </text:p>
          </table:table-cell>
          <table:table-cell table:style-name="ce161" table:formula="of:=[.BE37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7]/2/50)+2734.37" office:value-type="currency" office:currency="GBP" office:value="2894.37" calcext:value-type="currency">
            <text:p><text:s/>£2 894 </text:p>
          </table:table-cell>
          <table:table-cell table:style-name="ce156" table:formula="of:=[.BI37]/2734.37" office:value-type="float" office:value="1.05851439271203" calcext:value-type="float">
            <text:p>1</text:p>
          </table:table-cell>
          <table:table-cell table:style-name="ce164" table:formula="of:=[.J37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7]/[.BL37]" office:value-type="currency" office:currency="USD" office:value="16000" calcext:value-type="currency">
            <text:p><text:s/>$16 000 </text:p>
          </table:table-cell>
          <table:table-cell table:style-name="ce163" table:formula="of:=[.BM37]/10/2" office:value-type="currency" office:currency="GBP" office:value="800" calcext:value-type="currency">
            <text:p><text:s/>£800 </text:p>
          </table:table-cell>
          <table:table-cell table:style-name="ce23" table:formula="of:=ROUNDUP([.BN37]/2734.37;0)" office:value-type="float" office:value="1" calcext:value-type="float">
            <text:p>1</text:p>
          </table:table-cell>
          <table:table-cell table:style-name="ce163" table:formula="of:=[.BN37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7];2))+(0.9588*[.AT37])+[.BP37]" office:value-type="currency" office:currency="GBP" office:value="1871.3365637943" calcext:value-type="currency">
            <text:p><text:s/>£1 871 </text:p>
          </table:table-cell>
          <table:table-cell table:style-name="ce23" table:formula="of:=[.BQ37]/(9600/255)" office:value-type="float" office:value="49.7073774757861" calcext:value-type="float">
            <text:p>50</text:p>
          </table:table-cell>
          <table:table-cell table:style-name="ce23" table:formula="of:=(-0.0000004497*POWER([.AT37];2))+(0.9588*[.AT37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8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8]*2)/(9600/255)" office:value-type="float" office:value="1381.25" calcext:value-type="float">
            <text:p>1381</text:p>
          </table:table-cell>
          <table:table-cell table:style-name="ce23" table:formula="of:=[.BO38]" office:value-type="float" office:value="53" calcext:value-type="float">
            <text:p>53</text:p>
          </table:table-cell>
          <table:table-cell table:style-name="ce23" table:formula="of:=[.BR38]" office:value-type="float" office:value="921.807590273437" calcext:value-type="float">
            <text:p>922</text:p>
          </table:table-cell>
          <table:table-cell table:style-name="ce129" table:formula="of:=[.AP38]/100/(700000/255)" office:value-type="float" office:value="138.428571428571" calcext:value-type="float">
            <text:p>138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36.63145" calcext:value-type="float">
            <text:p>36,6</text:p>
          </table:table-cell>
          <table:table-cell table:style-name="ce138" table:formula="of:=[.$AD38]*[.$AN38]" office:value-type="float" office:value="24.549" calcext:value-type="float">
            <text:p>24,5</text:p>
          </table:table-cell>
          <table:table-cell table:style-name="ce138" table:formula="of:=[.$AD38]*[.$AO38]" office:value-type="float" office:value="10.6045" calcext:value-type="float">
            <text:p>10,6</text:p>
          </table:table-cell>
          <table:table-cell table:style-name="ce143" table:formula="of:=1.67*[.AM38]" office:value-type="float" office:value="36.63145" calcext:value-type="float">
            <text:p>36,6</text:p>
          </table:table-cell>
          <table:table-cell table:style-name="ce143" table:formula="of:=1.67*[.AN38]" office:value-type="float" office:value="24.549" calcext:value-type="float">
            <text:p>24,5</text:p>
          </table:table-cell>
          <table:table-cell table:style-name="ce143" table:formula="of:=1.67*[.AO38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8]-[.AV38]-[.AU38]" office:value-type="float" office:value="16630" calcext:value-type="float">
            <text:p>16630</text:p>
          </table:table-cell>
          <table:table-cell table:style-name="ce156" table:formula="of:=([.AW38]/0.8)/([.AS38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8]*0.673*54" office:value-type="currency" office:currency="GBP" office:value="25183.9920582" calcext:value-type="currency">
            <text:p><text:s/>£25 184 </text:p>
          </table:table-cell>
          <table:table-cell table:style-name="ce159" table:formula="of:=[.AT38]/5" office:value-type="currency" office:currency="GBP" office:value="6900" calcext:value-type="currency">
            <text:p><text:s/>£6 900 </text:p>
          </table:table-cell>
          <table:table-cell table:style-name="ce159" table:formula="of:=[.AY38]*([.AZ38]*1.3*300)" office:value-type="currency" office:currency="GBP" office:value="6240" calcext:value-type="currency">
            <text:p><text:s/>£6 240 </text:p>
          </table:table-cell>
          <table:table-cell table:style-name="ce159" table:formula="of:=([.BI38]*3/100)" office:value-type="currency" office:currency="GBP" office:value="8722.0311" calcext:value-type="currency">
            <text:p><text:s/>£8 722 </text:p>
          </table:table-cell>
          <table:table-cell table:style-name="ce159" table:formula="of:=[.BA38]+[.BB38]+[.BC38]+[.BD38]" office:value-type="currency" office:currency="GBP" office:value="47046.0231582" calcext:value-type="currency">
            <text:p><text:s/>£47 046 </text:p>
          </table:table-cell>
          <table:table-cell table:style-name="ce161" table:formula="of:=[.BE38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8]" office:value-type="float" office:value="28800000" calcext:value-type="float">
            <text:p>28 800 000</text:p>
          </table:table-cell>
          <table:table-cell table:style-name="ce163" table:formula="of:=([.BH38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8]/2734.37" office:value-type="float" office:value="106.325906881658" calcext:value-type="float">
            <text:p>106</text:p>
          </table:table-cell>
          <table:table-cell table:style-name="ce164" table:formula="of:=[.J38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8]/[.BL38]" office:value-type="currency" office:currency="USD" office:value="2880000" calcext:value-type="currency">
            <text:p><text:s/>$2 880 000 </text:p>
          </table:table-cell>
          <table:table-cell table:style-name="ce163" table:formula="of:=[.BM38]/10/2" office:value-type="currency" office:currency="GBP" office:value="144000" calcext:value-type="currency">
            <text:p><text:s/>£144 000 </text:p>
          </table:table-cell>
          <table:table-cell table:style-name="ce23" table:formula="of:=ROUNDUP([.BN38]/2734.37;0)" office:value-type="float" office:value="53" calcext:value-type="float">
            <text:p>53</text:p>
          </table:table-cell>
          <table:table-cell table:style-name="ce163" table:formula="of:=[.BN38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8];2))+(0.9588*[.AT38])+[.BP38]" office:value-type="currency" office:currency="GBP" office:value="34703.344575" calcext:value-type="currency">
            <text:p><text:s/>£34 703 </text:p>
          </table:table-cell>
          <table:table-cell table:style-name="ce23" table:formula="of:=[.BQ38]/(9600/255)" office:value-type="float" office:value="921.807590273437" calcext:value-type="float">
            <text:p>922</text:p>
          </table:table-cell>
          <table:table-cell table:style-name="ce23" table:formula="of:=(-0.0000004497*POWER([.AT38];2))+(0.9588*[.AT38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39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39]*2)/(9600/255)" office:value-type="float" office:value="1275" calcext:value-type="float">
            <text:p>1275</text:p>
          </table:table-cell>
          <table:table-cell table:style-name="ce23" table:formula="of:=[.BO39]" office:value-type="float" office:value="89" calcext:value-type="float">
            <text:p>89</text:p>
          </table:table-cell>
          <table:table-cell table:style-name="ce23" table:formula="of:=[.BR39]" office:value-type="float" office:value="973.514951450893" calcext:value-type="float">
            <text:p>974</text:p>
          </table:table-cell>
          <table:table-cell table:style-name="ce129" table:formula="of:=[.AP39]/100/(700000/255)" office:value-type="float" office:value="207.642857142857" calcext:value-type="float">
            <text:p>20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3.567" calcext:value-type="float">
            <text:p>33,6</text:p>
          </table:table-cell>
          <table:table-cell table:style-name="ce138" table:formula="of:=[.$AD39]*[.$AN39]" office:value-type="float" office:value="23.547" calcext:value-type="float">
            <text:p>23,5</text:p>
          </table:table-cell>
          <table:table-cell table:style-name="ce138" table:formula="of:=[.$AD39]*[.$AO39]" office:value-type="float" office:value="7.9158" calcext:value-type="float">
            <text:p>7,9</text:p>
          </table:table-cell>
          <table:table-cell table:style-name="ce143" table:formula="of:=1.67*[.AM39]" office:value-type="float" office:value="33.567" calcext:value-type="float">
            <text:p>33,6</text:p>
          </table:table-cell>
          <table:table-cell table:style-name="ce143" table:formula="of:=1.67*[.AN39]" office:value-type="float" office:value="23.547" calcext:value-type="float">
            <text:p>23,5</text:p>
          </table:table-cell>
          <table:table-cell table:style-name="ce143" table:formula="of:=1.67*[.AO39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9]-[.AV39]-[.AU39]" office:value-type="float" office:value="16915" calcext:value-type="float">
            <text:p>16915</text:p>
          </table:table-cell>
          <table:table-cell table:style-name="ce156" table:formula="of:=([.AW39]/0.8)/([.AS39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39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39]/5" office:value-type="currency" office:currency="GBP" office:value="7000" calcext:value-type="currency">
            <text:p><text:s/>£7 000 </text:p>
          </table:table-cell>
          <table:table-cell table:style-name="ce159" table:formula="of:=[.AY39]*([.AZ39]*1.3*300)" office:value-type="currency" office:currency="GBP" office:value="3510" calcext:value-type="currency">
            <text:p><text:s/>£3 510 </text:p>
          </table:table-cell>
          <table:table-cell table:style-name="ce159" table:formula="of:=([.BI39]*3/100)" office:value-type="currency" office:currency="GBP" office:value="25582.0311" calcext:value-type="currency">
            <text:p><text:s/>£25 582 </text:p>
          </table:table-cell>
          <table:table-cell table:style-name="ce159" table:formula="of:=[.BA39]+[.BB39]+[.BC39]+[.BD39]" office:value-type="currency" office:currency="GBP" office:value="58048.2492426572" calcext:value-type="currency">
            <text:p><text:s/>£58 048 </text:p>
          </table:table-cell>
          <table:table-cell table:style-name="ce161" table:formula="of:=[.BE39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39]" office:value-type="float" office:value="85000000" calcext:value-type="float">
            <text:p>85 000 000</text:p>
          </table:table-cell>
          <table:table-cell table:style-name="ce163" table:formula="of:=([.BH39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39]/2734.37" office:value-type="float" office:value="311.857711282672" calcext:value-type="float">
            <text:p>312</text:p>
          </table:table-cell>
          <table:table-cell table:style-name="ce164" table:formula="of:=[.J39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39]/[.BL39]" office:value-type="currency" office:currency="USD" office:value="4857142.85714286" calcext:value-type="currency">
            <text:p><text:s/>$4 857 143 </text:p>
          </table:table-cell>
          <table:table-cell table:style-name="ce163" table:formula="of:=[.BM39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39]/2734.37;0)" office:value-type="float" office:value="89" calcext:value-type="float">
            <text:p>89</text:p>
          </table:table-cell>
          <table:table-cell table:style-name="ce163" table:formula="of:=[.BN39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39];2))+(0.9588*[.AT39])+[.BP39]" office:value-type="currency" office:currency="GBP" office:value="36649.9746428571" calcext:value-type="currency">
            <text:p><text:s/>£36 650 </text:p>
          </table:table-cell>
          <table:table-cell table:style-name="ce23" table:formula="of:=[.BQ39]/(9600/255)" office:value-type="float" office:value="973.514951450893" calcext:value-type="float">
            <text:p>974</text:p>
          </table:table-cell>
          <table:table-cell table:style-name="ce23" table:formula="of:=(-0.0000004497*POWER([.AT39];2))+(0.9588*[.AT39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0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0]*2)/(9600/255)" office:value-type="float" office:value="47.8125" calcext:value-type="float">
            <text:p>48</text:p>
          </table:table-cell>
          <table:table-cell table:style-name="ce23" table:formula="of:=[.BO40]" office:value-type="float" office:value="1" calcext:value-type="float">
            <text:p>1</text:p>
          </table:table-cell>
          <table:table-cell table:style-name="ce23" table:formula="of:=[.BR40]" office:value-type="float" office:value="81.7959981128775" calcext:value-type="float">
            <text:p>82</text:p>
          </table:table-cell>
          <table:table-cell table:style-name="ce129" table:formula="of:=[.AP40]/100/(700000/255)" office:value-type="float" office:value="0.0728571428571429" calcext:value-type="float">
            <text:p>0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14.195" calcext:value-type="float">
            <text:p>14,2</text:p>
          </table:table-cell>
          <table:table-cell table:style-name="ce138" table:formula="of:=[.$AD40]*[.$AN40]" office:value-type="float" office:value="16.2658" calcext:value-type="float">
            <text:p>16,3</text:p>
          </table:table-cell>
          <table:table-cell table:style-name="ce138" table:formula="of:=[.$AD40]*[.$AO40]" office:value-type="float" office:value="5.01" calcext:value-type="float">
            <text:p>5,0</text:p>
          </table:table-cell>
          <table:table-cell table:style-name="ce143" table:formula="of:=1.67*[.AM40]" office:value-type="float" office:value="14.195" calcext:value-type="float">
            <text:p>14,2</text:p>
          </table:table-cell>
          <table:table-cell table:style-name="ce143" table:formula="of:=1.67*[.AN40]" office:value-type="float" office:value="16.2658" calcext:value-type="float">
            <text:p>16,3</text:p>
          </table:table-cell>
          <table:table-cell table:style-name="ce143" table:formula="of:=1.67*[.AO40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607" calcext:value-type="float">
            <text:p>607</text:p>
          </table:table-cell>
          <table:table-cell table:style-name="ce156" table:formula="of:=([.AW40]/0.8)/([.AS40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0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0]/5" office:value-type="currency" office:currency="GBP" office:value="640.8" calcext:value-type="currency">
            <text:p><text:s/>£641 </text:p>
          </table:table-cell>
          <table:table-cell table:style-name="ce159" table:formula="of:=[.AY40]*([.AZ40]*1.3*300)" office:value-type="currency" office:currency="GBP" office:value="1170" calcext:value-type="currency">
            <text:p><text:s/>£1 170 </text:p>
          </table:table-cell>
          <table:table-cell table:style-name="ce159" table:formula="of:=([.BI40]*3/100)" office:value-type="currency" office:currency="GBP" office:value="89.2311" calcext:value-type="currency">
            <text:p><text:s/>£89 </text:p>
          </table:table-cell>
          <table:table-cell table:style-name="ce159" table:formula="of:=[.BA40]+[.BB40]+[.BC40]+[.BD40]" office:value-type="currency" office:currency="GBP" office:value="4930.43752410989" calcext:value-type="currency">
            <text:p><text:s/>£4 930 </text:p>
          </table:table-cell>
          <table:table-cell table:style-name="ce161" table:formula="of:=[.BE40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0]/2/50)+2734.37" office:value-type="currency" office:currency="GBP" office:value="2974.37" calcext:value-type="currency">
            <text:p><text:s/>£2 974 </text:p>
          </table:table-cell>
          <table:table-cell table:style-name="ce156" table:formula="of:=[.BI40]/2734.37" office:value-type="float" office:value="1.08777158906805" calcext:value-type="float">
            <text:p>1</text:p>
          </table:table-cell>
          <table:table-cell table:style-name="ce164" table:formula="of:=[.J40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0]/[.BL40]" office:value-type="currency" office:currency="USD" office:value="16000" calcext:value-type="currency">
            <text:p><text:s/>$16 000 </text:p>
          </table:table-cell>
          <table:table-cell table:style-name="ce163" table:formula="of:=[.BM40]/10/2" office:value-type="currency" office:currency="GBP" office:value="800" calcext:value-type="currency">
            <text:p><text:s/>£800 </text:p>
          </table:table-cell>
          <table:table-cell table:style-name="ce23" table:formula="of:=ROUNDUP([.BN40]/2734.37;0)" office:value-type="float" office:value="1" calcext:value-type="float">
            <text:p>1</text:p>
          </table:table-cell>
          <table:table-cell table:style-name="ce163" table:formula="of:=[.BN40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0];2))+(0.9588*[.AT40])+[.BP40]" office:value-type="currency" office:currency="GBP" office:value="3079.3787524848" calcext:value-type="currency">
            <text:p><text:s/>£3 079 </text:p>
          </table:table-cell>
          <table:table-cell table:style-name="ce23" table:formula="of:=[.BQ40]/(9600/255)" office:value-type="float" office:value="81.7959981128775" calcext:value-type="float">
            <text:p>82</text:p>
          </table:table-cell>
          <table:table-cell table:style-name="ce23" table:formula="of:=(-0.0000004497*POWER([.AT40];2))+(0.9588*[.AT40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1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1]*2)/(9600/255)" office:value-type="float" office:value="796.875" calcext:value-type="float">
            <text:p>797</text:p>
          </table:table-cell>
          <table:table-cell table:style-name="ce23" table:formula="of:=[.BO41]" office:value-type="float" office:value="30" calcext:value-type="float">
            <text:p>30</text:p>
          </table:table-cell>
          <table:table-cell table:style-name="ce23" table:formula="of:=[.BR41]" office:value-type="float" office:value="235.63932147541" calcext:value-type="float">
            <text:p>236</text:p>
          </table:table-cell>
          <table:table-cell table:style-name="ce129" table:formula="of:=[.AP41]/100/(700000/255)" office:value-type="float" office:value="40.0714285714286" calcext:value-type="float">
            <text:p>4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9" table:formula="of:=[.$AD41]*[.$AM41]" office:value-type="float" office:value="21.2591" calcext:value-type="float">
            <text:p>21,3</text:p>
          </table:table-cell>
          <table:table-cell table:style-name="ce139" table:formula="of:=[.$AD41]*[.$AN41]" office:value-type="float" office:value="15.9318" calcext:value-type="float">
            <text:p>15,9</text:p>
          </table:table-cell>
          <table:table-cell table:style-name="ce139" table:formula="of:=[.$AD41]*[.$AO41]" office:value-type="float" office:value="8.016" calcext:value-type="float">
            <text:p>8,0</text:p>
          </table:table-cell>
          <table:table-cell table:style-name="ce143" table:formula="of:=1.28*[.AM41]" office:value-type="float" office:value="16.2944" calcext:value-type="float">
            <text:p>16,3</text:p>
          </table:table-cell>
          <table:table-cell table:style-name="ce143" table:formula="of:=1.28*[.AN41]" office:value-type="float" office:value="12.2112" calcext:value-type="float">
            <text:p>12,2</text:p>
          </table:table-cell>
          <table:table-cell table:style-name="ce143" table:formula="of:=1.28*[.AO41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1]-[.AV41]-[.AU41]" office:value-type="float" office:value="3565" calcext:value-type="float">
            <text:p>3565</text:p>
          </table:table-cell>
          <table:table-cell table:style-name="ce156" table:formula="of:=([.AW41]/0.8)/([.AS41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1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1]/5" office:value-type="currency" office:currency="GBP" office:value="1600" calcext:value-type="currency">
            <text:p><text:s/>£1 600 </text:p>
          </table:table-cell>
          <table:table-cell table:style-name="ce159" table:formula="of:=[.AY41]*([.AZ41]*1.3*300)" office:value-type="currency" office:currency="GBP" office:value="2340" calcext:value-type="currency">
            <text:p><text:s/>£2 340 </text:p>
          </table:table-cell>
          <table:table-cell table:style-name="ce159" table:formula="of:=([.BI41]*3/100)" office:value-type="currency" office:currency="GBP" office:value="6082.0311" calcext:value-type="currency">
            <text:p><text:s/>£6 082 </text:p>
          </table:table-cell>
          <table:table-cell table:style-name="ce159" table:formula="of:=[.BA41]+[.BB41]+[.BC41]+[.BD41]" office:value-type="currency" office:currency="GBP" office:value="16423.6909190909" calcext:value-type="currency">
            <text:p><text:s/>£16 424 </text:p>
          </table:table-cell>
          <table:table-cell table:style-name="ce161" table:formula="of:=[.BE41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1]" office:value-type="float" office:value="20000000" calcext:value-type="float">
            <text:p>20 000 000</text:p>
          </table:table-cell>
          <table:table-cell table:style-name="ce163" table:formula="of:=([.BH41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1]/2734.37" office:value-type="float" office:value="74.1429908900405" calcext:value-type="float">
            <text:p>74</text:p>
          </table:table-cell>
          <table:table-cell table:style-name="ce164" table:formula="of:=[.J41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1]/[.BL41]" office:value-type="currency" office:currency="USD" office:value="1639344.26229508" calcext:value-type="currency">
            <text:p><text:s/>$1 639 344 </text:p>
          </table:table-cell>
          <table:table-cell table:style-name="ce163" table:formula="of:=[.BM41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1]/2734.37;0)" office:value-type="float" office:value="30" calcext:value-type="float">
            <text:p>30</text:p>
          </table:table-cell>
          <table:table-cell table:style-name="ce163" table:formula="of:=[.BN41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1];2))+(0.9588*[.AT41])+[.BP41]" office:value-type="currency" office:currency="GBP" office:value="8871.12739672131" calcext:value-type="currency">
            <text:p><text:s/>£8 871 </text:p>
          </table:table-cell>
          <table:table-cell table:style-name="ce23" table:formula="of:=[.BQ41]/(9600/255)" office:value-type="float" office:value="235.63932147541" calcext:value-type="float">
            <text:p>236</text:p>
          </table:table-cell>
          <table:table-cell table:style-name="ce23" table:formula="of:=(-0.0000004497*POWER([.AT41];2))+(0.9588*[.AT41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2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2]*2)/(9600/255)" office:value-type="float" office:value="79.6875" calcext:value-type="float">
            <text:p>80</text:p>
          </table:table-cell>
          <table:table-cell table:style-name="ce23" table:formula="of:=[.BO42]" office:value-type="float" office:value="1" calcext:value-type="float">
            <text:p>1</text:p>
          </table:table-cell>
          <table:table-cell table:style-name="ce23" table:formula="of:=[.BR42]" office:value-type="float" office:value="111.339209375309" calcext:value-type="float">
            <text:p>111</text:p>
          </table:table-cell>
          <table:table-cell table:style-name="ce129" table:formula="of:=[.AP42]/100/(700000/255)" office:value-type="float" office:value="0.546428571428572" calcext:value-type="float">
            <text:p>1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2.044" calcext:value-type="float">
            <text:p>22,0</text:p>
          </table:table-cell>
          <table:table-cell table:style-name="ce139" table:formula="of:=[.$AD42]*[.$AN42]" office:value-type="float" office:value="32.064" calcext:value-type="float">
            <text:p>32,1</text:p>
          </table:table-cell>
          <table:table-cell table:style-name="ce139" table:formula="of:=[.$AD42]*[.$AO42]" office:value-type="float" office:value="5.678" calcext:value-type="float">
            <text:p>5,7</text:p>
          </table:table-cell>
          <table:table-cell table:style-name="ce143" table:formula="of:=1.28*[.AM42]" office:value-type="float" office:value="16.896" calcext:value-type="float">
            <text:p>16,9</text:p>
          </table:table-cell>
          <table:table-cell table:style-name="ce143" table:formula="of:=1.28*[.AN42]" office:value-type="float" office:value="24.576" calcext:value-type="float">
            <text:p>24,6</text:p>
          </table:table-cell>
          <table:table-cell table:style-name="ce143" table:formula="of:=1.28*[.AO42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2])" office:value-type="float" office:value="555" calcext:value-type="float">
            <text:p>555</text:p>
          </table:table-cell>
          <table:table-cell table:style-name="ce156" table:formula="of:=[.AT42]-[.AV42]-[.AU42]" office:value-type="float" office:value="790" calcext:value-type="float">
            <text:p>790</text:p>
          </table:table-cell>
          <table:table-cell table:style-name="ce156" table:formula="of:=([.AW42]/0.8)/([.AS42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2]*0.673*54" office:value-type="currency" office:currency="GBP" office:value="2990.8830015" calcext:value-type="currency">
            <text:p><text:s/>£2 991 </text:p>
          </table:table-cell>
          <table:table-cell table:style-name="ce159" table:formula="of:=[.AT42]/5" office:value-type="currency" office:currency="GBP" office:value="873" calcext:value-type="currency">
            <text:p><text:s/>£873 </text:p>
          </table:table-cell>
          <table:table-cell table:style-name="ce159" table:formula="of:=[.AY42]*([.AZ42]*1.3*300)" office:value-type="currency" office:currency="GBP" office:value="1170" calcext:value-type="currency">
            <text:p><text:s/>£1 170 </text:p>
          </table:table-cell>
          <table:table-cell table:style-name="ce159" table:formula="of:=([.BI42]*3/100)" office:value-type="currency" office:currency="GBP" office:value="88.0311" calcext:value-type="currency">
            <text:p><text:s/>£88 </text:p>
          </table:table-cell>
          <table:table-cell table:style-name="ce159" table:formula="of:=[.BA42]+[.BB42]+[.BC42]+[.BD42]" office:value-type="currency" office:currency="GBP" office:value="5121.9141015" calcext:value-type="currency">
            <text:p><text:s/>£5 122 </text:p>
          </table:table-cell>
          <table:table-cell table:style-name="ce161" table:formula="of:=[.BE42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2]/2/50)+2734.37" office:value-type="currency" office:currency="GBP" office:value="2934.37" calcext:value-type="currency">
            <text:p><text:s/>£2 934 </text:p>
          </table:table-cell>
          <table:table-cell table:style-name="ce156" table:formula="of:=[.BI42]/2734.37" office:value-type="float" office:value="1.07314299089004" calcext:value-type="float">
            <text:p>1</text:p>
          </table:table-cell>
          <table:table-cell table:style-name="ce164" table:formula="of:=[.J42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2]/[.BL42]" office:value-type="currency" office:currency="USD" office:value="20000" calcext:value-type="currency">
            <text:p><text:s/>$20 000 </text:p>
          </table:table-cell>
          <table:table-cell table:style-name="ce163" table:formula="of:=[.BM42]/10/2" office:value-type="currency" office:currency="GBP" office:value="1000" calcext:value-type="currency">
            <text:p><text:s/>£1 000 </text:p>
          </table:table-cell>
          <table:table-cell table:style-name="ce23" table:formula="of:=ROUNDUP([.BN42]/2734.37;0)" office:value-type="float" office:value="1" calcext:value-type="float">
            <text:p>1</text:p>
          </table:table-cell>
          <table:table-cell table:style-name="ce163" table:formula="of:=[.BN42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2];2))+(0.9588*[.AT42])+[.BP42]" office:value-type="currency" office:currency="GBP" office:value="4191.5937647175" calcext:value-type="currency">
            <text:p><text:s/>£4 192 </text:p>
          </table:table-cell>
          <table:table-cell table:style-name="ce23" table:formula="of:=[.BQ42]/(9600/255)" office:value-type="float" office:value="111.339209375309" calcext:value-type="float">
            <text:p>111</text:p>
          </table:table-cell>
          <table:table-cell table:style-name="ce23" table:formula="of:=(-0.0000004497*POWER([.AT42];2))+(0.9588*[.AT42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3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3]*2)/(9600/255)" office:value-type="float" office:value="664.0625" calcext:value-type="float">
            <text:p>664</text:p>
          </table:table-cell>
          <table:table-cell table:style-name="ce23" table:formula="of:=[.BO43]" office:value-type="float" office:value="17" calcext:value-type="float">
            <text:p>17</text:p>
          </table:table-cell>
          <table:table-cell table:style-name="ce23" table:formula="of:=[.BR43]" office:value-type="float" office:value="185.277627327083" calcext:value-type="float">
            <text:p>185</text:p>
          </table:table-cell>
          <table:table-cell table:style-name="ce129" table:formula="of:=[.AP43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3]*[.$AM43]" office:value-type="float" office:value="23.7808" calcext:value-type="float">
            <text:p>23,8</text:p>
          </table:table-cell>
          <table:table-cell table:style-name="ce139" table:formula="of:=[.$AD43]*[.$AN43]" office:value-type="float" office:value="33.3666" calcext:value-type="float">
            <text:p>33,4</text:p>
          </table:table-cell>
          <table:table-cell table:style-name="ce139" table:formula="of:=[.$AD43]*[.$AO43]" office:value-type="float" office:value="9.9699" calcext:value-type="float">
            <text:p>10,0</text:p>
          </table:table-cell>
          <table:table-cell table:style-name="ce143" table:formula="of:=1.28*[.AM43]" office:value-type="float" office:value="18.2272" calcext:value-type="float">
            <text:p>18,2</text:p>
          </table:table-cell>
          <table:table-cell table:style-name="ce143" table:formula="of:=1.28*[.AN43]" office:value-type="float" office:value="25.5744" calcext:value-type="float">
            <text:p>25,6</text:p>
          </table:table-cell>
          <table:table-cell table:style-name="ce143" table:formula="of:=1.28*[.AO43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3]-[.AV43]-[.AU43]" office:value-type="float" office:value="600" calcext:value-type="float">
            <text:p>600</text:p>
          </table:table-cell>
          <table:table-cell table:style-name="ce156" table:formula="of:=([.AW43]/0.8)/([.AS43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3]*0.673*54" office:value-type="currency" office:currency="GBP" office:value="1817.245368" calcext:value-type="currency">
            <text:p><text:s/>£1 817 </text:p>
          </table:table-cell>
          <table:table-cell table:style-name="ce159" table:formula="of:=[.AT43]/5" office:value-type="currency" office:currency="GBP" office:value="1320" calcext:value-type="currency">
            <text:p><text:s/>£1 320 </text:p>
          </table:table-cell>
          <table:table-cell table:style-name="ce159" table:formula="of:=[.AY43]*([.AZ43]*1.3*300)" office:value-type="currency" office:currency="GBP" office:value="1560" calcext:value-type="currency">
            <text:p><text:s/>£1 560 </text:p>
          </table:table-cell>
          <table:table-cell table:style-name="ce159" table:formula="of:=([.BI43]*3/100)" office:value-type="currency" office:currency="GBP" office:value="802.0311" calcext:value-type="currency">
            <text:p><text:s/>£802 </text:p>
          </table:table-cell>
          <table:table-cell table:style-name="ce159" table:formula="of:=[.BA43]+[.BB43]+[.BC43]+[.BD43]" office:value-type="currency" office:currency="GBP" office:value="5499.276468" calcext:value-type="currency">
            <text:p><text:s/>£5 499 </text:p>
          </table:table-cell>
          <table:table-cell table:style-name="ce161" table:formula="of:=[.BE43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3]" office:value-type="float" office:value="2400000" calcext:value-type="float">
            <text:p>2 400 000</text:p>
          </table:table-cell>
          <table:table-cell table:style-name="ce163" table:formula="of:=([.BH43]/2/50)+2734.37" office:value-type="currency" office:currency="GBP" office:value="26734.37" calcext:value-type="currency">
            <text:p><text:s/>£26 734 </text:p>
          </table:table-cell>
          <table:table-cell table:style-name="ce156" table:formula="of:=[.BI43]/2734.37" office:value-type="float" office:value="9.77715890680486" calcext:value-type="float">
            <text:p>10</text:p>
          </table:table-cell>
          <table:table-cell table:style-name="ce164" table:formula="of:=[.J43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3]/[.BL43]" office:value-type="currency" office:currency="USD" office:value="888888.888888889" calcext:value-type="currency">
            <text:p><text:s/>$888 889 </text:p>
          </table:table-cell>
          <table:table-cell table:style-name="ce163" table:formula="of:=[.BM43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3]/2734.37;0)" office:value-type="float" office:value="17" calcext:value-type="float">
            <text:p>17</text:p>
          </table:table-cell>
          <table:table-cell table:style-name="ce163" table:formula="of:=[.BN43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3];2))+(0.9588*[.AT43])+[.BP43]" office:value-type="currency" office:currency="GBP" office:value="6975.15773466667" calcext:value-type="currency">
            <text:p><text:s/>£6 975 </text:p>
          </table:table-cell>
          <table:table-cell table:style-name="ce23" table:formula="of:=[.BQ43]/(9600/255)" office:value-type="float" office:value="185.277627327083" calcext:value-type="float">
            <text:p>185</text:p>
          </table:table-cell>
          <table:table-cell table:style-name="ce23" table:formula="of:=(-0.0000004497*POWER([.AT43];2))+(0.9588*[.AT43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4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4]*2)/(9600/255)" office:value-type="float" office:value="701.25" calcext:value-type="float">
            <text:p>701</text:p>
          </table:table-cell>
          <table:table-cell table:style-name="ce23" table:formula="of:=[.BO44]" office:value-type="float" office:value="13" calcext:value-type="float">
            <text:p>13</text:p>
          </table:table-cell>
          <table:table-cell table:style-name="ce23" table:formula="of:=[.BR44]" office:value-type="float" office:value="191.322318922697" calcext:value-type="float">
            <text:p>191</text:p>
          </table:table-cell>
          <table:table-cell table:style-name="ce129" table:formula="of:=[.AP44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6.219" calcext:value-type="float">
            <text:p>26,2</text:p>
          </table:table-cell>
          <table:table-cell table:style-name="ce139" table:formula="of:=[.$AD44]*[.$AN44]" office:value-type="float" office:value="32.5316" calcext:value-type="float">
            <text:p>32,5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20.096" calcext:value-type="float">
            <text:p>20,1</text:p>
          </table:table-cell>
          <table:table-cell table:style-name="ce143" table:formula="of:=1.28*[.AN44]" office:value-type="float" office:value="24.9344" calcext:value-type="float">
            <text:p>24,9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4]-[.AV44]-[.AU44]" office:value-type="float" office:value="500" calcext:value-type="float">
            <text:p>500</text:p>
          </table:table-cell>
          <table:table-cell table:style-name="ce156" table:formula="of:=([.AW44]/0.8)/([.AS44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4]*0.673*54" office:value-type="currency" office:currency="GBP" office:value="883.874206225681" calcext:value-type="currency">
            <text:p><text:s/>£884 </text:p>
          </table:table-cell>
          <table:table-cell table:style-name="ce159" table:formula="of:=[.AT44]/5" office:value-type="currency" office:currency="GBP" office:value="1400" calcext:value-type="currency">
            <text:p><text:s/>£1 400 </text:p>
          </table:table-cell>
          <table:table-cell table:style-name="ce159" table:formula="of:=[.AY44]*([.AZ44]*1.3*300)" office:value-type="currency" office:currency="GBP" office:value="2340" calcext:value-type="currency">
            <text:p><text:s/>£2 340 </text:p>
          </table:table-cell>
          <table:table-cell table:style-name="ce159" table:formula="of:=([.BI44]*3/100)" office:value-type="currency" office:currency="GBP" office:value="3982.0311" calcext:value-type="currency">
            <text:p><text:s/>£3 982 </text:p>
          </table:table-cell>
          <table:table-cell table:style-name="ce159" table:formula="of:=[.BA44]+[.BB44]+[.BC44]+[.BD44]" office:value-type="currency" office:currency="GBP" office:value="8605.90530622568" calcext:value-type="currency">
            <text:p><text:s/>£8 606 </text:p>
          </table:table-cell>
          <table:table-cell table:style-name="ce161" table:formula="of:=[.BE44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4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4]/2734.37" office:value-type="float" office:value="48.5429440785263" calcext:value-type="float">
            <text:p>49</text:p>
          </table:table-cell>
          <table:table-cell table:style-name="ce164" table:formula="of:=[.J44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4]/[.BL44]" office:value-type="currency" office:currency="USD" office:value="684210.526315789" calcext:value-type="currency">
            <text:p><text:s/>$684 211 </text:p>
          </table:table-cell>
          <table:table-cell table:style-name="ce163" table:formula="of:=[.BM44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4]/2734.37;0)" office:value-type="float" office:value="13" calcext:value-type="float">
            <text:p>13</text:p>
          </table:table-cell>
          <table:table-cell table:style-name="ce163" table:formula="of:=[.BN44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4];2))+(0.9588*[.AT44])+[.BP44]" office:value-type="currency" office:currency="GBP" office:value="7202.72259473684" calcext:value-type="currency">
            <text:p><text:s/>£7 203 </text:p>
          </table:table-cell>
          <table:table-cell table:style-name="ce23" table:formula="of:=[.BQ44]/(9600/255)" office:value-type="float" office:value="191.322318922697" calcext:value-type="float">
            <text:p>191</text:p>
          </table:table-cell>
          <table:table-cell table:style-name="ce23" table:formula="of:=(-0.0000004497*POWER([.AT44];2))+(0.9588*[.AT44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5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5]*2)/(9600/255)" office:value-type="float" office:value="21.25" calcext:value-type="float">
            <text:p>21</text:p>
          </table:table-cell>
          <table:table-cell table:style-name="ce23" table:formula="of:=[.BO45]" office:value-type="float" office:value="1" calcext:value-type="float">
            <text:p>1</text:p>
          </table:table-cell>
          <table:table-cell table:style-name="ce23" table:formula="of:=[.BR45]" office:value-type="float" office:value="22.1279292233194" calcext:value-type="float">
            <text:p>22</text:p>
          </table:table-cell>
          <table:table-cell table:style-name="ce129" table:formula="of:=[.AP45]/100/(700000/255)" office:value-type="float" office:value="0.0437142857142857" calcext:value-type="float">
            <text:p>0</text:p>
          </table:table-cell>
          <table:table-cell table:style-name="ce30" table:formula="of:=IF([.D45]=&quot;C&quot;;0.85;1.67)" office:value-type="float" office:value="1.67" calcext:value-type="float">
            <text:p>1,67</text:p>
          </table:table-cell>
          <table:table-cell table:style-name="ce139" table:formula="of:=[.$AD45]*[.$AM45]" office:value-type="float" office:value="9.853" calcext:value-type="float">
            <text:p>9,9</text:p>
          </table:table-cell>
          <table:table-cell table:style-name="ce139" table:formula="of:=[.$AD45]*[.$AN45]" office:value-type="float" office:value="12.692" calcext:value-type="float">
            <text:p>12,7</text:p>
          </table:table-cell>
          <table:table-cell table:style-name="ce139" table:formula="of:=[.$AD45]*[.$AO45]" office:value-type="float" office:value="0" calcext:value-type="float">
            <text:p>0,0</text:p>
          </table:table-cell>
          <table:table-cell table:style-name="ce143" table:formula="of:=1.28*[.AM45]" office:value-type="float" office:value="7.552" calcext:value-type="float">
            <text:p>7,6</text:p>
          </table:table-cell>
          <table:table-cell table:style-name="ce143" table:formula="of:=1.28*[.AN45]" office:value-type="float" office:value="9.728" calcext:value-type="float">
            <text:p>9,7</text:p>
          </table:table-cell>
          <table:table-cell table:style-name="ce143" table:formula="of:=1.28*[.AO45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5]-[.AV45]-[.AU45]" office:value-type="float" office:value="140" calcext:value-type="float">
            <text:p>140</text:p>
          </table:table-cell>
          <table:table-cell table:style-name="ce156" table:formula="of:=([.AW45]/0.8)/([.AS45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5]*0.673*54" office:value-type="currency" office:currency="GBP" office:value="1590.089697" calcext:value-type="currency">
            <text:p><text:s/>£1 590 </text:p>
          </table:table-cell>
          <table:table-cell table:style-name="ce159" table:formula="of:=[.AT45]/5" office:value-type="currency" office:currency="GBP" office:value="172.4" calcext:value-type="currency">
            <text:p><text:s/>£172 </text:p>
          </table:table-cell>
          <table:table-cell table:style-name="ce159" table:formula="of:=[.AY45]*([.AZ45]*1.3*300)" office:value-type="currency" office:currency="GBP" office:value="390" calcext:value-type="currency">
            <text:p><text:s/>£390 </text:p>
          </table:table-cell>
          <table:table-cell table:style-name="ce159" table:formula="of:=([.BI45]*3/100)" office:value-type="currency" office:currency="GBP" office:value="84.7911" calcext:value-type="currency">
            <text:p><text:s/>£85 </text:p>
          </table:table-cell>
          <table:table-cell table:style-name="ce159" table:formula="of:=[.BA45]+[.BB45]+[.BC45]+[.BD45]" office:value-type="currency" office:currency="GBP" office:value="2237.280797" calcext:value-type="currency">
            <text:p><text:s/>£2 237 </text:p>
          </table:table-cell>
          <table:table-cell table:style-name="ce161" table:formula="of:=[.BE45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5]/2/50)+2734.37" office:value-type="currency" office:currency="GBP" office:value="2826.37" calcext:value-type="currency">
            <text:p><text:s/>£2 826 </text:p>
          </table:table-cell>
          <table:table-cell table:style-name="ce156" table:formula="of:=[.BI45]/2734.37" office:value-type="float" office:value="1.03364577580942" calcext:value-type="float">
            <text:p>1</text:p>
          </table:table-cell>
          <table:table-cell table:style-name="ce164" table:formula="of:=[.J45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5]/[.BL45]" office:value-type="currency" office:currency="USD" office:value="9200" calcext:value-type="currency">
            <text:p><text:s/>$9 200 </text:p>
          </table:table-cell>
          <table:table-cell table:style-name="ce163" table:formula="of:=[.BM45]/10/2" office:value-type="currency" office:currency="GBP" office:value="460" calcext:value-type="currency">
            <text:p><text:s/>£460 </text:p>
          </table:table-cell>
          <table:table-cell table:style-name="ce23" table:formula="of:=ROUNDUP([.BN45]/2734.37;0)" office:value-type="float" office:value="1" calcext:value-type="float">
            <text:p>1</text:p>
          </table:table-cell>
          <table:table-cell table:style-name="ce163" table:formula="of:=[.BN45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5];2))+(0.9588*[.AT45])+[.BP45]" office:value-type="currency" office:currency="GBP" office:value="833.0514531132" calcext:value-type="currency">
            <text:p><text:s/>£833 </text:p>
          </table:table-cell>
          <table:table-cell table:style-name="ce23" table:formula="of:=[.BQ45]/(9600/255)" office:value-type="float" office:value="22.1279292233194" calcext:value-type="float">
            <text:p>22</text:p>
          </table:table-cell>
          <table:table-cell table:style-name="ce23" table:formula="of:=(-0.0000004497*POWER([.AT45];2))+(0.9588*[.AT45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6]*2)/(9600/255)" office:value-type="float" office:value="69.0625" calcext:value-type="float">
            <text:p>69</text:p>
          </table:table-cell>
          <table:table-cell table:style-name="ce23" table:formula="of:=[.BO46]" office:value-type="float" office:value="2" calcext:value-type="float">
            <text:p>2</text:p>
          </table:table-cell>
          <table:table-cell table:style-name="ce23" table:formula="of:=[.BR46]" office:value-type="float" office:value="155.333236384944" calcext:value-type="float">
            <text:p>155</text:p>
          </table:table-cell>
          <table:table-cell table:style-name="ce129" table:formula="of:=[.AP46]/100/(700000/255)" office:value-type="float" office:value="0.837857142857143" calcext:value-type="float">
            <text:p>1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8" table:formula="of:=[.$AD46]*[.$AM46]" office:value-type="float" office:value="0" calcext:value-type="float">
            <text:p>0,0</text:p>
          </table:table-cell>
          <table:table-cell table:style-name="ce138" table:formula="of:=[.$AD46]*[.$AN46]" office:value-type="float" office:value="0" calcext:value-type="float">
            <text:p>0,0</text:p>
          </table:table-cell>
          <table:table-cell table:style-name="ce138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0" calcext:value-type="float">
            <text:p>0,0</text:p>
          </table:table-cell>
          <table:table-cell table:style-name="ce143" table:formula="of:=1.28*[.AN46]" office:value-type="float" office:value="0" calcext:value-type="float">
            <text:p>0,0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6]-[.AV46]-[.AU46]" office:value-type="float" office:value="2272" calcext:value-type="float">
            <text:p>2272</text:p>
          </table:table-cell>
          <table:table-cell table:style-name="ce156" table:formula="of:=([.AW46]/0.8)/([.AS46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6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6]/5" office:value-type="currency" office:currency="GBP" office:value="1207.6" calcext:value-type="currency">
            <text:p><text:s/>£1 208 </text:p>
          </table:table-cell>
          <table:table-cell table:style-name="ce159" table:formula="of:=[.AY46]*([.AZ46]*1.3*300)" office:value-type="currency" office:currency="GBP" office:value="1560" calcext:value-type="currency">
            <text:p><text:s/>£1 560 </text:p>
          </table:table-cell>
          <table:table-cell table:style-name="ce159" table:formula="of:=([.BI46]*3/100)" office:value-type="currency" office:currency="GBP" office:value="142.0311" calcext:value-type="currency">
            <text:p><text:s/>£142 </text:p>
          </table:table-cell>
          <table:table-cell table:style-name="ce159" table:formula="of:=[.BA46]+[.BB46]+[.BC46]+[.BD46]" office:value-type="currency" office:currency="GBP" office:value="7005.64446914286" calcext:value-type="currency">
            <text:p><text:s/>£7 006 </text:p>
          </table:table-cell>
          <table:table-cell table:style-name="ce161" table:formula="of:=[.BE46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6]/2/50)+2734.37" office:value-type="currency" office:currency="GBP" office:value="4734.37" calcext:value-type="currency">
            <text:p><text:s/>£4 734 </text:p>
          </table:table-cell>
          <table:table-cell table:style-name="ce156" table:formula="of:=[.BI46]/2734.37" office:value-type="float" office:value="1.7314299089004" calcext:value-type="float">
            <text:p>2</text:p>
          </table:table-cell>
          <table:table-cell table:style-name="ce164" table:formula="of:=[.J46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6]/[.BL46]" office:value-type="currency" office:currency="USD" office:value="100000" calcext:value-type="currency">
            <text:p><text:s/>$100 000 </text:p>
          </table:table-cell>
          <table:table-cell table:style-name="ce163" table:formula="of:=[.BM46]/10/2" office:value-type="currency" office:currency="GBP" office:value="5000" calcext:value-type="currency">
            <text:p><text:s/>£5 000 </text:p>
          </table:table-cell>
          <table:table-cell table:style-name="ce23" table:formula="of:=ROUNDUP([.BN46]/2734.37;0)" office:value-type="float" office:value="2" calcext:value-type="float">
            <text:p>2</text:p>
          </table:table-cell>
          <table:table-cell table:style-name="ce163" table:formula="of:=[.BN46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6];2))+(0.9588*[.AT46])+[.BP46]" office:value-type="currency" office:currency="GBP" office:value="5847.8394874332" calcext:value-type="currency">
            <text:p><text:s/>£5 848 </text:p>
          </table:table-cell>
          <table:table-cell table:style-name="ce23" table:formula="of:=[.BQ46]/(9600/255)" office:value-type="float" office:value="155.333236384944" calcext:value-type="float">
            <text:p>155</text:p>
          </table:table-cell>
          <table:table-cell table:style-name="ce23" table:formula="of:=(-0.0000004497*POWER([.AT46];2))+(0.9588*[.AT46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7]*2)/(9600/255)" office:value-type="float" office:value="478.125" calcext:value-type="float">
            <text:p>478</text:p>
          </table:table-cell>
          <table:table-cell table:style-name="ce23" table:formula="of:=[.BO47]" office:value-type="float" office:value="0" calcext:value-type="float">
            <text:p>0</text:p>
          </table:table-cell>
          <table:table-cell table:style-name="ce23" table:formula="of:=[.BR47]" office:value-type="float" office:value="224.00270735616" calcext:value-type="float">
            <text:p>224</text:p>
          </table:table-cell>
          <table:table-cell table:style-name="ce129" table:formula="of:=[.AP47]/100/(700000/255)" office:value-type="float" office:value="4.73571428571429" calcext:value-type="float">
            <text:p>5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3575" calcext:value-type="float">
            <text:p>3575</text:p>
          </table:table-cell>
          <table:table-cell table:style-name="ce156" table:formula="of:=([.AW47]/0.8)/([.AS47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7]*0.673*54" office:value-type="currency" office:currency="GBP" office:value="7382.5593075" calcext:value-type="currency">
            <text:p><text:s/>£7 383 </text:p>
          </table:table-cell>
          <table:table-cell table:style-name="ce159" table:formula="of:=[.AT47]/5" office:value-type="currency" office:currency="GBP" office:value="1766.4" calcext:value-type="currency">
            <text:p><text:s/>£1 766 </text:p>
          </table:table-cell>
          <table:table-cell table:style-name="ce159" table:formula="of:=[.AY47]*([.AZ47]*1.3*300)" office:value-type="currency" office:currency="GBP" office:value="1950" calcext:value-type="currency">
            <text:p><text:s/>£1 950 </text:p>
          </table:table-cell>
          <table:table-cell table:style-name="ce159" table:formula="of:=([.BI47]*3/100)" office:value-type="currency" office:currency="GBP" office:value="82.0311" calcext:value-type="currency">
            <text:p><text:s/>£82 </text:p>
          </table:table-cell>
          <table:table-cell table:style-name="ce159" table:formula="of:=[.BA47]+[.BB47]+[.BC47]+[.BD47]" office:value-type="currency" office:currency="GBP" office:value="11180.9904075" calcext:value-type="currency">
            <text:p><text:s/>£11 181 </text:p>
          </table:table-cell>
          <table:table-cell table:style-name="ce161" table:formula="of:=[.BE47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7]" office:value-type="float" office:value="0" calcext:value-type="float">
            <text:p>0</text:p>
          </table:table-cell>
          <table:table-cell table:style-name="ce163" table:formula="of:=([.BH47]/2/50)+2734.37" office:value-type="currency" office:currency="GBP" office:value="2734.37" calcext:value-type="currency">
            <text:p><text:s/>£2 734 </text:p>
          </table:table-cell>
          <table:table-cell table:style-name="ce156" table:formula="of:=[.BI47]/2734.37" office:value-type="float" office:value="1" calcext:value-type="float">
            <text:p>1</text:p>
          </table:table-cell>
          <table:table-cell table:style-name="ce164" table:formula="of:=[.J47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0" calcext:value-type="currency">
            <text:p><text:s/>$-</text:p>
          </table:table-cell>
          <table:table-cell table:style-name="ce163" table:formula="of:=[.BM47]/10/2" office:value-type="currency" office:currency="GBP" office:value="0" calcext:value-type="currency">
            <text:p><text:s/>£-</text:p>
          </table:table-cell>
          <table:table-cell table:style-name="ce23" table:formula="of:=ROUNDUP([.BN47]/2734.37;0)" office:value-type="float" office:value="0" calcext:value-type="float">
            <text:p>0</text:p>
          </table:table-cell>
          <table:table-cell table:style-name="ce163" table:formula="of:=[.BN47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7];2))+(0.9588*[.AT47])+[.BP47]" office:value-type="currency" office:currency="GBP" office:value="8433.0431004672" calcext:value-type="currency">
            <text:p><text:s/>£8 433 </text:p>
          </table:table-cell>
          <table:table-cell table:style-name="ce23" table:formula="of:=[.BQ47]/(9600/255)" office:value-type="float" office:value="224.00270735616" calcext:value-type="float">
            <text:p>224</text:p>
          </table:table-cell>
          <table:table-cell table:style-name="ce23" table:formula="of:=(-0.0000004497*POWER([.AT47];2))+(0.9588*[.AT47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8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8]*2)/(9600/255)" office:value-type="float" office:value="22.3125" calcext:value-type="float">
            <text:p>22</text:p>
          </table:table-cell>
          <table:table-cell table:style-name="ce23" table:formula="of:=[.BO48]" office:value-type="float" office:value="1" calcext:value-type="float">
            <text:p>1</text:p>
          </table:table-cell>
          <table:table-cell table:style-name="ce23" table:formula="of:=[.BR48]" office:value-type="float" office:value="27.5497036913086" calcext:value-type="float">
            <text:p>28</text:p>
          </table:table-cell>
          <table:table-cell table:style-name="ce129" table:formula="of:=[.AP48]/100/(700000/255)" office:value-type="float" office:value="0.0437142857142857" calcext:value-type="float">
            <text:p>0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9" table:formula="of:=[.$AD48]*[.$AM48]" office:value-type="float" office:value="11.4729" calcext:value-type="float">
            <text:p>11,5</text:p>
          </table:table-cell>
          <table:table-cell table:style-name="ce139" table:formula="of:=[.$AD48]*[.$AN48]" office:value-type="float" office:value="14.863" calcext:value-type="float">
            <text:p>14,9</text:p>
          </table:table-cell>
          <table:table-cell table:style-name="ce139" table:formula="of:=[.$AD48]*[.$AO48]" office:value-type="float" office:value="4.5758" calcext:value-type="float">
            <text:p>4,6</text:p>
          </table:table-cell>
          <table:table-cell table:style-name="ce143" table:formula="of:=1.28*[.AM48]" office:value-type="float" office:value="8.7936" calcext:value-type="float">
            <text:p>8,8</text:p>
          </table:table-cell>
          <table:table-cell table:style-name="ce143" table:formula="of:=1.28*[.AN48]" office:value-type="float" office:value="11.392" calcext:value-type="float">
            <text:p>11,4</text:p>
          </table:table-cell>
          <table:table-cell table:style-name="ce143" table:formula="of:=1.28*[.AO48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8]-[.AV48]-[.AU48]" office:value-type="float" office:value="225" calcext:value-type="float">
            <text:p>225</text:p>
          </table:table-cell>
          <table:table-cell table:style-name="ce156" table:formula="of:=([.AW48]/0.8)/([.AS48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8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8]/5" office:value-type="currency" office:currency="GBP" office:value="215" calcext:value-type="currency">
            <text:p><text:s/>£215 </text:p>
          </table:table-cell>
          <table:table-cell table:style-name="ce159" table:formula="of:=[.AY48]*([.AZ48]*1.3*300)" office:value-type="currency" office:currency="GBP" office:value="390" calcext:value-type="currency">
            <text:p><text:s/>£390 </text:p>
          </table:table-cell>
          <table:table-cell table:style-name="ce159" table:formula="of:=([.BI48]*3/100)" office:value-type="currency" office:currency="GBP" office:value="84.8211" calcext:value-type="currency">
            <text:p><text:s/>£85 </text:p>
          </table:table-cell>
          <table:table-cell table:style-name="ce159" table:formula="of:=[.BA48]+[.BB48]+[.BC48]+[.BD48]" office:value-type="currency" office:currency="GBP" office:value="2548.36749909091" calcext:value-type="currency">
            <text:p><text:s/>£2 548 </text:p>
          </table:table-cell>
          <table:table-cell table:style-name="ce161" table:formula="of:=[.BE48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8]/2/50)+2734.37" office:value-type="currency" office:currency="GBP" office:value="2827.37" calcext:value-type="currency">
            <text:p><text:s/>£2 827 </text:p>
          </table:table-cell>
          <table:table-cell table:style-name="ce156" table:formula="of:=[.BI48]/2734.37" office:value-type="float" office:value="1.03401149076387" calcext:value-type="float">
            <text:p>1</text:p>
          </table:table-cell>
          <table:table-cell table:style-name="ce164" table:formula="of:=[.J48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8]/[.BL48]" office:value-type="currency" office:currency="USD" office:value="9300" calcext:value-type="currency">
            <text:p><text:s/>$9 300 </text:p>
          </table:table-cell>
          <table:table-cell table:style-name="ce163" table:formula="of:=[.BM48]/10/2" office:value-type="currency" office:currency="GBP" office:value="465" calcext:value-type="currency">
            <text:p><text:s/>£465 </text:p>
          </table:table-cell>
          <table:table-cell table:style-name="ce23" table:formula="of:=ROUNDUP([.BN48]/2734.37;0)" office:value-type="float" office:value="1" calcext:value-type="float">
            <text:p>1</text:p>
          </table:table-cell>
          <table:table-cell table:style-name="ce163" table:formula="of:=[.BN48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8];2))+(0.9588*[.AT48])+[.BP48]" office:value-type="currency" office:currency="GBP" office:value="1037.1653154375" calcext:value-type="currency">
            <text:p><text:s/>£1 037 </text:p>
          </table:table-cell>
          <table:table-cell table:style-name="ce23" table:formula="of:=[.BQ48]/(9600/255)" office:value-type="float" office:value="27.5497036913086" calcext:value-type="float">
            <text:p>28</text:p>
          </table:table-cell>
          <table:table-cell table:style-name="ce23" table:formula="of:=(-0.0000004497*POWER([.AT48];2))+(0.9588*[.AT48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49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15.9375" calcext:value-type="float">
            <text:p>16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6.1443566344375" calcext:value-type="float">
            <text:p>26</text:p>
          </table:table-cell>
          <table:table-cell table:style-name="ce129" table:formula="of:=[.AP49]/100/(700000/255)" office:value-type="float" office:value="0.0364285714285714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6566" calcext:value-type="float">
            <text:p>11,7</text:p>
          </table:table-cell>
          <table:table-cell table:style-name="ce139" table:formula="of:=[.$AD49]*[.$AN49]" office:value-type="float" office:value="17.1008" calcext:value-type="float">
            <text:p>17,1</text:p>
          </table:table-cell>
          <table:table-cell table:style-name="ce139" table:formula="of:=[.$AD49]*[.$AO49]" office:value-type="float" office:value="4.6426" calcext:value-type="float">
            <text:p>4,6</text:p>
          </table:table-cell>
          <table:table-cell table:style-name="ce143" table:formula="of:=1.28*[.AM49]" office:value-type="float" office:value="8.9344" calcext:value-type="float">
            <text:p>8,9</text:p>
          </table:table-cell>
          <table:table-cell table:style-name="ce143" table:formula="of:=1.28*[.AN49]" office:value-type="float" office:value="13.1072" calcext:value-type="float">
            <text:p>13,1</text:p>
          </table:table-cell>
          <table:table-cell table:style-name="ce143" table:formula="of:=1.28*[.AO49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15" calcext:value-type="float">
            <text:p>215</text:p>
          </table:table-cell>
          <table:table-cell table:style-name="ce156" table:formula="of:=([.AW49]/0.8)/([.AS49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2170.598634" calcext:value-type="currency">
            <text:p><text:s/>£2 171 </text:p>
          </table:table-cell>
          <table:table-cell table:style-name="ce159" table:formula="of:=[.AT49]/5" office:value-type="currency" office:currency="GBP" office:value="204" calcext:value-type="currency">
            <text:p><text:s/>£204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73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849.329734" calcext:value-type="currency">
            <text:p><text:s/>£2 849 </text:p>
          </table:table-cell>
          <table:table-cell table:style-name="ce161" table:formula="of:=[.BE49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49]/2/50)+2734.37" office:value-type="currency" office:currency="GBP" office:value="2824.37" calcext:value-type="currency">
            <text:p><text:s/>£2 824 </text:p>
          </table:table-cell>
          <table:table-cell table:style-name="ce156" table:formula="of:=[.BI49]/2734.37" office:value-type="float" office:value="1.03291434590052" calcext:value-type="float">
            <text:p>1</text:p>
          </table:table-cell>
          <table:table-cell table:style-name="ce164" table:formula="of:=[.J49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000" calcext:value-type="currency">
            <text:p><text:s/>$9 000 </text:p>
          </table:table-cell>
          <table:table-cell table:style-name="ce163" table:formula="of:=[.BM49]/10/2" office:value-type="currency" office:currency="GBP" office:value="450" calcext:value-type="currency">
            <text:p><text:s/>£450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984.25813212" calcext:value-type="currency">
            <text:p><text:s/>£984 </text:p>
          </table:table-cell>
          <table:table-cell table:style-name="ce23" table:formula="of:=[.BQ49]/(9600/255)" office:value-type="float" office:value="26.1443566344375" calcext:value-type="float">
            <text:p>26</text:p>
          </table:table-cell>
          <table:table-cell table:style-name="ce23" table:formula="of:=(-0.0000004497*POWER([.AT49];2))+(0.9588*[.AT49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0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45.15625" calcext:value-type="float">
            <text:p>45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60.8851472319375" calcext:value-type="float">
            <text:p>61</text:p>
          </table:table-cell>
          <table:table-cell table:style-name="ce129" table:formula="of:=[.AP50]/100/(700000/255)" office:value-type="float" office:value="0.0582857142857143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4.195" calcext:value-type="float">
            <text:p>14,2</text:p>
          </table:table-cell>
          <table:table-cell table:style-name="ce139" table:formula="of:=[.$AD50]*[.$AN50]" office:value-type="float" office:value="18.1195" calcext:value-type="float">
            <text:p>18,1</text:p>
          </table:table-cell>
          <table:table-cell table:style-name="ce139" table:formula="of:=[.$AD50]*[.$AO50]" office:value-type="float" office:value="4.342" calcext:value-type="float">
            <text:p>4,3</text:p>
          </table:table-cell>
          <table:table-cell table:style-name="ce143" table:formula="of:=1.28*[.AM50]" office:value-type="float" office:value="10.88" calcext:value-type="float">
            <text:p>10,9</text:p>
          </table:table-cell>
          <table:table-cell table:style-name="ce143" table:formula="of:=1.28*[.AN50]" office:value-type="float" office:value="13.888" calcext:value-type="float">
            <text:p>13,9</text:p>
          </table:table-cell>
          <table:table-cell table:style-name="ce143" table:formula="of:=1.28*[.AO50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605" calcext:value-type="float">
            <text:p>605</text:p>
          </table:table-cell>
          <table:table-cell table:style-name="ce156" table:formula="of:=([.AW50]/0.8)/([.AS50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0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0]/5" office:value-type="currency" office:currency="GBP" office:value="476" calcext:value-type="currency">
            <text:p><text:s/>£476 </text:p>
          </table:table-cell>
          <table:table-cell table:style-name="ce159" table:formula="of:=[.AY50]*([.AZ50]*1.3*300)" office:value-type="currency" office:currency="GBP" office:value="780" calcext:value-type="currency">
            <text:p><text:s/>£780 </text:p>
          </table:table-cell>
          <table:table-cell table:style-name="ce159" table:formula="of:=([.BI50]*3/100)" office:value-type="currency" office:currency="GBP" office:value="87.1311" calcext:value-type="currency">
            <text:p><text:s/>£87 </text:p>
          </table:table-cell>
          <table:table-cell table:style-name="ce159" table:formula="of:=[.BA50]+[.BB50]+[.BC50]+[.BD50]" office:value-type="currency" office:currency="GBP" office:value="4267.15622670213" calcext:value-type="currency">
            <text:p><text:s/>£4 267 </text:p>
          </table:table-cell>
          <table:table-cell table:style-name="ce161" table:formula="of:=[.BE50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0]/2/50)+2734.37" office:value-type="currency" office:currency="GBP" office:value="2904.37" calcext:value-type="currency">
            <text:p><text:s/>£2 904 </text:p>
          </table:table-cell>
          <table:table-cell table:style-name="ce156" table:formula="of:=[.BI50]/2734.37" office:value-type="float" office:value="1.06217154225653" calcext:value-type="float">
            <text:p>1</text:p>
          </table:table-cell>
          <table:table-cell table:style-name="ce164" table:formula="of:=[.J50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17000" calcext:value-type="currency">
            <text:p><text:s/>$17 000 </text:p>
          </table:table-cell>
          <table:table-cell table:style-name="ce163" table:formula="of:=[.BM50]/10/2" office:value-type="currency" office:currency="GBP" office:value="850" calcext:value-type="currency">
            <text:p><text:s/>£8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0];2))+(0.9588*[.AT50])+[.BP50]" office:value-type="currency" office:currency="GBP" office:value="2292.14671932" calcext:value-type="currency">
            <text:p><text:s/>£2 292 </text:p>
          </table:table-cell>
          <table:table-cell table:style-name="ce23" table:formula="of:=[.BQ50]/(9600/255)" office:value-type="float" office:value="60.8851472319375" calcext:value-type="float">
            <text:p>61</text:p>
          </table:table-cell>
          <table:table-cell table:style-name="ce23" table:formula="of:=(-0.0000004497*POWER([.AT50];2))+(0.9588*[.AT50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1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37.1875" calcext:value-type="float">
            <text:p>37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50.5722838813125" calcext:value-type="float">
            <text:p>51</text:p>
          </table:table-cell>
          <table:table-cell table:style-name="ce129" table:formula="of:=[.AP51]/100/(700000/255)" office:value-type="float" office:value="0.0546428571428571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3.527" calcext:value-type="float">
            <text:p>13,5</text:p>
          </table:table-cell>
          <table:table-cell table:style-name="ce139" table:formula="of:=[.$AD51]*[.$AN51]" office:value-type="float" office:value="15.698" calcext:value-type="float">
            <text:p>15,7</text:p>
          </table:table-cell>
          <table:table-cell table:style-name="ce139" table:formula="of:=[.$AD51]*[.$AO51]" office:value-type="float" office:value="5.2605" calcext:value-type="float">
            <text:p>5,3</text:p>
          </table:table-cell>
          <table:table-cell table:style-name="ce143" table:formula="of:=1.28*[.AM51]" office:value-type="float" office:value="10.368" calcext:value-type="float">
            <text:p>10,4</text:p>
          </table:table-cell>
          <table:table-cell table:style-name="ce143" table:formula="of:=1.28*[.AN51]" office:value-type="float" office:value="12.032" calcext:value-type="float">
            <text:p>12,0</text:p>
          </table:table-cell>
          <table:table-cell table:style-name="ce143" table:formula="of:=1.28*[.AO51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435" calcext:value-type="float">
            <text:p>435</text:p>
          </table:table-cell>
          <table:table-cell table:style-name="ce156" table:formula="of:=([.AW51]/0.8)/([.AS51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3293.7572295" calcext:value-type="currency">
            <text:p><text:s/>£3 294 </text:p>
          </table:table-cell>
          <table:table-cell table:style-name="ce159" table:formula="of:=[.AT51]/5" office:value-type="currency" office:currency="GBP" office:value="396" calcext:value-type="currency">
            <text:p><text:s/>£39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4.9258" calcext:value-type="currency">
            <text:p><text:s/>£85 </text:p>
          </table:table-cell>
          <table:table-cell table:style-name="ce159" table:formula="of:=[.BA51]+[.BB51]+[.BC51]+[.BD51]" office:value-type="currency" office:currency="GBP" office:value="4554.6830295" calcext:value-type="currency">
            <text:p><text:s/>£4 555 </text:p>
          </table:table-cell>
          <table:table-cell table:style-name="ce161" table:formula="of:=[.BE51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1]" office:value-type="float" office:value="9649" calcext:value-type="float">
            <text:p>9 649</text:p>
          </table:table-cell>
          <table:table-cell table:style-name="ce163" table:formula="of:=([.BH51]/2/50)+2734.37" office:value-type="currency" office:currency="GBP" office:value="2830.86" calcext:value-type="currency">
            <text:p><text:s/>£2 831 </text:p>
          </table:table-cell>
          <table:table-cell table:style-name="ce156" table:formula="of:=[.BI51]/2734.37" office:value-type="float" office:value="1.0352878359549" calcext:value-type="float">
            <text:p>1</text:p>
          </table:table-cell>
          <table:table-cell table:style-name="ce164" table:formula="of:=[.J51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9649" calcext:value-type="currency">
            <text:p><text:s/>$9 649 </text:p>
          </table:table-cell>
          <table:table-cell table:style-name="ce163" table:formula="of:=[.BM51]/10/2" office:value-type="currency" office:currency="GBP" office:value="482.45" calcext:value-type="currency">
            <text:p><text:s/>£482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1];2))+(0.9588*[.AT51])+[.BP51]" office:value-type="currency" office:currency="GBP" office:value="1903.89774612" calcext:value-type="currency">
            <text:p><text:s/>£1 904 </text:p>
          </table:table-cell>
          <table:table-cell table:style-name="ce23" table:formula="of:=[.BQ51]/(9600/255)" office:value-type="float" office:value="50.5722838813125" calcext:value-type="float">
            <text:p>51</text:p>
          </table:table-cell>
          <table:table-cell table:style-name="ce23" table:formula="of:=(-0.0000004497*POWER([.AT51];2))+(0.9588*[.AT51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2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26.5625" calcext:value-type="float">
            <text:p>2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39.88847089275" calcext:value-type="float">
            <text:p>40</text:p>
          </table:table-cell>
          <table:table-cell table:style-name="ce129" table:formula="of:=[.AP52]/100/(700000/255)" office:value-type="float" office:value="0.0473571428571429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2.0574" calcext:value-type="float">
            <text:p>12,1</text:p>
          </table:table-cell>
          <table:table-cell table:style-name="ce139" table:formula="of:=[.$AD52]*[.$AN52]" office:value-type="float" office:value="15.865" calcext:value-type="float">
            <text:p>15,9</text:p>
          </table:table-cell>
          <table:table-cell table:style-name="ce139" table:formula="of:=[.$AD52]*[.$AO52]" office:value-type="float" office:value="5.2438" calcext:value-type="float">
            <text:p>5,2</text:p>
          </table:table-cell>
          <table:table-cell table:style-name="ce143" table:formula="of:=1.28*[.AM52]" office:value-type="float" office:value="9.2416" calcext:value-type="float">
            <text:p>9,2</text:p>
          </table:table-cell>
          <table:table-cell table:style-name="ce143" table:formula="of:=1.28*[.AN52]" office:value-type="float" office:value="12.16" calcext:value-type="float">
            <text:p>12,2</text:p>
          </table:table-cell>
          <table:table-cell table:style-name="ce143" table:formula="of:=1.28*[.AO52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358" calcext:value-type="float">
            <text:p>358</text:p>
          </table:table-cell>
          <table:table-cell table:style-name="ce156" table:formula="of:=([.AW52]/0.8)/([.AS52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614.2991208" calcext:value-type="currency">
            <text:p><text:s/>£3 614 </text:p>
          </table:table-cell>
          <table:table-cell table:style-name="ce159" table:formula="of:=[.AT52]/5" office:value-type="currency" office:currency="GBP" office:value="312" calcext:value-type="currency">
            <text:p><text:s/>£312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8511" calcext:value-type="currency">
            <text:p><text:s/>£85 </text:p>
          </table:table-cell>
          <table:table-cell table:style-name="ce159" table:formula="of:=[.BA52]+[.BB52]+[.BC52]+[.BD52]" office:value-type="currency" office:currency="GBP" office:value="4791.1502208" calcext:value-type="currency">
            <text:p><text:s/>£4 791 </text:p>
          </table:table-cell>
          <table:table-cell table:style-name="ce161" table:formula="of:=[.BE52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2]/2/50)+2734.37" office:value-type="currency" office:currency="GBP" office:value="2828.37" calcext:value-type="currency">
            <text:p><text:s/>£2 828 </text:p>
          </table:table-cell>
          <table:table-cell table:style-name="ce156" table:formula="of:=[.BI52]/2734.37" office:value-type="float" office:value="1.03437720571832" calcext:value-type="float">
            <text:p>1</text:p>
          </table:table-cell>
          <table:table-cell table:style-name="ce164" table:formula="of:=[.J52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400" calcext:value-type="currency">
            <text:p><text:s/>$9 400 </text:p>
          </table:table-cell>
          <table:table-cell table:style-name="ce163" table:formula="of:=[.BM52]/10/2" office:value-type="currency" office:currency="GBP" office:value="470" calcext:value-type="currency">
            <text:p><text:s/>£470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501.68361008" calcext:value-type="currency">
            <text:p><text:s/>£1 502 </text:p>
          </table:table-cell>
          <table:table-cell table:style-name="ce23" table:formula="of:=[.BQ52]/(9600/255)" office:value-type="float" office:value="39.88847089275" calcext:value-type="float">
            <text:p>40</text:p>
          </table:table-cell>
          <table:table-cell table:style-name="ce23" table:formula="of:=(-0.0000004497*POWER([.AT52];2))+(0.9588*[.AT52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3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53.125" calcext:value-type="float">
            <text:p>53</text:p>
          </table:table-cell>
          <table:table-cell table:style-name="ce23" table:formula="of:=[.BO53]" office:value-type="float" office:value="3" calcext:value-type="float">
            <text:p>3</text:p>
          </table:table-cell>
          <table:table-cell table:style-name="ce23" table:formula="of:=[.BR53]" office:value-type="float" office:value="97.50562564039" calcext:value-type="float">
            <text:p>98</text:p>
          </table:table-cell>
          <table:table-cell table:style-name="ce129" table:formula="of:=[.AP53]/100/(700000/255)" office:value-type="float" office:value="0.182142857142857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5.197" calcext:value-type="float">
            <text:p>15,2</text:p>
          </table:table-cell>
          <table:table-cell table:style-name="ce139" table:formula="of:=[.$AD53]*[.$AN53]" office:value-type="float" office:value="16.5664" calcext:value-type="float">
            <text:p>16,6</text:p>
          </table:table-cell>
          <table:table-cell table:style-name="ce139" table:formula="of:=[.$AD53]*[.$AO53]" office:value-type="float" office:value="4.3253" calcext:value-type="float">
            <text:p>4,3</text:p>
          </table:table-cell>
          <table:table-cell table:style-name="ce143" table:formula="of:=1.28*[.AM53]" office:value-type="float" office:value="11.648" calcext:value-type="float">
            <text:p>11,6</text:p>
          </table:table-cell>
          <table:table-cell table:style-name="ce143" table:formula="of:=1.28*[.AN53]" office:value-type="float" office:value="12.6976" calcext:value-type="float">
            <text:p>12,7</text:p>
          </table:table-cell>
          <table:table-cell table:style-name="ce143" table:formula="of:=1.28*[.AO53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791" calcext:value-type="float">
            <text:p>791</text:p>
          </table:table-cell>
          <table:table-cell table:style-name="ce156" table:formula="of:=([.AW53]/0.8)/([.AS53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3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3]/5" office:value-type="currency" office:currency="GBP" office:value="747.2" calcext:value-type="currency">
            <text:p><text:s/>£747 </text:p>
          </table:table-cell>
          <table:table-cell table:style-name="ce159" table:formula="of:=[.AY53]*([.AZ53]*1.3*300)" office:value-type="currency" office:currency="GBP" office:value="1170" calcext:value-type="currency">
            <text:p><text:s/>£1 170 </text:p>
          </table:table-cell>
          <table:table-cell table:style-name="ce159" table:formula="of:=([.BI53]*3/100)" office:value-type="currency" office:currency="GBP" office:value="139.0311" calcext:value-type="currency">
            <text:p><text:s/>£139 </text:p>
          </table:table-cell>
          <table:table-cell table:style-name="ce159" table:formula="of:=[.BA53]+[.BB53]+[.BC53]+[.BD53]" office:value-type="currency" office:currency="GBP" office:value="6283.99900025882" calcext:value-type="currency">
            <text:p><text:s/>£6 284 </text:p>
          </table:table-cell>
          <table:table-cell table:style-name="ce161" table:formula="of:=[.BE53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3]" office:value-type="float" office:value="190000" calcext:value-type="float">
            <text:p>190 000</text:p>
          </table:table-cell>
          <table:table-cell table:style-name="ce163" table:formula="of:=([.BH53]/2/50)+2734.37" office:value-type="currency" office:currency="GBP" office:value="4634.37" calcext:value-type="currency">
            <text:p><text:s/>£4 634 </text:p>
          </table:table-cell>
          <table:table-cell table:style-name="ce156" table:formula="of:=[.BI53]/2734.37" office:value-type="float" office:value="1.69485841345538" calcext:value-type="float">
            <text:p>2</text:p>
          </table:table-cell>
          <table:table-cell table:style-name="ce164" table:formula="of:=[.J53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3]/[.BL53]" office:value-type="currency" office:currency="USD" office:value="126666.666666667" calcext:value-type="currency">
            <text:p><text:s/>$126 667 </text:p>
          </table:table-cell>
          <table:table-cell table:style-name="ce163" table:formula="of:=[.BM53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3]/2734.37;0)" office:value-type="float" office:value="3" calcext:value-type="float">
            <text:p>3</text:p>
          </table:table-cell>
          <table:table-cell table:style-name="ce163" table:formula="of:=[.BN53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3];2))+(0.9588*[.AT53])+[.BP53]" office:value-type="currency" office:currency="GBP" office:value="3670.8000241088" calcext:value-type="currency">
            <text:p><text:s/>£3 671 </text:p>
          </table:table-cell>
          <table:table-cell table:style-name="ce23" table:formula="of:=[.BQ53]/(9600/255)" office:value-type="float" office:value="97.50562564039" calcext:value-type="float">
            <text:p>98</text:p>
          </table:table-cell>
          <table:table-cell table:style-name="ce23" table:formula="of:=(-0.0000004497*POWER([.AT53];2))+(0.9588*[.AT53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4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31.875" calcext:value-type="float">
            <text:p>32</text:p>
          </table:table-cell>
          <table:table-cell table:style-name="ce23" table:formula="of:=[.BO54]" office:value-type="float" office:value="1" calcext:value-type="float">
            <text:p>1</text:p>
          </table:table-cell>
          <table:table-cell table:style-name="ce23" table:formula="of:=[.BR54]" office:value-type="float" office:value="67.371737664" calcext:value-type="float">
            <text:p>67</text:p>
          </table:table-cell>
          <table:table-cell table:style-name="ce129" table:formula="of:=[.AP54]/100/(700000/255)" office:value-type="float" office:value="0.051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7.3012" calcext:value-type="float">
            <text:p>17,3</text:p>
          </table:table-cell>
          <table:table-cell table:style-name="ce139" table:formula="of:=[.$AD54]*[.$AN54]" office:value-type="float" office:value="22.8957" calcext:value-type="float">
            <text:p>22,9</text:p>
          </table:table-cell>
          <table:table-cell table:style-name="ce139" table:formula="of:=[.$AD54]*[.$AO54]" office:value-type="float" office:value="5.7615" calcext:value-type="float">
            <text:p>5,8</text:p>
          </table:table-cell>
          <table:table-cell table:style-name="ce143" table:formula="of:=1.28*[.AM54]" office:value-type="float" office:value="13.2608" calcext:value-type="float">
            <text:p>13,3</text:p>
          </table:table-cell>
          <table:table-cell table:style-name="ce143" table:formula="of:=1.28*[.AN54]" office:value-type="float" office:value="17.5488" calcext:value-type="float">
            <text:p>17,5</text:p>
          </table:table-cell>
          <table:table-cell table:style-name="ce143" table:formula="of:=1.28*[.AO54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4]-[.AV54]-[.AU54]" office:value-type="float" office:value="290" calcext:value-type="float">
            <text:p>290</text:p>
          </table:table-cell>
          <table:table-cell table:style-name="ce156" table:formula="of:=([.AW54]/0.8)/([.AS54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4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4]/5" office:value-type="currency" office:currency="GBP" office:value="528" calcext:value-type="currency">
            <text:p><text:s/>£528 </text:p>
          </table:table-cell>
          <table:table-cell table:style-name="ce159" table:formula="of:=[.AY54]*([.AZ54]*1.3*300)" office:value-type="currency" office:currency="GBP" office:value="1560" calcext:value-type="currency">
            <text:p><text:s/>£1 560 </text:p>
          </table:table-cell>
          <table:table-cell table:style-name="ce159" table:formula="of:=([.BI54]*3/100)" office:value-type="currency" office:currency="GBP" office:value="85.3311" calcext:value-type="currency">
            <text:p><text:s/>£85 </text:p>
          </table:table-cell>
          <table:table-cell table:style-name="ce159" table:formula="of:=[.BA54]+[.BB54]+[.BC54]+[.BD54]" office:value-type="currency" office:currency="GBP" office:value="3202.63023421875" calcext:value-type="currency">
            <text:p><text:s/>£3 203 </text:p>
          </table:table-cell>
          <table:table-cell table:style-name="ce161" table:formula="of:=[.BE54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4]/2/50)+2734.37" office:value-type="currency" office:currency="GBP" office:value="2844.37" calcext:value-type="currency">
            <text:p><text:s/>£2 844 </text:p>
          </table:table-cell>
          <table:table-cell table:style-name="ce156" table:formula="of:=[.BI54]/2734.37" office:value-type="float" office:value="1.04022864498952" calcext:value-type="float">
            <text:p>1</text:p>
          </table:table-cell>
          <table:table-cell table:style-name="ce164" table:formula="of:=[.J54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4]/[.BL54]" office:value-type="currency" office:currency="USD" office:value="11000" calcext:value-type="currency">
            <text:p><text:s/>$11 000 </text:p>
          </table:table-cell>
          <table:table-cell table:style-name="ce163" table:formula="of:=[.BM54]/10/2" office:value-type="currency" office:currency="GBP" office:value="550" calcext:value-type="currency">
            <text:p><text:s/>£550 </text:p>
          </table:table-cell>
          <table:table-cell table:style-name="ce23" table:formula="of:=ROUNDUP([.BN54]/2734.37;0)" office:value-type="float" office:value="1" calcext:value-type="float">
            <text:p>1</text:p>
          </table:table-cell>
          <table:table-cell table:style-name="ce163" table:formula="of:=[.BN54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4];2))+(0.9588*[.AT54])+[.BP54]" office:value-type="currency" office:currency="GBP" office:value="2536.34777088" calcext:value-type="currency">
            <text:p><text:s/>£2 536 </text:p>
          </table:table-cell>
          <table:table-cell table:style-name="ce23" table:formula="of:=[.BQ54]/(9600/255)" office:value-type="float" office:value="67.371737664" calcext:value-type="float">
            <text:p>67</text:p>
          </table:table-cell>
          <table:table-cell table:style-name="ce23" table:formula="of:=(-0.0000004497*POWER([.AT54];2))+(0.9588*[.AT54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5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8.75" calcext:value-type="float">
            <text:p>319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83.8022157935" calcext:value-type="float">
            <text:p>84</text:p>
          </table:table-cell>
          <table:table-cell table:style-name="ce129" table:formula="of:=[.AP55]/100/(700000/255)" office:value-type="float" office:value="0.29142857142857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8.0527" calcext:value-type="float">
            <text:p>18,1</text:p>
          </table:table-cell>
          <table:table-cell table:style-name="ce139" table:formula="of:=[.$AD55]*[.$AN55]" office:value-type="float" office:value="17.1843" calcext:value-type="float">
            <text:p>17,2</text:p>
          </table:table-cell>
          <table:table-cell table:style-name="ce139" table:formula="of:=[.$AD55]*[.$AO55]" office:value-type="float" office:value="5.2271" calcext:value-type="float">
            <text:p>5,2</text:p>
          </table:table-cell>
          <table:table-cell table:style-name="ce143" table:formula="of:=1.28*[.AM55]" office:value-type="float" office:value="13.8368" calcext:value-type="float">
            <text:p>13,8</text:p>
          </table:table-cell>
          <table:table-cell table:style-name="ce143" table:formula="of:=1.28*[.AN55]" office:value-type="float" office:value="13.1712" calcext:value-type="float">
            <text:p>13,2</text:p>
          </table:table-cell>
          <table:table-cell table:style-name="ce143" table:formula="of:=1.28*[.AO55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5]-[.AV55]-[.AU55]" office:value-type="float" office:value="830" calcext:value-type="float">
            <text:p>830</text:p>
          </table:table-cell>
          <table:table-cell table:style-name="ce156" table:formula="of:=([.AW55]/0.8)/([.AS55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5]*0.673*54" office:value-type="currency" office:currency="GBP" office:value="4189.760154" calcext:value-type="currency">
            <text:p><text:s/>£4 190 </text:p>
          </table:table-cell>
          <table:table-cell table:style-name="ce159" table:formula="of:=[.AT55]/5" office:value-type="currency" office:currency="GBP" office:value="656" calcext:value-type="currency">
            <text:p><text:s/>£656 </text:p>
          </table:table-cell>
          <table:table-cell table:style-name="ce159" table:formula="of:=[.AY55]*([.AZ55]*1.3*300)" office:value-type="currency" office:currency="GBP" office:value="3120" calcext:value-type="currency">
            <text:p><text:s/>£3 120 </text:p>
          </table:table-cell>
          <table:table-cell table:style-name="ce159" table:formula="of:=([.BI55]*3/100)" office:value-type="currency" office:currency="GBP" office:value="95.424" calcext:value-type="currency">
            <text:p><text:s/>£95 </text:p>
          </table:table-cell>
          <table:table-cell table:style-name="ce159" table:formula="of:=[.BA55]+[.BB55]+[.BC55]+[.BD55]" office:value-type="currency" office:currency="GBP" office:value="8061.184154" calcext:value-type="currency">
            <text:p><text:s/>£8 061 </text:p>
          </table:table-cell>
          <table:table-cell table:style-name="ce161" table:formula="of:=[.BE55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5]" office:value-type="float" office:value="44643" calcext:value-type="float">
            <text:p>44 643</text:p>
          </table:table-cell>
          <table:table-cell table:style-name="ce163" table:formula="of:=([.BH55]/2/50)+2734.37" office:value-type="currency" office:currency="GBP" office:value="3180.8" calcext:value-type="currency">
            <text:p><text:s/>£3 181 </text:p>
          </table:table-cell>
          <table:table-cell table:style-name="ce156" table:formula="of:=[.BI55]/2734.37" office:value-type="float" office:value="1.1632661271152" calcext:value-type="float">
            <text:p>1</text:p>
          </table:table-cell>
          <table:table-cell table:style-name="ce164" table:formula="of:=[.J55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5]/[.BL55]" office:value-type="currency" office:currency="USD" office:value="19841.3333333333" calcext:value-type="currency">
            <text:p><text:s/>$19 841 </text:p>
          </table:table-cell>
          <table:table-cell table:style-name="ce163" table:formula="of:=[.BM55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5];2))+(0.9588*[.AT55])+[.BP55]" office:value-type="currency" office:currency="GBP" office:value="3154.90694752" calcext:value-type="currency">
            <text:p><text:s/>£3 155 </text:p>
          </table:table-cell>
          <table:table-cell table:style-name="ce23" table:formula="of:=[.BQ55]/(9600/255)" office:value-type="float" office:value="83.8022157935" calcext:value-type="float">
            <text:p>84</text:p>
          </table:table-cell>
          <table:table-cell table:style-name="ce23" table:formula="of:=(-0.0000004497*POWER([.AT55];2))+(0.9588*[.AT55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6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6]*2)/(9600/255)" office:value-type="float" office:value="584.375" calcext:value-type="float">
            <text:p>584</text:p>
          </table:table-cell>
          <table:table-cell table:style-name="ce23" table:formula="of:=[.BO56]" office:value-type="float" office:value="2" calcext:value-type="float">
            <text:p>2</text:p>
          </table:table-cell>
          <table:table-cell table:style-name="ce23" table:formula="of:=[.BR56]" office:value-type="float" office:value="121.030068998437" calcext:value-type="float">
            <text:p>121</text:p>
          </table:table-cell>
          <table:table-cell table:style-name="ce129" table:formula="of:=[.AP56]/100/(700000/255)" office:value-type="float" office:value="0.728571428571429" calcext:value-type="float">
            <text:p>1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20.2571" calcext:value-type="float">
            <text:p>20,3</text:p>
          </table:table-cell>
          <table:table-cell table:style-name="ce139" table:formula="of:=[.$AD56]*[.$AN56]" office:value-type="float" office:value="15.7982" calcext:value-type="float">
            <text:p>15,8</text:p>
          </table:table-cell>
          <table:table-cell table:style-name="ce139" table:formula="of:=[.$AD56]*[.$AO56]" office:value-type="float" office:value="7.9659" calcext:value-type="float">
            <text:p>8,0</text:p>
          </table:table-cell>
          <table:table-cell table:style-name="ce143" table:formula="of:=1.28*[.AM56]" office:value-type="float" office:value="15.5264" calcext:value-type="float">
            <text:p>15,5</text:p>
          </table:table-cell>
          <table:table-cell table:style-name="ce143" table:formula="of:=1.28*[.AN56]" office:value-type="float" office:value="12.1088" calcext:value-type="float">
            <text:p>12,1</text:p>
          </table:table-cell>
          <table:table-cell table:style-name="ce143" table:formula="of:=1.28*[.AO56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1071" calcext:value-type="float">
            <text:p>1071</text:p>
          </table:table-cell>
          <table:table-cell table:style-name="ce156" table:formula="of:=([.AW56]/0.8)/([.AS56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2780.38541304" calcext:value-type="currency">
            <text:p><text:s/>£2 780 </text:p>
          </table:table-cell>
          <table:table-cell table:style-name="ce159" table:formula="of:=[.AT56]/5" office:value-type="currency" office:currency="GBP" office:value="940" calcext:value-type="currency">
            <text:p><text:s/>£940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142.0311" calcext:value-type="currency">
            <text:p><text:s/>£142 </text:p>
          </table:table-cell>
          <table:table-cell table:style-name="ce159" table:formula="of:=[.BA56]+[.BB56]+[.BC56]+[.BD56]" office:value-type="currency" office:currency="GBP" office:value="6982.41651304" calcext:value-type="currency">
            <text:p><text:s/>£6 982 </text:p>
          </table:table-cell>
          <table:table-cell table:style-name="ce161" table:formula="of:=[.BE56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6]" office:value-type="float" office:value="200000" calcext:value-type="float">
            <text:p>200 000</text:p>
          </table:table-cell>
          <table:table-cell table:style-name="ce163" table:formula="of:=([.BH56]/2/50)+2734.37" office:value-type="currency" office:currency="GBP" office:value="4734.37" calcext:value-type="currency">
            <text:p><text:s/>£4 734 </text:p>
          </table:table-cell>
          <table:table-cell table:style-name="ce156" table:formula="of:=[.BI56]/2734.37" office:value-type="float" office:value="1.7314299089004" calcext:value-type="float">
            <text:p>2</text:p>
          </table:table-cell>
          <table:table-cell table:style-name="ce164" table:formula="of:=[.J56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6]/[.BL56]" office:value-type="currency" office:currency="USD" office:value="80000" calcext:value-type="currency">
            <text:p><text:s/>$80 000 </text:p>
          </table:table-cell>
          <table:table-cell table:style-name="ce163" table:formula="of:=[.BM56]/10/2" office:value-type="currency" office:currency="GBP" office:value="4000" calcext:value-type="currency">
            <text:p><text:s/>£4 000 </text:p>
          </table:table-cell>
          <table:table-cell table:style-name="ce23" table:formula="of:=ROUNDUP([.BN56]/2734.37;0)" office:value-type="float" office:value="2" calcext:value-type="float">
            <text:p>2</text:p>
          </table:table-cell>
          <table:table-cell table:style-name="ce163" table:formula="of:=[.BN56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6];2))+(0.9588*[.AT56])+[.BP56]" office:value-type="currency" office:currency="GBP" office:value="4556.426127" calcext:value-type="currency">
            <text:p><text:s/>£4 556 </text:p>
          </table:table-cell>
          <table:table-cell table:style-name="ce23" table:formula="of:=[.BQ56]/(9600/255)" office:value-type="float" office:value="121.030068998437" calcext:value-type="float">
            <text:p>121</text:p>
          </table:table-cell>
          <table:table-cell table:style-name="ce23" table:formula="of:=(-0.0000004497*POWER([.AT56];2))+(0.9588*[.AT56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7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7]*2)/(9600/255)" office:value-type="float" office:value="610.9375" calcext:value-type="float">
            <text:p>611</text:p>
          </table:table-cell>
          <table:table-cell table:style-name="ce23" table:formula="of:=[.BO57]" office:value-type="float" office:value="12" calcext:value-type="float">
            <text:p>12</text:p>
          </table:table-cell>
          <table:table-cell table:style-name="ce23" table:formula="of:=[.BR57]" office:value-type="float" office:value="159.751821035121" calcext:value-type="float">
            <text:p>160</text:p>
          </table:table-cell>
          <table:table-cell table:style-name="ce129" table:formula="of:=[.AP57]/100/(700000/255)" office:value-type="float" office:value="29.1428571428571" calcext:value-type="float">
            <text:p>29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19.7561" calcext:value-type="float">
            <text:p>19,8</text:p>
          </table:table-cell>
          <table:table-cell table:style-name="ce139" table:formula="of:=[.$AD57]*[.$AN57]" office:value-type="float" office:value="15.6479" calcext:value-type="float">
            <text:p>15,6</text:p>
          </table:table-cell>
          <table:table-cell table:style-name="ce139" table:formula="of:=[.$AD57]*[.$AO57]" office:value-type="float" office:value="8.1329" calcext:value-type="float">
            <text:p>8,1</text:p>
          </table:table-cell>
          <table:table-cell table:style-name="ce143" table:formula="of:=1.28*[.AM57]" office:value-type="float" office:value="15.1424" calcext:value-type="float">
            <text:p>15,1</text:p>
          </table:table-cell>
          <table:table-cell table:style-name="ce143" table:formula="of:=1.28*[.AN57]" office:value-type="float" office:value="11.9936" calcext:value-type="float">
            <text:p>12,0</text:p>
          </table:table-cell>
          <table:table-cell table:style-name="ce143" table:formula="of:=1.28*[.AO57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2530" calcext:value-type="float">
            <text:p>2530</text:p>
          </table:table-cell>
          <table:table-cell table:style-name="ce156" table:formula="of:=([.AW57]/0.8)/([.AS57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7]*0.673*54" office:value-type="currency" office:currency="GBP" office:value="4597.63078104" calcext:value-type="currency">
            <text:p><text:s/>£4 598 </text:p>
          </table:table-cell>
          <table:table-cell table:style-name="ce159" table:formula="of:=[.AT57]/5" office:value-type="currency" office:currency="GBP" office:value="1160" calcext:value-type="currency">
            <text:p><text:s/>£1 160 </text:p>
          </table:table-cell>
          <table:table-cell table:style-name="ce159" table:formula="of:=[.AY57]*([.AZ57]*1.3*300)" office:value-type="currency" office:currency="GBP" office:value="5460" calcext:value-type="currency">
            <text:p><text:s/>£5 460 </text:p>
          </table:table-cell>
          <table:table-cell table:style-name="ce159" table:formula="of:=([.BI57]*3/100)" office:value-type="currency" office:currency="GBP" office:value="3772.0311" calcext:value-type="currency">
            <text:p><text:s/>£3 772 </text:p>
          </table:table-cell>
          <table:table-cell table:style-name="ce159" table:formula="of:=[.BA57]+[.BB57]+[.BC57]+[.BD57]" office:value-type="currency" office:currency="GBP" office:value="14989.66188104" calcext:value-type="currency">
            <text:p><text:s/>£14 990 </text:p>
          </table:table-cell>
          <table:table-cell table:style-name="ce161" table:formula="of:=[.BE57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7]" office:value-type="float" office:value="12300000" calcext:value-type="float">
            <text:p>12 300 000</text:p>
          </table:table-cell>
          <table:table-cell table:style-name="ce163" table:formula="of:=([.BH57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7]/2734.37" office:value-type="float" office:value="45.9829393973749" calcext:value-type="float">
            <text:p>46</text:p>
          </table:table-cell>
          <table:table-cell table:style-name="ce164" table:formula="of:=[.J57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7]/[.BL57]" office:value-type="currency" office:currency="USD" office:value="624365.482233503" calcext:value-type="currency">
            <text:p><text:s/>$624 365 </text:p>
          </table:table-cell>
          <table:table-cell table:style-name="ce163" table:formula="of:=[.BM57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7]/2734.37;0)" office:value-type="float" office:value="12" calcext:value-type="float">
            <text:p>12</text:p>
          </table:table-cell>
          <table:table-cell table:style-name="ce163" table:formula="of:=[.BN57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7];2))+(0.9588*[.AT57])+[.BP57]" office:value-type="currency" office:currency="GBP" office:value="6014.18620367513" calcext:value-type="currency">
            <text:p><text:s/>£6 014 </text:p>
          </table:table-cell>
          <table:table-cell table:style-name="ce23" table:formula="of:=[.BQ57]/(9600/255)" office:value-type="float" office:value="159.751821035121" calcext:value-type="float">
            <text:p>160</text:p>
          </table:table-cell>
          <table:table-cell table:style-name="ce23" table:formula="of:=(-0.0000004497*POWER([.AT57];2))+(0.9588*[.AT57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8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8]*2)/(9600/255)" office:value-type="float" office:value="10.625" calcext:value-type="float">
            <text:p>11</text:p>
          </table:table-cell>
          <table:table-cell table:style-name="ce23" table:formula="of:=[.BO58]" office:value-type="float" office:value="1" calcext:value-type="float">
            <text:p>1</text:p>
          </table:table-cell>
          <table:table-cell table:style-name="ce23" table:formula="of:=[.BR58]" office:value-type="float" office:value="12.7588074609375" calcext:value-type="float">
            <text:p>13</text:p>
          </table:table-cell>
          <table:table-cell table:style-name="ce129" table:formula="of:=[.AP58]/100/(700000/255)" office:value-type="float" office:value="0.0327857142857143" calcext:value-type="float">
            <text:p>0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3.026" calcext:value-type="float">
            <text:p>13,0</text:p>
          </table:table-cell>
          <table:table-cell table:style-name="ce139" table:formula="of:=[.$AD58]*[.$AN58]" office:value-type="float" office:value="16.7" calcext:value-type="float">
            <text:p>16,7</text:p>
          </table:table-cell>
          <table:table-cell table:style-name="ce139" table:formula="of:=[.$AD58]*[.$AO58]" office:value-type="float" office:value="2.8056" calcext:value-type="float">
            <text:p>2,8</text:p>
          </table:table-cell>
          <table:table-cell table:style-name="ce143" table:formula="of:=1.28*[.AM58]" office:value-type="float" office:value="9.984" calcext:value-type="float">
            <text:p>10,0</text:p>
          </table:table-cell>
          <table:table-cell table:style-name="ce143" table:formula="of:=1.28*[.AN58]" office:value-type="float" office:value="12.8" calcext:value-type="float">
            <text:p>12,8</text:p>
          </table:table-cell>
          <table:table-cell table:style-name="ce143" table:formula="of:=1.28*[.AO58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35" calcext:value-type="float">
            <text:p>35</text:p>
          </table:table-cell>
          <table:table-cell table:style-name="ce156" table:formula="of:=([.AW58]/0.8)/([.AS58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8]*0.673*54" office:value-type="currency" office:currency="GBP" office:value="397.52242425" calcext:value-type="currency">
            <text:p><text:s/>£398 </text:p>
          </table:table-cell>
          <table:table-cell table:style-name="ce159" table:formula="of:=[.AT58]/5" office:value-type="currency" office:currency="GBP" office:value="100" calcext:value-type="currency">
            <text:p><text:s/>£100 </text:p>
          </table:table-cell>
          <table:table-cell table:style-name="ce159" table:formula="of:=[.AY58]*([.AZ58]*1.3*300)" office:value-type="currency" office:currency="GBP" office:value="1560" calcext:value-type="currency">
            <text:p><text:s/>£1 560 </text:p>
          </table:table-cell>
          <table:table-cell table:style-name="ce159" table:formula="of:=([.BI58]*3/100)" office:value-type="currency" office:currency="GBP" office:value="82.4487" calcext:value-type="currency">
            <text:p><text:s/>£82 </text:p>
          </table:table-cell>
          <table:table-cell table:style-name="ce159" table:formula="of:=[.BA58]+[.BB58]+[.BC58]+[.BD58]" office:value-type="currency" office:currency="GBP" office:value="2139.97112425" calcext:value-type="currency">
            <text:p><text:s/>£2 140 </text:p>
          </table:table-cell>
          <table:table-cell table:style-name="ce161" table:formula="of:=[.BE58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8]" office:value-type="float" office:value="1392" calcext:value-type="float">
            <text:p>1 392</text:p>
          </table:table-cell>
          <table:table-cell table:style-name="ce163" table:formula="of:=([.BH58]/2/50)+2734.37" office:value-type="currency" office:currency="GBP" office:value="2748.29" calcext:value-type="currency">
            <text:p><text:s/>£2 748 </text:p>
          </table:table-cell>
          <table:table-cell table:style-name="ce156" table:formula="of:=[.BI58]/2734.37" office:value-type="float" office:value="1.00509075216595" calcext:value-type="float">
            <text:p>1</text:p>
          </table:table-cell>
          <table:table-cell table:style-name="ce164" table:formula="of:=[.J58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8]/[.BL58]" office:value-type="currency" office:currency="USD" office:value="1392" calcext:value-type="currency">
            <text:p><text:s/>$1 392 </text:p>
          </table:table-cell>
          <table:table-cell table:style-name="ce163" table:formula="of:=[.BM58]/10/2" office:value-type="currency" office:currency="GBP" office:value="69.6" calcext:value-type="currency">
            <text:p><text:s/>£70 </text:p>
          </table:table-cell>
          <table:table-cell table:style-name="ce23" table:formula="of:=ROUNDUP([.BN58]/2734.37;0)" office:value-type="float" office:value="1" calcext:value-type="float">
            <text:p>1</text:p>
          </table:table-cell>
          <table:table-cell table:style-name="ce163" table:formula="of:=[.BN58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8];2))+(0.9588*[.AT58])+[.BP58]" office:value-type="currency" office:currency="GBP" office:value="480.331575" calcext:value-type="currency">
            <text:p><text:s/>£480 </text:p>
          </table:table-cell>
          <table:table-cell table:style-name="ce23" table:formula="of:=[.BQ58]/(9600/255)" office:value-type="float" office:value="12.7588074609375" calcext:value-type="float">
            <text:p>13</text:p>
          </table:table-cell>
          <table:table-cell table:style-name="ce23" table:formula="of:=(-0.0000004497*POWER([.AT58];2))+(0.9588*[.AT58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59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9]*2)/(9600/255)" office:value-type="float" office:value="63.75" calcext:value-type="float">
            <text:p>64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36.42883749375" calcext:value-type="float">
            <text:p>36</text:p>
          </table:table-cell>
          <table:table-cell table:style-name="ce129" table:formula="of:=[.AP59]/100/(700000/255)" office:value-type="float" office:value="0.364285714285714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2.5918" calcext:value-type="float">
            <text:p>12,6</text:p>
          </table:table-cell>
          <table:table-cell table:style-name="ce139" table:formula="of:=[.$AD59]*[.$AN59]" office:value-type="float" office:value="20.4575" calcext:value-type="float">
            <text:p>20,5</text:p>
          </table:table-cell>
          <table:table-cell table:style-name="ce139" table:formula="of:=[.$AD59]*[.$AO59]" office:value-type="float" office:value="3.841" calcext:value-type="float">
            <text:p>3,8</text:p>
          </table:table-cell>
          <table:table-cell table:style-name="ce143" table:formula="of:=1.28*[.AM59]" office:value-type="float" office:value="9.6512" calcext:value-type="float">
            <text:p>9,7</text:p>
          </table:table-cell>
          <table:table-cell table:style-name="ce143" table:formula="of:=1.28*[.AN59]" office:value-type="float" office:value="15.68" calcext:value-type="float">
            <text:p>15,7</text:p>
          </table:table-cell>
          <table:table-cell table:style-name="ce143" table:formula="of:=1.28*[.AO59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410" calcext:value-type="float">
            <text:p>410</text:p>
          </table:table-cell>
          <table:table-cell table:style-name="ce156" table:formula="of:=([.AW59]/0.8)/([.AS59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59]*0.673*54" office:value-type="currency" office:currency="GBP" office:value="1862.6765022" calcext:value-type="currency">
            <text:p><text:s/>£1 863 </text:p>
          </table:table-cell>
          <table:table-cell table:style-name="ce159" table:formula="of:=[.AT59]/5" office:value-type="currency" office:currency="GBP" office:value="280" calcext:value-type="currency">
            <text:p><text:s/>£280 </text:p>
          </table:table-cell>
          <table:table-cell table:style-name="ce159" table:formula="of:=[.AY59]*([.AZ59]*1.3*300)" office:value-type="currency" office:currency="GBP" office:value="780" calcext:value-type="currency">
            <text:p><text:s/>£780 </text:p>
          </table:table-cell>
          <table:table-cell table:style-name="ce159" table:formula="of:=([.BI59]*3/100)" office:value-type="currency" office:currency="GBP" office:value="100.0311" calcext:value-type="currency">
            <text:p><text:s/>£100 </text:p>
          </table:table-cell>
          <table:table-cell table:style-name="ce159" table:formula="of:=[.BA59]+[.BB59]+[.BC59]+[.BD59]" office:value-type="currency" office:currency="GBP" office:value="3022.7076022" calcext:value-type="currency">
            <text:p><text:s/>£3 023 </text:p>
          </table:table-cell>
          <table:table-cell table:style-name="ce161" table:formula="of:=[.BE59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59]/2/50)+2734.37" office:value-type="currency" office:currency="GBP" office:value="3334.37" calcext:value-type="currency">
            <text:p><text:s/>£3 334 </text:p>
          </table:table-cell>
          <table:table-cell table:style-name="ce156" table:formula="of:=[.BI59]/2734.37" office:value-type="float" office:value="1.21942897267012" calcext:value-type="float">
            <text:p>1</text:p>
          </table:table-cell>
          <table:table-cell table:style-name="ce164" table:formula="of:=[.J59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9]/[.BL59]" office:value-type="currency" office:currency="USD" office:value="40000" calcext:value-type="currency">
            <text:p><text:s/>$40 000 </text:p>
          </table:table-cell>
          <table:table-cell table:style-name="ce163" table:formula="of:=[.BM59]/10/2" office:value-type="currency" office:currency="GBP" office:value="2000" calcext:value-type="currency">
            <text:p><text:s/>£2 00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59];2))+(0.9588*[.AT59])+[.BP59]" office:value-type="currency" office:currency="GBP" office:value="1371.438588" calcext:value-type="currency">
            <text:p><text:s/>£1 371 </text:p>
          </table:table-cell>
          <table:table-cell table:style-name="ce23" table:formula="of:=[.BQ59]/(9600/255)" office:value-type="float" office:value="36.42883749375" calcext:value-type="float">
            <text:p>36</text:p>
          </table:table-cell>
          <table:table-cell table:style-name="ce23" table:formula="of:=(-0.0000004497*POWER([.AT59];2))+(0.9588*[.AT59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H60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0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0]/125" office:value-type="float" office:value="24" calcext:value-type="float">
            <text:p>24</text:p>
          </table:table-cell>
          <table:table-cell table:style-name="ce126"/>
          <table:table-cell table:style-name="ce23" table:formula="of:=([.AQ60]*2)/(9600/255)" office:value-type="float" office:value="0" calcext:value-type="float">
            <text:p>0</text:p>
          </table:table-cell>
          <table:table-cell table:style-name="ce23" table:formula="of:=[.BO60]" office:value-type="float" office:value="10" calcext:value-type="float">
            <text:p>10</text:p>
          </table:table-cell>
          <table:table-cell table:style-name="ce23" table:formula="of:=[.BR60]" office:value-type="float" office:value="339.44287015625" calcext:value-type="float">
            <text:p>339</text:p>
          </table:table-cell>
          <table:table-cell table:style-name="ce129" table:formula="of:=[.AP60]/100/(700000/255)" office:value-type="float" office:value="0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office:annotation draw:style-name="gr2" draw:text-style-name="P4" svg:width="2.899cm" svg:height="1.799cm" svg:x="55.298cm" svg:y="46.174cm" draw:caption-point-x="-0.61cm" draw:caption-point-y="1.51cm">
              <dc:creator>AD</dc:creator>
              <dc:date>2023-06-25T00:00:00</dc:date>
              <text:p text:style-name="P3"><text:span text:style-name="T2">38x9x11</text:span></text:p>
              <text:p text:style-name="P3"><text:span text:style-name="T2">152x36x44</text:span></text:p>
            </office:annotation>
            <text:p>1,67</text:p>
          </table:table-cell>
          <table:table-cell table:style-name="ce138" table:formula="of:=[.$AD60]*[.$AM60]" office:value-type="float" office:value="32.398" calcext:value-type="float">
            <text:p>32,4</text:p>
          </table:table-cell>
          <table:table-cell table:style-name="ce138" table:formula="of:=[.$AD60]*[.$AN60]" office:value-type="float" office:value="0" calcext:value-type="float">
            <text:p>0,0</text:p>
          </table:table-cell>
          <table:table-cell table:style-name="ce138" table:formula="of:=[.$AD60]*[.$AO60]" office:value-type="float" office:value="11.022" calcext:value-type="float">
            <text:p>11,0</text:p>
          </table:table-cell>
          <table:table-cell table:style-name="ce143" table:formula="of:=1.67*[.AM60]" office:value-type="float" office:value="32.398" calcext:value-type="float">
            <text:p>32,4</text:p>
          </table:table-cell>
          <table:table-cell table:style-name="ce143" table:formula="of:=1.67*[.AN60]" office:value-type="float" office:value="0" calcext:value-type="float">
            <text:p>0,0</text:p>
          </table:table-cell>
          <table:table-cell table:style-name="ce143" table:formula="of:=1.67*[.AO60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0]-[.AV60]-[.AU60]" office:value-type="float" office:value="3137" calcext:value-type="float">
            <text:p>3137</text:p>
          </table:table-cell>
          <table:table-cell table:style-name="ce156" table:formula="of:=([.AW60]/0.8)/([.AS60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0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0]/5" office:value-type="currency" office:currency="GBP" office:value="2600" calcext:value-type="currency">
            <text:p><text:s/>£2 600 </text:p>
          </table:table-cell>
          <table:table-cell table:style-name="ce159" table:formula="of:=[.AY60]*([.AZ60]*1.3*300)" office:value-type="currency" office:currency="GBP" office:value="3900" calcext:value-type="currency">
            <text:p><text:s/>£3 900 </text:p>
          </table:table-cell>
          <table:table-cell table:style-name="ce159" table:formula="of:=([.BI60]*3/100)" office:value-type="currency" office:currency="GBP" office:value="457.0311" calcext:value-type="currency">
            <text:p><text:s/>£457 </text:p>
          </table:table-cell>
          <table:table-cell table:style-name="ce159" table:formula="of:=[.BA60]+[.BB60]+[.BC60]+[.BD60]" office:value-type="currency" office:currency="GBP" office:value="20929.3318828824" calcext:value-type="currency">
            <text:p><text:s/>£20 929 </text:p>
          </table:table-cell>
          <table:table-cell table:style-name="ce161" table:formula="of:=[.BE60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0]" office:value-type="float" office:value="1250000" calcext:value-type="float">
            <text:p>1 250 000</text:p>
          </table:table-cell>
          <table:table-cell table:style-name="ce163" table:formula="of:=([.BH60]/2/50)+2734.37" office:value-type="currency" office:currency="GBP" office:value="15234.37" calcext:value-type="currency">
            <text:p><text:s/>£15 234 </text:p>
          </table:table-cell>
          <table:table-cell table:style-name="ce156" table:formula="of:=[.BI60]/2734.37" office:value-type="float" office:value="5.57143693062753" calcext:value-type="float">
            <text:p>6</text:p>
          </table:table-cell>
          <table:table-cell table:style-name="ce164" table:formula="of:=[.J60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0]/[.BL60]" office:value-type="currency" office:currency="USD" office:value="520833.333333333" calcext:value-type="currency">
            <text:p><text:s/>$520 833 </text:p>
          </table:table-cell>
          <table:table-cell table:style-name="ce163" table:formula="of:=[.BM60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0]/2734.37;0)" office:value-type="float" office:value="10" calcext:value-type="float">
            <text:p>10</text:p>
          </table:table-cell>
          <table:table-cell table:style-name="ce163" table:formula="of:=[.BN60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0];2))+(0.9588*[.AT60])+[.BP60]" office:value-type="currency" office:currency="GBP" office:value="12779.0257" calcext:value-type="currency">
            <text:p><text:s/>£12 779 </text:p>
          </table:table-cell>
          <table:table-cell table:style-name="ce23" table:formula="of:=[.BQ60]/(9600/255)" office:value-type="float" office:value="339.44287015625" calcext:value-type="float">
            <text:p>339</text:p>
          </table:table-cell>
          <table:table-cell table:style-name="ce23" table:formula="of:=(-0.0000004497*POWER([.AT60];2))+(0.9588*[.AT60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H61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1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16" calcext:value-type="float">
            <text:p>16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8" calcext:value-type="float">
            <text:p>8</text:p>
          </table:table-cell>
          <table:table-cell table:style-name="ce23" table:formula="of:=[.BR61]" office:value-type="float" office:value="185.66031234375" calcext:value-type="float">
            <text:p>186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text:p>1,67</text:p>
          </table:table-cell>
          <table:table-cell table:style-name="ce138" table:formula="of:=[.$AD61]*[.$AM61]" office:value-type="float" office:value="30.3105" calcext:value-type="float">
            <text:p>30,3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8.5838" calcext:value-type="float">
            <text:p>8,6</text:p>
          </table:table-cell>
          <table:table-cell table:style-name="ce143" table:formula="of:=1.67*[.AM61]" office:value-type="float" office:value="30.3105" calcext:value-type="float">
            <text:p>30,3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1]-[.AV61]-[.AU61]" office:value-type="float" office:value="1464" calcext:value-type="float">
            <text:p>1464</text:p>
          </table:table-cell>
          <table:table-cell table:style-name="ce156" table:formula="of:=([.AW61]/0.8)/([.AS61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1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1]/5" office:value-type="currency" office:currency="GBP" office:value="1400" calcext:value-type="currency">
            <text:p><text:s/>£1 400 </text:p>
          </table:table-cell>
          <table:table-cell table:style-name="ce159" table:formula="of:=[.AY61]*([.AZ61]*1.3*300)" office:value-type="currency" office:currency="GBP" office:value="0" calcext:value-type="currency">
            <text:p><text:s/>£-</text:p>
          </table:table-cell>
          <table:table-cell table:style-name="ce159" table:formula="of:=([.BI61]*3/100)" office:value-type="currency" office:currency="GBP" office:value="382.0311" calcext:value-type="currency">
            <text:p><text:s/>£382 </text:p>
          </table:table-cell>
          <table:table-cell table:style-name="ce159" table:formula="of:=[.BA61]+[.BB61]+[.BC61]+[.BD61]" office:value-type="currency" office:currency="GBP" office:value="13249.4760084138" calcext:value-type="currency">
            <text:p><text:s/>£13 249 </text:p>
          </table:table-cell>
          <table:table-cell table:style-name="ce161" table:formula="of:=[.BE61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1]" office:value-type="float" office:value="1000000" calcext:value-type="float">
            <text:p>1 000 000</text:p>
          </table:table-cell>
          <table:table-cell table:style-name="ce163" table:formula="of:=([.BH61]/2/50)+2734.37" office:value-type="currency" office:currency="GBP" office:value="12734.37" calcext:value-type="currency">
            <text:p><text:s/>£12 734 </text:p>
          </table:table-cell>
          <table:table-cell table:style-name="ce156" table:formula="of:=[.BI61]/2734.37" office:value-type="float" office:value="4.65714954450202" calcext:value-type="float">
            <text:p>5</text:p>
          </table:table-cell>
          <table:table-cell table:style-name="ce164" table:formula="of:=[.J61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1]/[.BL61]" office:value-type="currency" office:currency="USD" office:value="400000" calcext:value-type="currency">
            <text:p><text:s/>$400 000 </text:p>
          </table:table-cell>
          <table:table-cell table:style-name="ce163" table:formula="of:=[.BM61]/10/2" office:value-type="currency" office:currency="GBP" office:value="20000" calcext:value-type="currency">
            <text:p><text:s/>£20 000 </text:p>
          </table:table-cell>
          <table:table-cell table:style-name="ce23" table:formula="of:=ROUNDUP([.BN61]/2734.37;0)" office:value-type="float" office:value="8" calcext:value-type="float">
            <text:p>8</text:p>
          </table:table-cell>
          <table:table-cell table:style-name="ce163" table:formula="of:=[.BN61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1];2))+(0.9588*[.AT61])+[.BP61]" office:value-type="currency" office:currency="GBP" office:value="6989.5647" calcext:value-type="currency">
            <text:p><text:s/>£6 990 </text:p>
          </table:table-cell>
          <table:table-cell table:style-name="ce23" table:formula="of:=[.BQ61]/(9600/255)" office:value-type="float" office:value="185.66031234375" calcext:value-type="float">
            <text:p>186</text:p>
          </table:table-cell>
          <table:table-cell table:style-name="ce23" table:formula="of:=(-0.0000004497*POWER([.AT61];2))+(0.9588*[.AT61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w101</text:p>
          </table:table-cell>
          <table:table-cell table:style-name="ce16" table:formula="of:=UPPER([.H62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2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24.4" calcext:value-type="float">
            <text:p>24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46" calcext:value-type="float">
            <text:p>46</text:p>
          </table:table-cell>
          <table:table-cell table:style-name="ce23" table:formula="of:=[.BR62]" office:value-type="float" office:value="418.324410328769" calcext:value-type="float">
            <text:p>418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2.6151" calcext:value-type="float">
            <text:p>32,6</text:p>
          </table:table-cell>
          <table:table-cell table:style-name="ce138" table:formula="of:=[.$AD62]*[.$AN62]" office:value-type="float" office:value="31.0453" calcext:value-type="float">
            <text:p>31,0</text:p>
          </table:table-cell>
          <table:table-cell table:style-name="ce138" table:formula="of:=[.$AD62]*[.$AO62]" office:value-type="float" office:value="11.0554" calcext:value-type="float">
            <text:p>11,1</text:p>
          </table:table-cell>
          <table:table-cell table:style-name="ce143" table:formula="of:=1.67*[.AM62]" office:value-type="float" office:value="32.6151" calcext:value-type="float">
            <text:p>32,6</text:p>
          </table:table-cell>
          <table:table-cell table:style-name="ce143" table:formula="of:=1.67*[.AN62]" office:value-type="float" office:value="31.0453" calcext:value-type="float">
            <text:p>31,0</text:p>
          </table:table-cell>
          <table:table-cell table:style-name="ce143" table:formula="of:=1.67*[.AO62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2]-[.AV62]-[.AU62]" office:value-type="float" office:value="1050" calcext:value-type="float">
            <text:p>1050</text:p>
          </table:table-cell>
          <table:table-cell table:style-name="ce156" table:formula="of:=([.AW62]/0.8)/([.AS62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2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2]/5" office:value-type="currency" office:currency="GBP" office:value="2920" calcext:value-type="currency">
            <text:p><text:s/>£2 92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13957.0311" calcext:value-type="currency">
            <text:p><text:s/>£13 957 </text:p>
          </table:table-cell>
          <table:table-cell table:style-name="ce159" table:formula="of:=[.BA62]+[.BB62]+[.BC62]+[.BD62]" office:value-type="currency" office:currency="GBP" office:value="20379.4313136564" calcext:value-type="currency">
            <text:p><text:s/>£20 379 </text:p>
          </table:table-cell>
          <table:table-cell table:style-name="ce161" table:formula="of:=[.BE62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2]" office:value-type="float" office:value="46250000" calcext:value-type="float">
            <text:p>46 250 000</text:p>
          </table:table-cell>
          <table:table-cell table:style-name="ce163" table:formula="of:=([.BH62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2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2]/[.BL62]" office:value-type="currency" office:currency="USD" office:value="2461415.64662054" calcext:value-type="currency">
            <text:p><text:s/>$2 461 416 </text:p>
          </table:table-cell>
          <table:table-cell table:style-name="ce163" table:formula="of:=[.BM62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2]/2734.37;0)" office:value-type="float" office:value="46" calcext:value-type="float">
            <text:p>46</text:p>
          </table:table-cell>
          <table:table-cell table:style-name="ce163" table:formula="of:=[.BN62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2];2))+(0.9588*[.AT62])+[.BP62]" office:value-type="currency" office:currency="GBP" office:value="15748.6836829654" calcext:value-type="currency">
            <text:p><text:s/>£15 749 </text:p>
          </table:table-cell>
          <table:table-cell table:style-name="ce23" table:formula="of:=[.BQ62]/(9600/255)" office:value-type="float" office:value="418.324410328769" calcext:value-type="float">
            <text:p>418</text:p>
          </table:table-cell>
          <table:table-cell table:style-name="ce23" table:formula="of:=(-0.0000004497*POWER([.AT62];2))+(0.9588*[.AT62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3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3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0" calcext:value-type="float">
            <text:p>0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9" calcext:value-type="float">
            <text:p>9</text:p>
          </table:table-cell>
          <table:table-cell table:style-name="ce23" table:formula="of:=[.BR63]" office:value-type="float" office:value="171.584631329577" calcext:value-type="float">
            <text:p>172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27.8222" calcext:value-type="float">
            <text:p>27,8</text:p>
          </table:table-cell>
          <table:table-cell table:style-name="ce138" table:formula="of:=[.$AD63]*[.$AN63]" office:value-type="float" office:value="3.7742" calcext:value-type="float">
            <text:p>3,8</text:p>
          </table:table-cell>
          <table:table-cell table:style-name="ce138" table:formula="of:=[.$AD63]*[.$AO63]" office:value-type="float" office:value="8.3166" calcext:value-type="float">
            <text:p>8,3</text:p>
          </table:table-cell>
          <table:table-cell table:style-name="ce143" table:formula="of:=1.67*[.AM63]" office:value-type="float" office:value="27.8222" calcext:value-type="float">
            <text:p>27,8</text:p>
          </table:table-cell>
          <table:table-cell table:style-name="ce143" table:formula="of:=1.67*[.AN63]" office:value-type="float" office:value="3.7742" calcext:value-type="float">
            <text:p>3,8</text:p>
          </table:table-cell>
          <table:table-cell table:style-name="ce143" table:formula="of:=1.67*[.AO63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3]-[.AV63]-[.AU63]" office:value-type="float" office:value="6400" calcext:value-type="float">
            <text:p>6400</text:p>
          </table:table-cell>
          <table:table-cell table:style-name="ce156" table:formula="of:=([.AW63]/0.8)/([.AS63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3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3]/5" office:value-type="currency" office:currency="GBP" office:value="1280" calcext:value-type="currency">
            <text:p><text:s/>£1 28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3382.0311" calcext:value-type="currency">
            <text:p><text:s/>£3 382 </text:p>
          </table:table-cell>
          <table:table-cell table:style-name="ce159" table:formula="of:=[.BA63]+[.BB63]+[.BC63]+[.BD63]" office:value-type="currency" office:currency="GBP" office:value="32066.2967814326" calcext:value-type="currency">
            <text:p><text:s/>£32 066 </text:p>
          </table:table-cell>
          <table:table-cell table:style-name="ce161" table:formula="of:=[.BE63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3]" office:value-type="float" office:value="11000000" calcext:value-type="float">
            <text:p>11 000 000</text:p>
          </table:table-cell>
          <table:table-cell table:style-name="ce163" table:formula="of:=([.BH63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3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3]/[.BL63]" office:value-type="currency" office:currency="USD" office:value="455675.227837614" calcext:value-type="currency">
            <text:p><text:s/>$455 675 </text:p>
          </table:table-cell>
          <table:table-cell table:style-name="ce163" table:formula="of:=[.BM63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3]/2734.37;0)" office:value-type="float" office:value="9" calcext:value-type="float">
            <text:p>9</text:p>
          </table:table-cell>
          <table:table-cell table:style-name="ce163" table:formula="of:=[.BN63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3];2))+(0.9588*[.AT63])+[.BP63]" office:value-type="currency" office:currency="GBP" office:value="6459.65670887821" calcext:value-type="currency">
            <text:p><text:s/>£6 460 </text:p>
          </table:table-cell>
          <table:table-cell table:style-name="ce23" table:formula="of:=[.BQ63]/(9600/255)" office:value-type="float" office:value="171.584631329577" calcext:value-type="float">
            <text:p>172</text:p>
          </table:table-cell>
          <table:table-cell table:style-name="ce23" table:formula="of:=(-0.0000004497*POWER([.AT63];2))+(0.9588*[.AT63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H64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4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37.2" calcext:value-type="float">
            <text:p>37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23" calcext:value-type="float">
            <text:p>23</text:p>
          </table:table-cell>
          <table:table-cell table:style-name="ce23" table:formula="of:=[.BR64]" office:value-type="float" office:value="252.799138772321" calcext:value-type="float">
            <text:p>253</text:p>
          </table:table-cell>
          <table:table-cell table:style-name="ce129" table:formula="of:=[.AP64]/100/(700000/255)" office:value-type="float" office:value="52.0928571428571" calcext:value-type="float">
            <text:p>52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5.9351" calcext:value-type="float">
            <text:p>25,9</text:p>
          </table:table-cell>
          <table:table-cell table:style-name="ce138" table:formula="of:=[.$AD64]*[.$AN64]" office:value-type="float" office:value="26.052" calcext:value-type="float">
            <text:p>26,1</text:p>
          </table:table-cell>
          <table:table-cell table:style-name="ce138" table:formula="of:=[.$AD64]*[.$AO64]" office:value-type="float" office:value="8.2164" calcext:value-type="float">
            <text:p>8,2</text:p>
          </table:table-cell>
          <table:table-cell table:style-name="ce143" table:formula="of:=1.67*[.AM64]" office:value-type="float" office:value="25.9351" calcext:value-type="float">
            <text:p>25,9</text:p>
          </table:table-cell>
          <table:table-cell table:style-name="ce143" table:formula="of:=1.67*[.AN64]" office:value-type="float" office:value="26.052" calcext:value-type="float">
            <text:p>26,1</text:p>
          </table:table-cell>
          <table:table-cell table:style-name="ce143" table:formula="of:=1.67*[.AO64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4]-[.AV64]-[.AU64]" office:value-type="float" office:value="0" calcext:value-type="float">
            <text:p>0</text:p>
          </table:table-cell>
          <table:table-cell table:style-name="ce156" table:formula="of:=([.AW64]/0.8)/([.AS64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4]*0.673*54" office:value-type="currency" office:currency="GBP" office:value="0" calcext:value-type="currency">
            <text:p><text:s/>£-</text:p>
          </table:table-cell>
          <table:table-cell table:style-name="ce159" table:formula="of:=[.AT64]/5" office:value-type="currency" office:currency="GBP" office:value="1800" calcext:value-type="currency">
            <text:p><text:s/>£1 80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6682.0311" calcext:value-type="currency">
            <text:p><text:s/>£6 682 </text:p>
          </table:table-cell>
          <table:table-cell table:style-name="ce159" table:formula="of:=[.BA64]+[.BB64]+[.BC64]+[.BD64]" office:value-type="currency" office:currency="GBP" office:value="8482.0311" calcext:value-type="currency">
            <text:p><text:s/>£8 482 </text:p>
          </table:table-cell>
          <table:table-cell table:style-name="ce161" table:formula="of:=[.BE64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4]" office:value-type="float" office:value="22000000" calcext:value-type="float">
            <text:p>22 000 000</text:p>
          </table:table-cell>
          <table:table-cell table:style-name="ce163" table:formula="of:=([.BH64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4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4]/[.BL64]" office:value-type="currency" office:currency="USD" office:value="1232492.99719888" calcext:value-type="currency">
            <text:p><text:s/>$1 232 493 </text:p>
          </table:table-cell>
          <table:table-cell table:style-name="ce163" table:formula="of:=[.BM64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4]/2734.37;0)" office:value-type="float" office:value="23" calcext:value-type="float">
            <text:p>23</text:p>
          </table:table-cell>
          <table:table-cell table:style-name="ce163" table:formula="of:=[.BN64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4];2))+(0.9588*[.AT64])+[.BP64]" office:value-type="currency" office:currency="GBP" office:value="9517.14404789916" calcext:value-type="currency">
            <text:p><text:s/>£9 517 </text:p>
          </table:table-cell>
          <table:table-cell table:style-name="ce23" table:formula="of:=[.BQ64]/(9600/255)" office:value-type="float" office:value="252.799138772321" calcext:value-type="float">
            <text:p>253</text:p>
          </table:table-cell>
          <table:table-cell table:style-name="ce23" table:formula="of:=(-0.0000004497*POWER([.AT64];2))+(0.9588*[.AT64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5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5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45.36" calcext:value-type="float">
            <text:p>45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8" calcext:value-type="float">
            <text:p>28</text:p>
          </table:table-cell>
          <table:table-cell table:style-name="ce23" table:formula="of:=[.BR65]" office:value-type="float" office:value="313.399703268262" calcext:value-type="float">
            <text:p>313</text:p>
          </table:table-cell>
          <table:table-cell table:style-name="ce129" table:formula="of:=[.AP65]/100/(700000/255)" office:value-type="float" office:value="153" calcext:value-type="float">
            <text:p>153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32.565" calcext:value-type="float">
            <text:p>32,6</text:p>
          </table:table-cell>
          <table:table-cell table:style-name="ce138" table:formula="of:=[.$AD65]*[.$AN65]" office:value-type="float" office:value="27.054" calcext:value-type="float">
            <text:p>27,1</text:p>
          </table:table-cell>
          <table:table-cell table:style-name="ce138" table:formula="of:=[.$AD65]*[.$AO65]" office:value-type="float" office:value="7.682" calcext:value-type="float">
            <text:p>7,7</text:p>
          </table:table-cell>
          <table:table-cell table:style-name="ce143" table:formula="of:=1.67*[.AM65]" office:value-type="float" office:value="32.565" calcext:value-type="float">
            <text:p>32,6</text:p>
          </table:table-cell>
          <table:table-cell table:style-name="ce143" table:formula="of:=1.67*[.AN65]" office:value-type="float" office:value="27.054" calcext:value-type="float">
            <text:p>27,1</text:p>
          </table:table-cell>
          <table:table-cell table:style-name="ce143" table:formula="of:=1.67*[.AO65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5]-[.AV65]-[.AU65]" office:value-type="float" office:value="200" calcext:value-type="float">
            <text:p>200</text:p>
          </table:table-cell>
          <table:table-cell table:style-name="ce156" table:formula="of:=([.AW65]/0.8)/([.AS65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5]*0.673*54" office:value-type="currency" office:currency="GBP" office:value="987.633352173913" calcext:value-type="currency">
            <text:p><text:s/>£988 </text:p>
          </table:table-cell>
          <table:table-cell table:style-name="ce159" table:formula="of:=[.AT65]/5" office:value-type="currency" office:currency="GBP" office:value="2240" calcext:value-type="currency">
            <text:p><text:s/>£2 24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8482.0311" calcext:value-type="currency">
            <text:p><text:s/>£8 482 </text:p>
          </table:table-cell>
          <table:table-cell table:style-name="ce159" table:formula="of:=[.BA65]+[.BB65]+[.BC65]+[.BD65]" office:value-type="currency" office:currency="GBP" office:value="11709.6644521739" calcext:value-type="currency">
            <text:p><text:s/>£11 710 </text:p>
          </table:table-cell>
          <table:table-cell table:style-name="ce161" table:formula="of:=[.BE65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5]" office:value-type="float" office:value="28000000" calcext:value-type="float">
            <text:p>28 000 000</text:p>
          </table:table-cell>
          <table:table-cell table:style-name="ce163" table:formula="of:=([.BH65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5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5]/[.BL65]" office:value-type="currency" office:currency="USD" office:value="1488569.90962254" calcext:value-type="currency">
            <text:p><text:s/>$1 488 570 </text:p>
          </table:table-cell>
          <table:table-cell table:style-name="ce163" table:formula="of:=[.BM65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5]/2734.37;0)" office:value-type="float" office:value="28" calcext:value-type="float">
            <text:p>28</text:p>
          </table:table-cell>
          <table:table-cell table:style-name="ce163" table:formula="of:=[.BN65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5];2))+(0.9588*[.AT65])+[.BP65]" office:value-type="currency" office:currency="GBP" office:value="11798.5770642169" calcext:value-type="currency">
            <text:p><text:s/>£11 799 </text:p>
          </table:table-cell>
          <table:table-cell table:style-name="ce23" table:formula="of:=[.BQ65]/(9600/255)" office:value-type="float" office:value="313.399703268262" calcext:value-type="float">
            <text:p>313</text:p>
          </table:table-cell>
          <table:table-cell table:style-name="ce23" table:formula="of:=(-0.0000004497*POWER([.AT65];2))+(0.9588*[.AT65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mi17</text:p>
          </table:table-cell>
          <table:table-cell table:style-name="ce16" table:formula="of:=UPPER([.H66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6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32" calcext:value-type="float">
            <text:p>32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18" calcext:value-type="float">
            <text:p>18</text:p>
          </table:table-cell>
          <table:table-cell table:style-name="ce23" table:formula="of:=[.BR66]" office:value-type="float" office:value="348.486536450893" calcext:value-type="float">
            <text:p>348</text:p>
          </table:table-cell>
          <table:table-cell table:style-name="ce129" table:formula="of:=[.AP66]/100/(700000/255)" office:value-type="float" office:value="66.6642857142857" calcext:value-type="float">
            <text:p>67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0.83655" calcext:value-type="float">
            <text:p>30,8</text:p>
          </table:table-cell>
          <table:table-cell table:style-name="ce138" table:formula="of:=[.$AD66]*[.$AN66]" office:value-type="float" office:value="35.4875" calcext:value-type="float">
            <text:p>35,5</text:p>
          </table:table-cell>
          <table:table-cell table:style-name="ce138" table:formula="of:=[.$AD66]*[.$AO66]" office:value-type="float" office:value="9.4355" calcext:value-type="float">
            <text:p>9,4</text:p>
          </table:table-cell>
          <table:table-cell table:style-name="ce143" table:formula="of:=1.67*[.AM66]" office:value-type="float" office:value="30.83655" calcext:value-type="float">
            <text:p>30,8</text:p>
          </table:table-cell>
          <table:table-cell table:style-name="ce143" table:formula="of:=1.67*[.AN66]" office:value-type="float" office:value="35.4875" calcext:value-type="float">
            <text:p>35,5</text:p>
          </table:table-cell>
          <table:table-cell table:style-name="ce143" table:formula="of:=1.67*[.AO66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6]-[.AV66]-[.AU66]" office:value-type="float" office:value="1511" calcext:value-type="float">
            <text:p>1511</text:p>
          </table:table-cell>
          <table:table-cell table:style-name="ce156" table:formula="of:=([.AW66]/0.8)/([.AS66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6]*0.673*54" office:value-type="currency" office:currency="GBP" office:value="8580.805472025" calcext:value-type="currency">
            <text:p><text:s/>£8 581 </text:p>
          </table:table-cell>
          <table:table-cell table:style-name="ce159" table:formula="of:=[.AT66]/5" office:value-type="currency" office:currency="GBP" office:value="2600" calcext:value-type="currency">
            <text:p><text:s/>£2 60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5302.0311" calcext:value-type="currency">
            <text:p><text:s/>£5 302 </text:p>
          </table:table-cell>
          <table:table-cell table:style-name="ce159" table:formula="of:=[.BA66]+[.BB66]+[.BC66]+[.BD66]" office:value-type="currency" office:currency="GBP" office:value="16482.836572025" calcext:value-type="currency">
            <text:p><text:s/>£16 483 </text:p>
          </table:table-cell>
          <table:table-cell table:style-name="ce161" table:formula="of:=[.BE66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6]" office:value-type="float" office:value="17400000" calcext:value-type="float">
            <text:p>17 400 000</text:p>
          </table:table-cell>
          <table:table-cell table:style-name="ce163" table:formula="of:=([.BH66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6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6]/[.BL66]" office:value-type="currency" office:currency="USD" office:value="974789.915966386" calcext:value-type="currency">
            <text:p><text:s/>$974 790 </text:p>
          </table:table-cell>
          <table:table-cell table:style-name="ce163" table:formula="of:=[.BM66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6]/2734.37;0)" office:value-type="float" office:value="18" calcext:value-type="float">
            <text:p>18</text:p>
          </table:table-cell>
          <table:table-cell table:style-name="ce163" table:formula="of:=[.BN66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6];2))+(0.9588*[.AT66])+[.BP66]" office:value-type="currency" office:currency="GBP" office:value="13119.4931369748" calcext:value-type="currency">
            <text:p><text:s/>£13 119 </text:p>
          </table:table-cell>
          <table:table-cell table:style-name="ce23" table:formula="of:=[.BQ66]/(9600/255)" office:value-type="float" office:value="348.486536450893" calcext:value-type="float">
            <text:p>348</text:p>
          </table:table-cell>
          <table:table-cell table:style-name="ce23" table:formula="of:=(-0.0000004497*POWER([.AT66];2))+(0.9588*[.AT66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7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7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160" calcext:value-type="float">
            <text:p>160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31" calcext:value-type="float">
            <text:p>31</text:p>
          </table:table-cell>
          <table:table-cell table:style-name="ce23" table:formula="of:=[.BR67]" office:value-type="float" office:value="1421.44060422414" calcext:value-type="float">
            <text:p>1421</text:p>
          </table:table-cell>
          <table:table-cell table:style-name="ce129" table:formula="of:=[.AP67]/100/(700000/255)" office:value-type="float" office:value="0" calcext:value-type="float">
            <text:p>0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66.8" calcext:value-type="float">
            <text:p>66,8</text:p>
          </table:table-cell>
          <table:table-cell table:style-name="ce138" table:formula="of:=[.$AD67]*[.$AN67]" office:value-type="float" office:value="53.44" calcext:value-type="float">
            <text:p>53,4</text:p>
          </table:table-cell>
          <table:table-cell table:style-name="ce138" table:formula="of:=[.$AD67]*[.$AO67]" office:value-type="float" office:value="13.60215" calcext:value-type="float">
            <text:p>13,6</text:p>
          </table:table-cell>
          <table:table-cell table:style-name="ce143" table:formula="of:=1.67*[.AM67]" office:value-type="float" office:value="66.8" calcext:value-type="float">
            <text:p>66,8</text:p>
          </table:table-cell>
          <table:table-cell table:style-name="ce143" table:formula="of:=1.67*[.AN67]" office:value-type="float" office:value="53.44" calcext:value-type="float">
            <text:p>53,4</text:p>
          </table:table-cell>
          <table:table-cell table:style-name="ce143" table:formula="of:=1.67*[.AO67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7]-[.AV67]-[.AU67]" office:value-type="float" office:value="7800" calcext:value-type="float">
            <text:p>7800</text:p>
          </table:table-cell>
          <table:table-cell table:style-name="ce156" table:formula="of:=([.AW67]/0.8)/([.AS67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7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7]/5" office:value-type="currency" office:currency="GBP" office:value="11200" calcext:value-type="currency">
            <text:p><text:s/>£11 200 </text:p>
          </table:table-cell>
          <table:table-cell table:style-name="ce159" table:formula="of:=[.AY67]*([.AZ67]*1.3*300)" office:value-type="currency" office:currency="GBP" office:value="3900" calcext:value-type="currency">
            <text:p><text:s/>£3 900 </text:p>
          </table:table-cell>
          <table:table-cell table:style-name="ce159" table:formula="of:=([.BI67]*3/100)" office:value-type="currency" office:currency="GBP" office:value="4364.2311" calcext:value-type="currency">
            <text:p><text:s/>£4 364 </text:p>
          </table:table-cell>
          <table:table-cell table:style-name="ce159" table:formula="of:=[.BA67]+[.BB67]+[.BC67]+[.BD67]" office:value-type="currency" office:currency="GBP" office:value="37920.62936875" calcext:value-type="currency">
            <text:p><text:s/>£37 921 </text:p>
          </table:table-cell>
          <table:table-cell table:style-name="ce161" table:formula="of:=[.BE67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7]" office:value-type="float" office:value="14274000" calcext:value-type="float">
            <text:p>14 274 000</text:p>
          </table:table-cell>
          <table:table-cell table:style-name="ce163" table:formula="of:=([.BH67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7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7]/[.BL67]" office:value-type="currency" office:currency="USD" office:value="1640689.65517241" calcext:value-type="currency">
            <text:p><text:s/>$1 640 690 </text:p>
          </table:table-cell>
          <table:table-cell table:style-name="ce163" table:formula="of:=[.BM67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7]/2734.37;0)" office:value-type="float" office:value="31" calcext:value-type="float">
            <text:p>31</text:p>
          </table:table-cell>
          <table:table-cell table:style-name="ce163" table:formula="of:=[.BN67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7];2))+(0.9588*[.AT67])+[.BP67]" office:value-type="currency" office:currency="GBP" office:value="53513.0580413793" calcext:value-type="currency">
            <text:p><text:s/>£53 513 </text:p>
          </table:table-cell>
          <table:table-cell table:style-name="ce23" table:formula="of:=[.BQ67]/(9600/255)" office:value-type="float" office:value="1421.44060422414" calcext:value-type="float">
            <text:p>1421</text:p>
          </table:table-cell>
          <table:table-cell table:style-name="ce23" table:formula="of:=(-0.0000004497*POWER([.AT67];2))+(0.9588*[.AT67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8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8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48" calcext:value-type="float">
            <text:p>48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15" calcext:value-type="float">
            <text:p>15</text:p>
          </table:table-cell>
          <table:table-cell table:style-name="ce23" table:formula="of:=[.BR68]" office:value-type="float" office:value="409.977131523603" calcext:value-type="float">
            <text:p>410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33.87094" calcext:value-type="float">
            <text:p>33,9</text:p>
          </table:table-cell>
          <table:table-cell table:style-name="ce138" table:formula="of:=[.$AD68]*[.$AN68]" office:value-type="float" office:value="35.237" calcext:value-type="float">
            <text:p>35,2</text:p>
          </table:table-cell>
          <table:table-cell table:style-name="ce138" table:formula="of:=[.$AD68]*[.$AO68]" office:value-type="float" office:value="11.67664" calcext:value-type="float">
            <text:p>11,7</text:p>
          </table:table-cell>
          <table:table-cell table:style-name="ce143" table:formula="of:=1.67*[.AM68]" office:value-type="float" office:value="33.87094" calcext:value-type="float">
            <text:p>33,9</text:p>
          </table:table-cell>
          <table:table-cell table:style-name="ce143" table:formula="of:=1.67*[.AN68]" office:value-type="float" office:value="35.237" calcext:value-type="float">
            <text:p>35,2</text:p>
          </table:table-cell>
          <table:table-cell table:style-name="ce143" table:formula="of:=1.67*[.AO68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8]-[.AV68]-[.AU68]" office:value-type="float" office:value="9600" calcext:value-type="float">
            <text:p>9600</text:p>
          </table:table-cell>
          <table:table-cell table:style-name="ce156" table:formula="of:=([.AW68]/0.8)/([.AS68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8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8]/5" office:value-type="currency" office:currency="GBP" office:value="3120" calcext:value-type="currency">
            <text:p><text:s/>£3 120 </text:p>
          </table:table-cell>
          <table:table-cell table:style-name="ce159" table:formula="of:=[.AY68]*([.AZ68]*1.3*300)" office:value-type="currency" office:currency="GBP" office:value="0" calcext:value-type="currency">
            <text:p><text:s/>£-</text:p>
          </table:table-cell>
          <table:table-cell table:style-name="ce159" table:formula="of:=([.BI68]*3/100)" office:value-type="currency" office:currency="GBP" office:value="4282.0311" calcext:value-type="currency">
            <text:p><text:s/>£4 282 </text:p>
          </table:table-cell>
          <table:table-cell table:style-name="ce159" table:formula="of:=[.BA68]+[.BB68]+[.BC68]+[.BD68]" office:value-type="currency" office:currency="GBP" office:value="56963.2684090909" calcext:value-type="currency">
            <text:p><text:s/>£56 963 </text:p>
          </table:table-cell>
          <table:table-cell table:style-name="ce161" table:formula="of:=[.BE68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8]" office:value-type="float" office:value="14000000" calcext:value-type="float">
            <text:p>14 000 000</text:p>
          </table:table-cell>
          <table:table-cell table:style-name="ce163" table:formula="of:=([.BH68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8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8]/[.BL68]" office:value-type="currency" office:currency="USD" office:value="782122.905027933" calcext:value-type="currency">
            <text:p><text:s/>$782 123 </text:p>
          </table:table-cell>
          <table:table-cell table:style-name="ce163" table:formula="of:=[.BM68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8]/2734.37;0)" office:value-type="float" office:value="15" calcext:value-type="float">
            <text:p>15</text:p>
          </table:table-cell>
          <table:table-cell table:style-name="ce163" table:formula="of:=[.BN68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8];2))+(0.9588*[.AT68])+[.BP68]" office:value-type="currency" office:currency="GBP" office:value="15434.433186771" calcext:value-type="currency">
            <text:p><text:s/>£15 434 </text:p>
          </table:table-cell>
          <table:table-cell table:style-name="ce23" table:formula="of:=[.BQ68]/(9600/255)" office:value-type="float" office:value="409.977131523603" calcext:value-type="float">
            <text:p>410</text:p>
          </table:table-cell>
          <table:table-cell table:style-name="ce23" table:formula="of:=(-0.0000004497*POWER([.AT68];2))+(0.9588*[.AT68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69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72" calcext:value-type="float">
            <text:p>72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26" calcext:value-type="float">
            <text:p>26</text:p>
          </table:table-cell>
          <table:table-cell table:style-name="ce23" table:formula="of:=[.BR69]" office:value-type="float" office:value="1124.95012577586" calcext:value-type="float">
            <text:p>1125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55.38555" calcext:value-type="float">
            <text:p>55,4</text:p>
          </table:table-cell>
          <table:table-cell table:style-name="ce138" table:formula="of:=[.$AD69]*[.$AN69]" office:value-type="float" office:value="58.45" calcext:value-type="float">
            <text:p>58,5</text:p>
          </table:table-cell>
          <table:table-cell table:style-name="ce138" table:formula="of:=[.$AD69]*[.$AO69]" office:value-type="float" office:value="15.29052" calcext:value-type="float">
            <text:p>15,3</text:p>
          </table:table-cell>
          <table:table-cell table:style-name="ce143" table:formula="of:=1.67*[.AM69]" office:value-type="float" office:value="55.38555" calcext:value-type="float">
            <text:p>55,4</text:p>
          </table:table-cell>
          <table:table-cell table:style-name="ce143" table:formula="of:=1.67*[.AN69]" office:value-type="float" office:value="58.45" calcext:value-type="float">
            <text:p>58,5</text:p>
          </table:table-cell>
          <table:table-cell table:style-name="ce143" table:formula="of:=1.67*[.AO69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2" draw:text-style-name="P4" svg:width="2.899cm" svg:height="1.799cm" svg:x="63.41cm" svg:y="53.715cm" draw:caption-point-x="-0.61cm" draw:caption-point-y="1.51cm">
              <dc:creator>AD</dc:creator>
              <dc:date>2023-06-14T00:00:00</dc:date>
              <text:p text:style-name="P3"><text:span text:style-name="T2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69]-[.AV69]-[.AU69]" office:value-type="float" office:value="35000" calcext:value-type="float">
            <text:p>35000</text:p>
          </table:table-cell>
          <table:table-cell table:style-name="ce156" table:formula="of:=([.AW69]/0.8)/([.AS69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69]/5" office:value-type="currency" office:currency="GBP" office:value="8800" calcext:value-type="currency">
            <text:p><text:s/>£8 80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3682.0311" calcext:value-type="currency">
            <text:p><text:s/>£3 682 </text:p>
          </table:table-cell>
          <table:table-cell table:style-name="ce159" table:formula="of:=[.BA69]+[.BB69]+[.BC69]+[.BD69]" office:value-type="currency" office:currency="GBP" office:value="176408.803986598" calcext:value-type="currency">
            <text:p><text:s/>£176 409 </text:p>
          </table:table-cell>
          <table:table-cell table:style-name="ce161" table:formula="of:=[.BE69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69]" office:value-type="float" office:value="12000000" calcext:value-type="float">
            <text:p>12 000 000</text:p>
          </table:table-cell>
          <table:table-cell table:style-name="ce163" table:formula="of:=([.BH69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69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9]/[.BL69]" office:value-type="currency" office:currency="USD" office:value="1379310.34482759" calcext:value-type="currency">
            <text:p><text:s/>$1 379 310 </text:p>
          </table:table-cell>
          <table:table-cell table:style-name="ce163" table:formula="of:=[.BM69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69]/2734.37;0)" office:value-type="float" office:value="26" calcext:value-type="float">
            <text:p>26</text:p>
          </table:table-cell>
          <table:table-cell table:style-name="ce163" table:formula="of:=[.BN69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69];2))+(0.9588*[.AT69])+[.BP69]" office:value-type="currency" office:currency="GBP" office:value="42351.0635586207" calcext:value-type="currency">
            <text:p><text:s/>£42 351 </text:p>
          </table:table-cell>
          <table:table-cell table:style-name="ce23" table:formula="of:=[.BQ69]/(9600/255)" office:value-type="float" office:value="1124.95012577586" calcext:value-type="float">
            <text:p>1125</text:p>
          </table:table-cell>
          <table:table-cell table:style-name="ce23" table:formula="of:=(-0.0000004497*POWER([.AT69];2))+(0.9588*[.AT69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e</text:p>
          </table:table-cell>
          <table:table-cell table:style-name="ce16" table:formula="of:=UPPER([.H70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116.12" calcext:value-type="float">
            <text:p>116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41" calcext:value-type="float">
            <text:p>41</text:p>
          </table:table-cell>
          <table:table-cell table:style-name="ce23" table:formula="of:=[.BR70]" office:value-type="float" office:value="879.407504883134" calcext:value-type="float">
            <text:p>879</text:p>
          </table:table-cell>
          <table:table-cell table:style-name="ce129" table:formula="of:=[.AP70]/100/(700000/255)" office:value-type="float" office:value="95.0785714285714" calcext:value-type="float">
            <text:p>95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0.41396" calcext:value-type="float">
            <text:p>50,4</text:p>
          </table:table-cell>
          <table:table-cell table:style-name="ce138" table:formula="of:=[.$AD70]*[.$AN70]" office:value-type="float" office:value="40.2136" calcext:value-type="float">
            <text:p>40,2</text:p>
          </table:table-cell>
          <table:table-cell table:style-name="ce138" table:formula="of:=[.$AD70]*[.$AO70]" office:value-type="float" office:value="14.1282" calcext:value-type="float">
            <text:p>14,1</text:p>
          </table:table-cell>
          <table:table-cell table:style-name="ce143" table:formula="of:=1.67*[.AM70]" office:value-type="float" office:value="50.41396" calcext:value-type="float">
            <text:p>50,4</text:p>
          </table:table-cell>
          <table:table-cell table:style-name="ce143" table:formula="of:=1.67*[.AN70]" office:value-type="float" office:value="40.2136" calcext:value-type="float">
            <text:p>40,2</text:p>
          </table:table-cell>
          <table:table-cell table:style-name="ce143" table:formula="of:=1.67*[.AO70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0]-[.AV70]-[.AU70]" office:value-type="float" office:value="3753" calcext:value-type="float">
            <text:p>3753</text:p>
          </table:table-cell>
          <table:table-cell table:style-name="ce156" table:formula="of:=([.AW70]/0.8)/([.AS70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0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0]/5" office:value-type="currency" office:currency="GBP" office:value="6667.8" calcext:value-type="currency">
            <text:p><text:s/>£6 668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7390.0311" calcext:value-type="currency">
            <text:p><text:s/>£7 390 </text:p>
          </table:table-cell>
          <table:table-cell table:style-name="ce159" table:formula="of:=[.BA70]+[.BB70]+[.BC70]+[.BD70]" office:value-type="currency" office:currency="GBP" office:value="31108.13576526" calcext:value-type="currency">
            <text:p><text:s/>£31 108 </text:p>
          </table:table-cell>
          <table:table-cell table:style-name="ce161" table:formula="of:=[.BE70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0]" office:value-type="float" office:value="24360000" calcext:value-type="float">
            <text:p>24 360 000</text:p>
          </table:table-cell>
          <table:table-cell table:style-name="ce163" table:formula="of:=([.BH70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0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0]/[.BL70]" office:value-type="currency" office:currency="USD" office:value="2188679.24528302" calcext:value-type="currency">
            <text:p><text:s/>$2 188 679 </text:p>
          </table:table-cell>
          <table:table-cell table:style-name="ce163" table:formula="of:=[.BM70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0]/2734.37;0)" office:value-type="float" office:value="41" calcext:value-type="float">
            <text:p>41</text:p>
          </table:table-cell>
          <table:table-cell table:style-name="ce163" table:formula="of:=[.BN70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0];2))+(0.9588*[.AT70])+[.BP70]" office:value-type="currency" office:currency="GBP" office:value="33107.1060661886" calcext:value-type="currency">
            <text:p><text:s/>£33 107 </text:p>
          </table:table-cell>
          <table:table-cell table:style-name="ce23" table:formula="of:=[.BQ70]/(9600/255)" office:value-type="float" office:value="879.407504883134" calcext:value-type="float">
            <text:p>879</text:p>
          </table:table-cell>
          <table:table-cell table:style-name="ce23" table:formula="of:=(-0.0000004497*POWER([.AT70];2))+(0.9588*[.AT70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UH-60 Black Hawk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uh60</text:p>
          </table:table-cell>
          <table:table-cell table:style-name="ce16" table:formula="of:=UPPER([.H71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1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32.8" calcext:value-type="float">
            <text:p>33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18" calcext:value-type="float">
            <text:p>18</text:p>
          </table:table-cell>
          <table:table-cell table:style-name="ce23" table:formula="of:=[.BR71]" office:value-type="float" office:value="272.522015101191" calcext:value-type="float">
            <text:p>273</text:p>
          </table:table-cell>
          <table:table-cell table:style-name="ce129" table:formula="of:=[.AP71]/100/(700000/255)" office:value-type="float" office:value="21.4928571428571" calcext:value-type="float">
            <text:p>21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32.9992" calcext:value-type="float">
            <text:p>33,0</text:p>
          </table:table-cell>
          <table:table-cell table:style-name="ce138" table:formula="of:=[.$AD71]*[.$AN71]" office:value-type="float" office:value="3.9412" calcext:value-type="float">
            <text:p>3,9</text:p>
          </table:table-cell>
          <table:table-cell table:style-name="ce138" table:formula="of:=[.$AD71]*[.$AO71]" office:value-type="float" office:value="8.5671" calcext:value-type="float">
            <text:p>8,6</text:p>
          </table:table-cell>
          <table:table-cell table:style-name="ce143" table:formula="of:=1.67*[.AM71]" office:value-type="float" office:value="32.9992" calcext:value-type="float">
            <text:p>33,0</text:p>
          </table:table-cell>
          <table:table-cell table:style-name="ce143" table:formula="of:=1.67*[.AN71]" office:value-type="float" office:value="3.9412" calcext:value-type="float">
            <text:p>3,9</text:p>
          </table:table-cell>
          <table:table-cell table:style-name="ce143" table:formula="of:=1.67*[.AO71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1]-[.AV71]-[.AU71]" office:value-type="float" office:value="204" calcext:value-type="float">
            <text:p>204</text:p>
          </table:table-cell>
          <table:table-cell table:style-name="ce156" table:formula="of:=([.AW71]/0.8)/([.AS71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1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1]/5" office:value-type="currency" office:currency="GBP" office:value="1995.8" calcext:value-type="currency">
            <text:p><text:s/>£1 996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5182.0311" calcext:value-type="currency">
            <text:p><text:s/>£5 182 </text:p>
          </table:table-cell>
          <table:table-cell table:style-name="ce159" table:formula="of:=[.BA71]+[.BB71]+[.BC71]+[.BD71]" office:value-type="currency" office:currency="GBP" office:value="8748.67031640678" calcext:value-type="currency">
            <text:p><text:s/>£8 749 </text:p>
          </table:table-cell>
          <table:table-cell table:style-name="ce161" table:formula="of:=[.BE71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1]" office:value-type="float" office:value="17000000" calcext:value-type="float">
            <text:p>17 000 000</text:p>
          </table:table-cell>
          <table:table-cell table:style-name="ce163" table:formula="of:=([.BH71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1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1]/[.BL71]" office:value-type="currency" office:currency="USD" office:value="982091.27671866" calcext:value-type="currency">
            <text:p><text:s/>$982 091 </text:p>
          </table:table-cell>
          <table:table-cell table:style-name="ce163" table:formula="of:=[.BM71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1]/2734.37;0)" office:value-type="float" office:value="18" calcext:value-type="float">
            <text:p>18</text:p>
          </table:table-cell>
          <table:table-cell table:style-name="ce163" table:formula="of:=[.BN71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1];2))+(0.9588*[.AT71])+[.BP71]" office:value-type="currency" office:currency="GBP" office:value="10259.6523332213" calcext:value-type="currency">
            <text:p><text:s/>£10 260 </text:p>
          </table:table-cell>
          <table:table-cell table:style-name="ce23" table:formula="of:=[.BQ71]/(9600/255)" office:value-type="float" office:value="272.522015101191" calcext:value-type="float">
            <text:p>273</text:p>
          </table:table-cell>
          <table:table-cell table:style-name="ce23" table:formula="of:=(-0.0000004497*POWER([.AT71];2))+(0.9588*[.AT71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148</text:p>
          </table:table-cell>
          <table:table-cell table:style-name="ce16" table:formula="of:=UPPER([.H72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2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56" calcext:value-type="float">
            <text:p>56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60" calcext:value-type="float">
            <text:p>60</text:p>
          </table:table-cell>
          <table:table-cell table:style-name="ce23" table:formula="of:=[.BR72]" office:value-type="float" office:value="401.715695063842" calcext:value-type="float">
            <text:p>402</text:p>
          </table:table-cell>
          <table:table-cell table:style-name="ce129" table:formula="of:=[.AP72]/100/(700000/255)" office:value-type="float" office:value="227.390785714286" calcext:value-type="float">
            <text:p>227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28.5904" calcext:value-type="float">
            <text:p>28,6</text:p>
          </table:table-cell>
          <table:table-cell table:style-name="ce138" table:formula="of:=[.$AD72]*[.$AN72]" office:value-type="float" office:value="8.7842" calcext:value-type="float">
            <text:p>8,8</text:p>
          </table:table-cell>
          <table:table-cell table:style-name="ce138" table:formula="of:=[.$AD72]*[.$AO72]" office:value-type="float" office:value="7.849" calcext:value-type="float">
            <text:p>7,8</text:p>
          </table:table-cell>
          <table:table-cell table:style-name="ce143" table:formula="of:=1.67*[.AM72]" office:value-type="float" office:value="28.5904" calcext:value-type="float">
            <text:p>28,6</text:p>
          </table:table-cell>
          <table:table-cell table:style-name="ce143" table:formula="of:=1.67*[.AN72]" office:value-type="float" office:value="8.7842" calcext:value-type="float">
            <text:p>8,8</text:p>
          </table:table-cell>
          <table:table-cell table:style-name="ce143" table:formula="of:=1.67*[.AO72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2" draw:text-style-name="P4" svg:width="2.899cm" svg:height="1.799cm" svg:x="65.479cm" svg:y="57.53cm" draw:caption-point-x="-0.61cm" draw:caption-point-y="1.51cm">
              <dc:creator>AD</dc:creator>
              <dc:date>2023-06-14T00:00:00</dc:date>
              <text:p text:style-name="P3"><text:span text:style-name="T2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2]-[.AV72]-[.AU72]" office:value-type="float" office:value="-741" calcext:value-type="float">
            <text:p>-741</text:p>
          </table:table-cell>
          <table:table-cell table:style-name="ce156" table:formula="of:=([.AW72]/0.8)/([.AS72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-3373.19343108216" calcext:value-type="currency">
            <text:p>-£3 373 </text:p>
          </table:table-cell>
          <table:table-cell table:style-name="ce159" table:formula="of:=[.AT72]/5" office:value-type="currency" office:currency="GBP" office:value="2658" calcext:value-type="currency">
            <text:p><text:s/>£2 658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14834.5311" calcext:value-type="currency">
            <text:p><text:s/>£14 835 </text:p>
          </table:table-cell>
          <table:table-cell table:style-name="ce159" table:formula="of:=[.BA72]+[.BB72]+[.BC72]+[.BD72]" office:value-type="currency" office:currency="GBP" office:value="14119.3376689178" calcext:value-type="currency">
            <text:p><text:s/>£14 119 </text:p>
          </table:table-cell>
          <table:table-cell table:style-name="ce161" table:formula="of:=[.BE72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2]" office:value-type="float" office:value="49175000" calcext:value-type="float">
            <text:p>49 175 000</text:p>
          </table:table-cell>
          <table:table-cell table:style-name="ce163" table:formula="of:=([.BH72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2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2]/[.BL72]" office:value-type="currency" office:currency="USD" office:value="3280520.34689793" calcext:value-type="currency">
            <text:p><text:s/>$3 280 520 </text:p>
          </table:table-cell>
          <table:table-cell table:style-name="ce163" table:formula="of:=[.BM72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2]/2734.37;0)" office:value-type="float" office:value="60" calcext:value-type="float">
            <text:p>60</text:p>
          </table:table-cell>
          <table:table-cell table:style-name="ce163" table:formula="of:=[.BN72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2];2))+(0.9588*[.AT72])+[.BP72]" office:value-type="currency" office:currency="GBP" office:value="15123.4144024034" calcext:value-type="currency">
            <text:p><text:s/>£15 123 </text:p>
          </table:table-cell>
          <table:table-cell table:style-name="ce23" table:formula="of:=[.BQ72]/(9600/255)" office:value-type="float" office:value="401.715695063842" calcext:value-type="float">
            <text:p>402</text:p>
          </table:table-cell>
          <table:table-cell table:style-name="ce23" table:formula="of:=(-0.0000004497*POWER([.AT72];2))+(0.9588*[.AT72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CH-37 Mojave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37</text:p>
          </table:table-cell>
          <table:table-cell table:style-name="ce16" table:formula="of:=UPPER([.H73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3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40" calcext:value-type="float">
            <text:p>40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37" calcext:value-type="float">
            <text:p>37</text:p>
          </table:table-cell>
          <table:table-cell table:style-name="ce23" table:formula="of:=[.BR73]" office:value-type="float" office:value="395.589358225199" calcext:value-type="float">
            <text:p>396</text:p>
          </table:table-cell>
          <table:table-cell table:style-name="ce129" table:formula="of:=[.AP73]/100/(700000/255)" office:value-type="float" office:value="0" calcext:value-type="float">
            <text:p>0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32.6986" calcext:value-type="float">
            <text:p>32,7</text:p>
          </table:table-cell>
          <table:table-cell table:style-name="ce138" table:formula="of:=[.$AD73]*[.$AN73]" office:value-type="float" office:value="43.754" calcext:value-type="float">
            <text:p>43,8</text:p>
          </table:table-cell>
          <table:table-cell table:style-name="ce138" table:formula="of:=[.$AD73]*[.$AO73]" office:value-type="float" office:value="11.2057" calcext:value-type="float">
            <text:p>11,2</text:p>
          </table:table-cell>
          <table:table-cell table:style-name="ce143" table:formula="of:=1.67*[.AM73]" office:value-type="float" office:value="32.6986" calcext:value-type="float">
            <text:p>32,7</text:p>
          </table:table-cell>
          <table:table-cell table:style-name="ce143" table:formula="of:=1.67*[.AN73]" office:value-type="float" office:value="43.754" calcext:value-type="float">
            <text:p>43,8</text:p>
          </table:table-cell>
          <table:table-cell table:style-name="ce143" table:formula="of:=1.67*[.AO73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3]-[.AV73]-[.AU73]" office:value-type="float" office:value="-388" calcext:value-type="float">
            <text:p>-388</text:p>
          </table:table-cell>
          <table:table-cell table:style-name="ce156" table:formula="of:=([.AW73]/0.8)/([.AS73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3]*0.673*54" office:value-type="currency" office:currency="GBP" office:value="-7565.35625304721" calcext:value-type="currency">
            <text:p>-£7 565 </text:p>
          </table:table-cell>
          <table:table-cell table:style-name="ce159" table:formula="of:=[.AT73]/5" office:value-type="currency" office:currency="GBP" office:value="2812.2" calcext:value-type="currency">
            <text:p><text:s/>£2 812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682.0311" calcext:value-type="currency">
            <text:p><text:s/>£682 </text:p>
          </table:table-cell>
          <table:table-cell table:style-name="ce159" table:formula="of:=[.BA73]+[.BB73]+[.BC73]+[.BD73]" office:value-type="currency" office:currency="GBP" office:value="-4071.12515304721" calcext:value-type="currency">
            <text:p>-£4 071 </text:p>
          </table:table-cell>
          <table:table-cell table:style-name="ce161" table:formula="of:=[.BE73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3]" office:value-type="float" office:value="2000000" calcext:value-type="float">
            <text:p>2 000 000</text:p>
          </table:table-cell>
          <table:table-cell table:style-name="ce163" table:formula="of:=([.BH73]/2/50)+2734.37" office:value-type="currency" office:currency="GBP" office:value="22734.37" calcext:value-type="currency">
            <text:p><text:s/>£22 734 </text:p>
          </table:table-cell>
          <table:table-cell table:style-name="ce156" table:formula="of:=[.BI73]/2734.37" office:value-type="float" office:value="8.31429908900405" calcext:value-type="float">
            <text:p>8</text:p>
          </table:table-cell>
          <table:table-cell table:style-name="ce164" table:formula="of:=[.J73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3]/[.BL73]" office:value-type="currency" office:currency="USD" office:value="2000000" calcext:value-type="currency">
            <text:p><text:s/>$2 000 000 </text:p>
          </table:table-cell>
          <table:table-cell table:style-name="ce163" table:formula="of:=[.BM73]/10/2" office:value-type="currency" office:currency="GBP" office:value="100000" calcext:value-type="currency">
            <text:p><text:s/>£100 000 </text:p>
          </table:table-cell>
          <table:table-cell table:style-name="ce23" table:formula="of:=ROUNDUP([.BN73]/2734.37;0)" office:value-type="float" office:value="37" calcext:value-type="float">
            <text:p>37</text:p>
          </table:table-cell>
          <table:table-cell table:style-name="ce163" table:formula="of:=[.BN73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3];2))+(0.9588*[.AT73])+[.BP73]" office:value-type="currency" office:currency="GBP" office:value="14892.7758390663" calcext:value-type="currency">
            <text:p><text:s/>£14 893 </text:p>
          </table:table-cell>
          <table:table-cell table:style-name="ce23" table:formula="of:=[.BQ73]/(9600/255)" office:value-type="float" office:value="395.589358225199" calcext:value-type="float">
            <text:p>396</text:p>
          </table:table-cell>
          <table:table-cell table:style-name="ce23" table:formula="of:=(-0.0000004497*POWER([.AT73];2))+(0.9588*[.AT73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k</text:p>
          </table:table-cell>
          <table:table-cell table:style-name="ce16" table:formula="of:=UPPER([.H74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127.008" calcext:value-type="float">
            <text:p>127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123" calcext:value-type="float">
            <text:p>123</text:p>
          </table:table-cell>
          <table:table-cell table:style-name="ce23" table:formula="of:=[.BR74]" office:value-type="float" office:value="975.251825333523" calcext:value-type="float">
            <text:p>975</text:p>
          </table:table-cell>
          <table:table-cell table:style-name="ce129" table:formula="of:=[.AP74]/100/(700000/255)" office:value-type="float" office:value="331.5" calcext:value-type="float">
            <text:p>332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7.2243" calcext:value-type="float">
            <text:p>37,2</text:p>
          </table:table-cell>
          <table:table-cell table:style-name="ce138" table:formula="of:=[.$AD74]*[.$AN74]" office:value-type="float" office:value="8.9011" calcext:value-type="float">
            <text:p>8,9</text:p>
          </table:table-cell>
          <table:table-cell table:style-name="ce138" table:formula="of:=[.$AD74]*[.$AO74]" office:value-type="float" office:value="14.46053" calcext:value-type="float">
            <text:p>14,5</text:p>
          </table:table-cell>
          <table:table-cell table:style-name="ce143" table:formula="of:=1.67*[.AM74]" office:value-type="float" office:value="37.2243" calcext:value-type="float">
            <text:p>37,2</text:p>
          </table:table-cell>
          <table:table-cell table:style-name="ce143" table:formula="of:=1.67*[.AN74]" office:value-type="float" office:value="8.9011" calcext:value-type="float">
            <text:p>8,9</text:p>
          </table:table-cell>
          <table:table-cell table:style-name="ce143" table:formula="of:=1.67*[.AO74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4]-[.AV74]-[.AU74]" office:value-type="float" office:value="-5237" calcext:value-type="float">
            <text:p>-5237</text:p>
          </table:table-cell>
          <table:table-cell table:style-name="ce156" table:formula="of:=([.AW74]/0.8)/([.AS74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4]*0.673*54" office:value-type="currency" office:currency="GBP" office:value="-27990.9235065177" calcext:value-type="currency">
            <text:p>-£27 991 </text:p>
          </table:table-cell>
          <table:table-cell table:style-name="ce159" table:formula="of:=[.AT74]/5" office:value-type="currency" office:currency="GBP" office:value="6713.2" calcext:value-type="currency">
            <text:p><text:s/>£6 713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41482.0311" calcext:value-type="currency">
            <text:p><text:s/>£41 482 </text:p>
          </table:table-cell>
          <table:table-cell table:style-name="ce159" table:formula="of:=[.BA74]+[.BB74]+[.BC74]+[.BD74]" office:value-type="currency" office:currency="GBP" office:value="20204.3075934823" calcext:value-type="currency">
            <text:p><text:s/>£20 204 </text:p>
          </table:table-cell>
          <table:table-cell table:style-name="ce161" table:formula="of:=[.BE74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4]" office:value-type="float" office:value="138000000" calcext:value-type="float">
            <text:p>138 000 000</text:p>
          </table:table-cell>
          <table:table-cell table:style-name="ce163" table:formula="of:=([.BH74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4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4]/[.BL74]" office:value-type="currency" office:currency="USD" office:value="6718597.85783836" calcext:value-type="currency">
            <text:p><text:s/>$6 718 598 </text:p>
          </table:table-cell>
          <table:table-cell table:style-name="ce163" table:formula="of:=[.BM74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4]/2734.37;0)" office:value-type="float" office:value="123" calcext:value-type="float">
            <text:p>123</text:p>
          </table:table-cell>
          <table:table-cell table:style-name="ce163" table:formula="of:=[.BN74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4];2))+(0.9588*[.AT74])+[.BP74]" office:value-type="currency" office:currency="GBP" office:value="36715.3628360856" calcext:value-type="currency">
            <text:p><text:s/>£36 715 </text:p>
          </table:table-cell>
          <table:table-cell table:style-name="ce23" table:formula="of:=[.BQ74]/(9600/255)" office:value-type="float" office:value="975.251825333523" calcext:value-type="float">
            <text:p>975</text:p>
          </table:table-cell>
          <table:table-cell table:style-name="ce23" table:formula="of:=(-0.0000004497*POWER([.AT74];2))+(0.9588*[.AT74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5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string" office:string-value="" calcext:value-type="error">
            <text:p>#DIV/0!</text:p>
          </table:table-cell>
          <table:table-cell table:style-name="ce23" table:formula="of:=[.BR75]" office:value-type="string" office:string-value="" calcext:value-type="error">
            <text:p>#DIV/0!</text:p>
          </table:table-cell>
          <table:table-cell table:style-name="ce129" table:formula="of:=[.AP75]/100/(700000/255)" office:value-type="float" office:value="0" calcext:value-type="float">
            <text:p>0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0" calcext:value-type="float">
            <text:p>0,0</text:p>
          </table:table-cell>
          <table:table-cell table:style-name="ce138" table:formula="of:=[.$AD75]*[.$AN75]" office:value-type="float" office:value="0" calcext:value-type="float">
            <text:p>0,0</text:p>
          </table:table-cell>
          <table:table-cell table:style-name="ce138" table:formula="of:=[.$AD75]*[.$AO75]" office:value-type="float" office:value="0" calcext:value-type="float">
            <text:p>0,0</text:p>
          </table:table-cell>
          <table:table-cell table:style-name="ce143" table:formula="of:=1.67*[.AM75]" office:value-type="float" office:value="0" calcext:value-type="float">
            <text:p>0,0</text:p>
          </table:table-cell>
          <table:table-cell table:style-name="ce143" table:formula="of:=1.67*[.AN75]" office:value-type="float" office:value="0" calcext:value-type="float">
            <text:p>0,0</text:p>
          </table:table-cell>
          <table:table-cell table:style-name="ce143" table:formula="of:=1.67*[.AO75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5]-[.AV75]-[.AU75]" office:value-type="float" office:value="0" calcext:value-type="float">
            <text:p>0</text:p>
          </table:table-cell>
          <table:table-cell table:style-name="ce156" table:formula="of:=([.AW75]/0.8)/([.AS75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5]*0.673*54" office:value-type="string" office:string-value="" calcext:value-type="error">
            <text:p>#DIV/0!</text:p>
          </table:table-cell>
          <table:table-cell table:style-name="ce159" table:formula="of:=[.AT75]/5" office:value-type="currency" office:currency="GBP" office:value="0" calcext:value-type="currency">
            <text:p><text:s/>£-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82.0311" calcext:value-type="currency">
            <text:p><text:s/>£82 </text:p>
          </table:table-cell>
          <table:table-cell table:style-name="ce159" table:formula="of:=[.BA75]+[.BB75]+[.BC75]+[.BD75]" office:value-type="string" office:string-value="" calcext:value-type="error">
            <text:p>#DIV/0!</text:p>
          </table:table-cell>
          <table:table-cell table:style-name="ce161" table:formula="of:=[.BE75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5]" office:value-type="float" office:value="0" calcext:value-type="float">
            <text:p>0</text:p>
          </table:table-cell>
          <table:table-cell table:style-name="ce163" table:formula="of:=([.BH75]/2/50)+2734.37" office:value-type="currency" office:currency="GBP" office:value="2734.37" calcext:value-type="currency">
            <text:p><text:s/>£2 734 </text:p>
          </table:table-cell>
          <table:table-cell table:style-name="ce156" table:formula="of:=[.BI75]/2734.37" office:value-type="float" office:value="1" calcext:value-type="float">
            <text:p>1</text:p>
          </table:table-cell>
          <table:table-cell table:style-name="ce164" table:formula="of:=[.J75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5]/[.BL75]" office:value-type="string" office:string-value="" calcext:value-type="error">
            <text:p>#DIV/0!</text:p>
          </table:table-cell>
          <table:table-cell table:style-name="ce163" table:formula="of:=[.BM75]/10/2" office:value-type="string" office:string-value="" calcext:value-type="error">
            <text:p>#DIV/0!</text:p>
          </table:table-cell>
          <table:table-cell table:style-name="ce23" table:formula="of:=ROUNDUP([.BN75]/2734.37;0)" office:value-type="string" office:string-value="" calcext:value-type="error">
            <text:p>#DIV/0!</text:p>
          </table:table-cell>
          <table:table-cell table:style-name="ce163" table:formula="of:=[.BN75]*1.5/100" office:value-type="string" office:string-value="" calcext:value-type="error">
            <text:p>#DIV/0!</text:p>
          </table:table-cell>
          <table:table-cell table:style-name="ce163" table:formula="of:=(-0.0000004497*POWER([.AT75];2))+(0.9588*[.AT75])+[.BP75]" office:value-type="string" office:string-value="" calcext:value-type="error">
            <text:p>#DIV/0!</text:p>
          </table:table-cell>
          <table:table-cell table:style-name="ce23" table:formula="of:=[.BQ75]/(9600/255)" office:value-type="string" office:string-value="" calcext:value-type="error">
            <text:p>#DIV/0!</text:p>
          </table:table-cell>
          <table:table-cell table:style-name="ce23" table:formula="of:=(-0.0000004497*POWER([.AT75];2))+(0.9588*[.AT75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47" office:value-type="string" calcext:value-type="string" table:number-columns-spanned="7" table:number-rows-spanned="1">
            <text:p>Prices</text:p>
          </table:table-cell>
          <table:covered-table-cell table:number-columns-repeated="6" table:style-name="ce147"/>
          <table:table-cell table:number-columns-repeated="16377"/>
        </table:table-row>
        <table:table-row table:style-name="ro8">
          <table:table-cell table:style-name="ce225"/>
          <table:table-cell table:style-name="ce226" office:value-type="string" calcext:value-type="string">
            <text:p>real cost</text:p>
          </table:table-cell>
          <table:table-cell table:style-name="ce226" office:value-type="string" calcext:value-type="string">
            <text:p>real running cost</text:p>
          </table:table-cell>
          <table:table-cell table:style-name="ce226" office:value-type="string" calcext:value-type="string">
            <text:p>game purchase</text:p>
          </table:table-cell>
          <table:table-cell table:style-name="ce226" office:value-type="string" calcext:value-type="string">
            <text:p>game running cost</text:p>
          </table:table-cell>
          <table:table-cell table:style-name="ce230" table:number-columns-repeated="2"/>
          <table:table-cell table:number-columns-repeated="16377"/>
        </table:table-row>
        <table:table-row table:style-name="ro9">
          <table:table-cell table:style-name="ce226" office:value-type="string" calcext:value-type="string">
            <text:p>Avro 504</text:p>
          </table:table-cell>
          <table:table-cell table:style-name="ce227" table:number-columns-repeated="2"/>
          <table:table-cell table:style-name="ce228" table:number-columns-repeated="2"/>
          <table:table-cell table:number-columns-repeated="2" table:style-name="ce231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226" office:value-type="string" calcext:value-type="string">
            <text:p>Nieuport-Delage NiD 29</text:p>
          </table:table-cell>
          <table:table-cell table:style-name="ce227" table:number-columns-repeated="2"/>
          <table:table-cell table:style-name="ce228" table:number-columns-repeated="2"/>
          <table:table-cell table:style-name="ce231"/>
          <table:table-cell table:style-name="ce231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Hawker Hurricane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2" calcext:value-type="float">
            <text:p>2,0</text:p>
          </table:table-cell>
          <table:table-cell table:style-name="ce231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-51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3" calcext:value-type="float">
            <text:p>3,0</text:p>
          </table:table-cell>
          <table:table-cell table:style-name="ce231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86</text:p>
          </table:table-cell>
          <table:table-cell table:style-name="ce227" office:value-type="float" office:value="350000" calcext:value-type="float">
            <text:p>350000</text:p>
          </table:table-cell>
          <table:table-cell table:style-name="ce227" office:value-type="float" office:value="400" calcext:value-type="float">
            <text:p>400</text:p>
          </table:table-cell>
          <table:table-cell table:style-name="ce228" table:number-columns-repeated="2"/>
          <table:table-cell table:style-name="ce231" office:value-type="float" office:value="5" calcext:value-type="float">
            <text:p>5,0</text:p>
          </table:table-cell>
          <table:table-cell table:style-name="ce231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4 Phantom</text:p>
          </table:table-cell>
          <table:table-cell table:style-name="ce228" office:value-type="float" office:value="1900000" calcext:value-type="float">
            <text:p>1900000</text:p>
          </table:table-cell>
          <table:table-cell table:style-name="ce228" office:value-type="float" office:value="4000" calcext:value-type="float">
            <text:p>4000</text:p>
          </table:table-cell>
          <table:table-cell table:style-name="ce228" table:number-columns-repeated="2"/>
          <table:table-cell table:style-name="ce231" office:value-type="float" office:value="8" calcext:value-type="float">
            <text:p>8,0</text:p>
          </table:table-cell>
          <table:table-cell table:style-name="ce231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6</text:p>
          </table:table-cell>
          <table:table-cell table:style-name="ce227" office:value-type="float" office:value="30000000" calcext:value-type="float">
            <text:p>30000000</text:p>
          </table:table-cell>
          <table:table-cell table:style-name="ce227" office:value-type="float" office:value="8000" calcext:value-type="float">
            <text:p>8000</text:p>
          </table:table-cell>
          <table:table-cell table:style-name="ce228" table:number-columns-repeated="2"/>
          <table:table-cell table:style-name="ce231" office:value-type="float" office:value="30" calcext:value-type="float">
            <text:p>30,0</text:p>
          </table:table-cell>
          <table:table-cell table:style-name="ce231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/A-18</text:p>
          </table:table-cell>
          <table:table-cell table:style-name="ce227" office:value-type="float" office:value="57000000" calcext:value-type="float">
            <text:p>57000000</text:p>
          </table:table-cell>
          <table:table-cell table:style-name="ce227" office:value-type="float" office:value="12000" calcext:value-type="float">
            <text:p>12000</text:p>
          </table:table-cell>
          <table:table-cell table:style-name="ce228" table:number-columns-repeated="2"/>
          <table:table-cell table:style-name="ce231" office:value-type="float" office:value="63" calcext:value-type="float">
            <text:p>63,0</text:p>
          </table:table-cell>
          <table:table-cell table:style-name="ce231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35</text:p>
          </table:table-cell>
          <table:table-cell table:style-name="ce227" office:value-type="float" office:value="80000000" calcext:value-type="float">
            <text:p>80000000</text:p>
          </table:table-cell>
          <table:table-cell table:style-name="ce227" office:value-type="float" office:value="28000" calcext:value-type="float">
            <text:p>28000</text:p>
          </table:table-cell>
          <table:table-cell table:style-name="ce228" table:number-columns-repeated="2"/>
          <table:table-cell table:style-name="ce231" office:value-type="float" office:value="74" calcext:value-type="float">
            <text:p>74,0</text:p>
          </table:table-cell>
          <table:table-cell table:style-name="ce231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 Tempest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2]/2734.37" office:value-type="float" office:value="0" calcext:value-type="float">
            <text:p>0,0</text:p>
          </table:table-cell>
          <table:table-cell table:style-name="ce231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04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3]/2734.37" office:value-type="float" office:value="0" calcext:value-type="float">
            <text:p>0,0</text:p>
          </table:table-cell>
          <table:table-cell table:style-name="ce231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5</text:p>
          </table:table-cell>
          <table:table-cell table:style-name="ce228" table:number-columns-repeated="4"/>
          <table:table-cell table:style-name="ce231" table:formula="of:=[.D14]/2734.37" office:value-type="float" office:value="0" calcext:value-type="float">
            <text:p>0,0</text:p>
          </table:table-cell>
          <table:table-cell table:style-name="ce231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9</text:p>
          </table:table-cell>
          <table:table-cell table:style-name="ce228" table:number-columns-repeated="4"/>
          <table:table-cell table:style-name="ce231" table:formula="of:=[.D15]/2734.37" office:value-type="float" office:value="0" calcext:value-type="float">
            <text:p>0,0</text:p>
          </table:table-cell>
          <table:table-cell table:style-name="ce231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29</text:p>
          </table:table-cell>
          <table:table-cell table:style-name="ce228" table:number-columns-repeated="4"/>
          <table:table-cell table:style-name="ce231" table:formula="of:=[.D16]/2734.37" office:value-type="float" office:value="0" calcext:value-type="float">
            <text:p>0,0</text:p>
          </table:table-cell>
          <table:table-cell table:style-name="ce231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30</text:p>
          </table:table-cell>
          <table:table-cell table:style-name="ce228" table:number-columns-repeated="4"/>
          <table:table-cell table:style-name="ce231" table:formula="of:=[.D17]/2734.37" office:value-type="float" office:value="0" calcext:value-type="float">
            <text:p>0,0</text:p>
          </table:table-cell>
          <table:table-cell table:style-name="ce231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Dr.I</text:p>
          </table:table-cell>
          <table:table-cell table:style-name="ce228" table:number-columns-repeated="4"/>
          <table:table-cell table:style-name="ce231" table:formula="of:=[.D18]/2734.37" office:value-type="float" office:value="0" calcext:value-type="float">
            <text:p>0,0</text:p>
          </table:table-cell>
          <table:table-cell table:style-name="ce231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5</text:p>
          </table:table-cell>
          <table:table-cell table:style-name="ce228" table:number-columns-repeated="4"/>
          <table:table-cell table:style-name="ce231" table:formula="of:=[.D19]/2734.37" office:value-type="float" office:value="0" calcext:value-type="float">
            <text:p>0,0</text:p>
          </table:table-cell>
          <table:table-cell table:style-name="ce231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6</text:p>
          </table:table-cell>
          <table:table-cell table:style-name="ce228" table:number-columns-repeated="4"/>
          <table:table-cell table:style-name="ce231" table:formula="of:=[.D20]/2734.37" office:value-type="float" office:value="0" calcext:value-type="float">
            <text:p>0,0</text:p>
          </table:table-cell>
          <table:table-cell table:style-name="ce231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Yak-9</text:p>
          </table:table-cell>
          <table:table-cell table:style-name="ce228" table:number-columns-repeated="4"/>
          <table:table-cell table:style-name="ce231" table:formula="of:=[.D21]/2734.37" office:value-type="float" office:value="0" calcext:value-type="float">
            <text:p>0,0</text:p>
          </table:table-cell>
          <table:table-cell table:style-name="ce231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III</text:p>
          </table:table-cell>
          <table:table-cell table:style-name="ce228" table:number-columns-repeated="4"/>
          <table:table-cell table:style-name="ce231" table:formula="of:=[.D22]/2734.37" office:value-type="float" office:value="0" calcext:value-type="float">
            <text:p>0,0</text:p>
          </table:table-cell>
          <table:table-cell table:style-name="ce231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2000</text:p>
          </table:table-cell>
          <table:table-cell table:style-name="ce228" table:number-columns-repeated="4"/>
          <table:table-cell table:style-name="ce231" table:formula="of:=[.D23]/2734.37" office:value-type="float" office:value="0" calcext:value-type="float">
            <text:p>0,0</text:p>
          </table:table-cell>
          <table:table-cell table:style-name="ce231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AS-39</text:p>
          </table:table-cell>
          <table:table-cell table:style-name="ce228" table:number-columns-repeated="4"/>
          <table:table-cell table:style-name="ce231" table:formula="of:=[.D24]/2734.37" office:value-type="float" office:value="0" calcext:value-type="float">
            <text:p>0,0</text:p>
          </table:table-cell>
          <table:table-cell table:style-name="ce231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57</text:p>
          </table:table-cell>
          <table:table-cell table:style-name="ce228" table:number-columns-repeated="4"/>
          <table:table-cell table:style-name="ce231" table:formula="of:=[.D25]/2734.37" office:value-type="float" office:value="0" calcext:value-type="float">
            <text:p>0,0</text:p>
          </table:table-cell>
          <table:table-cell table:style-name="ce231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afale</text:p>
          </table:table-cell>
          <table:table-cell table:style-name="ce228" table:number-columns-repeated="4"/>
          <table:table-cell table:style-name="ce231" table:formula="of:=[.D26]/2734.37" office:value-type="float" office:value="0" calcext:value-type="float">
            <text:p>0,0</text:p>
          </table:table-cell>
          <table:table-cell table:style-name="ce231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Q-4</text:p>
          </table:table-cell>
          <table:table-cell table:style-name="ce228" office:value-type="float" office:value="61000000" calcext:value-type="float">
            <text:p>61000000</text:p>
          </table:table-cell>
          <table:table-cell table:style-name="ce228" office:value-type="float" office:value="11000" calcext:value-type="float">
            <text:p>11000</text:p>
          </table:table-cell>
          <table:table-cell table:style-name="ce228" table:number-columns-repeated="2"/>
          <table:table-cell table:style-name="ce231" office:value-type="float" office:value="67" calcext:value-type="float">
            <text:p>67,0</text:p>
          </table:table-cell>
          <table:table-cell table:style-name="ce231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225"/>
          <table:table-cell table:style-name="ce229" table:number-columns-repeated="4"/>
          <table:table-cell table:style-name="ce232" table:formula="of:=[.D28]/2734.37" office:value-type="float" office:value="0" calcext:value-type="float">
            <text:p>0,0</text:p>
          </table:table-cell>
          <table:table-cell table:style-name="ce232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u52</text:p>
          </table:table-cell>
          <table:table-cell table:style-name="ce228" table:number-columns-repeated="2"/>
          <table:table-cell table:style-name="ce228" office:value-type="float" office:value="28710" calcext:value-type="float">
            <text:p>28710</text:p>
          </table:table-cell>
          <table:table-cell table:style-name="ce228" office:value-type="float" office:value="2390" calcext:value-type="float">
            <text:p>2390</text:p>
          </table:table-cell>
          <table:table-cell table:style-name="ce231" table:formula="of:=[.D29]/2734.37" office:value-type="float" office:value="10.4996763422653" calcext:value-type="float">
            <text:p>10,5</text:p>
          </table:table-cell>
          <table:table-cell table:style-name="ce231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DC-3</text:p>
          </table:table-cell>
          <table:table-cell table:style-name="ce228" office:value-type="float" office:value="70000" calcext:value-type="float">
            <text:p>70000</text:p>
          </table:table-cell>
          <table:table-cell table:style-name="ce228"/>
          <table:table-cell table:style-name="ce228" office:value-type="float" office:value="30761" calcext:value-type="float">
            <text:p>30761</text:p>
          </table:table-cell>
          <table:table-cell table:style-name="ce228" office:value-type="float" office:value="2756" calcext:value-type="float">
            <text:p>2756</text:p>
          </table:table-cell>
          <table:table-cell table:style-name="ce231" table:formula="of:=[.D30]/2734.37" office:value-type="float" office:value="11.2497577138427" calcext:value-type="float">
            <text:p>11,2</text:p>
          </table:table-cell>
          <table:table-cell table:style-name="ce231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146</text:p>
          </table:table-cell>
          <table:table-cell table:style-name="ce228" table:number-columns-repeated="2"/>
          <table:table-cell table:style-name="ce228" office:value-type="float" office:value="32812" calcext:value-type="float">
            <text:p>32812</text:p>
          </table:table-cell>
          <table:table-cell table:style-name="ce228" office:value-type="float" office:value="3515" calcext:value-type="float">
            <text:p>3515</text:p>
          </table:table-cell>
          <table:table-cell table:style-name="ce231" table:formula="of:=[.D31]/2734.37" office:value-type="float" office:value="11.99983908542" calcext:value-type="float">
            <text:p>12,0</text:p>
          </table:table-cell>
          <table:table-cell table:style-name="ce231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100</text:p>
          </table:table-cell>
          <table:table-cell table:style-name="ce228" office:value-type="float" office:value="20000000" calcext:value-type="float">
            <text:p>20000000</text:p>
          </table:table-cell>
          <table:table-cell table:style-name="ce228" office:value-type="float" office:value="6000" calcext:value-type="float">
            <text:p>6000</text:p>
          </table:table-cell>
          <table:table-cell table:style-name="ce228" office:value-type="float" office:value="34863" calcext:value-type="float">
            <text:p>34863</text:p>
          </table:table-cell>
          <table:table-cell table:style-name="ce228" office:value-type="float" office:value="4078" calcext:value-type="float">
            <text:p>4078</text:p>
          </table:table-cell>
          <table:table-cell table:style-name="ce231" table:formula="of:=[.D32]/2734.37" office:value-type="float" office:value="12.7499204569974" calcext:value-type="float">
            <text:p>12,7</text:p>
          </table:table-cell>
          <table:table-cell table:style-name="ce231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27</text:p>
          </table:table-cell>
          <table:table-cell table:style-name="ce228" office:value-type="float" office:value="22000000" calcext:value-type="float">
            <text:p>22000000</text:p>
          </table:table-cell>
          <table:table-cell table:style-name="ce228" office:value-type="float" office:value="12000" calcext:value-type="float">
            <text:p>12000</text:p>
          </table:table-cell>
          <table:table-cell table:style-name="ce228" office:value-type="float" office:value="36919" calcext:value-type="float">
            <text:p>36919</text:p>
          </table:table-cell>
          <table:table-cell table:style-name="ce228" office:value-type="float" office:value="6750" calcext:value-type="float">
            <text:p>6750</text:p>
          </table:table-cell>
          <table:table-cell table:style-name="ce231" table:formula="of:=[.D33]/2734.37" office:value-type="float" office:value="13.501830403347" calcext:value-type="float">
            <text:p>13,5</text:p>
          </table:table-cell>
          <table:table-cell table:style-name="ce231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47</text:p>
          </table:table-cell>
          <table:table-cell table:style-name="ce228" office:value-type="float" office:value="26000000" calcext:value-type="float">
            <text:p>26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61523" calcext:value-type="float">
            <text:p>61523</text:p>
          </table:table-cell>
          <table:table-cell table:style-name="ce228" office:value-type="float" office:value="7115" calcext:value-type="float">
            <text:p>7115</text:p>
          </table:table-cell>
          <table:table-cell table:style-name="ce231" table:formula="of:=[.D34]/2734.37" office:value-type="float" office:value="22.4998811426398" calcext:value-type="float">
            <text:p>22,5</text:p>
          </table:table-cell>
          <table:table-cell table:style-name="ce231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Airbus A330</text:p>
          </table:table-cell>
          <table:table-cell table:style-name="ce228" office:value-type="float" office:value="40000000" calcext:value-type="float">
            <text:p>40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53320" calcext:value-type="float">
            <text:p>53320</text:p>
          </table:table-cell>
          <table:table-cell table:style-name="ce228" office:value-type="float" office:value="5906" calcext:value-type="float">
            <text:p>5906</text:p>
          </table:table-cell>
          <table:table-cell table:style-name="ce231" table:formula="of:=[.D35]/2734.37" office:value-type="float" office:value="19.4999213712848" calcext:value-type="float">
            <text:p>19,5</text:p>
          </table:table-cell>
          <table:table-cell table:style-name="ce231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Concorde</text:p>
          </table:table-cell>
          <table:table-cell table:style-name="ce228" office:value-type="float" office:value="65000000" calcext:value-type="float">
            <text:p>65000000</text:p>
          </table:table-cell>
          <table:table-cell table:style-name="ce228"/>
          <table:table-cell table:style-name="ce228" office:value-type="float" office:value="153808" calcext:value-type="float">
            <text:p>153808</text:p>
          </table:table-cell>
          <table:table-cell table:style-name="ce228" office:value-type="float" office:value="7031" calcext:value-type="float">
            <text:p>7031</text:p>
          </table:table-cell>
          <table:table-cell table:style-name="ce231" table:formula="of:=[.D36]/2734.37" office:value-type="float" office:value="56.2498857140767" calcext:value-type="float">
            <text:p>56,2</text:p>
          </table:table-cell>
          <table:table-cell table:style-name="ce231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225"/>
          <table:table-cell table:style-name="ce228" table:number-columns-repeated="4"/>
          <table:table-cell table:style-name="ce231" table:number-columns-repeated="2"/>
          <table:table-cell table:number-columns-repeated="16377"/>
        </table:table-row>
        <table:table-row table:style-name="ro5">
          <table:table-cell table:style-name="ce225"/>
          <table:table-cell table:style-name="ce228" office:value-type="float" office:value="2734" calcext:value-type="float">
            <text:p>2734</text:p>
          </table:table-cell>
          <table:table-cell table:style-name="ce228" office:value-type="float" office:value="600" calcext:value-type="float">
            <text:p>600</text:p>
          </table:table-cell>
          <table:table-cell table:style-name="ce228" table:number-columns-repeated="2"/>
          <table:table-cell table:style-name="ce231" table:number-columns-repeated="2"/>
          <table:table-cell table:number-columns-repeated="16377"/>
        </table:table-row>
        <table:table-row table:style-name="ro7" table:number-rows-repeated="104852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3 - Aircraft" table:style-name="ta1"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3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4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233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236"/>
          <table:table-cell table:number-columns-repeated="16320"/>
        </table:table-row>
        <table:table-row table:style-name="ro2">
          <table:table-cell table:style-name="ce234"/>
          <table:table-cell table:style-name="ce235" office:value-type="string" calcext:value-type="string">
            <text:p>State</text:p>
          </table:table-cell>
          <table:table-cell table:style-name="ce235" office:value-type="string" calcext:value-type="string">
            <text:p>GRF Version planned</text:p>
          </table:table-cell>
          <table:table-cell table:style-name="ce235" office:value-type="string" calcext:value-type="string">
            <text:p>Type</text:p>
          </table:table-cell>
          <table:table-cell table:style-name="ce235" office:value-type="string" calcext:value-type="string">
            <text:p>ID</text:p>
          </table:table-cell>
          <table:table-cell table:style-name="ce235" office:value-type="string" calcext:value-type="string">
            <text:p>STR ID</text:p>
          </table:table-cell>
          <table:table-cell table:style-name="ce235" office:value-type="string" calcext:value-type="string">
            <text:p>Introduction date</text:p>
          </table:table-cell>
          <table:table-cell table:style-name="ce235" office:value-type="string" calcext:value-type="string">
            <text:p>Model life</text:p>
          </table:table-cell>
          <table:table-cell table:style-name="ce235" office:value-type="string" calcext:value-type="string">
            <text:p>Vehicle life</text:p>
          </table:table-cell>
          <table:table-cell table:style-name="ce235" office:value-type="string" calcext:value-type="string">
            <text:p>Loading speed</text:p>
          </table:table-cell>
          <table:table-cell table:style-name="ce235" office:value-type="string" calcext:value-type="string">
            <text:p>Cost factor orig</text:p>
          </table:table-cell>
          <table:table-cell table:style-name="ce235" office:value-type="string" calcext:value-type="string">
            <text:p>Running cost orig</text:p>
          </table:table-cell>
          <table:table-cell table:style-name="ce235" office:value-type="string" calcext:value-type="string">
            <text:p>Speed kmh</text:p>
          </table:table-cell>
          <table:table-cell table:style-name="ce235" office:value-type="string" calcext:value-type="string">
            <text:p>Range</text:p>
          </table:table-cell>
          <table:table-cell table:style-name="ce235" office:value-type="string" calcext:value-type="string">
            <text:p>Refit cost</text:p>
          </table:table-cell>
          <table:table-cell table:style-name="ce235" office:value-type="string" calcext:value-type="string">
            <text:p>Acceleration</text:p>
          </table:table-cell>
          <table:table-cell table:style-name="ce235" office:value-type="string" calcext:value-type="string">
            <text:p>Passenger capacity</text:p>
          </table:table-cell>
          <table:table-cell table:style-name="ce235" office:value-type="string" calcext:value-type="string">
            <text:p>Mail capacity</text:p>
          </table:table-cell>
          <table:table-cell table:style-name="ce235" office:value-type="string" calcext:value-type="string">
            <text:p>Sound type</text:p>
          </table:table-cell>
          <table:table-cell table:style-name="ce235" office:value-type="string" calcext:value-type="string">
            <text:p>Passanger capacity callback</text:p>
          </table:table-cell>
          <table:table-cell table:style-name="ce235" office:value-type="string" calcext:value-type="string">
            <text:p>Mail capacity callback</text:p>
          </table:table-cell>
          <table:table-cell table:style-name="ce235" office:value-type="string" calcext:value-type="string">
            <text:p>Price </text:p>
          </table:table-cell>
          <table:table-cell table:style-name="ce235" office:value-type="string" calcext:value-type="string">
            <text:p>Running cost</text:p>
          </table:table-cell>
          <table:table-cell table:style-name="ce235" office:value-type="string" calcext:value-type="string">
            <text:p>Purchase Price 0.6.0</text:p>
          </table:table-cell>
          <table:table-cell table:style-name="ce235" office:value-type="string" calcext:value-type="string">
            <text:p>Running Cost New 0.6.0</text:p>
          </table:table-cell>
          <table:table-cell table:style-name="ce235" office:value-type="string" calcext:value-type="string">
            <text:p>Price Calculated</text:p>
          </table:table-cell>
          <table:table-cell table:style-name="ce235" office:value-type="string" calcext:value-type="string">
            <text:p>Length pixels</text:p>
          </table:table-cell>
          <table:table-cell table:style-name="ce235" office:value-type="string" calcext:value-type="string">
            <text:p>Wingspan pixels</text:p>
          </table:table-cell>
          <table:table-cell table:style-name="ce235" office:value-type="string" calcext:value-type="string">
            <text:p>Height pixels</text:p>
          </table:table-cell>
          <table:table-cell table:style-name="ce235" office:value-type="string" calcext:value-type="string">
            <text:p>Capacity</text:p>
          </table:table-cell>
          <table:table-cell table:style-name="ce235" office:value-type="string" calcext:value-type="string">
            <text:p>Built</text:p>
          </table:table-cell>
          <table:table-cell table:style-name="ce235" office:value-type="string" calcext:value-type="string">
            <text:p>Length</text:p>
          </table:table-cell>
          <table:table-cell table:style-name="ce235" office:value-type="string" calcext:value-type="string">
            <text:p>Wingspan</text:p>
          </table:table-cell>
          <table:table-cell table:style-name="ce235" office:value-type="string" calcext:value-type="string">
            <text:p>Height</text:p>
          </table:table-cell>
          <table:table-cell table:style-name="ce235" office:value-type="string" calcext:value-type="string">
            <text:p>Real price</text:p>
          </table:table-cell>
          <table:table-cell table:style-name="ce235" office:value-type="string" calcext:value-type="string">
            <text:p>Maintenance cost</text:p>
          </table:table-cell>
          <table:table-cell table:style-name="ce235" office:value-type="string" calcext:value-type="string">
            <text:p>Real running cost</text:p>
          </table:table-cell>
          <table:table-cell table:style-name="ce235" office:value-type="string" calcext:value-type="string">
            <text:p>Real range full load in km</text:p>
          </table:table-cell>
          <table:table-cell table:style-name="ce235" office:value-type="string" calcext:value-type="string">
            <text:p>MTOW</text:p>
          </table:table-cell>
          <table:table-cell table:style-name="ce235" office:value-type="string" calcext:value-type="string">
            <text:p>Empty Weight</text:p>
          </table:table-cell>
          <table:table-cell table:style-name="ce235" office:value-type="string" calcext:value-type="string">
            <text:p>Cargo in kgs</text:p>
          </table:table-cell>
          <table:table-cell table:style-name="ce235" office:value-type="string" calcext:value-type="string">
            <text:p>Fuel Weight in kgs</text:p>
          </table:table-cell>
          <table:table-cell table:style-name="ce235" office:value-type="string" calcext:value-type="string">
            <text:p>Fuel Usage</text:p>
          </table:table-cell>
          <table:table-cell table:style-name="ce235" office:value-type="string" calcext:value-type="string">
            <text:p>Needed Crew</text:p>
          </table:table-cell>
          <table:table-cell table:style-name="ce235" office:value-type="string" calcext:value-type="string">
            <text:p>Aircraft generation / Complexity</text:p>
          </table:table-cell>
          <table:table-cell table:style-name="ce235" office:value-type="string" calcext:value-type="string">
            <text:p>Fuel Usage Cost</text:p>
          </table:table-cell>
          <table:table-cell table:style-name="ce235" office:value-type="string" calcext:value-type="string">
            <text:p>MTOW Cost</text:p>
          </table:table-cell>
          <table:table-cell table:style-name="ce235" office:value-type="string" calcext:value-type="string">
            <text:p>Crew Cost</text:p>
          </table:table-cell>
          <table:table-cell table:style-name="ce235" office:value-type="string" calcext:value-type="string">
            <text:p>Modernization</text:p>
          </table:table-cell>
          <table:table-cell table:style-name="ce235" office:value-type="string" calcext:value-type="string">
            <text:p>Algorithm Running Cost</text:p>
          </table:table-cell>
          <table:table-cell table:style-name="ce235" office:value-type="string" calcext:value-type="string">
            <text:p>Running Cost Index from Alg</text:p>
          </table:table-cell>
          <table:table-cell table:style-name="ce235" office:value-type="string" calcext:value-type="string">
            <text:p>Real Unit Cost in USD</text:p>
          </table:table-cell>
          <table:table-cell table:style-name="ce235" office:value-type="string" calcext:value-type="string">
            <text:p>Set Unit Cost in USD</text:p>
          </table:table-cell>
          <table:table-cell table:style-name="ce235" office:value-type="string" calcext:value-type="string">
            <text:p>Game Unit Cost</text:p>
          </table:table-cell>
          <table:table-cell table:style-name="ce235" office:value-type="string" calcext:value-type="string">
            <text:p>Unit Cost index</text:p>
          </table:table-cell>
          <table:table-cell table:style-name="ce235" office:value-type="string" calcext:value-type="string">
            <text:p>Year</text:p>
          </table:table-cell>
          <table:table-cell table:style-name="ce235" office:value-type="string" calcext:value-type="string">
            <office:annotation draw:style-name="gr1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235" office:value-type="string" calcext:value-type="string">
            <text:p>Normalized Unit Cost</text:p>
          </table:table-cell>
          <table:table-cell table:style-name="ce235" office:value-type="string" calcext:value-type="string">
            <text:p>Game Unit Cost Normalized</text:p>
          </table:table-cell>
          <table:table-cell table:style-name="ce235" office:value-type="string" calcext:value-type="string">
            <text:p>Unit Cost Index Normalized</text:p>
          </table:table-cell>
          <table:table-cell table:style-name="ce235" office:value-type="string" calcext:value-type="string">
            <text:p>Modernization Normalized</text:p>
          </table:table-cell>
          <table:table-cell table:style-name="ce235" office:value-type="string" calcext:value-type="string">
            <text:p>Running Cost Normalized</text:p>
          </table:table-cell>
          <table:table-cell table:style-name="ce235" office:value-type="string" calcext:value-type="string">
            <text:p>Unit Running Cost Index Normalized</text:p>
          </table:table-cell>
          <table:table-cell table:style-name="ce235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9">
          <table:table-cell table:style-name="ce235" office:value-type="string" calcext:value-type="string">
            <text:p>Aero A-3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aero_a304</text:p>
          </table:table-cell>
          <table:table-cell table:style-name="ce239" office:value-type="string" calcext:value-type="string">
            <text:p>AERO_A304</text:p>
          </table:table-cell>
          <table:table-cell table:style-name="ce241" office:value-type="date" office:date-value="1937-07-01" calcext:value-type="date">
            <text:p>1937-07-01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22" calcext:value-type="float">
            <text:p>322</text:p>
          </table:table-cell>
          <table:table-cell table:style-name="ce243" table:formula="of:=[.AL3]/5" office:value-type="float" office:value="240" calcext:value-type="float">
            <text:p>2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2" calcext:value-type="float">
            <text:p>1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]*2)/(9600/255)" office:value-type="float" office:value="79.6875" calcext:value-type="float">
            <text:p>80</text:p>
          </table:table-cell>
          <table:table-cell table:style-name="ce243" table:formula="of:=[.BH3]" office:value-type="float" office:value="1" calcext:value-type="float">
            <text:p>1</text:p>
          </table:table-cell>
          <table:table-cell table:style-name="ce243" table:formula="of:=[.BK3]" office:value-type="float" office:value="111.339209375309" calcext:value-type="float">
            <text:p>111</text:p>
          </table:table-cell>
          <table:table-cell table:style-name="ce246" table:formula="of:=[.AI3]/100/(700000/255)" office:value-type="float" office:value="0.546428571428572" calcext:value-type="float">
            <text:p>1</text:p>
          </table:table-cell>
          <table:table-cell table:style-name="ce247" table:formula="of:=1.28*[.AF3]" office:value-type="float" office:value="16.896" calcext:value-type="float">
            <text:p>16,9</text:p>
          </table:table-cell>
          <table:table-cell table:style-name="ce247" table:formula="of:=1.28*[.AG3]" office:value-type="float" office:value="24.576" calcext:value-type="float">
            <text:p>24,6</text:p>
          </table:table-cell>
          <table:table-cell table:style-name="ce247" table:formula="of:=1.28*[.AH3]" office:value-type="float" office:value="4.352" calcext:value-type="float">
            <text:p>4,4</text:p>
          </table:table-cell>
          <table:table-cell table:style-name="ce248" office:value-type="float" office:value="6" calcext:value-type="float">
            <text:p>6</text:p>
          </table:table-cell>
          <table:table-cell table:style-name="ce243" office:value-type="float" office:value="19" calcext:value-type="float">
            <text:p>19</text:p>
          </table:table-cell>
          <table:table-cell table:style-name="ce238" office:value-type="float" office:value="13.2" calcext:value-type="float">
            <text:p>13,2</text:p>
          </table:table-cell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3.4" calcext:value-type="float">
            <text:p>3,4</text:p>
          </table:table-cell>
          <table:table-cell table:style-name="ce246" office:value-type="float" office:value="150000" calcext:value-type="float">
            <text:p>150 000</text:p>
          </table:table-cell>
          <table:table-cell table:style-name="ce246" office:value-type="float" office:value="1500" calcext:value-type="float">
            <text:p>1 500</text:p>
          </table:table-cell>
          <table:table-cell table:style-name="ce246"/>
          <table:table-cell table:style-name="ce248" office:value-type="float" office:value="1200" calcext:value-type="float">
            <text:p>1200</text:p>
          </table:table-cell>
          <table:table-cell table:style-name="ce248" office:value-type="float" office:value="4365" calcext:value-type="float">
            <text:p>4365</text:p>
          </table:table-cell>
          <table:table-cell table:style-name="ce248" office:value-type="float" office:value="3020" calcext:value-type="float">
            <text:p>3020</text:p>
          </table:table-cell>
          <table:table-cell table:style-name="ce248" table:formula="of:=300+(85*[.AR3])" office:value-type="float" office:value="555" calcext:value-type="float">
            <text:p>555</text:p>
          </table:table-cell>
          <table:table-cell table:style-name="ce248" table:formula="of:=[.AM3]-[.AO3]-[.AN3]" office:value-type="float" office:value="790" calcext:value-type="float">
            <text:p>790</text:p>
          </table:table-cell>
          <table:table-cell table:style-name="ce248" table:formula="of:=([.AP3]/0.8)/([.AL3]/1.852)*54" office:value-type="float" office:value="82.29825" calcext:value-type="float">
            <text:p>82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3]*0.673*54" office:value-type="currency" office:currency="GBP" office:value="2990.8830015" calcext:value-type="currency">
            <text:p><text:s/>£2 991 </text:p>
          </table:table-cell>
          <table:table-cell table:style-name="ce249" table:formula="of:=[.AM3]/5" office:value-type="currency" office:currency="GBP" office:value="873" calcext:value-type="currency">
            <text:p><text:s/>£873 </text:p>
          </table:table-cell>
          <table:table-cell table:style-name="ce249" table:formula="of:=[.AR3]*([.AS3]*1.3*300)" office:value-type="currency" office:currency="GBP" office:value="1170" calcext:value-type="currency">
            <text:p><text:s/>£1 170 </text:p>
          </table:table-cell>
          <table:table-cell table:style-name="ce249" table:formula="of:=([.BB3]*3/100)" office:value-type="currency" office:currency="GBP" office:value="88.0311" calcext:value-type="currency">
            <text:p><text:s/>£88 </text:p>
          </table:table-cell>
          <table:table-cell table:style-name="ce249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48" table:formula="of:=[.AX3]/(9600/255)" office:value-type="float" office:value="136.050843321094" calcext:value-type="float">
            <text:p>136</text:p>
          </table:table-cell>
          <table:table-cell table:style-name="ce250"/>
          <table:table-cell table:style-name="ce246" office:value-type="float" office:value="20000" calcext:value-type="float">
            <text:p>20 000</text:p>
          </table:table-cell>
          <table:table-cell table:style-name="ce249" table:formula="of:=([.BA3]/2/50)+2734.37" office:value-type="currency" office:currency="GBP" office:value="2934.37" calcext:value-type="currency">
            <text:p><text:s/>£2 934 </text:p>
          </table:table-cell>
          <table:table-cell table:style-name="ce248" table:formula="of:=[.BB3]/2734.37" office:value-type="float" office:value="1.07314299089004" calcext:value-type="float">
            <text:p>1</text:p>
          </table:table-cell>
          <table:table-cell table:style-name="ce241" table:formula="of:=[.G3]" office:value-type="date" office:date-value="1937-07-01" calcext:value-type="date">
            <text:p>1937-07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]/[.BE3]" office:value-type="currency" office:currency="USD" office:value="20000" calcext:value-type="currency">
            <text:p><text:s/>$20 000 </text:p>
          </table:table-cell>
          <table:table-cell table:style-name="ce249" table:formula="of:=[.BF3]/10/2" office:value-type="currency" office:currency="GBP" office:value="1000" calcext:value-type="currency">
            <text:p><text:s/>£1 000 </text:p>
          </table:table-cell>
          <table:table-cell table:style-name="ce243" table:formula="of:=ROUNDUP([.BG3]/2734.37;0)" office:value-type="float" office:value="1" calcext:value-type="float">
            <text:p>1</text:p>
          </table:table-cell>
          <table:table-cell table:style-name="ce249" table:formula="of:=[.BG3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43" table:formula="of:=[.BJ3]/(9600/255)" office:value-type="float" office:value="111.339209375309" calcext:value-type="float">
            <text:p>111</text:p>
          </table:table-cell>
          <table:table-cell table:style-name="ce243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74 Globemas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c74</text:p>
          </table:table-cell>
          <table:table-cell table:style-name="ce239" office:value-type="string" calcext:value-type="string">
            <text:p>C74</text:p>
          </table:table-cell>
          <table:table-cell table:style-name="ce242" office:value-type="date" office:date-value="1945-09-05" calcext:value-type="date">
            <text:p>1945-09-0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5" calcext:value-type="float">
            <text:p>1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28" calcext:value-type="float">
            <text:p>528</text:p>
          </table:table-cell>
          <table:table-cell table:style-name="ce243" table:formula="of:=[.AL4]/5" office:value-type="float" office:value="1100" calcext:value-type="float">
            <text:p>1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7" calcext:value-type="float">
            <text:p>27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4" calcext:value-type="float">
            <text:p>4</text:p>
          </table:table-cell>
          <table:table-cell table:style-name="ce245" table:formula="of:=([.AJ4]*2)/(9600/255)" office:value-type="float" office:value="212.5" calcext:value-type="float">
            <text:p>213</text:p>
          </table:table-cell>
          <table:table-cell table:style-name="ce243" table:formula="of:=[.BH4]" office:value-type="float" office:value="18" calcext:value-type="float">
            <text:p>18</text:p>
          </table:table-cell>
          <table:table-cell table:style-name="ce243" table:formula="of:=[.BK4]" office:value-type="float" office:value="1932.85804975602" calcext:value-type="float">
            <text:p>1933</text:p>
          </table:table-cell>
          <table:table-cell table:style-name="ce246" table:formula="of:=[.AI4]/100/(700000/255)" office:value-type="float" office:value="3.64285714285714" calcext:value-type="float">
            <text:p>4</text:p>
          </table:table-cell>
          <table:table-cell table:style-name="ce247" table:formula="of:=1.67*[.AF4]/2" office:value-type="float" office:value="31.563" calcext:value-type="float">
            <text:p>31,6</text:p>
          </table:table-cell>
          <table:table-cell table:style-name="ce247" table:formula="of:=1.67*[.AG4]/2" office:value-type="float" office:value="44.088" calcext:value-type="float">
            <text:p>44,1</text:p>
          </table:table-cell>
          <table:table-cell table:style-name="ce247" table:formula="of:=1.67*[.AH4]/2" office:value-type="float" office:value="11.1389" calcext:value-type="float">
            <text:p>11,1</text:p>
          </table:table-cell>
          <table:table-cell table:style-name="ce248" office:value-type="float" office:value="13" calcext:value-type="float">
            <text:p>13</text:p>
          </table:table-cell>
          <table:table-cell table:style-name="ce243"/>
          <table:table-cell table:style-name="ce238" office:value-type="float" office:value="37.8" calcext:value-type="float">
            <text:p>37,8</text:p>
          </table:table-cell>
          <table:table-cell table:style-name="ce238" office:value-type="float" office:value="52.8" calcext:value-type="float">
            <text:p>52,8</text:p>
          </table:table-cell>
          <table:table-cell table:style-name="ce238" office:value-type="float" office:value="13.34" calcext:value-type="float">
            <text:p>13,34</text:p>
          </table:table-cell>
          <table:table-cell table:style-name="ce246" office:value-type="float" office:value="1000000" calcext:value-type="float">
            <text:p>1 00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48" office:value-type="float" office:value="5500" calcext:value-type="float">
            <text:p>5500</text:p>
          </table:table-cell>
          <table:table-cell table:style-name="ce248" office:value-type="float" office:value="78018" calcext:value-type="float">
            <text:p>78018</text:p>
          </table:table-cell>
          <table:table-cell table:style-name="ce248" office:value-type="float" office:value="39087" calcext:value-type="float">
            <text:p>39087</text:p>
          </table:table-cell>
          <table:table-cell table:style-name="ce248" office:value-type="float" office:value="21840" calcext:value-type="float">
            <text:p>21840</text:p>
          </table:table-cell>
          <table:table-cell table:style-name="ce248" table:formula="of:=[.AM4]-[.AO4]-[.AN4]" office:value-type="float" office:value="17091" calcext:value-type="float">
            <text:p>17091</text:p>
          </table:table-cell>
          <table:table-cell table:style-name="ce248" table:formula="of:=([.AP4]/0.8)/([.AL4]/1.852)*54" office:value-type="float" office:value="388.462892727273" calcext:value-type="float">
            <text:p>388</text:p>
          </table:table-cell>
          <table:table-cell table:style-name="ce248" office:value-type="float" office:value="13" calcext:value-type="float">
            <text:p>1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49" table:formula="of:=[.AM4]/5" office:value-type="currency" office:currency="GBP" office:value="15603.6" calcext:value-type="currency">
            <text:p><text:s/>£15 604 </text:p>
          </table:table-cell>
          <table:table-cell table:style-name="ce249" table:formula="of:=[.AR4]*([.AS4]*1.3*300)" office:value-type="currency" office:currency="GBP" office:value="5070" calcext:value-type="currency">
            <text:p><text:s/>£5 070 </text:p>
          </table:table-cell>
          <table:table-cell table:style-name="ce249" table:formula="of:=([.BB4]*3/100)" office:value-type="currency" office:currency="GBP" office:value="502.0311" calcext:value-type="currency">
            <text:p><text:s/>£502 </text:p>
          </table:table-cell>
          <table:table-cell table:style-name="ce249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48" table:formula="of:=[.AX4]/(9600/255)" office:value-type="float" office:value="937.474284855324" calcext:value-type="float">
            <text:p>937</text:p>
          </table:table-cell>
          <table:table-cell table:style-name="ce250" office:value-type="currency" office:currency="USD" office:value="1400000" calcext:value-type="currency">
            <text:p>$ 1 400 000</text:p>
          </table:table-cell>
          <table:table-cell table:style-name="ce246" table:formula="of:=[.AZ4]" office:value-type="float" office:value="1400000" calcext:value-type="float">
            <text:p>1 400 000</text:p>
          </table:table-cell>
          <table:table-cell table:style-name="ce249" table:formula="of:=([.BA4]/2/50)+2734.37" office:value-type="currency" office:currency="GBP" office:value="16734.37" calcext:value-type="currency">
            <text:p><text:s/>£16 734 </text:p>
          </table:table-cell>
          <table:table-cell table:style-name="ce248" table:formula="of:=[.BB4]/2734.37" office:value-type="float" office:value="6.12000936230283" calcext:value-type="float">
            <text:p>6</text:p>
          </table:table-cell>
          <table:table-cell table:style-name="ce241" table:formula="of:=[.G4]" office:value-type="date" office:date-value="1945-09-05" calcext:value-type="date">
            <text:p>1945-09-0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4]/[.BE4]" office:value-type="currency" office:currency="USD" office:value="933333.333333333" calcext:value-type="currency">
            <text:p><text:s/>$933 333 </text:p>
          </table:table-cell>
          <table:table-cell table:style-name="ce249" table:formula="of:=[.BF4]/10/2" office:value-type="currency" office:currency="GBP" office:value="46666.6666666667" calcext:value-type="currency">
            <text:p><text:s/>£46 667 </text:p>
          </table:table-cell>
          <table:table-cell table:style-name="ce243" table:formula="of:=ROUNDUP([.BG4]/2734.37;0)" office:value-type="float" office:value="18" calcext:value-type="float">
            <text:p>18</text:p>
          </table:table-cell>
          <table:table-cell table:style-name="ce249" table:formula="of:=[.BG4]*1.5/100" office:value-type="currency" office:currency="GBP" office:value="700" calcext:value-type="currency">
            <text:p><text:s/>£700 </text:p>
          </table:table-cell>
          <table:table-cell table:style-name="ce249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43" table:formula="of:=[.BJ4]/(9600/255)" office:value-type="float" office:value="1932.85804975602" calcext:value-type="float">
            <text:p>1933</text:p>
          </table:table-cell>
          <table:table-cell table:style-name="ce243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K-75 / Ae-4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ae45</text:p>
          </table:table-cell>
          <table:table-cell table:style-name="ce239" office:value-type="string" calcext:value-type="string">
            <text:p>AERO_AE45</text:p>
          </table:table-cell>
          <table:table-cell table:style-name="ce242" office:value-type="date" office:date-value="1947-07-21" calcext:value-type="date">
            <text:p>1947-07-21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280" calcext:value-type="float">
            <text:p>280</text:p>
          </table:table-cell>
          <table:table-cell table:style-name="ce243" table:formula="of:=[.AL5]/5" office:value-type="float" office:value="200" calcext:value-type="float">
            <text:p>2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5]*2)/(9600/255)" office:value-type="float" office:value="63.75" calcext:value-type="float">
            <text:p>64</text:p>
          </table:table-cell>
          <table:table-cell table:style-name="ce243" table:formula="of:=[.BH5]" office:value-type="float" office:value="1" calcext:value-type="float">
            <text:p>1</text:p>
          </table:table-cell>
          <table:table-cell table:style-name="ce243" table:formula="of:=[.BK5]" office:value-type="float" office:value="36.42883749375" calcext:value-type="float">
            <text:p>36</text:p>
          </table:table-cell>
          <table:table-cell table:style-name="ce246" table:formula="of:=[.AI5]/100/(700000/255)" office:value-type="float" office:value="0.364285714285714" calcext:value-type="float">
            <text:p>0</text:p>
          </table:table-cell>
          <table:table-cell table:style-name="ce247" table:formula="of:=1.28*[.AF5]" office:value-type="float" office:value="9.6512" calcext:value-type="float">
            <text:p>9,7</text:p>
          </table:table-cell>
          <table:table-cell table:style-name="ce247" table:formula="of:=1.28*[.AG5]" office:value-type="float" office:value="15.68" calcext:value-type="float">
            <text:p>15,7</text:p>
          </table:table-cell>
          <table:table-cell table:style-name="ce247" table:formula="of:=1.28*[.AH5]" office:value-type="float" office:value="2.944" calcext:value-type="float">
            <text:p>2,9</text:p>
          </table:table-cell>
          <table:table-cell table:style-name="ce248"/>
          <table:table-cell table:style-name="ce240" office:value-type="float" office:value="590" calcext:value-type="float">
            <text:p>590</text:p>
          </table:table-cell>
          <table:table-cell table:style-name="ce238" office:value-type="float" office:value="7.54" calcext:value-type="float">
            <text:p>7,54</text:p>
          </table:table-cell>
          <table:table-cell table:style-name="ce238" office:value-type="float" office:value="12.25" calcext:value-type="float">
            <text:p>12,25</text:p>
          </table:table-cell>
          <table:table-cell table:style-name="ce238" office:value-type="float" office:value="2.3" calcext:value-type="float">
            <text:p>2,3</text:p>
          </table:table-cell>
          <table:table-cell table:style-name="ce246" office:value-type="float" office:value="100000" calcext:value-type="float">
            <text:p>10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/>
          <table:table-cell table:style-name="ce248" office:value-type="float" office:value="1000" calcext:value-type="float">
            <text:p>1000</text:p>
          </table:table-cell>
          <table:table-cell table:style-name="ce248" office:value-type="float" office:value="1400" calcext:value-type="float">
            <text:p>1400</text:p>
          </table:table-cell>
          <table:table-cell table:style-name="ce248" office:value-type="float" office:value="820" calcext:value-type="float">
            <text:p>82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]-[.AO5]-[.AN5]" office:value-type="float" office:value="410" calcext:value-type="float">
            <text:p>410</text:p>
          </table:table-cell>
          <table:table-cell table:style-name="ce248" table:formula="of:=([.AP5]/0.8)/([.AL5]/1.852)*54" office:value-type="float" office:value="51.2541" calcext:value-type="float">
            <text:p>51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5]*0.673*54" office:value-type="currency" office:currency="GBP" office:value="1862.6765022" calcext:value-type="currency">
            <text:p><text:s/>£1 863 </text:p>
          </table:table-cell>
          <table:table-cell table:style-name="ce249" table:formula="of:=[.AM5]/5" office:value-type="currency" office:currency="GBP" office:value="280" calcext:value-type="currency">
            <text:p><text:s/>£280 </text:p>
          </table:table-cell>
          <table:table-cell table:style-name="ce249" table:formula="of:=[.AR5]*([.AS5]*1.3*300)" office:value-type="currency" office:currency="GBP" office:value="780" calcext:value-type="currency">
            <text:p><text:s/>£780 </text:p>
          </table:table-cell>
          <table:table-cell table:style-name="ce249" table:formula="of:=([.BB5]*3/100)" office:value-type="currency" office:currency="GBP" office:value="100.0311" calcext:value-type="currency">
            <text:p><text:s/>£100 </text:p>
          </table:table-cell>
          <table:table-cell table:style-name="ce249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48" table:formula="of:=[.AX5]/(9600/255)" office:value-type="float" office:value="80.2906706834375" calcext:value-type="float">
            <text:p>80</text:p>
          </table:table-cell>
          <table:table-cell table:style-name="ce250"/>
          <table:table-cell table:style-name="ce246" office:value-type="float" office:value="60000" calcext:value-type="float">
            <text:p>60 000</text:p>
          </table:table-cell>
          <table:table-cell table:style-name="ce249" table:formula="of:=([.BA5]/2/50)+2734.37" office:value-type="currency" office:currency="GBP" office:value="3334.37" calcext:value-type="currency">
            <text:p><text:s/>£3 334 </text:p>
          </table:table-cell>
          <table:table-cell table:style-name="ce248" table:formula="of:=[.BB5]/2734.37" office:value-type="float" office:value="1.21942897267012" calcext:value-type="float">
            <text:p>1</text:p>
          </table:table-cell>
          <table:table-cell table:style-name="ce241" table:formula="of:=[.G5]" office:value-type="date" office:date-value="1947-07-21" calcext:value-type="date">
            <text:p>1947-07-2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5]/[.BE5]" office:value-type="currency" office:currency="USD" office:value="40000" calcext:value-type="currency">
            <text:p><text:s/>$40 000 </text:p>
          </table:table-cell>
          <table:table-cell table:style-name="ce249" table:formula="of:=[.BF5]/10/2" office:value-type="currency" office:currency="GBP" office:value="2000" calcext:value-type="currency">
            <text:p><text:s/>£2 000 </text:p>
          </table:table-cell>
          <table:table-cell table:style-name="ce243" table:formula="of:=ROUNDUP([.BG5]/2734.37;0)" office:value-type="float" office:value="1" calcext:value-type="float">
            <text:p>1</text:p>
          </table:table-cell>
          <table:table-cell table:style-name="ce249" table:formula="of:=[.BG5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43" table:formula="of:=[.BJ5]/(9600/255)" office:value-type="float" office:value="36.42883749375" calcext:value-type="float">
            <text:p>36</text:p>
          </table:table-cell>
          <table:table-cell table:style-name="ce243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an2</text:p>
          </table:table-cell>
          <table:table-cell table:style-name="ce239" office:value-type="string" calcext:value-type="string">
            <text:p>AN2</text:p>
          </table:table-cell>
          <table:table-cell table:style-name="ce242" office:value-type="date" office:date-value="1947-08-31" calcext:value-type="date">
            <text:p>1947-08-31</text:p>
          </table:table-cell>
          <table:table-cell table:style-name="ce240" office:value-type="float" office:value="54" calcext:value-type="float">
            <text:p>5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258" calcext:value-type="float">
            <text:p>258</text:p>
          </table:table-cell>
          <table:table-cell table:style-name="ce243" table:formula="of:=[.AL6]/5" office:value-type="float" office:value="169" calcext:value-type="float">
            <text:p>16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6]*2)/(9600/255)" office:value-type="float" office:value="185.9375" calcext:value-type="float">
            <text:p>186</text:p>
          </table:table-cell>
          <table:table-cell table:style-name="ce243" table:formula="of:=[.BH6]" office:value-type="float" office:value="2" calcext:value-type="float">
            <text:p>2</text:p>
          </table:table-cell>
          <table:table-cell table:style-name="ce243" table:formula="of:=[.BK6]" office:value-type="float" office:value="141.041471523437" calcext:value-type="float">
            <text:p>141</text:p>
          </table:table-cell>
          <table:table-cell table:style-name="ce246" table:formula="of:=[.AI6]/100/(700000/255)" office:value-type="float" office:value="2.55" calcext:value-type="float">
            <text:p>3</text:p>
          </table:table-cell>
          <table:table-cell table:style-name="ce247" table:formula="of:=1.67*[.AF6]" office:value-type="float" office:value="20.708" calcext:value-type="float">
            <text:p>20,7</text:p>
          </table:table-cell>
          <table:table-cell table:style-name="ce247" table:formula="of:=1.67*[.AG6]" office:value-type="float" office:value="30.394" calcext:value-type="float">
            <text:p>30,4</text:p>
          </table:table-cell>
          <table:table-cell table:style-name="ce247" table:formula="of:=1.67*[.AH6]" office:value-type="float" office:value="6.847" calcext:value-type="float">
            <text:p>6,8</text:p>
          </table:table-cell>
          <table:table-cell table:style-name="ce238" office:value-type="float" office:value="12" calcext:value-type="float">
            <text:p>12</text:p>
          </table:table-cell>
          <table:table-cell table:style-name="ce239" office:value-type="string" calcext:value-type="string">
            <text:p>&gt;18000</text:p>
          </table:table-cell>
          <table:table-cell table:style-name="ce238" office:value-type="float" office:value="12.4" calcext:value-type="float">
            <text:p>12,4</text:p>
          </table:table-cell>
          <table:table-cell table:style-name="ce238" office:value-type="float" office:value="18.2" calcext:value-type="float">
            <text:p>18,2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700000" calcext:value-type="float">
            <text:p>700 000</text:p>
          </table:table-cell>
          <table:table-cell table:style-name="ce246" office:value-type="float" office:value="3500" calcext:value-type="float">
            <text:p>3 500</text:p>
          </table:table-cell>
          <table:table-cell table:style-name="ce246"/>
          <table:table-cell table:style-name="ce238" office:value-type="float" office:value="845" calcext:value-type="float">
            <text:p>845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38" office:value-type="float" office:value="3450" calcext:value-type="float">
            <text:p>3450</text:p>
          </table:table-cell>
          <table:table-cell table:style-name="ce238" office:value-type="float" office:value="1020" calcext:value-type="float">
            <text:p>1020</text:p>
          </table:table-cell>
          <table:table-cell table:style-name="ce248" table:formula="of:=[.AM6]-[.AO6]-[.AN6]" office:value-type="float" office:value="1030" calcext:value-type="float">
            <text:p>1030</text:p>
          </table:table-cell>
          <table:table-cell table:style-name="ce248" table:formula="of:=([.AP6]/0.8)/([.AL6]/1.852)*54" office:value-type="float" office:value="152.379053254438" calcext:value-type="float">
            <text:p>15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6]*0.673*54" office:value-type="currency" office:currency="GBP" office:value="5537.75955337278" calcext:value-type="currency">
            <text:p><text:s/>£5 538 </text:p>
          </table:table-cell>
          <table:table-cell table:style-name="ce249" table:formula="of:=[.AM6]/5" office:value-type="currency" office:currency="GBP" office:value="1100" calcext:value-type="currency">
            <text:p><text:s/>£1 100 </text:p>
          </table:table-cell>
          <table:table-cell table:style-name="ce249" table:formula="of:=[.AR6]*([.AS6]*1.3*300)" office:value-type="currency" office:currency="GBP" office:value="780" calcext:value-type="currency">
            <text:p><text:s/>£780 </text:p>
          </table:table-cell>
          <table:table-cell table:style-name="ce249" table:formula="of:=([.BB6]*3/100)" office:value-type="currency" office:currency="GBP" office:value="112.0311" calcext:value-type="currency">
            <text:p><text:s/>£112 </text:p>
          </table:table-cell>
          <table:table-cell table:style-name="ce249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48" table:formula="of:=[.AX6]/(9600/255)" office:value-type="float" office:value="200.010064230215" calcext:value-type="float">
            <text:p>200</text:p>
          </table:table-cell>
          <table:table-cell table:style-name="ce250"/>
          <table:table-cell table:style-name="ce246" office:value-type="float" office:value="100000" calcext:value-type="float">
            <text:p>100 000</text:p>
          </table:table-cell>
          <table:table-cell table:style-name="ce249" table:formula="of:=([.BA6]/2/50)+2734.37" office:value-type="currency" office:currency="GBP" office:value="3734.37" calcext:value-type="currency">
            <text:p><text:s/>£3 734 </text:p>
          </table:table-cell>
          <table:table-cell table:style-name="ce248" table:formula="of:=[.BB6]/2734.37" office:value-type="float" office:value="1.3657149544502" calcext:value-type="float">
            <text:p>1</text:p>
          </table:table-cell>
          <table:table-cell table:style-name="ce241" table:formula="of:=[.G6]" office:value-type="date" office:date-value="1947-08-31" calcext:value-type="date">
            <text:p>1947-08-3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6]/[.BE6]" office:value-type="currency" office:currency="USD" office:value="66666.6666666667" calcext:value-type="currency">
            <text:p><text:s/>$66 667 </text:p>
          </table:table-cell>
          <table:table-cell table:style-name="ce249" table:formula="of:=[.BF6]/10/2" office:value-type="currency" office:currency="GBP" office:value="3333.33333333333" calcext:value-type="currency">
            <text:p><text:s/>£3 333 </text:p>
          </table:table-cell>
          <table:table-cell table:style-name="ce243" table:formula="of:=ROUNDUP([.BG6]/2734.37;0)" office:value-type="float" office:value="2" calcext:value-type="float">
            <text:p>2</text:p>
          </table:table-cell>
          <table:table-cell table:style-name="ce249" table:formula="of:=[.BG6]*1.5/100" office:value-type="currency" office:currency="GBP" office:value="50" calcext:value-type="currency">
            <text:p><text:s/>£50 </text:p>
          </table:table-cell>
          <table:table-cell table:style-name="ce249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43" table:formula="of:=[.BJ6]/(9600/255)" office:value-type="float" office:value="141.041471523437" calcext:value-type="float">
            <text:p>141</text:p>
          </table:table-cell>
          <table:table-cell table:style-name="ce243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124 Globemaster 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c124</text:p>
          </table:table-cell>
          <table:table-cell table:style-name="ce239" office:value-type="string" calcext:value-type="string">
            <text:p>C124</text:p>
          </table:table-cell>
          <table:table-cell table:style-name="ce242" office:value-type="date" office:date-value="1949-11-27" calcext:value-type="date">
            <text:p>1949-11-27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18" calcext:value-type="float">
            <text:p>18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489" calcext:value-type="float">
            <text:p>489</text:p>
          </table:table-cell>
          <table:table-cell table:style-name="ce243" table:formula="of:=[.AL7]/5" office:value-type="float" office:value="1298" calcext:value-type="float">
            <text:p>129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50" calcext:value-type="float">
            <text:p>350</text:p>
          </table:table-cell>
          <table:table-cell table:style-name="ce244" office:value-type="float" office:value="6" calcext:value-type="float">
            <text:p>6</text:p>
          </table:table-cell>
          <table:table-cell table:style-name="ce245" table:formula="of:=([.AJ7]*2)/(9600/255)" office:value-type="float" office:value="265.625" calcext:value-type="float">
            <text:p>266</text:p>
          </table:table-cell>
          <table:table-cell table:style-name="ce243" table:formula="of:=[.BH7]" office:value-type="float" office:value="16" calcext:value-type="float">
            <text:p>16</text:p>
          </table:table-cell>
          <table:table-cell table:style-name="ce243" table:formula="of:=[.BK7]" office:value-type="float" office:value="2170.32074792484" calcext:value-type="float">
            <text:p>2170</text:p>
          </table:table-cell>
          <table:table-cell table:style-name="ce246" table:formula="of:=[.AI7]/100/(700000/255)" office:value-type="float" office:value="5.82857142857143" calcext:value-type="float">
            <text:p>6</text:p>
          </table:table-cell>
          <table:table-cell table:style-name="ce247" table:formula="of:=1.67*[.AF7]/2" office:value-type="float" office:value="33.19125" calcext:value-type="float">
            <text:p>33,2</text:p>
          </table:table-cell>
          <table:table-cell table:style-name="ce247" table:formula="of:=1.67*[.AG7]/2" office:value-type="float" office:value="44.255" calcext:value-type="float">
            <text:p>44,3</text:p>
          </table:table-cell>
          <table:table-cell table:style-name="ce247" table:formula="of:=1.67*[.AH7]/2" office:value-type="float" office:value="12.2745" calcext:value-type="float">
            <text:p>12,3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39.75" calcext:value-type="float">
            <text:p>39,75</text:p>
          </table:table-cell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1600000" calcext:value-type="float">
            <text:p>1 60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46"/>
          <table:table-cell table:style-name="ce248" office:value-type="float" office:value="6490" calcext:value-type="float">
            <text:p>6490</text:p>
          </table:table-cell>
          <table:table-cell table:style-name="ce248" office:value-type="float" office:value="88224" calcext:value-type="float">
            <text:p>88224</text:p>
          </table:table-cell>
          <table:table-cell table:style-name="ce248" office:value-type="float" office:value="45888" calcext:value-type="float">
            <text:p>45888</text:p>
          </table:table-cell>
          <table:table-cell table:style-name="ce248" office:value-type="float" office:value="34000" calcext:value-type="float">
            <text:p>34000</text:p>
          </table:table-cell>
          <table:table-cell table:style-name="ce248" table:formula="of:=[.AM7]-[.AO7]-[.AN7]" office:value-type="float" office:value="8336" calcext:value-type="float">
            <text:p>8336</text:p>
          </table:table-cell>
          <table:table-cell table:style-name="ce248" table:formula="of:=([.AP7]/0.8)/([.AL7]/1.852)*54" office:value-type="float" office:value="160.567543913713" calcext:value-type="float">
            <text:p>16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7]*0.673*54" office:value-type="currency" office:currency="GBP" office:value="5835.34568091217" calcext:value-type="currency">
            <text:p><text:s/>£5 835 </text:p>
          </table:table-cell>
          <table:table-cell table:style-name="ce249" table:formula="of:=[.AM7]/5" office:value-type="currency" office:currency="GBP" office:value="17644.8" calcext:value-type="currency">
            <text:p><text:s/>£17 645 </text:p>
          </table:table-cell>
          <table:table-cell table:style-name="ce249" table:formula="of:=[.AR7]*([.AS7]*1.3*300)" office:value-type="currency" office:currency="GBP" office:value="2730" calcext:value-type="currency">
            <text:p><text:s/>£2 730 </text:p>
          </table:table-cell>
          <table:table-cell table:style-name="ce249" table:formula="of:=([.BB7]*3/100)" office:value-type="currency" office:currency="GBP" office:value="575.8311" calcext:value-type="currency">
            <text:p><text:s/>£576 </text:p>
          </table:table-cell>
          <table:table-cell table:style-name="ce249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48" table:formula="of:=[.AX7]/(9600/255)" office:value-type="float" office:value="711.50250824298" calcext:value-type="float">
            <text:p>712</text:p>
          </table:table-cell>
          <table:table-cell table:style-name="ce250" office:value-type="currency" office:currency="USD" office:value="1646000" calcext:value-type="currency">
            <text:p>$ 1 646 000</text:p>
          </table:table-cell>
          <table:table-cell table:style-name="ce246" table:formula="of:=[.AZ7]" office:value-type="float" office:value="1646000" calcext:value-type="float">
            <text:p>1 646 000</text:p>
          </table:table-cell>
          <table:table-cell table:style-name="ce249" table:formula="of:=([.BA7]/2/50)+2734.37" office:value-type="currency" office:currency="GBP" office:value="19194.37" calcext:value-type="currency">
            <text:p><text:s/>£19 194 </text:p>
          </table:table-cell>
          <table:table-cell table:style-name="ce248" table:formula="of:=[.BB7]/2734.37" office:value-type="float" office:value="7.01966815025033" calcext:value-type="float">
            <text:p>7</text:p>
          </table:table-cell>
          <table:table-cell table:style-name="ce241" table:formula="of:=[.G7]" office:value-type="date" office:date-value="1949-11-27" calcext:value-type="date">
            <text:p>1949-11-2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7]/[.BE7]" office:value-type="currency" office:currency="USD" office:value="823000" calcext:value-type="currency">
            <text:p><text:s/>$823 000 </text:p>
          </table:table-cell>
          <table:table-cell table:style-name="ce249" table:formula="of:=[.BF7]/10/2" office:value-type="currency" office:currency="GBP" office:value="41150" calcext:value-type="currency">
            <text:p><text:s/>£41 150 </text:p>
          </table:table-cell>
          <table:table-cell table:style-name="ce243" table:formula="of:=ROUNDUP([.BG7]/2734.37;0)" office:value-type="float" office:value="16" calcext:value-type="float">
            <text:p>16</text:p>
          </table:table-cell>
          <table:table-cell table:style-name="ce249" table:formula="of:=[.BG7]*1.5/100" office:value-type="currency" office:currency="GBP" office:value="617.25" calcext:value-type="currency">
            <text:p><text:s/>£617 </text:p>
          </table:table-cell>
          <table:table-cell table:style-name="ce249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43" table:formula="of:=[.BJ7]/(9600/255)" office:value-type="float" office:value="2170.32074792484" calcext:value-type="float">
            <text:p>2170</text:p>
          </table:table-cell>
          <table:table-cell table:style-name="ce243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1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an12</text:p>
          </table:table-cell>
          <table:table-cell table:style-name="ce239" office:value-type="string" calcext:value-type="string">
            <text:p>AN12</text:p>
          </table:table-cell>
          <table:table-cell table:style-name="ce242" office:value-type="date" office:date-value="1957-12-16" calcext:value-type="date">
            <text:p>1957-12-16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60" calcext:value-type="float">
            <text:p>660</text:p>
          </table:table-cell>
          <table:table-cell table:style-name="ce243" table:formula="of:=[.AL8]/5" office:value-type="float" office:value="720" calcext:value-type="float">
            <text:p>7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22" calcext:value-type="float">
            <text:p>22</text:p>
          </table:table-cell>
          <table:table-cell table:style-name="ce245" table:formula="of:=([.AJ8]*2)/(9600/255)" office:value-type="float" office:value="1381.25" calcext:value-type="float">
            <text:p>1381</text:p>
          </table:table-cell>
          <table:table-cell table:style-name="ce243" table:formula="of:=[.BH8]" office:value-type="float" office:value="23" calcext:value-type="float">
            <text:p>23</text:p>
          </table:table-cell>
          <table:table-cell table:style-name="ce243" table:formula="of:=[.BK8]" office:value-type="float" office:value="1533.58172203125" calcext:value-type="float">
            <text:p>1534</text:p>
          </table:table-cell>
          <table:table-cell table:style-name="ce246" table:formula="of:=[.AI8]/100/(700000/255)" office:value-type="float" office:value="21.8571428571429" calcext:value-type="float">
            <text:p>22</text:p>
          </table:table-cell>
          <table:table-cell table:style-name="ce247" table:formula="of:=1.67*[.AF8]" office:value-type="float" office:value="55.277" calcext:value-type="float">
            <text:p>55,3</text:p>
          </table:table-cell>
          <table:table-cell table:style-name="ce247" table:formula="of:=1.67*[.AG8]" office:value-type="float" office:value="63.46" calcext:value-type="float">
            <text:p>63,5</text:p>
          </table:table-cell>
          <table:table-cell table:style-name="ce247" table:formula="of:=1.67*[.AH8]" office:value-type="float" office:value="17.6018" calcext:value-type="float">
            <text:p>17,6</text:p>
          </table:table-cell>
          <table:table-cell table:style-name="ce238" office:value-type="float" office:value="60" calcext:value-type="float">
            <text:p>60</text:p>
          </table:table-cell>
          <table:table-cell table:style-name="ce240" office:value-type="float" office:value="1248" calcext:value-type="float">
            <text:p>1248</text:p>
          </table:table-cell>
          <table:table-cell table:style-name="ce238" office:value-type="float" office:value="33.1" calcext:value-type="float">
            <text:p>33,1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10.54" calcext:value-type="float">
            <text:p>10,54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600" calcext:value-type="float">
            <text:p>3600</text:p>
          </table:table-cell>
          <table:table-cell table:style-name="ce238" office:value-type="float" office:value="61000" calcext:value-type="float">
            <text:p>61000</text:p>
          </table:table-cell>
          <table:table-cell table:style-name="ce238" office:value-type="float" office:value="28000" calcext:value-type="float">
            <text:p>28000</text:p>
          </table:table-cell>
          <table:table-cell table:style-name="ce238" office:value-type="float" office:value="20000" calcext:value-type="float">
            <text:p>20000</text:p>
          </table:table-cell>
          <table:table-cell table:style-name="ce248" table:formula="of:=[.AM8]-[.AO8]-[.AN8]" office:value-type="float" office:value="13000" calcext:value-type="float">
            <text:p>13000</text:p>
          </table:table-cell>
          <table:table-cell table:style-name="ce248" table:formula="of:=([.AP8]/0.8)/([.AL8]/1.852)*54" office:value-type="float" office:value="451.425" calcext:value-type="float">
            <text:p>451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8]*0.673*54" office:value-type="currency" office:currency="GBP" office:value="16405.68735" calcext:value-type="currency">
            <text:p><text:s/>£16 406 </text:p>
          </table:table-cell>
          <table:table-cell table:style-name="ce249" table:formula="of:=[.AM8]/5" office:value-type="currency" office:currency="GBP" office:value="12200" calcext:value-type="currency">
            <text:p><text:s/>£12 200 </text:p>
          </table:table-cell>
          <table:table-cell table:style-name="ce249" table:formula="of:=[.AR8]*([.AS8]*1.3*300)" office:value-type="currency" office:currency="GBP" office:value="1950" calcext:value-type="currency">
            <text:p><text:s/>£1 950 </text:p>
          </table:table-cell>
          <table:table-cell table:style-name="ce249" table:formula="of:=([.BB8]*3/100)" office:value-type="currency" office:currency="GBP" office:value="819.1311" calcext:value-type="currency">
            <text:p><text:s/>£819 </text:p>
          </table:table-cell>
          <table:table-cell table:style-name="ce249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48" table:formula="of:=[.AX8]/(9600/255)" office:value-type="float" office:value="833.393615078125" calcext:value-type="float">
            <text:p>833</text:p>
          </table:table-cell>
          <table:table-cell table:style-name="ce250" office:value-type="currency" office:currency="USD" office:value="2457000" calcext:value-type="currency">
            <text:p>$ 2 457 000</text:p>
          </table:table-cell>
          <table:table-cell table:style-name="ce246" table:formula="of:=[.AZ8]" office:value-type="float" office:value="2457000" calcext:value-type="float">
            <text:p>2 457 000</text:p>
          </table:table-cell>
          <table:table-cell table:style-name="ce249" table:formula="of:=([.BA8]/2/50)+2734.37" office:value-type="currency" office:currency="GBP" office:value="27304.37" calcext:value-type="currency">
            <text:p><text:s/>£27 304 </text:p>
          </table:table-cell>
          <table:table-cell table:style-name="ce248" table:formula="of:=[.BB8]/2734.37" office:value-type="float" office:value="9.98561643084147" calcext:value-type="float">
            <text:p>10</text:p>
          </table:table-cell>
          <table:table-cell table:style-name="ce241" table:formula="of:=[.G8]" office:value-type="date" office:date-value="1957-12-16" calcext:value-type="date">
            <text:p>1957-12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8]/[.BE8]" office:value-type="currency" office:currency="USD" office:value="1228500" calcext:value-type="currency">
            <text:p><text:s/>$1 228 500 </text:p>
          </table:table-cell>
          <table:table-cell table:style-name="ce249" table:formula="of:=[.BF8]/10/2" office:value-type="currency" office:currency="GBP" office:value="61425" calcext:value-type="currency">
            <text:p><text:s/>£61 425 </text:p>
          </table:table-cell>
          <table:table-cell table:style-name="ce243" table:formula="of:=ROUNDUP([.BG8]/2734.37;0)" office:value-type="float" office:value="23" calcext:value-type="float">
            <text:p>23</text:p>
          </table:table-cell>
          <table:table-cell table:style-name="ce249" table:formula="of:=[.BG8]*1.5/100" office:value-type="currency" office:currency="GBP" office:value="921.375" calcext:value-type="currency">
            <text:p><text:s/>£921 </text:p>
          </table:table-cell>
          <table:table-cell table:style-name="ce249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43" table:formula="of:=[.BJ8]/(9600/255)" office:value-type="float" office:value="1533.58172203125" calcext:value-type="float">
            <text:p>1534</text:p>
          </table:table-cell>
          <table:table-cell table:style-name="ce243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n24</text:p>
          </table:table-cell>
          <table:table-cell table:style-name="ce239" office:value-type="string" calcext:value-type="string">
            <text:p>AN24</text:p>
          </table:table-cell>
          <table:table-cell table:style-name="ce242" office:value-type="date" office:date-value="1959-10-29" calcext:value-type="date">
            <text:p>1959-10-29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50" calcext:value-type="float">
            <text:p>450</text:p>
          </table:table-cell>
          <table:table-cell table:style-name="ce243" table:formula="of:=[.AL9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18" calcext:value-type="float">
            <text:p>18</text:p>
          </table:table-cell>
          <table:table-cell table:style-name="ce245" table:formula="of:=([.AJ9]*2)/(9600/255)" office:value-type="float" office:value="1381.25" calcext:value-type="float">
            <text:p>1381</text:p>
          </table:table-cell>
          <table:table-cell table:style-name="ce243" table:formula="of:=[.BH9]" office:value-type="float" office:value="16" calcext:value-type="float">
            <text:p>16</text:p>
          </table:table-cell>
          <table:table-cell table:style-name="ce243" table:formula="of:=[.BK9]" office:value-type="float" office:value="546.385727760417" calcext:value-type="float">
            <text:p>546</text:p>
          </table:table-cell>
          <table:table-cell table:style-name="ce246" table:formula="of:=[.AI9]/100/(700000/255)" office:value-type="float" office:value="18.2142857142857" calcext:value-type="float">
            <text:p>18</text:p>
          </table:table-cell>
          <table:table-cell table:style-name="ce247" table:formula="of:=1.67*[.AF9]" office:value-type="float" office:value="39.2951" calcext:value-type="float">
            <text:p>39,3</text:p>
          </table:table-cell>
          <table:table-cell table:style-name="ce247" table:formula="of:=1.67*[.AG9]" office:value-type="float" office:value="48.764" calcext:value-type="float">
            <text:p>48,8</text:p>
          </table:table-cell>
          <table:table-cell table:style-name="ce247" table:formula="of:=1.67*[.AH9]" office:value-type="float" office:value="13.8944" calcext:value-type="float">
            <text:p>13,9</text:p>
          </table:table-cell>
          <table:table-cell table:style-name="ce238" office:value-type="float" office:value="50" calcext:value-type="float">
            <text:p>50</text:p>
          </table:table-cell>
          <table:table-cell table:style-name="ce240" office:value-type="float" office:value="1367" calcext:value-type="float">
            <text:p>1367</text:p>
          </table:table-cell>
          <table:table-cell table:style-name="ce238" office:value-type="float" office:value="23.53" calcext:value-type="float">
            <text:p>23,53</text:p>
          </table:table-cell>
          <table:table-cell table:style-name="ce238" office:value-type="float" office:value="29.2" calcext:value-type="float">
            <text:p>29,2</text:p>
          </table:table-cell>
          <table:table-cell table:style-name="ce238" office:value-type="float" office:value="8.32" calcext:value-type="float">
            <text:p>8,32</text:p>
          </table:table-cell>
          <table:table-cell table:style-name="ce246" office:value-type="float" office:value="5000000" calcext:value-type="float">
            <text:p>5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1000" calcext:value-type="float">
            <text:p>21000</text:p>
          </table:table-cell>
          <table:table-cell table:style-name="ce238" office:value-type="float" office:value="13300" calcext:value-type="float">
            <text:p>13300</text:p>
          </table:table-cell>
          <table:table-cell table:style-name="ce238" office:value-type="float" office:value="4250" calcext:value-type="float">
            <text:p>4250</text:p>
          </table:table-cell>
          <table:table-cell table:style-name="ce248" table:formula="of:=[.AM9]-[.AO9]-[.AN9]" office:value-type="float" office:value="3450" calcext:value-type="float">
            <text:p>3450</text:p>
          </table:table-cell>
          <table:table-cell table:style-name="ce248" table:formula="of:=([.AP9]/0.8)/([.AL9]/1.852)*54" office:value-type="float" office:value="179.701875" calcext:value-type="float">
            <text:p>18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9]*0.673*54" office:value-type="currency" office:currency="GBP" office:value="6530.72554125" calcext:value-type="currency">
            <text:p><text:s/>£6 531 </text:p>
          </table:table-cell>
          <table:table-cell table:style-name="ce249" table:formula="of:=[.AM9]/5" office:value-type="currency" office:currency="GBP" office:value="4200" calcext:value-type="currency">
            <text:p><text:s/>£4 200 </text:p>
          </table:table-cell>
          <table:table-cell table:style-name="ce249" table:formula="of:=[.AR9]*([.AS9]*1.3*300)" office:value-type="currency" office:currency="GBP" office:value="2340" calcext:value-type="currency">
            <text:p><text:s/>£2 340 </text:p>
          </table:table-cell>
          <table:table-cell table:style-name="ce249" table:formula="of:=([.BB9]*3/100)" office:value-type="currency" office:currency="GBP" office:value="652.0311" calcext:value-type="currency">
            <text:p><text:s/>£652 </text:p>
          </table:table-cell>
          <table:table-cell table:style-name="ce249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48" table:formula="of:=[.AX9]/(9600/255)" office:value-type="float" office:value="364.510723283203" calcext:value-type="float">
            <text:p>365</text:p>
          </table:table-cell>
          <table:table-cell table:style-name="ce250"/>
          <table:table-cell table:style-name="ce246" office:value-type="float" office:value="1900000" calcext:value-type="float">
            <text:p>1 900 000</text:p>
          </table:table-cell>
          <table:table-cell table:style-name="ce249" table:formula="of:=([.BA9]/2/50)+2734.37" office:value-type="currency" office:currency="GBP" office:value="21734.37" calcext:value-type="currency">
            <text:p><text:s/>£21 734 </text:p>
          </table:table-cell>
          <table:table-cell table:style-name="ce248" table:formula="of:=[.BB9]/2734.37" office:value-type="float" office:value="7.94858413455385" calcext:value-type="float">
            <text:p>8</text:p>
          </table:table-cell>
          <table:table-cell table:style-name="ce241" table:formula="of:=[.G9]" office:value-type="date" office:date-value="1959-10-29" calcext:value-type="date">
            <text:p>1959-10-29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9]/[.BE9]" office:value-type="currency" office:currency="USD" office:value="844444.444444445" calcext:value-type="currency">
            <text:p><text:s/>$844 444 </text:p>
          </table:table-cell>
          <table:table-cell table:style-name="ce249" table:formula="of:=[.BF9]/10/2" office:value-type="currency" office:currency="GBP" office:value="42222.2222222222" calcext:value-type="currency">
            <text:p><text:s/>£42 222 </text:p>
          </table:table-cell>
          <table:table-cell table:style-name="ce243" table:formula="of:=ROUNDUP([.BG9]/2734.37;0)" office:value-type="float" office:value="16" calcext:value-type="float">
            <text:p>16</text:p>
          </table:table-cell>
          <table:table-cell table:style-name="ce249" table:formula="of:=[.BG9]*1.5/100" office:value-type="currency" office:currency="GBP" office:value="633.333333333334" calcext:value-type="currency">
            <text:p><text:s/>£633 </text:p>
          </table:table-cell>
          <table:table-cell table:style-name="ce249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43" table:formula="of:=[.BJ9]/(9600/255)" office:value-type="float" office:value="546.385727760417" calcext:value-type="float">
            <text:p>546</text:p>
          </table:table-cell>
          <table:table-cell table:style-name="ce243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C-141 Starlif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c141</text:p>
          </table:table-cell>
          <table:table-cell table:style-name="ce239" office:value-type="string" calcext:value-type="string">
            <text:p>C141</text:p>
          </table:table-cell>
          <table:table-cell table:style-name="ce242" office:value-type="date" office:date-value="1963-11-17" calcext:value-type="date">
            <text:p>1963-11-17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912" calcext:value-type="float">
            <text:p>912</text:p>
          </table:table-cell>
          <table:table-cell table:style-name="ce243" table:formula="of:=[.AL10]/5" office:value-type="float" office:value="944.6" calcext:value-type="float">
            <text:p>9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420" calcext:value-type="float">
            <text:p>420</text:p>
          </table:table-cell>
          <table:table-cell table:style-name="ce244" office:value-type="float" office:value="30" calcext:value-type="float">
            <text:p>30</text:p>
          </table:table-cell>
          <table:table-cell table:style-name="ce245" table:formula="of:=([.AJ10]*2)/(9600/255)" office:value-type="float" office:value="1328.125" calcext:value-type="float">
            <text:p>1328</text:p>
          </table:table-cell>
          <table:table-cell table:style-name="ce243" table:formula="of:=[.BH10]" office:value-type="float" office:value="66" calcext:value-type="float">
            <text:p>66</text:p>
          </table:table-cell>
          <table:table-cell table:style-name="ce243" table:formula="of:=[.BK10]" office:value-type="float" office:value="3557.41024359375" calcext:value-type="float">
            <text:p>3557</text:p>
          </table:table-cell>
          <table:table-cell table:style-name="ce246" table:formula="of:=[.AI10]/100/(700000/255)" office:value-type="float" office:value="29.5071428571429" calcext:value-type="float">
            <text:p>30</text:p>
          </table:table-cell>
          <table:table-cell table:style-name="ce247" table:formula="of:=1.67*[.AF10]/2" office:value-type="float" office:value="42.8355" calcext:value-type="float">
            <text:p>42,8</text:p>
          </table:table-cell>
          <table:table-cell table:style-name="ce247" table:formula="of:=1.67*[.AG10]/2" office:value-type="float" office:value="40.748" calcext:value-type="float">
            <text:p>40,7</text:p>
          </table:table-cell>
          <table:table-cell table:style-name="ce247" table:formula="of:=1.67*[.AH10]/2" office:value-type="float" office:value="10.02" calcext:value-type="float">
            <text:p>10,0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51.3" calcext:value-type="float">
            <text:p>51,3</text:p>
          </table:table-cell>
          <table:table-cell table:style-name="ce238" office:value-type="float" office:value="48.8" calcext:value-type="float">
            <text:p>48,8</text:p>
          </table:table-cell>
          <table:table-cell table:style-name="ce238" office:value-type="float" office:value="12" calcext:value-type="float">
            <text:p>12</text:p>
          </table:table-cell>
          <table:table-cell table:style-name="ce246" office:value-type="float" office:value="8100000" calcext:value-type="float">
            <text:p>8 100 000</text:p>
          </table:table-cell>
          <table:table-cell table:style-name="ce246" office:value-type="float" office:value="25000" calcext:value-type="float">
            <text:p>25 000</text:p>
          </table:table-cell>
          <table:table-cell table:style-name="ce246"/>
          <table:table-cell table:style-name="ce248" office:value-type="float" office:value="4723" calcext:value-type="float">
            <text:p>4723</text:p>
          </table:table-cell>
          <table:table-cell table:style-name="ce248" office:value-type="float" office:value="147000" calcext:value-type="float">
            <text:p>147000</text:p>
          </table:table-cell>
          <table:table-cell table:style-name="ce248" office:value-type="float" office:value="65542" calcext:value-type="float">
            <text:p>65542</text:p>
          </table:table-cell>
          <table:table-cell table:style-name="ce248" office:value-type="float" office:value="42500" calcext:value-type="float">
            <text:p>42500</text:p>
          </table:table-cell>
          <table:table-cell table:style-name="ce248" table:formula="of:=[.AM10]-[.AO10]-[.AN10]" office:value-type="float" office:value="38958" calcext:value-type="float">
            <text:p>38958</text:p>
          </table:table-cell>
          <table:table-cell table:style-name="ce248" table:formula="of:=([.AP10]/0.8)/([.AL10]/1.852)*54" office:value-type="float" office:value="1031.15383866187" calcext:value-type="float">
            <text:p>103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49" table:formula="of:=[.AM10]/5" office:value-type="currency" office:currency="GBP" office:value="29400" calcext:value-type="currency">
            <text:p><text:s/>£29 400 </text:p>
          </table:table-cell>
          <table:table-cell table:style-name="ce249" table:formula="of:=[.AR10]*([.AS10]*1.3*300)" office:value-type="currency" office:currency="GBP" office:value="5460" calcext:value-type="currency">
            <text:p><text:s/>£5 460 </text:p>
          </table:table-cell>
          <table:table-cell table:style-name="ce249" table:formula="of:=([.BB10]*3/100)" office:value-type="currency" office:currency="GBP" office:value="2512.0311" calcext:value-type="currency">
            <text:p><text:s/>£2 512 </text:p>
          </table:table-cell>
          <table:table-cell table:style-name="ce249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48" table:formula="of:=[.AX10]/(9600/255)" office:value-type="float" office:value="1988.10282246725" calcext:value-type="float">
            <text:p>1988</text:p>
          </table:table-cell>
          <table:table-cell table:style-name="ce250" office:value-type="currency" office:currency="USD" office:value="8100000" calcext:value-type="currency">
            <text:p>$ 8 100 000</text:p>
          </table:table-cell>
          <table:table-cell table:style-name="ce246" table:formula="of:=[.AZ10]" office:value-type="float" office:value="8100000" calcext:value-type="float">
            <text:p>8 100 000</text:p>
          </table:table-cell>
          <table:table-cell table:style-name="ce249" table:formula="of:=([.BA10]/2/50)+2734.37" office:value-type="currency" office:currency="GBP" office:value="83734.37" calcext:value-type="currency">
            <text:p><text:s/>£83 734 </text:p>
          </table:table-cell>
          <table:table-cell table:style-name="ce248" table:formula="of:=[.BB10]/2734.37" office:value-type="float" office:value="30.6229113104664" calcext:value-type="float">
            <text:p>31</text:p>
          </table:table-cell>
          <table:table-cell table:style-name="ce241" table:formula="of:=[.G10]" office:value-type="date" office:date-value="1963-11-17" calcext:value-type="date">
            <text:p>1963-11-1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0]/[.BE10]" office:value-type="currency" office:currency="USD" office:value="3600000" calcext:value-type="currency">
            <text:p><text:s/>$3 600 000 </text:p>
          </table:table-cell>
          <table:table-cell table:style-name="ce249" table:formula="of:=[.BF10]/10/2" office:value-type="currency" office:currency="GBP" office:value="180000" calcext:value-type="currency">
            <text:p><text:s/>£180 000 </text:p>
          </table:table-cell>
          <table:table-cell table:style-name="ce243" table:formula="of:=ROUNDUP([.BG10]/2734.37;0)" office:value-type="float" office:value="66" calcext:value-type="float">
            <text:p>66</text:p>
          </table:table-cell>
          <table:table-cell table:style-name="ce249" table:formula="of:=[.BG10]*1.5/100" office:value-type="currency" office:currency="GBP" office:value="2700" calcext:value-type="currency">
            <text:p><text:s/>£2 700 </text:p>
          </table:table-cell>
          <table:table-cell table:style-name="ce249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43" table:formula="of:=[.BJ10]/(9600/255)" office:value-type="float" office:value="3557.41024359375" calcext:value-type="float">
            <text:p>3557</text:p>
          </table:table-cell>
          <table:table-cell table:style-name="ce243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Grumman C-2 Greyhound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c2</text:p>
          </table:table-cell>
          <table:table-cell table:style-name="ce239" office:value-type="string" calcext:value-type="string">
            <text:p>C2</text:p>
          </table:table-cell>
          <table:table-cell table:style-name="ce242" office:value-type="date" office:date-value="1964-11-18" calcext:value-type="date">
            <text:p>1964-11-18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35" calcext:value-type="float">
            <text:p>635</text:p>
          </table:table-cell>
          <table:table-cell table:style-name="ce243" table:formula="of:=[.AL11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36" calcext:value-type="float">
            <text:p>36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42" calcext:value-type="float">
            <text:p>142</text:p>
          </table:table-cell>
          <table:table-cell table:style-name="ce245" table:formula="of:=([.AJ11]*2)/(9600/255)" office:value-type="float" office:value="903.125" calcext:value-type="float">
            <text:p>903</text:p>
          </table:table-cell>
          <table:table-cell table:style-name="ce243" table:formula="of:=[.BH11]" office:value-type="float" office:value="317" calcext:value-type="float">
            <text:p>317</text:p>
          </table:table-cell>
          <table:table-cell table:style-name="ce243" table:formula="of:=[.BK11]" office:value-type="float" office:value="1029.60508547804" calcext:value-type="float">
            <text:p>1030</text:p>
          </table:table-cell>
          <table:table-cell table:style-name="ce246" table:formula="of:=[.AI11]/100/(700000/255)" office:value-type="float" office:value="141.925714285714" calcext:value-type="float">
            <text:p>142</text:p>
          </table:table-cell>
          <table:table-cell table:style-name="ce247" table:formula="of:=1.67*[.AF11]" office:value-type="float" office:value="28.9244" calcext:value-type="float">
            <text:p>28,9</text:p>
          </table:table-cell>
          <table:table-cell table:style-name="ce247" table:formula="of:=1.67*[.AG11]" office:value-type="float" office:value="41.0152" calcext:value-type="float">
            <text:p>41,0</text:p>
          </table:table-cell>
          <table:table-cell table:style-name="ce247" table:formula="of:=1.67*[.AH11]" office:value-type="float" office:value="8.0828" calcext:value-type="float">
            <text:p>8,1</text:p>
          </table:table-cell>
          <table:table-cell table:style-name="ce238" office:value-type="float" office:value="4" calcext:value-type="float">
            <text:p>4</text:p>
          </table:table-cell>
          <table:table-cell table:style-name="ce240" office:value-type="float" office:value="56" calcext:value-type="float">
            <text:p>56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24.56" calcext:value-type="float">
            <text:p>24,56</text:p>
          </table:table-cell>
          <table:table-cell table:style-name="ce238" office:value-type="float" office:value="4.84" calcext:value-type="float">
            <text:p>4,84</text:p>
          </table:table-cell>
          <table:table-cell table:style-name="ce246" office:value-type="float" office:value="38960000" calcext:value-type="float">
            <text:p>38 96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7216" calcext:value-type="float">
            <text:p>27216</text:p>
          </table:table-cell>
          <table:table-cell table:style-name="ce238" office:value-type="float" office:value="15307" calcext:value-type="float">
            <text:p>15307</text:p>
          </table:table-cell>
          <table:table-cell table:style-name="ce238" office:value-type="float" office:value="4536" calcext:value-type="float">
            <text:p>4536</text:p>
          </table:table-cell>
          <table:table-cell table:style-name="ce248" table:formula="of:=[.AM11]-[.AO11]-[.AN11]" office:value-type="float" office:value="7373" calcext:value-type="float">
            <text:p>7373</text:p>
          </table:table-cell>
          <table:table-cell table:style-name="ce248" table:formula="of:=([.AP11]/0.8)/([.AL11]/1.852)*54" office:value-type="float" office:value="384.0411375" calcext:value-type="float">
            <text:p>384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49" table:formula="of:=[.AM11]/5" office:value-type="currency" office:currency="GBP" office:value="5443.2" calcext:value-type="currency">
            <text:p><text:s/>£5 443 </text:p>
          </table:table-cell>
          <table:table-cell table:style-name="ce249" table:formula="of:=[.AR11]*([.AS11]*1.3*300)" office:value-type="currency" office:currency="GBP" office:value="3120" calcext:value-type="currency">
            <text:p><text:s/>£3 120 </text:p>
          </table:table-cell>
          <table:table-cell table:style-name="ce249" table:formula="of:=([.BB11]*3/100)" office:value-type="currency" office:currency="GBP" office:value="11782.0311" calcext:value-type="currency">
            <text:p><text:s/>£11 782 </text:p>
          </table:table-cell>
          <table:table-cell table:style-name="ce249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48" table:formula="of:=[.AX11]/(9600/255)" office:value-type="float" office:value="911.148312536602" calcext:value-type="float">
            <text:p>911</text:p>
          </table:table-cell>
          <table:table-cell table:style-name="ce250" office:value-type="currency" office:currency="USD" office:value="39000000" calcext:value-type="currency">
            <text:p>$ 39 000 000</text:p>
          </table:table-cell>
          <table:table-cell table:style-name="ce246" table:formula="of:=[.AZ11]" office:value-type="float" office:value="39000000" calcext:value-type="float">
            <text:p>39 000 000</text:p>
          </table:table-cell>
          <table:table-cell table:style-name="ce249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48" table:formula="of:=[.BB11]/2734.37" office:value-type="float" office:value="143.628832235579" calcext:value-type="float">
            <text:p>144</text:p>
          </table:table-cell>
          <table:table-cell table:style-name="ce241" table:formula="of:=[.G11]" office:value-type="date" office:date-value="1964-11-18" calcext:value-type="date">
            <text:p>1964-11-18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49" table:formula="of:=[.BF11]/10/2" office:value-type="currency" office:currency="GBP" office:value="866666.666666667" calcext:value-type="currency">
            <text:p><text:s/>£866 667 </text:p>
          </table:table-cell>
          <table:table-cell table:style-name="ce243" table:formula="of:=ROUNDUP([.BG11]/2734.37;0)" office:value-type="float" office:value="317" calcext:value-type="float">
            <text:p>317</text:p>
          </table:table-cell>
          <table:table-cell table:style-name="ce249" table:formula="of:=[.BG11]*1.5/100" office:value-type="currency" office:currency="GBP" office:value="13000" calcext:value-type="currency">
            <text:p><text:s/>£13 000 </text:p>
          </table:table-cell>
          <table:table-cell table:style-name="ce249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43" table:formula="of:=[.BJ11]/(9600/255)" office:value-type="float" office:value="1029.60508547804" calcext:value-type="float">
            <text:p>1030</text:p>
          </table:table-cell>
          <table:table-cell table:style-name="ce243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an22</text:p>
          </table:table-cell>
          <table:table-cell table:style-name="ce239" office:value-type="string" calcext:value-type="string">
            <text:p>AN22</text:p>
          </table:table-cell>
          <table:table-cell table:style-name="ce242" office:value-type="date" office:date-value="1965-02-27" calcext:value-type="date">
            <text:p>1965-02-2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740" calcext:value-type="float">
            <text:p>740</text:p>
          </table:table-cell>
          <table:table-cell table:style-name="ce243" table:formula="of:=[.AL12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800" calcext:value-type="float">
            <text:p>800</text:p>
          </table:table-cell>
          <table:table-cell table:style-name="ce244" office:value-type="float" office:value="474" calcext:value-type="float">
            <text:p>474</text:p>
          </table:table-cell>
          <table:table-cell table:style-name="ce245" table:formula="of:=([.AJ12]*2)/(9600/255)" office:value-type="float" office:value="3718.75" calcext:value-type="float">
            <text:p>3719</text:p>
          </table:table-cell>
          <table:table-cell table:style-name="ce243" table:formula="of:=[.BH12]" office:value-type="float" office:value="894" calcext:value-type="float">
            <text:p>894</text:p>
          </table:table-cell>
          <table:table-cell table:style-name="ce243" table:formula="of:=[.BK12]" office:value-type="float" office:value="6594.41731770833" calcext:value-type="float">
            <text:p>6594</text:p>
          </table:table-cell>
          <table:table-cell table:style-name="ce246" table:formula="of:=[.AI12]/100/(700000/255)" office:value-type="float" office:value="473.571428571429" calcext:value-type="float">
            <text:p>474</text:p>
          </table:table-cell>
          <table:table-cell table:style-name="ce247" table:formula="of:=1*[.AF12]" office:value-type="float" office:value="57.9" calcext:value-type="float">
            <text:p>57,9</text:p>
          </table:table-cell>
          <table:table-cell table:style-name="ce247" table:formula="of:=1*[.AG12]" office:value-type="float" office:value="64.4" calcext:value-type="float">
            <text:p>64,4</text:p>
          </table:table-cell>
          <table:table-cell table:style-name="ce247" table:formula="of:=1*[.AH12]" office:value-type="float" office:value="12.53" calcext:value-type="float">
            <text:p>12,5</text:p>
          </table:table-cell>
          <table:table-cell table:style-name="ce238" office:value-type="float" office:value="560" calcext:value-type="float">
            <text:p>560</text:p>
          </table:table-cell>
          <table:table-cell table:style-name="ce240" office:value-type="float" office:value="68" calcext:value-type="float">
            <text:p>68</text:p>
          </table:table-cell>
          <table:table-cell table:style-name="ce238" office:value-type="float" office:value="57.9" calcext:value-type="float">
            <text:p>57,9</text:p>
          </table:table-cell>
          <table:table-cell table:style-name="ce238" office:value-type="float" office:value="64.4" calcext:value-type="float">
            <text:p>64,4</text:p>
          </table:table-cell>
          <table:table-cell table:style-name="ce238" office:value-type="float" office:value="12.53" calcext:value-type="float">
            <text:p>12,53</text:p>
          </table:table-cell>
          <table:table-cell table:style-name="ce246" office:value-type="float" office:value="130000000" calcext:value-type="float">
            <text:p>130 000 000</text:p>
          </table:table-cell>
          <table:table-cell table:style-name="ce246" office:value-type="float" office:value="70000" calcext:value-type="float">
            <text:p>70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250000" calcext:value-type="float">
            <text:p>250000</text:p>
          </table:table-cell>
          <table:table-cell table:style-name="ce238" office:value-type="float" office:value="114000" calcext:value-type="float">
            <text:p>114000</text:p>
          </table:table-cell>
          <table:table-cell table:style-name="ce238" office:value-type="float" office:value="80000" calcext:value-type="float">
            <text:p>80000</text:p>
          </table:table-cell>
          <table:table-cell table:style-name="ce248" table:formula="of:=[.AM12]-[.AO12]-[.AN12]" office:value-type="float" office:value="56000" calcext:value-type="float">
            <text:p>56000</text:p>
          </table:table-cell>
          <table:table-cell table:style-name="ce248" table:formula="of:=([.AP12]/0.8)/([.AL12]/1.852)*54" office:value-type="float" office:value="1400.112" calcext:value-type="float">
            <text:p>1400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2]*0.673*54" office:value-type="currency" office:currency="GBP" office:value="50882.870304" calcext:value-type="currency">
            <text:p><text:s/>£50 883 </text:p>
          </table:table-cell>
          <table:table-cell table:style-name="ce249" table:formula="of:=[.AM12]/5" office:value-type="currency" office:currency="GBP" office:value="50000" calcext:value-type="currency">
            <text:p><text:s/>£50 000 </text:p>
          </table:table-cell>
          <table:table-cell table:style-name="ce249" table:formula="of:=[.AR12]*([.AS12]*1.3*300)" office:value-type="currency" office:currency="GBP" office:value="4680" calcext:value-type="currency">
            <text:p><text:s/>£4 680 </text:p>
          </table:table-cell>
          <table:table-cell table:style-name="ce249" table:formula="of:=([.BB12]*3/100)" office:value-type="currency" office:currency="GBP" office:value="33082.0311" calcext:value-type="currency">
            <text:p><text:s/>£33 082 </text:p>
          </table:table-cell>
          <table:table-cell table:style-name="ce249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48" table:formula="of:=[.AX12]/(9600/255)" office:value-type="float" office:value="3682.75519354375" calcext:value-type="float">
            <text:p>3683</text:p>
          </table:table-cell>
          <table:table-cell table:style-name="ce250"/>
          <table:table-cell table:style-name="ce246" office:value-type="float" office:value="110000000" calcext:value-type="float">
            <text:p>110 000 000</text:p>
          </table:table-cell>
          <table:table-cell table:style-name="ce249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48" table:formula="of:=[.BB12]/2734.37" office:value-type="float" office:value="403.286449895223" calcext:value-type="float">
            <text:p>403</text:p>
          </table:table-cell>
          <table:table-cell table:style-name="ce241" table:formula="of:=[.G12]" office:value-type="date" office:date-value="1965-02-27" calcext:value-type="date">
            <text:p>1965-02-2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49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43" table:formula="of:=ROUNDUP([.BG12]/2734.37;0)" office:value-type="float" office:value="894" calcext:value-type="float">
            <text:p>894</text:p>
          </table:table-cell>
          <table:table-cell table:style-name="ce249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49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43" table:formula="of:=[.BJ12]/(9600/255)" office:value-type="float" office:value="6594.41731770833" calcext:value-type="float">
            <text:p>6594</text:p>
          </table:table-cell>
          <table:table-cell table:style-name="ce243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ockheed C-5 Galaxy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c5</text:p>
          </table:table-cell>
          <table:table-cell table:style-name="ce239" office:value-type="string" calcext:value-type="string">
            <text:p>C5</text:p>
          </table:table-cell>
          <table:table-cell table:style-name="ce242" office:value-type="date" office:date-value="1968-07-01" calcext:value-type="date">
            <text:p>1968-07-01</text:p>
          </table:table-cell>
          <table:table-cell table:style-name="ce243" office:value-type="float" office:value="21" calcext:value-type="float">
            <text:p>21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58" calcext:value-type="float">
            <text:p>158</text:p>
          </table:table-cell>
          <table:table-cell table:style-name="ce243" office:value-type="float" office:value="255" calcext:value-type="float">
            <text:p>255</text:p>
          </table:table-cell>
          <table:table-cell table:style-name="ce243" office:value-type="float" office:value="856" calcext:value-type="float">
            <text:p>856</text:p>
          </table:table-cell>
          <table:table-cell table:style-name="ce243" table:formula="of:=[.AL13]/5" office:value-type="float" office:value="852" calcext:value-type="float">
            <text:p>8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2" calcext:value-type="float">
            <text:p>3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1020" calcext:value-type="float">
            <text:p>1020</text:p>
          </table:table-cell>
          <table:table-cell table:style-name="ce244" office:value-type="float" office:value="608" calcext:value-type="float">
            <text:p>608</text:p>
          </table:table-cell>
          <table:table-cell table:style-name="ce245" table:formula="of:=([.AJ13]*2)/(9600/255)" office:value-type="float" office:value="2921.875" calcext:value-type="float">
            <text:p>2922</text:p>
          </table:table-cell>
          <table:table-cell table:style-name="ce243" table:formula="of:=[.BH13]" office:value-type="float" office:value="1227" calcext:value-type="float">
            <text:p>1227</text:p>
          </table:table-cell>
          <table:table-cell table:style-name="ce243" table:formula="of:=[.BK13]" office:value-type="float" office:value="9305.74417359375" calcext:value-type="float">
            <text:p>9306</text:p>
          </table:table-cell>
          <table:table-cell table:style-name="ce246" table:formula="of:=[.AI13]/100/(700000/255)" office:value-type="float" office:value="608.357142857143" calcext:value-type="float">
            <text:p>608</text:p>
          </table:table-cell>
          <table:table-cell table:style-name="ce247" table:formula="of:=1.67*[.AF13]/2" office:value-type="float" office:value="62.8755" calcext:value-type="float">
            <text:p>62,9</text:p>
          </table:table-cell>
          <table:table-cell table:style-name="ce247" table:formula="of:=1.67*[.AG13]/2" office:value-type="float" office:value="56.6965" calcext:value-type="float">
            <text:p>56,7</text:p>
          </table:table-cell>
          <table:table-cell table:style-name="ce247" table:formula="of:=1.67*[.AH13]/2" office:value-type="float" office:value="16.5664" calcext:value-type="float">
            <text:p>16,6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75.3" calcext:value-type="float">
            <text:p>75,3</text:p>
          </table:table-cell>
          <table:table-cell table:style-name="ce238" office:value-type="float" office:value="67.9" calcext:value-type="float">
            <text:p>67,9</text:p>
          </table:table-cell>
          <table:table-cell table:style-name="ce238" office:value-type="float" office:value="19.84" calcext:value-type="float">
            <text:p>19,84</text:p>
          </table:table-cell>
          <table:table-cell table:style-name="ce246" office:value-type="float" office:value="167000000" calcext:value-type="float">
            <text:p>167 000 000</text:p>
          </table:table-cell>
          <table:table-cell table:style-name="ce246" office:value-type="float" office:value="55000" calcext:value-type="float">
            <text:p>55 000</text:p>
          </table:table-cell>
          <table:table-cell table:style-name="ce246" office:value-type="float" office:value="78000" calcext:value-type="float">
            <text:p>78 000</text:p>
          </table:table-cell>
          <table:table-cell table:style-name="ce248" office:value-type="float" office:value="4260" calcext:value-type="float">
            <text:p>4260</text:p>
          </table:table-cell>
          <table:table-cell table:style-name="ce248" office:value-type="float" office:value="381000" calcext:value-type="float">
            <text:p>381000</text:p>
          </table:table-cell>
          <table:table-cell table:style-name="ce248" office:value-type="float" office:value="172340" calcext:value-type="float">
            <text:p>172340</text:p>
          </table:table-cell>
          <table:table-cell table:style-name="ce248" office:value-type="float" office:value="122470" calcext:value-type="float">
            <text:p>122470</text:p>
          </table:table-cell>
          <table:table-cell table:style-name="ce248" table:formula="of:=[.AM13]-[.AO13]-[.AN13]" office:value-type="float" office:value="86190" calcext:value-type="float">
            <text:p>86190</text:p>
          </table:table-cell>
          <table:table-cell table:style-name="ce248" table:formula="of:=([.AP13]/0.8)/([.AL13]/1.852)*54" office:value-type="float" office:value="2529.25161971831" calcext:value-type="float">
            <text:p>2529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49" table:formula="of:=[.AM13]/5" office:value-type="currency" office:currency="GBP" office:value="76200" calcext:value-type="currency">
            <text:p><text:s/>£76 200 </text:p>
          </table:table-cell>
          <table:table-cell table:style-name="ce249" table:formula="of:=[.AR13]*([.AS13]*1.3*300)" office:value-type="currency" office:currency="GBP" office:value="5460" calcext:value-type="currency">
            <text:p><text:s/>£5 460 </text:p>
          </table:table-cell>
          <table:table-cell table:style-name="ce249" table:formula="of:=([.BB13]*3/100)" office:value-type="currency" office:currency="GBP" office:value="50392.0311" calcext:value-type="currency">
            <text:p><text:s/>£50 392 </text:p>
          </table:table-cell>
          <table:table-cell table:style-name="ce249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48" table:formula="of:=[.AX13]/(9600/255)" office:value-type="float" office:value="5949.20560763226" calcext:value-type="float">
            <text:p>5949</text:p>
          </table:table-cell>
          <table:table-cell table:style-name="ce250" office:value-type="currency" office:currency="USD" office:value="167700000" calcext:value-type="currency">
            <text:p>$ 167 700 000</text:p>
          </table:table-cell>
          <table:table-cell table:style-name="ce246" table:formula="of:=[.AZ13]" office:value-type="float" office:value="167700000" calcext:value-type="float">
            <text:p>167 700 000</text:p>
          </table:table-cell>
          <table:table-cell table:style-name="ce249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48" table:formula="of:=[.BB13]/2734.37" office:value-type="float" office:value="614.30397861299" calcext:value-type="float">
            <text:p>614</text:p>
          </table:table-cell>
          <table:table-cell table:style-name="ce241" table:formula="of:=[.G13]" office:value-type="date" office:date-value="1968-07-01" calcext:value-type="date">
            <text:p>1968-07-01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13]/[.BE13]" office:value-type="currency" office:currency="USD" office:value="67080000" calcext:value-type="currency">
            <text:p><text:s/>$67 080 000 </text:p>
          </table:table-cell>
          <table:table-cell table:style-name="ce249" table:formula="of:=[.BF13]/10/2" office:value-type="currency" office:currency="GBP" office:value="3354000" calcext:value-type="currency">
            <text:p><text:s/>£3 354 000 </text:p>
          </table:table-cell>
          <table:table-cell table:style-name="ce243" table:formula="of:=ROUNDUP([.BG13]/2734.37;0)" office:value-type="float" office:value="1227" calcext:value-type="float">
            <text:p>1227</text:p>
          </table:table-cell>
          <table:table-cell table:style-name="ce249" table:formula="of:=[.BG13]*1.5/100" office:value-type="currency" office:currency="GBP" office:value="50310" calcext:value-type="currency">
            <text:p><text:s/>£50 310 </text:p>
          </table:table-cell>
          <table:table-cell table:style-name="ce249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43" table:formula="of:=[.BJ13]/(9600/255)" office:value-type="float" office:value="9305.74417359375" calcext:value-type="float">
            <text:p>9306</text:p>
          </table:table-cell>
          <table:table-cell table:style-name="ce243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let_l410</text:p>
          </table:table-cell>
          <table:table-cell table:style-name="ce239" office:value-type="string" calcext:value-type="string">
            <text:p>LET_L410</text:p>
          </table:table-cell>
          <table:table-cell table:style-name="ce242" office:value-type="date" office:date-value="1969-04-16" calcext:value-type="date">
            <text:p>1969-04-16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35" calcext:value-type="float">
            <text:p>335</text:p>
          </table:table-cell>
          <table:table-cell table:style-name="ce243" table:formula="of:=[.AL14]/5" office:value-type="float" office:value="300" calcext:value-type="float">
            <text:p>3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14]*2)/(9600/255)" office:value-type="float" office:value="664.0625" calcext:value-type="float">
            <text:p>664</text:p>
          </table:table-cell>
          <table:table-cell table:style-name="ce243" table:formula="of:=[.BH14]" office:value-type="float" office:value="17" calcext:value-type="float">
            <text:p>17</text:p>
          </table:table-cell>
          <table:table-cell table:style-name="ce243" table:formula="of:=[.BK14]" office:value-type="float" office:value="185.277627327083" calcext:value-type="float">
            <text:p>185</text:p>
          </table:table-cell>
          <table:table-cell table:style-name="ce246" table:formula="of:=[.AI14]/100/(700000/255)" office:value-type="float" office:value="21.8571428571429" calcext:value-type="float">
            <text:p>22</text:p>
          </table:table-cell>
          <table:table-cell table:style-name="ce247" table:formula="of:=1.28*[.AF14]" office:value-type="float" office:value="18.2272" calcext:value-type="float">
            <text:p>18,2</text:p>
          </table:table-cell>
          <table:table-cell table:style-name="ce247" table:formula="of:=1.28*[.AG14]" office:value-type="float" office:value="25.5744" calcext:value-type="float">
            <text:p>25,6</text:p>
          </table:table-cell>
          <table:table-cell table:style-name="ce247" table:formula="of:=1.28*[.AH14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4.24" calcext:value-type="float">
            <text:p>14,24</text:p>
          </table:table-cell>
          <table:table-cell table:style-name="ce238" office:value-type="float" office:value="19.98" calcext:value-type="float">
            <text:p>19,9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12500" calcext:value-type="float">
            <text:p>12 500</text:p>
          </table:table-cell>
          <table:table-cell table:style-name="ce246"/>
          <table:table-cell table:style-name="ce248" office:value-type="float" office:value="1500" calcext:value-type="float">
            <text:p>1500</text:p>
          </table:table-cell>
          <table:table-cell table:style-name="ce248" office:value-type="float" office:value="6600" calcext:value-type="float">
            <text:p>66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800" calcext:value-type="float">
            <text:p>1800</text:p>
          </table:table-cell>
          <table:table-cell table:style-name="ce248" table:formula="of:=[.AM14]-[.AO14]-[.AN14]" office:value-type="float" office:value="600" calcext:value-type="float">
            <text:p>600</text:p>
          </table:table-cell>
          <table:table-cell table:style-name="ce248" table:formula="of:=([.AP14]/0.8)/([.AL14]/1.852)*54" office:value-type="float" office:value="50.004" calcext:value-type="float">
            <text:p>50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14]*0.673*54" office:value-type="currency" office:currency="GBP" office:value="1817.245368" calcext:value-type="currency">
            <text:p><text:s/>£1 817 </text:p>
          </table:table-cell>
          <table:table-cell table:style-name="ce249" table:formula="of:=[.AM14]/5" office:value-type="currency" office:currency="GBP" office:value="1320" calcext:value-type="currency">
            <text:p><text:s/>£1 320 </text:p>
          </table:table-cell>
          <table:table-cell table:style-name="ce249" table:formula="of:=[.AR14]*([.AS14]*1.3*300)" office:value-type="currency" office:currency="GBP" office:value="1560" calcext:value-type="currency">
            <text:p><text:s/>£1 560 </text:p>
          </table:table-cell>
          <table:table-cell table:style-name="ce249" table:formula="of:=([.BB14]*3/100)" office:value-type="currency" office:currency="GBP" office:value="802.0311" calcext:value-type="currency">
            <text:p><text:s/>£802 </text:p>
          </table:table-cell>
          <table:table-cell table:style-name="ce249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48" table:formula="of:=[.AX14]/(9600/255)" office:value-type="float" office:value="146.07453118125" calcext:value-type="float">
            <text:p>146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14]" office:value-type="float" office:value="2400000" calcext:value-type="float">
            <text:p>2 400 000</text:p>
          </table:table-cell>
          <table:table-cell table:style-name="ce249" table:formula="of:=([.BA14]/2/50)+2734.37" office:value-type="currency" office:currency="GBP" office:value="26734.37" calcext:value-type="currency">
            <text:p><text:s/>£26 734 </text:p>
          </table:table-cell>
          <table:table-cell table:style-name="ce248" table:formula="of:=[.BB14]/2734.37" office:value-type="float" office:value="9.77715890680486" calcext:value-type="float">
            <text:p>10</text:p>
          </table:table-cell>
          <table:table-cell table:style-name="ce241" table:formula="of:=[.G14]" office:value-type="date" office:date-value="1969-04-16" calcext:value-type="date">
            <text:p>1969-04-16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49" table:formula="of:=[.BF14]/10/2" office:value-type="currency" office:currency="GBP" office:value="44444.4444444444" calcext:value-type="currency">
            <text:p><text:s/>£44 444 </text:p>
          </table:table-cell>
          <table:table-cell table:style-name="ce243" table:formula="of:=ROUNDUP([.BG14]/2734.37;0)" office:value-type="float" office:value="17" calcext:value-type="float">
            <text:p>17</text:p>
          </table:table-cell>
          <table:table-cell table:style-name="ce249" table:formula="of:=[.BG14]*1.5/100" office:value-type="currency" office:currency="GBP" office:value="666.666666666667" calcext:value-type="currency">
            <text:p><text:s/>£667 </text:p>
          </table:table-cell>
          <table:table-cell table:style-name="ce249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43" table:formula="of:=[.BJ14]/(9600/255)" office:value-type="float" office:value="185.277627327083" calcext:value-type="float">
            <text:p>185</text:p>
          </table:table-cell>
          <table:table-cell table:style-name="ce243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an26</text:p>
          </table:table-cell>
          <table:table-cell table:style-name="ce239" office:value-type="string" calcext:value-type="string">
            <text:p>AN26</text:p>
          </table:table-cell>
          <table:table-cell table:style-name="ce242" office:value-type="date" office:date-value="1969-05-21" calcext:value-type="date">
            <text:p>1969-05-21</text:p>
          </table:table-cell>
          <table:table-cell table:style-name="ce240" office:value-type="float" office:value="17" calcext:value-type="float">
            <text:p>17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40" calcext:value-type="float">
            <text:p>440</text:p>
          </table:table-cell>
          <table:table-cell table:style-name="ce243" table:formula="of:=[.AL15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44" calcext:value-type="float">
            <text:p>44</text:p>
          </table:table-cell>
          <table:table-cell table:style-name="ce245" table:formula="of:=([.AJ15]*2)/(9600/255)" office:value-type="float" office:value="1859.375" calcext:value-type="float">
            <text:p>1859</text:p>
          </table:table-cell>
          <table:table-cell table:style-name="ce243" table:formula="of:=[.BH15]" office:value-type="float" office:value="34" calcext:value-type="float">
            <text:p>34</text:p>
          </table:table-cell>
          <table:table-cell table:style-name="ce243" table:formula="of:=[.BK15]" office:value-type="float" office:value="641.246951111111" calcext:value-type="float">
            <text:p>641</text:p>
          </table:table-cell>
          <table:table-cell table:style-name="ce246" table:formula="of:=[.AI15]/100/(700000/255)" office:value-type="float" office:value="43.7142857142857" calcext:value-type="float">
            <text:p>44</text:p>
          </table:table-cell>
          <table:table-cell table:style-name="ce247" table:formula="of:=1.67*[.AF15]" office:value-type="float" office:value="39.746" calcext:value-type="float">
            <text:p>39,7</text:p>
          </table:table-cell>
          <table:table-cell table:style-name="ce247" table:formula="of:=1.67*[.AG15]" office:value-type="float" office:value="48.931" calcext:value-type="float">
            <text:p>48,9</text:p>
          </table:table-cell>
          <table:table-cell table:style-name="ce247" table:formula="of:=1.67*[.AH15]" office:value-type="float" office:value="14.3286" calcext:value-type="float">
            <text:p>14,3</text:p>
          </table:table-cell>
          <table:table-cell table:style-name="ce238" office:value-type="float" office:value="40" calcext:value-type="float">
            <text:p>40</text:p>
          </table:table-cell>
          <table:table-cell table:style-name="ce240" office:value-type="float" office:value="1403" calcext:value-type="float">
            <text:p>1403</text:p>
          </table:table-cell>
          <table:table-cell table:style-name="ce238" office:value-type="float" office:value="23.8" calcext:value-type="float">
            <text:p>23,8</text:p>
          </table:table-cell>
          <table:table-cell table:style-name="ce238" office:value-type="float" office:value="29.3" calcext:value-type="float">
            <text:p>29,3</text:p>
          </table:table-cell>
          <table:table-cell table:style-name="ce238" office:value-type="float" office:value="8.58" calcext:value-type="float">
            <text:p>8,58</text:p>
          </table:table-cell>
          <table:table-cell table:style-name="ce246" office:value-type="float" office:value="12000000" calcext:value-type="float">
            <text:p>12 000 000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/>
          <table:table-cell table:style-name="ce238" office:value-type="float" office:value="2500" calcext:value-type="float">
            <text:p>2500</text:p>
          </table:table-cell>
          <table:table-cell table:style-name="ce238" office:value-type="float" office:value="24000" calcext:value-type="float">
            <text:p>24000</text:p>
          </table:table-cell>
          <table:table-cell table:style-name="ce238" office:value-type="float" office:value="15020" calcext:value-type="float">
            <text:p>15020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48" table:formula="of:=[.AM15]-[.AO15]-[.AN15]" office:value-type="float" office:value="3480" calcext:value-type="float">
            <text:p>3480</text:p>
          </table:table-cell>
          <table:table-cell table:style-name="ce248" table:formula="of:=([.AP15]/0.8)/([.AL15]/1.852)*54" office:value-type="float" office:value="174.01392" calcext:value-type="float">
            <text:p>17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5]*0.673*54" office:value-type="currency" office:currency="GBP" office:value="6324.01388064" calcext:value-type="currency">
            <text:p><text:s/>£6 324 </text:p>
          </table:table-cell>
          <table:table-cell table:style-name="ce249" table:formula="of:=[.AM15]/5" office:value-type="currency" office:currency="GBP" office:value="4800" calcext:value-type="currency">
            <text:p><text:s/>£4 800 </text:p>
          </table:table-cell>
          <table:table-cell table:style-name="ce249" table:formula="of:=[.AR15]*([.AS15]*1.3*300)" office:value-type="currency" office:currency="GBP" office:value="3900" calcext:value-type="currency">
            <text:p><text:s/>£3 900 </text:p>
          </table:table-cell>
          <table:table-cell table:style-name="ce249" table:formula="of:=([.BB15]*3/100)" office:value-type="currency" office:currency="GBP" office:value="1582.0311" calcext:value-type="currency">
            <text:p><text:s/>£1 582 </text:p>
          </table:table-cell>
          <table:table-cell table:style-name="ce249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48" table:formula="of:=[.AX15]/(9600/255)" office:value-type="float" office:value="441.09806979825" calcext:value-type="float">
            <text:p>441</text:p>
          </table:table-cell>
          <table:table-cell table:style-name="ce250"/>
          <table:table-cell table:style-name="ce246" office:value-type="float" office:value="5000000" calcext:value-type="float">
            <text:p>5 000 000</text:p>
          </table:table-cell>
          <table:table-cell table:style-name="ce249" table:formula="of:=([.BA15]/2/50)+2734.37" office:value-type="currency" office:currency="GBP" office:value="52734.37" calcext:value-type="currency">
            <text:p><text:s/>£52 734 </text:p>
          </table:table-cell>
          <table:table-cell table:style-name="ce248" table:formula="of:=[.BB15]/2734.37" office:value-type="float" office:value="19.2857477225101" calcext:value-type="float">
            <text:p>19</text:p>
          </table:table-cell>
          <table:table-cell table:style-name="ce241" table:formula="of:=[.G15]" office:value-type="date" office:date-value="1969-05-21" calcext:value-type="date">
            <text:p>1969-05-21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49" table:formula="of:=[.BF15]/10/2" office:value-type="currency" office:currency="GBP" office:value="92592.5925925926" calcext:value-type="currency">
            <text:p><text:s/>£92 593 </text:p>
          </table:table-cell>
          <table:table-cell table:style-name="ce243" table:formula="of:=ROUNDUP([.BG15]/2734.37;0)" office:value-type="float" office:value="34" calcext:value-type="float">
            <text:p>34</text:p>
          </table:table-cell>
          <table:table-cell table:style-name="ce249" table:formula="of:=[.BG15]*1.5/100" office:value-type="currency" office:currency="GBP" office:value="1388.88888888889" calcext:value-type="currency">
            <text:p><text:s/>£1 389 </text:p>
          </table:table-cell>
          <table:table-cell table:style-name="ce249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43" table:formula="of:=[.BJ15]/(9600/255)" office:value-type="float" office:value="641.246951111111" calcext:value-type="float">
            <text:p>641</text:p>
          </table:table-cell>
          <table:table-cell table:style-name="ce243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Ilyushin Il-7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il76</text:p>
          </table:table-cell>
          <table:table-cell table:style-name="ce239" office:value-type="string" calcext:value-type="string">
            <text:p>IL76</text:p>
          </table:table-cell>
          <table:table-cell table:style-name="ce242" office:value-type="date" office:date-value="1971-03-25" calcext:value-type="date">
            <text:p>1971-03-2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900" calcext:value-type="float">
            <text:p>900</text:p>
          </table:table-cell>
          <table:table-cell table:style-name="ce243" table:formula="of:=[.AL16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600" calcext:value-type="float">
            <text:p>600</text:p>
          </table:table-cell>
          <table:table-cell table:style-name="ce244" office:value-type="float" office:value="437" calcext:value-type="float">
            <text:p>437</text:p>
          </table:table-cell>
          <table:table-cell table:style-name="ce245" table:formula="of:=([.AJ16]*2)/(9600/255)" office:value-type="float" office:value="2390.625" calcext:value-type="float">
            <text:p>2391</text:p>
          </table:table-cell>
          <table:table-cell table:style-name="ce243" table:formula="of:=[.BH16]" office:value-type="float" office:value="305" calcext:value-type="float">
            <text:p>305</text:p>
          </table:table-cell>
          <table:table-cell table:style-name="ce243" table:formula="of:=[.BK16]" office:value-type="float" office:value="4844.10105859375" calcext:value-type="float">
            <text:p>4844</text:p>
          </table:table-cell>
          <table:table-cell table:style-name="ce246" table:formula="of:=[.AI16]/100/(700000/255)" office:value-type="float" office:value="437.142857142857" calcext:value-type="float">
            <text:p>437</text:p>
          </table:table-cell>
          <table:table-cell table:style-name="ce247" table:formula="of:=1.28*[.AF16]" office:value-type="float" office:value="59.648" calcext:value-type="float">
            <text:p>59,6</text:p>
          </table:table-cell>
          <table:table-cell table:style-name="ce247" table:formula="of:=1.28*[.AG16]" office:value-type="float" office:value="64.64" calcext:value-type="float">
            <text:p>64,6</text:p>
          </table:table-cell>
          <table:table-cell table:style-name="ce247" table:formula="of:=1.28*[.AH16]" office:value-type="float" office:value="18.8928" calcext:value-type="float">
            <text:p>18,9</text:p>
          </table:table-cell>
          <table:table-cell table:style-name="ce238" office:value-type="float" office:value="420" calcext:value-type="float">
            <text:p>420</text:p>
          </table:table-cell>
          <table:table-cell table:style-name="ce239" office:value-type="string" calcext:value-type="string">
            <text:p>&gt;960</text:p>
          </table:table-cell>
          <table:table-cell table:style-name="ce238" office:value-type="float" office:value="46.6" calcext:value-type="float">
            <text:p>46,6</text:p>
          </table:table-cell>
          <table:table-cell table:style-name="ce238" office:value-type="float" office:value="50.5" calcext:value-type="float">
            <text:p>50,5</text:p>
          </table:table-cell>
          <table:table-cell table:style-name="ce238" office:value-type="float" office:value="14.76" calcext:value-type="float">
            <text:p>14,76</text:p>
          </table:table-cell>
          <table:table-cell table:style-name="ce246" office:value-type="float" office:value="120000000" calcext:value-type="float">
            <text:p>120 000 000</text:p>
          </table:table-cell>
          <table:table-cell table:style-name="ce246" office:value-type="float" office:value="45000" calcext:value-type="float">
            <text:p>45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195000" calcext:value-type="float">
            <text:p>195000</text:p>
          </table:table-cell>
          <table:table-cell table:style-name="ce238" office:value-type="float" office:value="92500" calcext:value-type="float">
            <text:p>92500</text:p>
          </table:table-cell>
          <table:table-cell table:style-name="ce238" office:value-type="float" office:value="60000" calcext:value-type="float">
            <text:p>60000</text:p>
          </table:table-cell>
          <table:table-cell table:style-name="ce248" table:formula="of:=[.AM16]-[.AO16]-[.AN16]" office:value-type="float" office:value="42500" calcext:value-type="float">
            <text:p>42500</text:p>
          </table:table-cell>
          <table:table-cell table:style-name="ce248" table:formula="of:=([.AP16]/0.8)/([.AL16]/1.852)*54" office:value-type="float" office:value="1062.585" calcext:value-type="float">
            <text:p>1063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6]*0.673*54" office:value-type="currency" office:currency="GBP" office:value="38616.46407" calcext:value-type="currency">
            <text:p><text:s/>£38 616 </text:p>
          </table:table-cell>
          <table:table-cell table:style-name="ce249" table:formula="of:=[.AM16]/5" office:value-type="currency" office:currency="GBP" office:value="39000" calcext:value-type="currency">
            <text:p><text:s/>£39 000 </text:p>
          </table:table-cell>
          <table:table-cell table:style-name="ce249" table:formula="of:=[.AR16]*([.AS16]*1.3*300)" office:value-type="currency" office:currency="GBP" office:value="3900" calcext:value-type="currency">
            <text:p><text:s/>£3 900 </text:p>
          </table:table-cell>
          <table:table-cell table:style-name="ce249" table:formula="of:=([.BB16]*3/100)" office:value-type="currency" office:currency="GBP" office:value="15082.0311" calcext:value-type="currency">
            <text:p><text:s/>£15 082 </text:p>
          </table:table-cell>
          <table:table-cell table:style-name="ce249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48" table:formula="of:=[.AX16]/(9600/255)" office:value-type="float" office:value="2565.89752795312" calcext:value-type="float">
            <text:p>2566</text:p>
          </table:table-cell>
          <table:table-cell table:style-name="ce250" office:value-type="currency" office:currency="USD" office:value="50000000" calcext:value-type="currency">
            <text:p>$ 50 000 000</text:p>
          </table:table-cell>
          <table:table-cell table:style-name="ce246" table:formula="of:=[.AZ16]" office:value-type="float" office:value="50000000" calcext:value-type="float">
            <text:p>50 000 000</text:p>
          </table:table-cell>
          <table:table-cell table:style-name="ce249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48" table:formula="of:=[.BB16]/2734.37" office:value-type="float" office:value="183.857477225101" calcext:value-type="float">
            <text:p>184</text:p>
          </table:table-cell>
          <table:table-cell table:style-name="ce241" table:formula="of:=[.G16]" office:value-type="date" office:date-value="1971-03-25" calcext:value-type="date">
            <text:p>1971-03-25</text:p>
          </table:table-cell>
          <table:table-cell table:style-name="ce251" office:value-type="float" office:value="3" calcext:value-type="float">
            <text:p>3,0</text:p>
          </table:table-cell>
          <table:table-cell table:style-name="ce252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49" table:formula="of:=[.BF16]/10/2" office:value-type="currency" office:currency="GBP" office:value="833333.333333333" calcext:value-type="currency">
            <text:p><text:s/>£833 333 </text:p>
          </table:table-cell>
          <table:table-cell table:style-name="ce243" table:formula="of:=ROUNDUP([.BG16]/2734.37;0)" office:value-type="float" office:value="305" calcext:value-type="float">
            <text:p>305</text:p>
          </table:table-cell>
          <table:table-cell table:style-name="ce249" table:formula="of:=[.BG16]*1.5/100" office:value-type="currency" office:currency="GBP" office:value="12500" calcext:value-type="currency">
            <text:p><text:s/>£12 500 </text:p>
          </table:table-cell>
          <table:table-cell table:style-name="ce249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43" table:formula="of:=[.BJ16]/(9600/255)" office:value-type="float" office:value="4844.10105859375" calcext:value-type="float">
            <text:p>4844</text:p>
          </table:table-cell>
          <table:table-cell table:style-name="ce243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Boeing C-17 Globemaster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c17</text:p>
          </table:table-cell>
          <table:table-cell table:style-name="ce239" office:value-type="string" calcext:value-type="string">
            <text:p>C17</text:p>
          </table:table-cell>
          <table:table-cell table:style-name="ce242" office:value-type="date" office:date-value="1991-09-15" calcext:value-type="date">
            <text:p>1991-09-15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88" calcext:value-type="float">
            <text:p>188</text:p>
          </table:table-cell>
          <table:table-cell table:style-name="ce243" office:value-type="float" office:value="78" calcext:value-type="float">
            <text:p>78</text:p>
          </table:table-cell>
          <table:table-cell table:style-name="ce243" office:value-type="float" office:value="1080" calcext:value-type="float">
            <text:p>1080</text:p>
          </table:table-cell>
          <table:table-cell table:style-name="ce243" table:formula="of:=[.AL17]/5" office:value-type="float" office:value="896" calcext:value-type="float">
            <text:p>89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9" calcext:value-type="float">
            <text:p>39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770" calcext:value-type="float">
            <text:p>770</text:p>
          </table:table-cell>
          <table:table-cell table:style-name="ce244" office:value-type="float" office:value="725" calcext:value-type="float">
            <text:p>725</text:p>
          </table:table-cell>
          <table:table-cell table:style-name="ce245" table:formula="of:=([.AJ17]*2)/(9600/255)" office:value-type="float" office:value="1236.75" calcext:value-type="float">
            <text:p>1237</text:p>
          </table:table-cell>
          <table:table-cell table:style-name="ce243" table:formula="of:=[.BH17]" office:value-type="float" office:value="392" calcext:value-type="float">
            <text:p>392</text:p>
          </table:table-cell>
          <table:table-cell table:style-name="ce243" table:formula="of:=[.BK17]" office:value-type="float" office:value="6343.83666036968" calcext:value-type="float">
            <text:p>6344</text:p>
          </table:table-cell>
          <table:table-cell table:style-name="ce246" table:formula="of:=[.AI17]/100/(700000/255)" office:value-type="float" office:value="724.928571428571" calcext:value-type="float">
            <text:p>725</text:p>
          </table:table-cell>
          <table:table-cell table:style-name="ce247" table:formula="of:=1.67*[.AF17]/2" office:value-type="float" office:value="44.255" calcext:value-type="float">
            <text:p>44,3</text:p>
          </table:table-cell>
          <table:table-cell table:style-name="ce247" table:formula="of:=1.67*[.AG17]/2" office:value-type="float" office:value="43.42" calcext:value-type="float">
            <text:p>43,4</text:p>
          </table:table-cell>
          <table:table-cell table:style-name="ce247" table:formula="of:=1.67*[.AH17]/2" office:value-type="float" office:value="14.01965" calcext:value-type="float">
            <text:p>14,0</text:p>
          </table:table-cell>
          <table:table-cell table:style-name="ce248" office:value-type="float" office:value="3" calcext:value-type="float">
            <text:p>3</text:p>
          </table:table-cell>
          <table:table-cell table:style-name="ce243"/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52" calcext:value-type="float">
            <text:p>52</text:p>
          </table:table-cell>
          <table:table-cell table:style-name="ce238" office:value-type="float" office:value="16.79" calcext:value-type="float">
            <text:p>16,79</text:p>
          </table:table-cell>
          <table:table-cell table:style-name="ce246" office:value-type="float" office:value="199000000" calcext:value-type="float">
            <text:p>199 000 000</text:p>
          </table:table-cell>
          <table:table-cell table:style-name="ce246" office:value-type="float" office:value="23280" calcext:value-type="float">
            <text:p>23 28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8" office:value-type="float" office:value="4480" calcext:value-type="float">
            <text:p>4480</text:p>
          </table:table-cell>
          <table:table-cell table:style-name="ce248" office:value-type="float" office:value="265352" calcext:value-type="float">
            <text:p>265352</text:p>
          </table:table-cell>
          <table:table-cell table:style-name="ce248" office:value-type="float" office:value="128140" calcext:value-type="float">
            <text:p>128140</text:p>
          </table:table-cell>
          <table:table-cell table:style-name="ce248" office:value-type="float" office:value="77519" calcext:value-type="float">
            <text:p>77519</text:p>
          </table:table-cell>
          <table:table-cell table:style-name="ce248" table:formula="of:=[.AM17]-[.AO17]-[.AN17]" office:value-type="float" office:value="59693" calcext:value-type="float">
            <text:p>59693</text:p>
          </table:table-cell>
          <table:table-cell table:style-name="ce248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49" table:formula="of:=[.AM17]/5" office:value-type="currency" office:currency="GBP" office:value="53070.4" calcext:value-type="currency">
            <text:p><text:s/>£53 070 </text:p>
          </table:table-cell>
          <table:table-cell table:style-name="ce249" table:formula="of:=[.AR17]*([.AS17]*1.3*300)" office:value-type="currency" office:currency="GBP" office:value="3510" calcext:value-type="currency">
            <text:p><text:s/>£3 510 </text:p>
          </table:table-cell>
          <table:table-cell table:style-name="ce249" table:formula="of:=([.BB17]*3/100)" office:value-type="currency" office:currency="GBP" office:value="67582.0311" calcext:value-type="currency">
            <text:p><text:s/>£67 582 </text:p>
          </table:table-cell>
          <table:table-cell table:style-name="ce249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48" table:formula="of:=[.AX17]/(9600/255)" office:value-type="float" office:value="4905.99746513568" calcext:value-type="float">
            <text:p>4906</text:p>
          </table:table-cell>
          <table:table-cell table:style-name="ce250" office:value-type="currency" office:currency="USD" office:value="225000000" calcext:value-type="currency">
            <text:p>$ 225 000 000</text:p>
          </table:table-cell>
          <table:table-cell table:style-name="ce246" table:formula="of:=[.AZ17]" office:value-type="float" office:value="225000000" calcext:value-type="float">
            <text:p>225 000 000</text:p>
          </table:table-cell>
          <table:table-cell table:style-name="ce249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48" table:formula="of:=[.BB17]/2734.37" office:value-type="float" office:value="823.858647512956" calcext:value-type="float">
            <text:p>824</text:p>
          </table:table-cell>
          <table:table-cell table:style-name="ce241" table:formula="of:=[.G17]" office:value-type="date" office:date-value="1991-09-15" calcext:value-type="date">
            <text:p>1991-09-15</text:p>
          </table:table-cell>
          <table:table-cell table:style-name="ce251" office:value-type="float" office:value="10.5" calcext:value-type="float">
            <text:p>10,5</text:p>
          </table:table-cell>
          <table:table-cell table:style-name="ce252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49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43" table:formula="of:=ROUNDUP([.BG17]/2734.37;0)" office:value-type="float" office:value="392" calcext:value-type="float">
            <text:p>392</text:p>
          </table:table-cell>
          <table:table-cell table:style-name="ce249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49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43" table:formula="of:=[.BJ17]/(9600/255)" office:value-type="float" office:value="6343.83666036968" calcext:value-type="float">
            <text:p>6344</text:p>
          </table:table-cell>
          <table:table-cell table:style-name="ce243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irbus A-400M Atla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a400</text:p>
          </table:table-cell>
          <table:table-cell table:style-name="ce239" office:value-type="string" calcext:value-type="string">
            <text:p>A400</text:p>
          </table:table-cell>
          <table:table-cell table:style-name="ce242" office:value-type="date" office:date-value="2009-12-11" calcext:value-type="date">
            <text:p>2009-12-11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200" calcext:value-type="float">
            <text:p>200</text:p>
          </table:table-cell>
          <table:table-cell table:style-name="ce243" office:value-type="float" office:value="69" calcext:value-type="float">
            <text:p>69</text:p>
          </table:table-cell>
          <table:table-cell table:style-name="ce243" office:value-type="float" office:value="858" calcext:value-type="float">
            <text:p>858</text:p>
          </table:table-cell>
          <table:table-cell table:style-name="ce243" table:formula="of:=[.AL18]/5" office:value-type="float" office:value="660" calcext:value-type="float">
            <text:p>6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85" calcext:value-type="float">
            <text:p>385</text:p>
          </table:table-cell>
          <table:table-cell table:style-name="ce244" office:value-type="float" office:value="856" calcext:value-type="float">
            <text:p>856</text:p>
          </table:table-cell>
          <table:table-cell table:style-name="ce245" table:formula="of:=([.AJ18]*2)/(9600/255)" office:value-type="float" office:value="1062.5" calcext:value-type="float">
            <text:p>1063</text:p>
          </table:table-cell>
          <table:table-cell table:style-name="ce243" table:formula="of:=[.BH18]" office:value-type="float" office:value="126" calcext:value-type="float">
            <text:p>126</text:p>
          </table:table-cell>
          <table:table-cell table:style-name="ce243" table:formula="of:=[.BK18]" office:value-type="float" office:value="3490.13111645089" calcext:value-type="float">
            <text:p>3490</text:p>
          </table:table-cell>
          <table:table-cell table:style-name="ce246" table:formula="of:=[.AI18]/100/(700000/255)" office:value-type="float" office:value="856.071428571429" calcext:value-type="float">
            <text:p>856</text:p>
          </table:table-cell>
          <table:table-cell table:style-name="ce247" table:formula="of:=1.67*[.AF18]/2" office:value-type="float" office:value="37.6585" calcext:value-type="float">
            <text:p>37,7</text:p>
          </table:table-cell>
          <table:table-cell table:style-name="ce247" table:formula="of:=1.67*[.AG18]/2" office:value-type="float" office:value="35.404" calcext:value-type="float">
            <text:p>35,4</text:p>
          </table:table-cell>
          <table:table-cell table:style-name="ce247" table:formula="of:=1.67*[.AH18]/2" office:value-type="float" office:value="12.2745" calcext:value-type="float">
            <text:p>12,3</text:p>
          </table:table-cell>
          <table:table-cell table:style-name="ce248" office:value-type="float" office:value="4" calcext:value-type="float">
            <text:p>4</text:p>
          </table:table-cell>
          <table:table-cell table:style-name="ce243"/>
          <table:table-cell table:style-name="ce238" office:value-type="float" office:value="45.1" calcext:value-type="float">
            <text:p>45,1</text:p>
          </table:table-cell>
          <table:table-cell table:style-name="ce238" office:value-type="float" office:value="42.4" calcext:value-type="float">
            <text:p>42,4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235000000" calcext:value-type="float">
            <text:p>235 000 000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/>
          <table:table-cell table:style-name="ce248" office:value-type="float" office:value="3300" calcext:value-type="float">
            <text:p>3300</text:p>
          </table:table-cell>
          <table:table-cell table:style-name="ce248" office:value-type="float" office:value="141000" calcext:value-type="float">
            <text:p>141000</text:p>
          </table:table-cell>
          <table:table-cell table:style-name="ce248" office:value-type="float" office:value="76500" calcext:value-type="float">
            <text:p>76500</text:p>
          </table:table-cell>
          <table:table-cell table:style-name="ce248" office:value-type="float" office:value="37000" calcext:value-type="float">
            <text:p>37000</text:p>
          </table:table-cell>
          <table:table-cell table:style-name="ce248" table:formula="of:=[.AM18]-[.AO18]-[.AN18]" office:value-type="float" office:value="27500" calcext:value-type="float">
            <text:p>27500</text:p>
          </table:table-cell>
          <table:table-cell table:style-name="ce248" table:formula="of:=([.AP18]/0.8)/([.AL18]/1.852)*54" office:value-type="float" office:value="1041.75" calcext:value-type="float">
            <text:p>1042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8]*0.673*54" office:value-type="currency" office:currency="GBP" office:value="37859.2785" calcext:value-type="currency">
            <text:p><text:s/>£37 859 </text:p>
          </table:table-cell>
          <table:table-cell table:style-name="ce249" table:formula="of:=[.AM18]/5" office:value-type="currency" office:currency="GBP" office:value="28200" calcext:value-type="currency">
            <text:p><text:s/>£28 200 </text:p>
          </table:table-cell>
          <table:table-cell table:style-name="ce249" table:formula="of:=[.AR18]*([.AS18]*1.3*300)" office:value-type="currency" office:currency="GBP" office:value="3510" calcext:value-type="currency">
            <text:p><text:s/>£3 510 </text:p>
          </table:table-cell>
          <table:table-cell table:style-name="ce249" table:formula="of:=([.BB18]*3/100)" office:value-type="currency" office:currency="GBP" office:value="36082.0311" calcext:value-type="currency">
            <text:p><text:s/>£36 082 </text:p>
          </table:table-cell>
          <table:table-cell table:style-name="ce249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48" table:formula="of:=[.AX18]/(9600/255)" office:value-type="float" office:value="2806.36291125" calcext:value-type="float">
            <text:p>2806</text:p>
          </table:table-cell>
          <table:table-cell table:style-name="ce250" office:value-type="currency" office:currency="USD" office:value="120000000" calcext:value-type="currency">
            <text:p>$ 120 000 000</text:p>
          </table:table-cell>
          <table:table-cell table:style-name="ce246" table:formula="of:=[.AZ18]" office:value-type="float" office:value="120000000" calcext:value-type="float">
            <text:p>120 000 000</text:p>
          </table:table-cell>
          <table:table-cell table:style-name="ce249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48" table:formula="of:=[.BB18]/2734.37" office:value-type="float" office:value="439.857945340243" calcext:value-type="float">
            <text:p>440</text:p>
          </table:table-cell>
          <table:table-cell table:style-name="ce241" table:formula="of:=[.G18]" office:value-type="date" office:date-value="2009-12-11" calcext:value-type="date">
            <text:p>2009-12-11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49" table:formula="of:=[.BF18]/10/2" office:value-type="currency" office:currency="GBP" office:value="342857.142857143" calcext:value-type="currency">
            <text:p><text:s/>£342 857 </text:p>
          </table:table-cell>
          <table:table-cell table:style-name="ce243" table:formula="of:=ROUNDUP([.BG18]/2734.37;0)" office:value-type="float" office:value="126" calcext:value-type="float">
            <text:p>126</text:p>
          </table:table-cell>
          <table:table-cell table:style-name="ce249" table:formula="of:=[.BG18]*1.5/100" office:value-type="currency" office:currency="GBP" office:value="5142.85714285714" calcext:value-type="currency">
            <text:p><text:s/>£5 143 </text:p>
          </table:table-cell>
          <table:table-cell table:style-name="ce249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43" table:formula="of:=[.BJ18]/(9600/255)" office:value-type="float" office:value="3490.13111645089" calcext:value-type="float">
            <text:p>3490</text:p>
          </table:table-cell>
          <table:table-cell table:style-name="ce243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let_l410ng</text:p>
          </table:table-cell>
          <table:table-cell table:style-name="ce239" office:value-type="string" calcext:value-type="string">
            <text:p>LET_L410NG</text:p>
          </table:table-cell>
          <table:table-cell table:style-name="ce242" office:value-type="date" office:date-value="2015-07-29" calcext:value-type="date">
            <text:p>2015-07-29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417" calcext:value-type="float">
            <text:p>417</text:p>
          </table:table-cell>
          <table:table-cell table:style-name="ce243" table:formula="of:=[.AL19]/5" office:value-type="float" office:value="514" calcext:value-type="float">
            <text:p>51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73" calcext:value-type="float">
            <text:p>73</text:p>
          </table:table-cell>
          <table:table-cell table:style-name="ce245" table:formula="of:=([.AJ19]*2)/(9600/255)" office:value-type="float" office:value="701.25" calcext:value-type="float">
            <text:p>701</text:p>
          </table:table-cell>
          <table:table-cell table:style-name="ce243" table:formula="of:=[.BH19]" office:value-type="float" office:value="13" calcext:value-type="float">
            <text:p>13</text:p>
          </table:table-cell>
          <table:table-cell table:style-name="ce243" table:formula="of:=[.BK19]" office:value-type="float" office:value="191.322318922697" calcext:value-type="float">
            <text:p>191</text:p>
          </table:table-cell>
          <table:table-cell table:style-name="ce246" table:formula="of:=[.AI19]/100/(700000/255)" office:value-type="float" office:value="72.8571428571429" calcext:value-type="float">
            <text:p>73</text:p>
          </table:table-cell>
          <table:table-cell table:style-name="ce247" table:formula="of:=1.28*[.AF19]" office:value-type="float" office:value="20.096" calcext:value-type="float">
            <text:p>20,1</text:p>
          </table:table-cell>
          <table:table-cell table:style-name="ce247" table:formula="of:=1.28*[.AG19]" office:value-type="float" office:value="24.9344" calcext:value-type="float">
            <text:p>24,9</text:p>
          </table:table-cell>
          <table:table-cell table:style-name="ce247" table:formula="of:=1.28*[.AH19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5.7" calcext:value-type="float">
            <text:p>15,7</text:p>
          </table:table-cell>
          <table:table-cell table:style-name="ce238" office:value-type="float" office:value="19.48" calcext:value-type="float">
            <text:p>19,4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20000000" calcext:value-type="float">
            <text:p>20 000 000</text:p>
          </table:table-cell>
          <table:table-cell table:style-name="ce246" office:value-type="float" office:value="13200" calcext:value-type="float">
            <text:p>13 200</text:p>
          </table:table-cell>
          <table:table-cell table:style-name="ce246"/>
          <table:table-cell table:style-name="ce248" office:value-type="float" office:value="2570" calcext:value-type="float">
            <text:p>257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2300" calcext:value-type="float">
            <text:p>2300</text:p>
          </table:table-cell>
          <table:table-cell table:style-name="ce248" table:formula="of:=[.AM19]-[.AO19]-[.AN19]" office:value-type="float" office:value="500" calcext:value-type="float">
            <text:p>500</text:p>
          </table:table-cell>
          <table:table-cell table:style-name="ce248" table:formula="of:=([.AP19]/0.8)/([.AL19]/1.852)*54" office:value-type="float" office:value="24.3210116731518" calcext:value-type="float">
            <text:p>24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19]*0.673*54" office:value-type="currency" office:currency="GBP" office:value="883.874206225681" calcext:value-type="currency">
            <text:p><text:s/>£884 </text:p>
          </table:table-cell>
          <table:table-cell table:style-name="ce249" table:formula="of:=[.AM19]/5" office:value-type="currency" office:currency="GBP" office:value="1400" calcext:value-type="currency">
            <text:p><text:s/>£1 400 </text:p>
          </table:table-cell>
          <table:table-cell table:style-name="ce249" table:formula="of:=[.AR19]*([.AS19]*1.3*300)" office:value-type="currency" office:currency="GBP" office:value="2340" calcext:value-type="currency">
            <text:p><text:s/>£2 340 </text:p>
          </table:table-cell>
          <table:table-cell table:style-name="ce249" table:formula="of:=([.BB19]*3/100)" office:value-type="currency" office:currency="GBP" office:value="3982.0311" calcext:value-type="currency">
            <text:p><text:s/>£3 982 </text:p>
          </table:table-cell>
          <table:table-cell table:style-name="ce249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48" table:formula="of:=[.AX19]/(9600/255)" office:value-type="float" office:value="228.59435969662" calcext:value-type="float">
            <text:p>229</text:p>
          </table:table-cell>
          <table:table-cell table:style-name="ce250"/>
          <table:table-cell table:style-name="ce246" office:value-type="float" office:value="13000000" calcext:value-type="float">
            <text:p>13 000 000</text:p>
          </table:table-cell>
          <table:table-cell table:style-name="ce249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48" table:formula="of:=[.BB19]/2734.37" office:value-type="float" office:value="48.5429440785263" calcext:value-type="float">
            <text:p>49</text:p>
          </table:table-cell>
          <table:table-cell table:style-name="ce241" table:formula="of:=[.G19]" office:value-type="date" office:date-value="2015-07-29" calcext:value-type="date">
            <text:p>2015-07-29</text:p>
          </table:table-cell>
          <table:table-cell table:style-name="ce251" office:value-type="float" office:value="19" calcext:value-type="float">
            <text:p>19,0</text:p>
          </table:table-cell>
          <table:table-cell table:style-name="ce252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49" table:formula="of:=[.BF19]/10/2" office:value-type="currency" office:currency="GBP" office:value="34210.5263157895" calcext:value-type="currency">
            <text:p><text:s/>£34 211 </text:p>
          </table:table-cell>
          <table:table-cell table:style-name="ce243" table:formula="of:=ROUNDUP([.BG19]/2734.37;0)" office:value-type="float" office:value="13" calcext:value-type="float">
            <text:p>13</text:p>
          </table:table-cell>
          <table:table-cell table:style-name="ce249" table:formula="of:=[.BG19]*1.5/100" office:value-type="currency" office:currency="GBP" office:value="513.157894736842" calcext:value-type="currency">
            <text:p><text:s/>£513 </text:p>
          </table:table-cell>
          <table:table-cell table:style-name="ce249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43" table:formula="of:=[.BJ19]/(9600/255)" office:value-type="float" office:value="191.322318922697" calcext:value-type="float">
            <text:p>191</text:p>
          </table:table-cell>
          <table:table-cell table:style-name="ce243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ro 5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vro</text:p>
          </table:table-cell>
          <table:table-cell table:style-name="ce239" office:value-type="string" calcext:value-type="string">
            <text:p>AVRO</text:p>
          </table:table-cell>
          <table:table-cell table:style-name="ce242" office:value-type="date" office:date-value="1913-09-18" calcext:value-type="date">
            <text:p>1913-09-18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float" office:value="153" calcext:value-type="float">
            <text:p>153</text:p>
          </table:table-cell>
          <table:table-cell table:style-name="ce243" table:formula="of:=[.AL20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0]*2)/(9600/255)" office:value-type="float" office:value="10.625" calcext:value-type="float">
            <text:p>11</text:p>
          </table:table-cell>
          <table:table-cell table:style-name="ce243" table:formula="of:=[.BH20]" office:value-type="float" office:value="1" calcext:value-type="float">
            <text:p>1</text:p>
          </table:table-cell>
          <table:table-cell table:style-name="ce243" table:formula="of:=[.BK20]" office:value-type="float" office:value="21.3096116068594" calcext:value-type="float">
            <text:p>21</text:p>
          </table:table-cell>
          <table:table-cell table:style-name="ce246" table:formula="of:=[.AI20]/100/(700000/255)" office:value-type="float" office:value="0.0291428571428571" calcext:value-type="float">
            <text:p>0</text:p>
          </table:table-cell>
          <table:table-cell table:style-name="ce247" table:formula="of:=1.67*[.AF20]" office:value-type="float" office:value="15.03" calcext:value-type="float">
            <text:p>15,0</text:p>
          </table:table-cell>
          <table:table-cell table:style-name="ce247" table:formula="of:=1.67*[.AG20]" office:value-type="float" office:value="18.37" calcext:value-type="float">
            <text:p>18,4</text:p>
          </table:table-cell>
          <table:table-cell table:style-name="ce247" table:formula="of:=1.67*[.AH20]" office:value-type="float" office:value="5.3106" calcext:value-type="float">
            <text:p>5,3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1" calcext:value-type="float">
            <text:p>11</text:p>
          </table:table-cell>
          <table:table-cell table:style-name="ce238" office:value-type="float" office:value="3.18" calcext:value-type="float">
            <text:p>3,18</text:p>
          </table:table-cell>
          <table:table-cell table:style-name="ce246" office:value-type="float" office:value="8000" calcext:value-type="float">
            <text:p>8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30" calcext:value-type="float">
            <text:p>830</text:p>
          </table:table-cell>
          <table:table-cell table:style-name="ce248" office:value-type="float" office:value="558" calcext:value-type="float">
            <text:p>558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0]-[.AO20]-[.AN20]" office:value-type="float" office:value="102" calcext:value-type="float">
            <text:p>102</text:p>
          </table:table-cell>
          <table:table-cell table:style-name="ce248" table:formula="of:=([.AP20]/0.8)/([.AL20]/1.852)*54" office:value-type="float" office:value="31.87755" calcext:value-type="float">
            <text:p>3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20]*0.673*54" office:value-type="currency" office:currency="GBP" office:value="1158.4939221" calcext:value-type="currency">
            <text:p><text:s/>£1 158 </text:p>
          </table:table-cell>
          <table:table-cell table:style-name="ce249" table:formula="of:=[.AM20]/5" office:value-type="currency" office:currency="GBP" office:value="166" calcext:value-type="currency">
            <text:p><text:s/>£166 </text:p>
          </table:table-cell>
          <table:table-cell table:style-name="ce249" table:formula="of:=[.AR20]*([.AS20]*1.3*300)" office:value-type="currency" office:currency="GBP" office:value="780" calcext:value-type="currency">
            <text:p><text:s/>£780 </text:p>
          </table:table-cell>
          <table:table-cell table:style-name="ce249" table:formula="of:=([.BB20]*3/100)" office:value-type="currency" office:currency="GBP" office:value="84.7311" calcext:value-type="currency">
            <text:p><text:s/>£85 </text:p>
          </table:table-cell>
          <table:table-cell table:style-name="ce249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48" table:formula="of:=[.AX20]/(9600/255)" office:value-type="float" office:value="58.1512896495312" calcext:value-type="float">
            <text:p>58</text:p>
          </table:table-cell>
          <table:table-cell table:style-name="ce250" office:value-type="currency" office:currency="USD" office:value="9000" calcext:value-type="currency">
            <text:p>$ 9 000</text:p>
          </table:table-cell>
          <table:table-cell table:style-name="ce246" table:formula="of:=[.AZ20]" office:value-type="float" office:value="9000" calcext:value-type="float">
            <text:p>9 000</text:p>
          </table:table-cell>
          <table:table-cell table:style-name="ce249" table:formula="of:=([.BA20]/2/50)+2734.37" office:value-type="currency" office:currency="GBP" office:value="2824.37" calcext:value-type="currency">
            <text:p><text:s/>£2 824 </text:p>
          </table:table-cell>
          <table:table-cell table:style-name="ce248" table:formula="of:=[.BB20]/2734.37" office:value-type="float" office:value="1.03291434590052" calcext:value-type="float">
            <text:p>1</text:p>
          </table:table-cell>
          <table:table-cell table:style-name="ce241" table:formula="of:=[.G20]" office:value-type="date" office:date-value="1913-09-18" calcext:value-type="date">
            <text:p>1913-09-1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0]/[.BE20]" office:value-type="currency" office:currency="USD" office:value="9000" calcext:value-type="currency">
            <text:p><text:s/>$9 000 </text:p>
          </table:table-cell>
          <table:table-cell table:style-name="ce249" table:formula="of:=[.BF20]/10/2" office:value-type="currency" office:currency="GBP" office:value="450" calcext:value-type="currency">
            <text:p><text:s/>£450 </text:p>
          </table:table-cell>
          <table:table-cell table:style-name="ce243" table:formula="of:=ROUNDUP([.BG20]/2734.37;0)" office:value-type="float" office:value="1" calcext:value-type="float">
            <text:p>1</text:p>
          </table:table-cell>
          <table:table-cell table:style-name="ce249" table:formula="of:=[.BG20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43" table:formula="of:=[.BJ20]/(9600/255)" office:value-type="float" office:value="21.3096116068594" calcext:value-type="float">
            <text:p>21</text:p>
          </table:table-cell>
          <table:table-cell table:style-name="ce243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Nieuport-Delage NiD 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nid29</text:p>
          </table:table-cell>
          <table:table-cell table:style-name="ce239" office:value-type="string" calcext:value-type="string">
            <text:p>NID29</text:p>
          </table:table-cell>
          <table:table-cell table:style-name="ce242" office:value-type="date" office:date-value="1918-10-01" calcext:value-type="date">
            <text:p>1918-10-01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2" calcext:value-type="float">
            <text:p>2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235" calcext:value-type="float">
            <text:p>235</text:p>
          </table:table-cell>
          <table:table-cell table:style-name="ce243" table:formula="of:=[.AL21]/5" office:value-type="float" office:value="116" calcext:value-type="float">
            <text:p>11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1]*2)/(9600/255)" office:value-type="float" office:value="21.25" calcext:value-type="float">
            <text:p>21</text:p>
          </table:table-cell>
          <table:table-cell table:style-name="ce243" table:formula="of:=[.BH21]" office:value-type="float" office:value="1" calcext:value-type="float">
            <text:p>1</text:p>
          </table:table-cell>
          <table:table-cell table:style-name="ce243" table:formula="of:=[.BK21]" office:value-type="float" office:value="29.4538353433594" calcext:value-type="float">
            <text:p>29</text:p>
          </table:table-cell>
          <table:table-cell table:style-name="ce246" table:formula="of:=[.AI21]/100/(700000/255)" office:value-type="float" office:value="0.0364285714285714" calcext:value-type="float">
            <text:p>0</text:p>
          </table:table-cell>
          <table:table-cell table:style-name="ce247" table:formula="of:=1.67*[.AF21]" office:value-type="float" office:value="10.855" calcext:value-type="float">
            <text:p>10,9</text:p>
          </table:table-cell>
          <table:table-cell table:style-name="ce247" table:formula="of:=1.67*[.AG21]" office:value-type="float" office:value="16.199" calcext:value-type="float">
            <text:p>16,2</text:p>
          </table:table-cell>
          <table:table-cell table:style-name="ce247" table:formula="of:=1.67*[.AH21]" office:value-type="float" office:value="4.342" calcext:value-type="float">
            <text:p>4,3</text:p>
          </table:table-cell>
          <table:table-cell table:style-name="ce248" office:value-type="float" office:value="1" calcext:value-type="float">
            <text:p>1</text:p>
          </table:table-cell>
          <table:table-cell table:style-name="ce243" office:value-type="float" office:value="1571" calcext:value-type="float">
            <text:p>1571</text:p>
          </table:table-cell>
          <table:table-cell table:style-name="ce238" office:value-type="float" office:value="6.5" calcext:value-type="float">
            <text:p>6,5</text:p>
          </table:table-cell>
          <table:table-cell table:style-name="ce238" office:value-type="float" office:value="9.7" calcext:value-type="float">
            <text:p>9,7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1150" calcext:value-type="float">
            <text:p>1150</text:p>
          </table:table-cell>
          <table:table-cell table:style-name="ce248" office:value-type="float" office:value="760" calcext:value-type="float">
            <text:p>7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1]-[.AO21]-[.AN21]" office:value-type="float" office:value="305" calcext:value-type="float">
            <text:p>305</text:p>
          </table:table-cell>
          <table:table-cell table:style-name="ce248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49" table:formula="of:=[.AM21]/5" office:value-type="currency" office:currency="GBP" office:value="230" calcext:value-type="currency">
            <text:p><text:s/>£230 </text:p>
          </table:table-cell>
          <table:table-cell table:style-name="ce249" table:formula="of:=[.AR21]*([.AS21]*1.3*300)" office:value-type="currency" office:currency="GBP" office:value="390" calcext:value-type="currency">
            <text:p><text:s/>£390 </text:p>
          </table:table-cell>
          <table:table-cell table:style-name="ce249" table:formula="of:=([.BB21]*3/100)" office:value-type="currency" office:currency="GBP" office:value="84.7611" calcext:value-type="currency">
            <text:p><text:s/>£85 </text:p>
          </table:table-cell>
          <table:table-cell table:style-name="ce249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48" table:formula="of:=[.AX21]/(9600/255)" office:value-type="float" office:value="82.1793845061961" calcext:value-type="float">
            <text:p>82</text:p>
          </table:table-cell>
          <table:table-cell table:style-name="ce250"/>
          <table:table-cell table:style-name="ce246" office:value-type="float" office:value="9100" calcext:value-type="float">
            <text:p>9 100</text:p>
          </table:table-cell>
          <table:table-cell table:style-name="ce249" table:formula="of:=([.BA21]/2/50)+2734.37" office:value-type="currency" office:currency="GBP" office:value="2825.37" calcext:value-type="currency">
            <text:p><text:s/>£2 825 </text:p>
          </table:table-cell>
          <table:table-cell table:style-name="ce248" table:formula="of:=[.BB21]/2734.37" office:value-type="float" office:value="1.03328006085497" calcext:value-type="float">
            <text:p>1</text:p>
          </table:table-cell>
          <table:table-cell table:style-name="ce241" table:formula="of:=[.G21]" office:value-type="date" office:date-value="1918-10-01" calcext:value-type="date">
            <text:p>1918-10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1]/[.BE21]" office:value-type="currency" office:currency="USD" office:value="9100" calcext:value-type="currency">
            <text:p><text:s/>$9 100 </text:p>
          </table:table-cell>
          <table:table-cell table:style-name="ce249" table:formula="of:=[.BF21]/10/2" office:value-type="currency" office:currency="GBP" office:value="455" calcext:value-type="currency">
            <text:p><text:s/>£455 </text:p>
          </table:table-cell>
          <table:table-cell table:style-name="ce243" table:formula="of:=ROUNDUP([.BG21]/2734.37;0)" office:value-type="float" office:value="1" calcext:value-type="float">
            <text:p>1</text:p>
          </table:table-cell>
          <table:table-cell table:style-name="ce249" table:formula="of:=[.BG21]*1.5/100" office:value-type="currency" office:currency="GBP" office:value="6.825" calcext:value-type="currency">
            <text:p><text:s/>£7 </text:p>
          </table:table-cell>
          <table:table-cell table:style-name="ce249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43" table:formula="of:=[.BJ21]/(9600/255)" office:value-type="float" office:value="29.4538353433594" calcext:value-type="float">
            <text:p>29</text:p>
          </table:table-cell>
          <table:table-cell table:style-name="ce243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avia_b3</text:p>
          </table:table-cell>
          <table:table-cell table:style-name="ce239" office:value-type="string" calcext:value-type="string">
            <text:p>AVIA_B3</text:p>
          </table:table-cell>
          <table:table-cell table:style-name="ce242" office:value-type="date" office:date-value="1921-12-16" calcext:value-type="date">
            <text:p>1921-12-16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0" calcext:value-type="float">
            <text:p>240</text:p>
          </table:table-cell>
          <table:table-cell table:style-name="ce243" table:formula="of:=[.AL22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2]*2)/(9600/255)" office:value-type="float" office:value="15.9375" calcext:value-type="float">
            <text:p>16</text:p>
          </table:table-cell>
          <table:table-cell table:style-name="ce243" table:formula="of:=[.BH22]" office:value-type="float" office:value="1" calcext:value-type="float">
            <text:p>1</text:p>
          </table:table-cell>
          <table:table-cell table:style-name="ce243" table:formula="of:=[.BK22]" office:value-type="float" office:value="26.1443566344375" calcext:value-type="float">
            <text:p>26</text:p>
          </table:table-cell>
          <table:table-cell table:style-name="ce246" table:formula="of:=[.AI22]/100/(700000/255)" office:value-type="float" office:value="0.0364285714285714" calcext:value-type="float">
            <text:p>0</text:p>
          </table:table-cell>
          <table:table-cell table:style-name="ce247" table:formula="of:=1.28*[.AF22]" office:value-type="float" office:value="8.9344" calcext:value-type="float">
            <text:p>8,9</text:p>
          </table:table-cell>
          <table:table-cell table:style-name="ce247" table:formula="of:=1.28*[.AG22]" office:value-type="float" office:value="13.1072" calcext:value-type="float">
            <text:p>13,1</text:p>
          </table:table-cell>
          <table:table-cell table:style-name="ce247" table:formula="of:=1.28*[.AH22]" office:value-type="float" office:value="3.5584" calcext:value-type="float">
            <text:p>3,6</text:p>
          </table:table-cell>
          <table:table-cell table:style-name="ce248"/>
          <table:table-cell table:style-name="ce243" office:value-type="float" office:value="14" calcext:value-type="float">
            <text:p>14</text:p>
          </table:table-cell>
          <table:table-cell table:style-name="ce238" office:value-type="float" office:value="6.98" calcext:value-type="float">
            <text:p>6,98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2.78" calcext:value-type="float">
            <text:p>2,78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300" calcext:value-type="float">
            <text:p>3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020" calcext:value-type="float">
            <text:p>1020</text:p>
          </table:table-cell>
          <table:table-cell table:style-name="ce248" office:value-type="float" office:value="720" calcext:value-type="float">
            <text:p>72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2]-[.AO22]-[.AN22]" office:value-type="float" office:value="215" calcext:value-type="float">
            <text:p>215</text:p>
          </table:table-cell>
          <table:table-cell table:style-name="ce248" table:formula="of:=([.AP22]/0.8)/([.AL22]/1.852)*54" office:value-type="float" office:value="59.727" calcext:value-type="float">
            <text:p>60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2]*0.673*54" office:value-type="currency" office:currency="GBP" office:value="2170.598634" calcext:value-type="currency">
            <text:p><text:s/>£2 171 </text:p>
          </table:table-cell>
          <table:table-cell table:style-name="ce249" table:formula="of:=[.AM22]/5" office:value-type="currency" office:currency="GBP" office:value="204" calcext:value-type="currency">
            <text:p><text:s/>£204 </text:p>
          </table:table-cell>
          <table:table-cell table:style-name="ce249" table:formula="of:=[.AR22]*([.AS22]*1.3*300)" office:value-type="currency" office:currency="GBP" office:value="390" calcext:value-type="currency">
            <text:p><text:s/>£390 </text:p>
          </table:table-cell>
          <table:table-cell table:style-name="ce249" table:formula="of:=([.BB22]*3/100)" office:value-type="currency" office:currency="GBP" office:value="84.7311" calcext:value-type="currency">
            <text:p><text:s/>£85 </text:p>
          </table:table-cell>
          <table:table-cell table:style-name="ce249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48" table:formula="of:=[.AX22]/(9600/255)" office:value-type="float" office:value="75.685321059375" calcext:value-type="float">
            <text:p>76</text:p>
          </table:table-cell>
          <table:table-cell table:style-name="ce250"/>
          <table:table-cell table:style-name="ce246" office:value-type="float" office:value="9000" calcext:value-type="float">
            <text:p>9 000</text:p>
          </table:table-cell>
          <table:table-cell table:style-name="ce249" table:formula="of:=([.BA22]/2/50)+2734.37" office:value-type="currency" office:currency="GBP" office:value="2824.37" calcext:value-type="currency">
            <text:p><text:s/>£2 824 </text:p>
          </table:table-cell>
          <table:table-cell table:style-name="ce248" table:formula="of:=[.BB22]/2734.37" office:value-type="float" office:value="1.03291434590052" calcext:value-type="float">
            <text:p>1</text:p>
          </table:table-cell>
          <table:table-cell table:style-name="ce241" table:formula="of:=[.G22]" office:value-type="date" office:date-value="1921-12-16" calcext:value-type="date">
            <text:p>1921-12-1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2]/[.BE22]" office:value-type="currency" office:currency="USD" office:value="9000" calcext:value-type="currency">
            <text:p><text:s/>$9 000 </text:p>
          </table:table-cell>
          <table:table-cell table:style-name="ce249" table:formula="of:=[.BF22]/10/2" office:value-type="currency" office:currency="GBP" office:value="450" calcext:value-type="currency">
            <text:p><text:s/>£450 </text:p>
          </table:table-cell>
          <table:table-cell table:style-name="ce243" table:formula="of:=ROUNDUP([.BG22]/2734.37;0)" office:value-type="float" office:value="1" calcext:value-type="float">
            <text:p>1</text:p>
          </table:table-cell>
          <table:table-cell table:style-name="ce249" table:formula="of:=[.BG22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43" table:formula="of:=[.BJ22]/(9600/255)" office:value-type="float" office:value="26.1443566344375" calcext:value-type="float">
            <text:p>26</text:p>
          </table:table-cell>
          <table:table-cell table:style-name="ce243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A.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aero_a18</text:p>
          </table:table-cell>
          <table:table-cell table:style-name="ce239" office:value-type="string" calcext:value-type="string">
            <text:p>AERO_A18</text:p>
          </table:table-cell>
          <table:table-cell table:style-name="ce241" office:value-type="date" office:date-value="1923-03-15" calcext:value-type="date">
            <text:p>1923-03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29" calcext:value-type="float">
            <text:p>229</text:p>
          </table:table-cell>
          <table:table-cell table:style-name="ce243" table:formula="of:=[.AL23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3]*2)/(9600/255)" office:value-type="float" office:value="21.25" calcext:value-type="float">
            <text:p>21</text:p>
          </table:table-cell>
          <table:table-cell table:style-name="ce243" table:formula="of:=[.BH23]" office:value-type="float" office:value="1" calcext:value-type="float">
            <text:p>1</text:p>
          </table:table-cell>
          <table:table-cell table:style-name="ce243" table:formula="of:=[.BK23]" office:value-type="float" office:value="22.1279292233194" calcext:value-type="float">
            <text:p>22</text:p>
          </table:table-cell>
          <table:table-cell table:style-name="ce246" table:formula="of:=[.AI23]/100/(700000/255)" office:value-type="float" office:value="0.0437142857142857" calcext:value-type="float">
            <text:p>0</text:p>
          </table:table-cell>
          <table:table-cell table:style-name="ce247" table:formula="of:=1.28*[.AF23]" office:value-type="float" office:value="7.552" calcext:value-type="float">
            <text:p>7,6</text:p>
          </table:table-cell>
          <table:table-cell table:style-name="ce247" table:formula="of:=1.28*[.AG23]" office:value-type="float" office:value="9.728" calcext:value-type="float">
            <text:p>9,7</text:p>
          </table:table-cell>
          <table:table-cell table:style-name="ce247" table:formula="of:=1.28*[.AH23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20" calcext:value-type="float">
            <text:p>20</text:p>
          </table:table-cell>
          <table:table-cell table:style-name="ce238" office:value-type="float" office:value="5.9" calcext:value-type="float">
            <text:p>5,9</text:p>
          </table:table-cell>
          <table:table-cell table:style-name="ce238" office:value-type="float" office:value="7.6" calcext:value-type="float">
            <text:p>7,6</text:p>
          </table:table-cell>
          <table:table-cell table:style-name="ce238"/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62" calcext:value-type="float">
            <text:p>862</text:p>
          </table:table-cell>
          <table:table-cell table:style-name="ce248" office:value-type="float" office:value="637" calcext:value-type="float">
            <text:p>63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3]-[.AO23]-[.AN23]" office:value-type="float" office:value="140" calcext:value-type="float">
            <text:p>140</text:p>
          </table:table-cell>
          <table:table-cell table:style-name="ce248" table:formula="of:=([.AP23]/0.8)/([.AL23]/1.852)*54" office:value-type="float" office:value="43.7535" calcext:value-type="float">
            <text:p>44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3]*0.673*54" office:value-type="currency" office:currency="GBP" office:value="1590.089697" calcext:value-type="currency">
            <text:p><text:s/>£1 590 </text:p>
          </table:table-cell>
          <table:table-cell table:style-name="ce249" table:formula="of:=[.AM23]/5" office:value-type="currency" office:currency="GBP" office:value="172.4" calcext:value-type="currency">
            <text:p><text:s/>£172 </text:p>
          </table:table-cell>
          <table:table-cell table:style-name="ce249" table:formula="of:=[.AR23]*([.AS23]*1.3*300)" office:value-type="currency" office:currency="GBP" office:value="390" calcext:value-type="currency">
            <text:p><text:s/>£390 </text:p>
          </table:table-cell>
          <table:table-cell table:style-name="ce249" table:formula="of:=([.BB23]*3/100)" office:value-type="currency" office:currency="GBP" office:value="84.7911" calcext:value-type="currency">
            <text:p><text:s/>£85 </text:p>
          </table:table-cell>
          <table:table-cell table:style-name="ce249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48" table:formula="of:=[.AX23]/(9600/255)" office:value-type="float" office:value="59.4277711703125" calcext:value-type="float">
            <text:p>59</text:p>
          </table:table-cell>
          <table:table-cell table:style-name="ce250"/>
          <table:table-cell table:style-name="ce246" office:value-type="float" office:value="9200" calcext:value-type="float">
            <text:p>9 200</text:p>
          </table:table-cell>
          <table:table-cell table:style-name="ce249" table:formula="of:=([.BA23]/2/50)+2734.37" office:value-type="currency" office:currency="GBP" office:value="2826.37" calcext:value-type="currency">
            <text:p><text:s/>£2 826 </text:p>
          </table:table-cell>
          <table:table-cell table:style-name="ce248" table:formula="of:=[.BB23]/2734.37" office:value-type="float" office:value="1.03364577580942" calcext:value-type="float">
            <text:p>1</text:p>
          </table:table-cell>
          <table:table-cell table:style-name="ce241" table:formula="of:=[.G23]" office:value-type="date" office:date-value="1923-03-15" calcext:value-type="date">
            <text:p>1923-03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3]/[.BE23]" office:value-type="currency" office:currency="USD" office:value="9200" calcext:value-type="currency">
            <text:p><text:s/>$9 200 </text:p>
          </table:table-cell>
          <table:table-cell table:style-name="ce249" table:formula="of:=[.BF23]/10/2" office:value-type="currency" office:currency="GBP" office:value="460" calcext:value-type="currency">
            <text:p><text:s/>£460 </text:p>
          </table:table-cell>
          <table:table-cell table:style-name="ce243" table:formula="of:=ROUNDUP([.BG23]/2734.37;0)" office:value-type="float" office:value="1" calcext:value-type="float">
            <text:p>1</text:p>
          </table:table-cell>
          <table:table-cell table:style-name="ce249" table:formula="of:=[.BG23]*1.5/100" office:value-type="currency" office:currency="GBP" office:value="6.9" calcext:value-type="currency">
            <text:p><text:s/>£7 </text:p>
          </table:table-cell>
          <table:table-cell table:style-name="ce249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43" table:formula="of:=[.BJ23]/(9600/255)" office:value-type="float" office:value="22.1279292233194" calcext:value-type="float">
            <text:p>22</text:p>
          </table:table-cell>
          <table:table-cell table:style-name="ce243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21 / BH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avia_b21</text:p>
          </table:table-cell>
          <table:table-cell table:style-name="ce239" office:value-type="string" calcext:value-type="string">
            <text:p>AVIA_B21</text:p>
          </table:table-cell>
          <table:table-cell table:style-name="ce241" office:value-type="date" office:date-value="1925-01-15" calcext:value-type="date">
            <text:p>1925-01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5" calcext:value-type="float">
            <text:p>245</text:p>
          </table:table-cell>
          <table:table-cell table:style-name="ce243" table:formula="of:=[.AL24]/5" office:value-type="float" office:value="110" calcext:value-type="float">
            <text:p>11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4]*2)/(9600/255)" office:value-type="float" office:value="22.3125" calcext:value-type="float">
            <text:p>22</text:p>
          </table:table-cell>
          <table:table-cell table:style-name="ce243" table:formula="of:=[.BH24]" office:value-type="float" office:value="1" calcext:value-type="float">
            <text:p>1</text:p>
          </table:table-cell>
          <table:table-cell table:style-name="ce243" table:formula="of:=[.BK24]" office:value-type="float" office:value="27.5497036913086" calcext:value-type="float">
            <text:p>28</text:p>
          </table:table-cell>
          <table:table-cell table:style-name="ce246" table:formula="of:=[.AI24]/100/(700000/255)" office:value-type="float" office:value="0.0437142857142857" calcext:value-type="float">
            <text:p>0</text:p>
          </table:table-cell>
          <table:table-cell table:style-name="ce247" table:formula="of:=1.28*[.AF24]" office:value-type="float" office:value="8.7936" calcext:value-type="float">
            <text:p>8,8</text:p>
          </table:table-cell>
          <table:table-cell table:style-name="ce247" table:formula="of:=1.28*[.AG24]" office:value-type="float" office:value="11.392" calcext:value-type="float">
            <text:p>11,4</text:p>
          </table:table-cell>
          <table:table-cell table:style-name="ce247" table:formula="of:=1.28*[.AH24]" office:value-type="float" office:value="3.5072" calcext:value-type="float">
            <text:p>3,5</text:p>
          </table:table-cell>
          <table:table-cell table:style-name="ce248"/>
          <table:table-cell table:style-name="ce243" office:value-type="float" office:value="137" calcext:value-type="float">
            <text:p>137</text:p>
          </table:table-cell>
          <table:table-cell table:style-name="ce238" office:value-type="float" office:value="6.87" calcext:value-type="float">
            <text:p>6,87</text:p>
          </table:table-cell>
          <table:table-cell table:style-name="ce238" office:value-type="float" office:value="8.9" calcext:value-type="float">
            <text:p>8,9</text:p>
          </table:table-cell>
          <table:table-cell table:style-name="ce238" office:value-type="float" office:value="2.74" calcext:value-type="float">
            <text:p>2,74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20" calcext:value-type="float">
            <text:p>420</text:p>
          </table:table-cell>
          <table:table-cell table:style-name="ce246"/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075" calcext:value-type="float">
            <text:p>1075</text:p>
          </table:table-cell>
          <table:table-cell table:style-name="ce248" office:value-type="float" office:value="765" calcext:value-type="float">
            <text:p>765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4]-[.AO24]-[.AN24]" office:value-type="float" office:value="225" calcext:value-type="float">
            <text:p>225</text:p>
          </table:table-cell>
          <table:table-cell table:style-name="ce248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49" table:formula="of:=[.AM24]/5" office:value-type="currency" office:currency="GBP" office:value="215" calcext:value-type="currency">
            <text:p><text:s/>£215 </text:p>
          </table:table-cell>
          <table:table-cell table:style-name="ce249" table:formula="of:=[.AR24]*([.AS24]*1.3*300)" office:value-type="currency" office:currency="GBP" office:value="390" calcext:value-type="currency">
            <text:p><text:s/>£390 </text:p>
          </table:table-cell>
          <table:table-cell table:style-name="ce249" table:formula="of:=([.BB24]*3/100)" office:value-type="currency" office:currency="GBP" office:value="84.8211" calcext:value-type="currency">
            <text:p><text:s/>£85 </text:p>
          </table:table-cell>
          <table:table-cell table:style-name="ce249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48" table:formula="of:=[.AX24]/(9600/255)" office:value-type="float" office:value="67.6910116946023" calcext:value-type="float">
            <text:p>68</text:p>
          </table:table-cell>
          <table:table-cell table:style-name="ce250"/>
          <table:table-cell table:style-name="ce246" office:value-type="float" office:value="9300" calcext:value-type="float">
            <text:p>9 300</text:p>
          </table:table-cell>
          <table:table-cell table:style-name="ce249" table:formula="of:=([.BA24]/2/50)+2734.37" office:value-type="currency" office:currency="GBP" office:value="2827.37" calcext:value-type="currency">
            <text:p><text:s/>£2 827 </text:p>
          </table:table-cell>
          <table:table-cell table:style-name="ce248" table:formula="of:=[.BB24]/2734.37" office:value-type="float" office:value="1.03401149076387" calcext:value-type="float">
            <text:p>1</text:p>
          </table:table-cell>
          <table:table-cell table:style-name="ce241" table:formula="of:=[.G24]" office:value-type="date" office:date-value="1925-01-15" calcext:value-type="date">
            <text:p>1925-01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4]/[.BE24]" office:value-type="currency" office:currency="USD" office:value="9300" calcext:value-type="currency">
            <text:p><text:s/>$9 300 </text:p>
          </table:table-cell>
          <table:table-cell table:style-name="ce249" table:formula="of:=[.BF24]/10/2" office:value-type="currency" office:currency="GBP" office:value="465" calcext:value-type="currency">
            <text:p><text:s/>£465 </text:p>
          </table:table-cell>
          <table:table-cell table:style-name="ce243" table:formula="of:=ROUNDUP([.BG24]/2734.37;0)" office:value-type="float" office:value="1" calcext:value-type="float">
            <text:p>1</text:p>
          </table:table-cell>
          <table:table-cell table:style-name="ce249" table:formula="of:=[.BG24]*1.5/100" office:value-type="currency" office:currency="GBP" office:value="6.975" calcext:value-type="currency">
            <text:p><text:s/>£7 </text:p>
          </table:table-cell>
          <table:table-cell table:style-name="ce249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43" table:formula="of:=[.BJ24]/(9600/255)" office:value-type="float" office:value="27.5497036913086" calcext:value-type="float">
            <text:p>28</text:p>
          </table:table-cell>
          <table:table-cell table:style-name="ce243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a.3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avia_ba33</text:p>
          </table:table-cell>
          <table:table-cell table:style-name="ce239" office:value-type="string" calcext:value-type="string">
            <text:p>AVIA_BA33</text:p>
          </table:table-cell>
          <table:table-cell table:style-name="ce242" office:value-type="date" office:date-value="1929-08-12" calcext:value-type="date">
            <text:p>1929-08-12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15" calcext:value-type="float">
            <text:p>315</text:p>
          </table:table-cell>
          <table:table-cell table:style-name="ce243" table:formula="of:=[.AL25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5]*2)/(9600/255)" office:value-type="float" office:value="26.5625" calcext:value-type="float">
            <text:p>27</text:p>
          </table:table-cell>
          <table:table-cell table:style-name="ce243" table:formula="of:=[.BH25]" office:value-type="float" office:value="1" calcext:value-type="float">
            <text:p>1</text:p>
          </table:table-cell>
          <table:table-cell table:style-name="ce243" table:formula="of:=[.BK25]" office:value-type="float" office:value="39.88847089275" calcext:value-type="float">
            <text:p>40</text:p>
          </table:table-cell>
          <table:table-cell table:style-name="ce246" table:formula="of:=[.AI25]/100/(700000/255)" office:value-type="float" office:value="0.0473571428571429" calcext:value-type="float">
            <text:p>0</text:p>
          </table:table-cell>
          <table:table-cell table:style-name="ce247" table:formula="of:=1.28*[.AF25]" office:value-type="float" office:value="9.2416" calcext:value-type="float">
            <text:p>9,2</text:p>
          </table:table-cell>
          <table:table-cell table:style-name="ce247" table:formula="of:=1.28*[.AG25]" office:value-type="float" office:value="12.16" calcext:value-type="float">
            <text:p>12,2</text:p>
          </table:table-cell>
          <table:table-cell table:style-name="ce247" table:formula="of:=1.28*[.AH25]" office:value-type="float" office:value="4.0192" calcext:value-type="float">
            <text:p>4,0</text:p>
          </table:table-cell>
          <table:table-cell table:style-name="ce248"/>
          <table:table-cell table:style-name="ce243" office:value-type="float" office:value="82" calcext:value-type="float">
            <text:p>82</text:p>
          </table:table-cell>
          <table:table-cell table:style-name="ce238" office:value-type="float" office:value="7.22" calcext:value-type="float">
            <text:p>7,22</text:p>
          </table:table-cell>
          <table:table-cell table:style-name="ce238" office:value-type="float" office:value="9.5" calcext:value-type="float">
            <text:p>9,5</text:p>
          </table:table-cell>
          <table:table-cell table:style-name="ce238" office:value-type="float" office:value="3.14" calcext:value-type="float">
            <text:p>3,14</text:p>
          </table:table-cell>
          <table:table-cell table:style-name="ce246" office:value-type="float" office:value="13000" calcext:value-type="float">
            <text:p>13 000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560" calcext:value-type="float">
            <text:p>1560</text:p>
          </table:table-cell>
          <table:table-cell table:style-name="ce248" office:value-type="float" office:value="1117" calcext:value-type="float">
            <text:p>111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5]-[.AO25]-[.AN25]" office:value-type="float" office:value="358" calcext:value-type="float">
            <text:p>358</text:p>
          </table:table-cell>
          <table:table-cell table:style-name="ce248" table:formula="of:=([.AP25]/0.8)/([.AL25]/1.852)*54" office:value-type="float" office:value="99.4524" calcext:value-type="float">
            <text:p>99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5]*0.673*54" office:value-type="currency" office:currency="GBP" office:value="3614.2991208" calcext:value-type="currency">
            <text:p><text:s/>£3 614 </text:p>
          </table:table-cell>
          <table:table-cell table:style-name="ce249" table:formula="of:=[.AM25]/5" office:value-type="currency" office:currency="GBP" office:value="312" calcext:value-type="currency">
            <text:p><text:s/>£312 </text:p>
          </table:table-cell>
          <table:table-cell table:style-name="ce249" table:formula="of:=[.AR25]*([.AS25]*1.3*300)" office:value-type="currency" office:currency="GBP" office:value="780" calcext:value-type="currency">
            <text:p><text:s/>£780 </text:p>
          </table:table-cell>
          <table:table-cell table:style-name="ce249" table:formula="of:=([.BB25]*3/100)" office:value-type="currency" office:currency="GBP" office:value="84.8511" calcext:value-type="currency">
            <text:p><text:s/>£85 </text:p>
          </table:table-cell>
          <table:table-cell table:style-name="ce249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48" table:formula="of:=[.AX25]/(9600/255)" office:value-type="float" office:value="127.26492774" calcext:value-type="float">
            <text:p>127</text:p>
          </table:table-cell>
          <table:table-cell table:style-name="ce250"/>
          <table:table-cell table:style-name="ce246" office:value-type="float" office:value="9400" calcext:value-type="float">
            <text:p>9 400</text:p>
          </table:table-cell>
          <table:table-cell table:style-name="ce249" table:formula="of:=([.BA25]/2/50)+2734.37" office:value-type="currency" office:currency="GBP" office:value="2828.37" calcext:value-type="currency">
            <text:p><text:s/>£2 828 </text:p>
          </table:table-cell>
          <table:table-cell table:style-name="ce248" table:formula="of:=[.BB25]/2734.37" office:value-type="float" office:value="1.03437720571832" calcext:value-type="float">
            <text:p>1</text:p>
          </table:table-cell>
          <table:table-cell table:style-name="ce241" table:formula="of:=[.G25]" office:value-type="date" office:date-value="1929-08-12" calcext:value-type="date">
            <text:p>1929-08-12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5]/[.BE25]" office:value-type="currency" office:currency="USD" office:value="9400" calcext:value-type="currency">
            <text:p><text:s/>$9 400 </text:p>
          </table:table-cell>
          <table:table-cell table:style-name="ce249" table:formula="of:=[.BF25]/10/2" office:value-type="currency" office:currency="GBP" office:value="470" calcext:value-type="currency">
            <text:p><text:s/>£470 </text:p>
          </table:table-cell>
          <table:table-cell table:style-name="ce243" table:formula="of:=ROUNDUP([.BG25]/2734.37;0)" office:value-type="float" office:value="1" calcext:value-type="float">
            <text:p>1</text:p>
          </table:table-cell>
          <table:table-cell table:style-name="ce249" table:formula="of:=[.BG25]*1.5/100" office:value-type="currency" office:currency="GBP" office:value="7.05" calcext:value-type="currency">
            <text:p><text:s/>£7 </text:p>
          </table:table-cell>
          <table:table-cell table:style-name="ce249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43" table:formula="of:=[.BJ25]/(9600/255)" office:value-type="float" office:value="39.88847089275" calcext:value-type="float">
            <text:p>40</text:p>
          </table:table-cell>
          <table:table-cell table:style-name="ce243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53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avia_b534</text:p>
          </table:table-cell>
          <table:table-cell table:style-name="ce239" office:value-type="string" calcext:value-type="string">
            <text:p>AVIA_B534</text:p>
          </table:table-cell>
          <table:table-cell table:style-name="ce242" office:value-type="date" office:date-value="1933-05-25" calcext:value-type="date">
            <text:p>1933-05-2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80" calcext:value-type="float">
            <text:p>380</text:p>
          </table:table-cell>
          <table:table-cell table:style-name="ce243" table:formula="of:=[.AL26]/5" office:value-type="float" office:value="120" calcext:value-type="float">
            <text:p>1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8" calcext:value-type="float">
            <text:p>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6]*2)/(9600/255)" office:value-type="float" office:value="37.1875" calcext:value-type="float">
            <text:p>37</text:p>
          </table:table-cell>
          <table:table-cell table:style-name="ce243" table:formula="of:=[.BH26]" office:value-type="float" office:value="1" calcext:value-type="float">
            <text:p>1</text:p>
          </table:table-cell>
          <table:table-cell table:style-name="ce243" table:formula="of:=[.BK26]" office:value-type="float" office:value="50.5722838813125" calcext:value-type="float">
            <text:p>51</text:p>
          </table:table-cell>
          <table:table-cell table:style-name="ce246" table:formula="of:=[.AI26]/100/(700000/255)" office:value-type="float" office:value="0.0546428571428571" calcext:value-type="float">
            <text:p>0</text:p>
          </table:table-cell>
          <table:table-cell table:style-name="ce247" table:formula="of:=1.28*[.AF26]" office:value-type="float" office:value="10.368" calcext:value-type="float">
            <text:p>10,4</text:p>
          </table:table-cell>
          <table:table-cell table:style-name="ce247" table:formula="of:=1.28*[.AG26]" office:value-type="float" office:value="12.032" calcext:value-type="float">
            <text:p>12,0</text:p>
          </table:table-cell>
          <table:table-cell table:style-name="ce247" table:formula="of:=1.28*[.AH26]" office:value-type="float" office:value="4.032" calcext:value-type="float">
            <text:p>4,0</text:p>
          </table:table-cell>
          <table:table-cell table:style-name="ce248"/>
          <table:table-cell table:style-name="ce243" office:value-type="float" office:value="451" calcext:value-type="float">
            <text:p>451</text:p>
          </table:table-cell>
          <table:table-cell table:style-name="ce238" office:value-type="float" office:value="8.1" calcext:value-type="float">
            <text:p>8,1</text:p>
          </table:table-cell>
          <table:table-cell table:style-name="ce238" office:value-type="float" office:value="9.4" calcext:value-type="float">
            <text:p>9,4</text:p>
          </table:table-cell>
          <table:table-cell table:style-name="ce238" office:value-type="float" office:value="3.15" calcext:value-type="float">
            <text:p>3,15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48" office:value-type="float" office:value="600" calcext:value-type="float">
            <text:p>600</text:p>
          </table:table-cell>
          <table:table-cell table:style-name="ce248" office:value-type="float" office:value="1980" calcext:value-type="float">
            <text:p>1980</text:p>
          </table:table-cell>
          <table:table-cell table:style-name="ce248" office:value-type="float" office:value="1460" calcext:value-type="float">
            <text:p>14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6]-[.AO26]-[.AN26]" office:value-type="float" office:value="435" calcext:value-type="float">
            <text:p>435</text:p>
          </table:table-cell>
          <table:table-cell table:style-name="ce248" table:formula="of:=([.AP26]/0.8)/([.AL26]/1.852)*54" office:value-type="float" office:value="90.63225" calcext:value-type="float">
            <text:p>91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6]*0.673*54" office:value-type="currency" office:currency="GBP" office:value="3293.7572295" calcext:value-type="currency">
            <text:p><text:s/>£3 294 </text:p>
          </table:table-cell>
          <table:table-cell table:style-name="ce249" table:formula="of:=[.AM26]/5" office:value-type="currency" office:currency="GBP" office:value="396" calcext:value-type="currency">
            <text:p><text:s/>£396 </text:p>
          </table:table-cell>
          <table:table-cell table:style-name="ce249" table:formula="of:=[.AR26]*([.AS26]*1.3*300)" office:value-type="currency" office:currency="GBP" office:value="780" calcext:value-type="currency">
            <text:p><text:s/>£780 </text:p>
          </table:table-cell>
          <table:table-cell table:style-name="ce249" table:formula="of:=([.BB26]*3/100)" office:value-type="currency" office:currency="GBP" office:value="84.9258" calcext:value-type="currency">
            <text:p><text:s/>£85 </text:p>
          </table:table-cell>
          <table:table-cell table:style-name="ce249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48" table:formula="of:=[.AX26]/(9600/255)" office:value-type="float" office:value="120.983767971094" calcext:value-type="float">
            <text:p>121</text:p>
          </table:table-cell>
          <table:table-cell table:style-name="ce250" office:value-type="currency" office:currency="USD" office:value="9649" calcext:value-type="currency">
            <text:p>$ 9 649</text:p>
          </table:table-cell>
          <table:table-cell table:style-name="ce246" table:formula="of:=[.AZ26]" office:value-type="float" office:value="9649" calcext:value-type="float">
            <text:p>9 649</text:p>
          </table:table-cell>
          <table:table-cell table:style-name="ce249" table:formula="of:=([.BA26]/2/50)+2734.37" office:value-type="currency" office:currency="GBP" office:value="2830.86" calcext:value-type="currency">
            <text:p><text:s/>£2 831 </text:p>
          </table:table-cell>
          <table:table-cell table:style-name="ce248" table:formula="of:=[.BB26]/2734.37" office:value-type="float" office:value="1.0352878359549" calcext:value-type="float">
            <text:p>1</text:p>
          </table:table-cell>
          <table:table-cell table:style-name="ce241" table:formula="of:=[.G26]" office:value-type="date" office:date-value="1933-05-25" calcext:value-type="date">
            <text:p>1933-05-2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6]/[.BE26]" office:value-type="currency" office:currency="USD" office:value="9649" calcext:value-type="currency">
            <text:p><text:s/>$9 649 </text:p>
          </table:table-cell>
          <table:table-cell table:style-name="ce249" table:formula="of:=[.BF26]/10/2" office:value-type="currency" office:currency="GBP" office:value="482.45" calcext:value-type="currency">
            <text:p><text:s/>£482 </text:p>
          </table:table-cell>
          <table:table-cell table:style-name="ce243" table:formula="of:=ROUNDUP([.BG26]/2734.37;0)" office:value-type="float" office:value="1" calcext:value-type="float">
            <text:p>1</text:p>
          </table:table-cell>
          <table:table-cell table:style-name="ce249" table:formula="of:=[.BG26]*1.5/100" office:value-type="currency" office:currency="GBP" office:value="7.23675" calcext:value-type="currency">
            <text:p><text:s/>£7 </text:p>
          </table:table-cell>
          <table:table-cell table:style-name="ce249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43" table:formula="of:=[.BJ26]/(9600/255)" office:value-type="float" office:value="50.5722838813125" calcext:value-type="float">
            <text:p>51</text:p>
          </table:table-cell>
          <table:table-cell table:style-name="ce243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ov Š.32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letov_s328</text:p>
          </table:table-cell>
          <table:table-cell table:style-name="ce239" office:value-type="string" calcext:value-type="string">
            <text:p>LETOV_S328</text:p>
          </table:table-cell>
          <table:table-cell table:style-name="ce242" office:value-type="date" office:date-value="1933-07-19" calcext:value-type="date">
            <text:p>1933-07-19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28" calcext:value-type="float">
            <text:p>328</text:p>
          </table:table-cell>
          <table:table-cell table:style-name="ce243" table:formula="of:=[.AL27]/5" office:value-type="float" office:value="256" calcext:value-type="float">
            <text:p>25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7]*2)/(9600/255)" office:value-type="float" office:value="31.875" calcext:value-type="float">
            <text:p>32</text:p>
          </table:table-cell>
          <table:table-cell table:style-name="ce243" table:formula="of:=[.BH27]" office:value-type="float" office:value="1" calcext:value-type="float">
            <text:p>1</text:p>
          </table:table-cell>
          <table:table-cell table:style-name="ce243" table:formula="of:=[.BK27]" office:value-type="float" office:value="67.371737664" calcext:value-type="float">
            <text:p>67</text:p>
          </table:table-cell>
          <table:table-cell table:style-name="ce246" table:formula="of:=[.AI27]/100/(700000/255)" office:value-type="float" office:value="0.051" calcext:value-type="float">
            <text:p>0</text:p>
          </table:table-cell>
          <table:table-cell table:style-name="ce247" table:formula="of:=1.28*[.AF27]" office:value-type="float" office:value="13.2608" calcext:value-type="float">
            <text:p>13,3</text:p>
          </table:table-cell>
          <table:table-cell table:style-name="ce247" table:formula="of:=1.28*[.AG27]" office:value-type="float" office:value="17.5488" calcext:value-type="float">
            <text:p>17,5</text:p>
          </table:table-cell>
          <table:table-cell table:style-name="ce247" table:formula="of:=1.28*[.AH27]" office:value-type="float" office:value="4.416" calcext:value-type="float">
            <text:p>4,4</text:p>
          </table:table-cell>
          <table:table-cell table:style-name="ce248"/>
          <table:table-cell table:style-name="ce243" office:value-type="float" office:value="312" calcext:value-type="float">
            <text:p>312</text:p>
          </table:table-cell>
          <table:table-cell table:style-name="ce238" office:value-type="float" office:value="10.36" calcext:value-type="float">
            <text:p>10,36</text:p>
          </table:table-cell>
          <table:table-cell table:style-name="ce238" office:value-type="float" office:value="13.71" calcext:value-type="float">
            <text:p>13,71</text:p>
          </table:table-cell>
          <table:table-cell table:style-name="ce238" office:value-type="float" office:value="3.45" calcext:value-type="float">
            <text:p>3,4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600" calcext:value-type="float">
            <text:p>600</text:p>
          </table:table-cell>
          <table:table-cell table:style-name="ce246"/>
          <table:table-cell table:style-name="ce248" office:value-type="float" office:value="1280" calcext:value-type="float">
            <text:p>1280</text:p>
          </table:table-cell>
          <table:table-cell table:style-name="ce248" office:value-type="float" office:value="2640" calcext:value-type="float">
            <text:p>2640</text:p>
          </table:table-cell>
          <table:table-cell table:style-name="ce248" office:value-type="float" office:value="1680" calcext:value-type="float">
            <text:p>1680</text:p>
          </table:table-cell>
          <table:table-cell table:style-name="ce248" office:value-type="float" office:value="670" calcext:value-type="float">
            <text:p>670</text:p>
          </table:table-cell>
          <table:table-cell table:style-name="ce248" table:formula="of:=[.AM27]-[.AO27]-[.AN27]" office:value-type="float" office:value="290" calcext:value-type="float">
            <text:p>290</text:p>
          </table:table-cell>
          <table:table-cell table:style-name="ce248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49" table:formula="of:=[.AM27]/5" office:value-type="currency" office:currency="GBP" office:value="528" calcext:value-type="currency">
            <text:p><text:s/>£528 </text:p>
          </table:table-cell>
          <table:table-cell table:style-name="ce249" table:formula="of:=[.AR27]*([.AS27]*1.3*300)" office:value-type="currency" office:currency="GBP" office:value="1560" calcext:value-type="currency">
            <text:p><text:s/>£1 560 </text:p>
          </table:table-cell>
          <table:table-cell table:style-name="ce249" table:formula="of:=([.BB27]*3/100)" office:value-type="currency" office:currency="GBP" office:value="85.3311" calcext:value-type="currency">
            <text:p><text:s/>£85 </text:p>
          </table:table-cell>
          <table:table-cell table:style-name="ce249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48" table:formula="of:=[.AX27]/(9600/255)" office:value-type="float" office:value="85.0698655964356" calcext:value-type="float">
            <text:p>85</text:p>
          </table:table-cell>
          <table:table-cell table:style-name="ce250"/>
          <table:table-cell table:style-name="ce246" office:value-type="float" office:value="11000" calcext:value-type="float">
            <text:p>11 000</text:p>
          </table:table-cell>
          <table:table-cell table:style-name="ce249" table:formula="of:=([.BA27]/2/50)+2734.37" office:value-type="currency" office:currency="GBP" office:value="2844.37" calcext:value-type="currency">
            <text:p><text:s/>£2 844 </text:p>
          </table:table-cell>
          <table:table-cell table:style-name="ce248" table:formula="of:=[.BB27]/2734.37" office:value-type="float" office:value="1.04022864498952" calcext:value-type="float">
            <text:p>1</text:p>
          </table:table-cell>
          <table:table-cell table:style-name="ce241" table:formula="of:=[.G27]" office:value-type="date" office:date-value="1933-07-19" calcext:value-type="date">
            <text:p>1933-07-19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7]/[.BE27]" office:value-type="currency" office:currency="USD" office:value="11000" calcext:value-type="currency">
            <text:p><text:s/>$11 000 </text:p>
          </table:table-cell>
          <table:table-cell table:style-name="ce249" table:formula="of:=[.BF27]/10/2" office:value-type="currency" office:currency="GBP" office:value="550" calcext:value-type="currency">
            <text:p><text:s/>£550 </text:p>
          </table:table-cell>
          <table:table-cell table:style-name="ce243" table:formula="of:=ROUNDUP([.BG27]/2734.37;0)" office:value-type="float" office:value="1" calcext:value-type="float">
            <text:p>1</text:p>
          </table:table-cell>
          <table:table-cell table:style-name="ce249" table:formula="of:=[.BG27]*1.5/100" office:value-type="currency" office:currency="GBP" office:value="8.25" calcext:value-type="currency">
            <text:p><text:s/>£8 </text:p>
          </table:table-cell>
          <table:table-cell table:style-name="ce249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43" table:formula="of:=[.BJ27]/(9600/255)" office:value-type="float" office:value="67.371737664" calcext:value-type="float">
            <text:p>67</text:p>
          </table:table-cell>
          <table:table-cell table:style-name="ce243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Polikarpov I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i16</text:p>
          </table:table-cell>
          <table:table-cell table:style-name="ce239" office:value-type="string" calcext:value-type="string">
            <text:p>I16</text:p>
          </table:table-cell>
          <table:table-cell table:style-name="ce242" office:value-type="date" office:date-value="1933-12-30" calcext:value-type="date">
            <text:p>1933-12-30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240" office:value-type="float" office:value="489" calcext:value-type="float">
            <text:p>489</text:p>
          </table:table-cell>
          <table:table-cell table:style-name="ce243" table:formula="of:=[.AL28]/5" office:value-type="float" office:value="140" calcext:value-type="float">
            <text:p>1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28]*2)/(9600/255)" office:value-type="float" office:value="37.1875" calcext:value-type="float">
            <text:p>37</text:p>
          </table:table-cell>
          <table:table-cell table:style-name="ce243" table:formula="of:=[.BH28]" office:value-type="float" office:value="1" calcext:value-type="float">
            <text:p>1</text:p>
          </table:table-cell>
          <table:table-cell table:style-name="ce243" table:formula="of:=[.BK28]" office:value-type="float" office:value="49.7073774757861" calcext:value-type="float">
            <text:p>50</text:p>
          </table:table-cell>
          <table:table-cell table:style-name="ce246" table:formula="of:=[.AI28]/100/(700000/255)" office:value-type="float" office:value="0.051" calcext:value-type="float">
            <text:p>0</text:p>
          </table:table-cell>
          <table:table-cell table:style-name="ce247" table:formula="of:=1.67*[.AF28]" office:value-type="float" office:value="10.2371" calcext:value-type="float">
            <text:p>10,2</text:p>
          </table:table-cell>
          <table:table-cell table:style-name="ce247" table:formula="of:=1.67*[.AG28]" office:value-type="float" office:value="15.03" calcext:value-type="float">
            <text:p>15,0</text:p>
          </table:table-cell>
          <table:table-cell table:style-name="ce247" table:formula="of:=1.67*[.AH28]" office:value-type="float" office:value="5.4275" calcext:value-type="float">
            <text:p>5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0292" calcext:value-type="float">
            <text:p>10292</text:p>
          </table:table-cell>
          <table:table-cell table:style-name="ce238" office:value-type="float" office:value="6.13" calcext:value-type="float">
            <text:p>6,13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25" calcext:value-type="float">
            <text:p>3,2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38" office:value-type="float" office:value="700" calcext:value-type="float">
            <text:p>700</text:p>
          </table:table-cell>
          <table:table-cell table:style-name="ce238" office:value-type="float" office:value="1941" calcext:value-type="float">
            <text:p>1941</text:p>
          </table:table-cell>
          <table:table-cell table:style-name="ce238" office:value-type="float" office:value="1490" calcext:value-type="float">
            <text:p>14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28]-[.AO28]-[.AN28]" office:value-type="float" office:value="366" calcext:value-type="float">
            <text:p>366</text:p>
          </table:table-cell>
          <table:table-cell table:style-name="ce248" table:formula="of:=([.AP28]/0.8)/([.AL28]/1.852)*54" office:value-type="float" office:value="65.3623714285714" calcext:value-type="float">
            <text:p>6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49" table:formula="of:=[.AM28]/5" office:value-type="currency" office:currency="GBP" office:value="388.2" calcext:value-type="currency">
            <text:p><text:s/>£388 </text:p>
          </table:table-cell>
          <table:table-cell table:style-name="ce249" table:formula="of:=[.AR28]*([.AS28]*1.3*300)" office:value-type="currency" office:currency="GBP" office:value="1170" calcext:value-type="currency">
            <text:p><text:s/>£1 170 </text:p>
          </table:table-cell>
          <table:table-cell table:style-name="ce249" table:formula="of:=([.BB28]*3/100)" office:value-type="currency" office:currency="GBP" office:value="86.8311" calcext:value-type="currency">
            <text:p><text:s/>£87 </text:p>
          </table:table-cell>
          <table:table-cell table:style-name="ce249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48" table:formula="of:=[.AX28]/(9600/255)" office:value-type="float" office:value="106.792682565268" calcext:value-type="float">
            <text:p>107</text:p>
          </table:table-cell>
          <table:table-cell table:style-name="ce250"/>
          <table:table-cell table:style-name="ce246" office:value-type="float" office:value="16000" calcext:value-type="float">
            <text:p>16 000</text:p>
          </table:table-cell>
          <table:table-cell table:style-name="ce249" table:formula="of:=([.BA28]/2/50)+2734.37" office:value-type="currency" office:currency="GBP" office:value="2894.37" calcext:value-type="currency">
            <text:p><text:s/>£2 894 </text:p>
          </table:table-cell>
          <table:table-cell table:style-name="ce248" table:formula="of:=[.BB28]/2734.37" office:value-type="float" office:value="1.05851439271203" calcext:value-type="float">
            <text:p>1</text:p>
          </table:table-cell>
          <table:table-cell table:style-name="ce241" table:formula="of:=[.G28]" office:value-type="date" office:date-value="1933-12-30" calcext:value-type="date">
            <text:p>1933-12-30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8]/[.BE28]" office:value-type="currency" office:currency="USD" office:value="16000" calcext:value-type="currency">
            <text:p><text:s/>$16 000 </text:p>
          </table:table-cell>
          <table:table-cell table:style-name="ce249" table:formula="of:=[.BF28]/10/2" office:value-type="currency" office:currency="GBP" office:value="800" calcext:value-type="currency">
            <text:p><text:s/>£800 </text:p>
          </table:table-cell>
          <table:table-cell table:style-name="ce243" table:formula="of:=ROUNDUP([.BG28]/2734.37;0)" office:value-type="float" office:value="1" calcext:value-type="float">
            <text:p>1</text:p>
          </table:table-cell>
          <table:table-cell table:style-name="ce249" table:formula="of:=[.BG28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43" table:formula="of:=[.BJ28]/(9600/255)" office:value-type="float" office:value="49.7073774757861" calcext:value-type="float">
            <text:p>50</text:p>
          </table:table-cell>
          <table:table-cell table:style-name="ce243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Zlín Z.12 / Z-X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zlin_z12</text:p>
          </table:table-cell>
          <table:table-cell table:style-name="ce239" office:value-type="string" calcext:value-type="string">
            <text:p>ZLIN_Z12</text:p>
          </table:table-cell>
          <table:table-cell table:style-name="ce242" office:value-type="date" office:date-value="1935-04-15" calcext:value-type="date">
            <text:p>1935-04-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table:formula="of:=[.AL29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9]*2)/(9600/255)" office:value-type="float" office:value="10.625" calcext:value-type="float">
            <text:p>11</text:p>
          </table:table-cell>
          <table:table-cell table:style-name="ce243" table:formula="of:=[.BH29]" office:value-type="float" office:value="1" calcext:value-type="float">
            <text:p>1</text:p>
          </table:table-cell>
          <table:table-cell table:style-name="ce243" table:formula="of:=[.BK29]" office:value-type="float" office:value="12.7588074609375" calcext:value-type="float">
            <text:p>13</text:p>
          </table:table-cell>
          <table:table-cell table:style-name="ce246" table:formula="of:=[.AI29]/100/(700000/255)" office:value-type="float" office:value="0.0327857142857143" calcext:value-type="float">
            <text:p>0</text:p>
          </table:table-cell>
          <table:table-cell table:style-name="ce247" table:formula="of:=1.28*[.AF29]" office:value-type="float" office:value="9.984" calcext:value-type="float">
            <text:p>10,0</text:p>
          </table:table-cell>
          <table:table-cell table:style-name="ce247" table:formula="of:=1.28*[.AG29]" office:value-type="float" office:value="12.8" calcext:value-type="float">
            <text:p>12,8</text:p>
          </table:table-cell>
          <table:table-cell table:style-name="ce247" table:formula="of:=1.28*[.AH29]" office:value-type="float" office:value="2.1504" calcext:value-type="float">
            <text:p>2,2</text:p>
          </table:table-cell>
          <table:table-cell table:style-name="ce248"/>
          <table:table-cell table:style-name="ce243" office:value-type="float" office:value="201" calcext:value-type="float">
            <text:p>201</text:p>
          </table:table-cell>
          <table:table-cell table:style-name="ce238" office:value-type="float" office:value="7.8" calcext:value-type="float">
            <text:p>7,8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.68" calcext:value-type="float">
            <text:p>1,68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500" calcext:value-type="float">
            <text:p>500</text:p>
          </table:table-cell>
          <table:table-cell table:style-name="ce248" office:value-type="float" office:value="295" calcext:value-type="float">
            <text:p>295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9]-[.AO29]-[.AN29]" office:value-type="float" office:value="35" calcext:value-type="float">
            <text:p>35</text:p>
          </table:table-cell>
          <table:table-cell table:style-name="ce248" table:formula="of:=([.AP29]/0.8)/([.AL29]/1.852)*54" office:value-type="float" office:value="10.938375" calcext:value-type="float">
            <text:p>11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9]*0.673*54" office:value-type="currency" office:currency="GBP" office:value="397.52242425" calcext:value-type="currency">
            <text:p><text:s/>£398 </text:p>
          </table:table-cell>
          <table:table-cell table:style-name="ce249" table:formula="of:=[.AM29]/5" office:value-type="currency" office:currency="GBP" office:value="100" calcext:value-type="currency">
            <text:p><text:s/>£100 </text:p>
          </table:table-cell>
          <table:table-cell table:style-name="ce249" table:formula="of:=[.AR29]*([.AS29]*1.3*300)" office:value-type="currency" office:currency="GBP" office:value="1560" calcext:value-type="currency">
            <text:p><text:s/>£1 560 </text:p>
          </table:table-cell>
          <table:table-cell table:style-name="ce249" table:formula="of:=([.BB29]*3/100)" office:value-type="currency" office:currency="GBP" office:value="82.4487" calcext:value-type="currency">
            <text:p><text:s/>£82 </text:p>
          </table:table-cell>
          <table:table-cell table:style-name="ce249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48" table:formula="of:=[.AX29]/(9600/255)" office:value-type="float" office:value="56.8429829878906" calcext:value-type="float">
            <text:p>57</text:p>
          </table:table-cell>
          <table:table-cell table:style-name="ce250" office:value-type="currency" office:currency="USD" office:value="1392" calcext:value-type="currency">
            <text:p>$ 1 392</text:p>
          </table:table-cell>
          <table:table-cell table:style-name="ce246" table:formula="of:=[.AZ29]" office:value-type="float" office:value="1392" calcext:value-type="float">
            <text:p>1 392</text:p>
          </table:table-cell>
          <table:table-cell table:style-name="ce249" table:formula="of:=([.BA29]/2/50)+2734.37" office:value-type="currency" office:currency="GBP" office:value="2748.29" calcext:value-type="currency">
            <text:p><text:s/>£2 748 </text:p>
          </table:table-cell>
          <table:table-cell table:style-name="ce248" table:formula="of:=[.BB29]/2734.37" office:value-type="float" office:value="1.00509075216595" calcext:value-type="float">
            <text:p>1</text:p>
          </table:table-cell>
          <table:table-cell table:style-name="ce241" table:formula="of:=[.G29]" office:value-type="date" office:date-value="1935-04-15" calcext:value-type="date">
            <text:p>1935-04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9]/[.BE29]" office:value-type="currency" office:currency="USD" office:value="1392" calcext:value-type="currency">
            <text:p><text:s/>$1 392 </text:p>
          </table:table-cell>
          <table:table-cell table:style-name="ce249" table:formula="of:=[.BF29]/10/2" office:value-type="currency" office:currency="GBP" office:value="69.6" calcext:value-type="currency">
            <text:p><text:s/>£70 </text:p>
          </table:table-cell>
          <table:table-cell table:style-name="ce243" table:formula="of:=ROUNDUP([.BG29]/2734.37;0)" office:value-type="float" office:value="1" calcext:value-type="float">
            <text:p>1</text:p>
          </table:table-cell>
          <table:table-cell table:style-name="ce249" table:formula="of:=[.BG29]*1.5/100" office:value-type="currency" office:currency="GBP" office:value="1.044" calcext:value-type="currency">
            <text:p><text:s/>£1 </text:p>
          </table:table-cell>
          <table:table-cell table:style-name="ce249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43" table:formula="of:=[.BJ29]/(9600/255)" office:value-type="float" office:value="12.7588074609375" calcext:value-type="float">
            <text:p>13</text:p>
          </table:table-cell>
          <table:table-cell table:style-name="ce243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Hurrican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hurricane</text:p>
          </table:table-cell>
          <table:table-cell table:style-name="ce239" office:value-type="string" calcext:value-type="string">
            <text:p>HURRICANE</text:p>
          </table:table-cell>
          <table:table-cell table:style-name="ce242" office:value-type="date" office:date-value="1935-11-06" calcext:value-type="date">
            <text:p>1935-11-06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0]/5" office:value-type="float" office:value="194" calcext:value-type="float">
            <text:p>19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0]*2)/(9600/255)" office:value-type="float" office:value="42.5" calcext:value-type="float">
            <text:p>43</text:p>
          </table:table-cell>
          <table:table-cell table:style-name="ce243" table:formula="of:=[.BH30]" office:value-type="float" office:value="1" calcext:value-type="float">
            <text:p>1</text:p>
          </table:table-cell>
          <table:table-cell table:style-name="ce243" table:formula="of:=[.BK30]" office:value-type="float" office:value="88.8574668810923" calcext:value-type="float">
            <text:p>89</text:p>
          </table:table-cell>
          <table:table-cell table:style-name="ce246" table:formula="of:=[.AI30]/100/(700000/255)" office:value-type="float" office:value="0.0582857142857143" calcext:value-type="float">
            <text:p>0</text:p>
          </table:table-cell>
          <table:table-cell table:style-name="ce247" table:formula="of:=1.67*[.AF30]" office:value-type="float" office:value="16.4161" calcext:value-type="float">
            <text:p>16,4</text:p>
          </table:table-cell>
          <table:table-cell table:style-name="ce247" table:formula="of:=1.67*[.AG30]" office:value-type="float" office:value="20.3573" calcext:value-type="float">
            <text:p>20,4</text:p>
          </table:table-cell>
          <table:table-cell table:style-name="ce247" table:formula="of:=1.67*[.AH30]" office:value-type="float" office:value="6.68" calcext:value-type="float">
            <text:p>6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9.83" calcext:value-type="float">
            <text:p>9,83</text:p>
          </table:table-cell>
          <table:table-cell table:style-name="ce238" office:value-type="float" office:value="12.19" calcext:value-type="float">
            <text:p>12,19</text:p>
          </table:table-cell>
          <table:table-cell table:style-name="ce238" office:value-type="float" office:value="4" calcext:value-type="float">
            <text:p>4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00" calcext:value-type="float">
            <text:p>800</text:p>
          </table:table-cell>
          <table:table-cell table:style-name="ce246"/>
          <table:table-cell table:style-name="ce248" office:value-type="float" office:value="970" calcext:value-type="float">
            <text:p>970</text:p>
          </table:table-cell>
          <table:table-cell table:style-name="ce248" office:value-type="float" office:value="3479" calcext:value-type="float">
            <text:p>3479</text:p>
          </table:table-cell>
          <table:table-cell table:style-name="ce248" office:value-type="float" office:value="2606" calcext:value-type="float">
            <text:p>260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0]-[.AO30]-[.AN30]" office:value-type="float" office:value="788" calcext:value-type="float">
            <text:p>788</text:p>
          </table:table-cell>
          <table:table-cell table:style-name="ce248" table:formula="of:=([.AP30]/0.8)/([.AL30]/1.852)*54" office:value-type="float" office:value="101.554515463918" calcext:value-type="float">
            <text:p>102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49" table:formula="of:=[.AM30]/5" office:value-type="currency" office:currency="GBP" office:value="695.8" calcext:value-type="currency">
            <text:p><text:s/>£696 </text:p>
          </table:table-cell>
          <table:table-cell table:style-name="ce249" table:formula="of:=[.AR30]*([.AS30]*1.3*300)" office:value-type="currency" office:currency="GBP" office:value="1170" calcext:value-type="currency">
            <text:p><text:s/>£1 170 </text:p>
          </table:table-cell>
          <table:table-cell table:style-name="ce249" table:formula="of:=([.BB30]*3/100)" office:value-type="currency" office:currency="GBP" office:value="88.0311" calcext:value-type="currency">
            <text:p><text:s/>£88 </text:p>
          </table:table-cell>
          <table:table-cell table:style-name="ce249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48" table:formula="of:=[.AX30]/(9600/255)" office:value-type="float" office:value="149.932703307539" calcext:value-type="float">
            <text:p>150</text:p>
          </table:table-cell>
          <table:table-cell table:style-name="ce250" office:value-type="currency" office:currency="USD" office:value="20000" calcext:value-type="currency">
            <text:p>$ 20 000</text:p>
          </table:table-cell>
          <table:table-cell table:style-name="ce246" table:formula="of:=[.AZ30]" office:value-type="float" office:value="20000" calcext:value-type="float">
            <text:p>20 000</text:p>
          </table:table-cell>
          <table:table-cell table:style-name="ce249" table:formula="of:=([.BA30]/2/50)+2734.37" office:value-type="currency" office:currency="GBP" office:value="2934.37" calcext:value-type="currency">
            <text:p><text:s/>£2 934 </text:p>
          </table:table-cell>
          <table:table-cell table:style-name="ce248" table:formula="of:=[.BB30]/2734.37" office:value-type="float" office:value="1.07314299089004" calcext:value-type="float">
            <text:p>1</text:p>
          </table:table-cell>
          <table:table-cell table:style-name="ce241" table:formula="of:=[.G30]" office:value-type="date" office:date-value="1935-11-06" calcext:value-type="date">
            <text:p>1935-11-0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0]/[.BE30]" office:value-type="currency" office:currency="USD" office:value="20000" calcext:value-type="currency">
            <text:p><text:s/>$20 000 </text:p>
          </table:table-cell>
          <table:table-cell table:style-name="ce249" table:formula="of:=[.BF30]/10/2" office:value-type="currency" office:currency="GBP" office:value="1000" calcext:value-type="currency">
            <text:p><text:s/>£1 000 </text:p>
          </table:table-cell>
          <table:table-cell table:style-name="ce243" table:formula="of:=ROUNDUP([.BG30]/2734.37;0)" office:value-type="float" office:value="1" calcext:value-type="float">
            <text:p>1</text:p>
          </table:table-cell>
          <table:table-cell table:style-name="ce249" table:formula="of:=[.BG30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43" table:formula="of:=[.BJ30]/(9600/255)" office:value-type="float" office:value="88.8574668810923" calcext:value-type="float">
            <text:p>89</text:p>
          </table:table-cell>
          <table:table-cell table:style-name="ce243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via_b35</text:p>
          </table:table-cell>
          <table:table-cell table:style-name="ce239" office:value-type="string" calcext:value-type="string">
            <text:p>AVIA_B35</text:p>
          </table:table-cell>
          <table:table-cell table:style-name="ce242" office:value-type="date" office:date-value="1938-09-28" calcext:value-type="date">
            <text:p>1938-09-2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1]/5" office:value-type="float" office:value="188" calcext:value-type="float">
            <text:p>1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1]*2)/(9600/255)" office:value-type="float" office:value="45.15625" calcext:value-type="float">
            <text:p>45</text:p>
          </table:table-cell>
          <table:table-cell table:style-name="ce243" table:formula="of:=[.BH31]" office:value-type="float" office:value="1" calcext:value-type="float">
            <text:p>1</text:p>
          </table:table-cell>
          <table:table-cell table:style-name="ce243" table:formula="of:=[.BK31]" office:value-type="float" office:value="60.8851472319375" calcext:value-type="float">
            <text:p>61</text:p>
          </table:table-cell>
          <table:table-cell table:style-name="ce246" table:formula="of:=[.AI31]/100/(700000/255)" office:value-type="float" office:value="0.0582857142857143" calcext:value-type="float">
            <text:p>0</text:p>
          </table:table-cell>
          <table:table-cell table:style-name="ce247" table:formula="of:=1.28*[.AF31]" office:value-type="float" office:value="10.88" calcext:value-type="float">
            <text:p>10,9</text:p>
          </table:table-cell>
          <table:table-cell table:style-name="ce247" table:formula="of:=1.28*[.AG31]" office:value-type="float" office:value="13.888" calcext:value-type="float">
            <text:p>13,9</text:p>
          </table:table-cell>
          <table:table-cell table:style-name="ce247" table:formula="of:=1.28*[.AH31]" office:value-type="float" office:value="3.328" calcext:value-type="float">
            <text:p>3,3</text:p>
          </table:table-cell>
          <table:table-cell table:style-name="ce248"/>
          <table:table-cell table:style-name="ce243" office:value-type="float" office:value="12" calcext:value-type="float">
            <text:p>12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10.85" calcext:value-type="float">
            <text:p>10,85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50" calcext:value-type="float">
            <text:p>850</text:p>
          </table:table-cell>
          <table:table-cell table:style-name="ce246"/>
          <table:table-cell table:style-name="ce248" office:value-type="float" office:value="940" calcext:value-type="float">
            <text:p>940</text:p>
          </table:table-cell>
          <table:table-cell table:style-name="ce248" office:value-type="float" office:value="2380" calcext:value-type="float">
            <text:p>2380</text:p>
          </table:table-cell>
          <table:table-cell table:style-name="ce248" office:value-type="float" office:value="1690" calcext:value-type="float">
            <text:p>169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1]-[.AO31]-[.AN31]" office:value-type="float" office:value="605" calcext:value-type="float">
            <text:p>605</text:p>
          </table:table-cell>
          <table:table-cell table:style-name="ce248" table:formula="of:=([.AP31]/0.8)/([.AL31]/1.852)*54" office:value-type="float" office:value="80.4585638297872" calcext:value-type="float">
            <text:p>8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49" table:formula="of:=[.AM31]/5" office:value-type="currency" office:currency="GBP" office:value="476" calcext:value-type="currency">
            <text:p><text:s/>£476 </text:p>
          </table:table-cell>
          <table:table-cell table:style-name="ce249" table:formula="of:=[.AR31]*([.AS31]*1.3*300)" office:value-type="currency" office:currency="GBP" office:value="780" calcext:value-type="currency">
            <text:p><text:s/>£780 </text:p>
          </table:table-cell>
          <table:table-cell table:style-name="ce249" table:formula="of:=([.BB31]*3/100)" office:value-type="currency" office:currency="GBP" office:value="87.1311" calcext:value-type="currency">
            <text:p><text:s/>£87 </text:p>
          </table:table-cell>
          <table:table-cell table:style-name="ce249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48" table:formula="of:=[.AX31]/(9600/255)" office:value-type="float" office:value="113.346337271775" calcext:value-type="float">
            <text:p>113</text:p>
          </table:table-cell>
          <table:table-cell table:style-name="ce250"/>
          <table:table-cell table:style-name="ce246" office:value-type="float" office:value="17000" calcext:value-type="float">
            <text:p>17 000</text:p>
          </table:table-cell>
          <table:table-cell table:style-name="ce249" table:formula="of:=([.BA31]/2/50)+2734.37" office:value-type="currency" office:currency="GBP" office:value="2904.37" calcext:value-type="currency">
            <text:p><text:s/>£2 904 </text:p>
          </table:table-cell>
          <table:table-cell table:style-name="ce248" table:formula="of:=[.BB31]/2734.37" office:value-type="float" office:value="1.06217154225653" calcext:value-type="float">
            <text:p>1</text:p>
          </table:table-cell>
          <table:table-cell table:style-name="ce241" table:formula="of:=[.G31]" office:value-type="date" office:date-value="1938-09-28" calcext:value-type="date">
            <text:p>1938-09-2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1]/[.BE31]" office:value-type="currency" office:currency="USD" office:value="17000" calcext:value-type="currency">
            <text:p><text:s/>$17 000 </text:p>
          </table:table-cell>
          <table:table-cell table:style-name="ce249" table:formula="of:=[.BF31]/10/2" office:value-type="currency" office:currency="GBP" office:value="850" calcext:value-type="currency">
            <text:p><text:s/>£850 </text:p>
          </table:table-cell>
          <table:table-cell table:style-name="ce243" table:formula="of:=ROUNDUP([.BG31]/2734.37;0)" office:value-type="float" office:value="1" calcext:value-type="float">
            <text:p>1</text:p>
          </table:table-cell>
          <table:table-cell table:style-name="ce249" table:formula="of:=[.BG31]*1.5/100" office:value-type="currency" office:currency="GBP" office:value="12.75" calcext:value-type="currency">
            <text:p><text:s/>£13 </text:p>
          </table:table-cell>
          <table:table-cell table:style-name="ce249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43" table:formula="of:=[.BJ31]/(9600/255)" office:value-type="float" office:value="60.8851472319375" calcext:value-type="float">
            <text:p>61</text:p>
          </table:table-cell>
          <table:table-cell table:style-name="ce243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Grumman F6F Hellcat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hellcat</text:p>
          </table:table-cell>
          <table:table-cell table:style-name="ce237" office:value-type="string" calcext:value-type="string">
            <text:p>F6F</text:p>
          </table:table-cell>
          <table:table-cell table:style-name="ce242" office:value-type="date" office:date-value="1942-06-26" calcext:value-type="date">
            <text:p>1942-06-26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29" calcext:value-type="float">
            <text:p>629</text:p>
          </table:table-cell>
          <table:table-cell table:style-name="ce243" table:formula="of:=[.AL32]/5" office:value-type="float" office:value="492" calcext:value-type="float">
            <text:p>49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2]*2)/(9600/255)" office:value-type="float" office:value="53.125" calcext:value-type="float">
            <text:p>53</text:p>
          </table:table-cell>
          <table:table-cell table:style-name="ce243" table:formula="of:=[.BH32]" office:value-type="float" office:value="1" calcext:value-type="float">
            <text:p>1</text:p>
          </table:table-cell>
          <table:table-cell table:style-name="ce243" table:formula="of:=[.BK32]" office:value-type="float" office:value="178.28602943676" calcext:value-type="float">
            <text:p>178</text:p>
          </table:table-cell>
          <table:table-cell table:style-name="ce246" table:formula="of:=[.AI32]/100/(700000/255)" office:value-type="float" office:value="0.1275" calcext:value-type="float">
            <text:p>0</text:p>
          </table:table-cell>
          <table:table-cell table:style-name="ce247" table:formula="of:=1.67*[.AF32]" office:value-type="float" office:value="17.1008" calcext:value-type="float">
            <text:p>17,1</text:p>
          </table:table-cell>
          <table:table-cell table:style-name="ce247" table:formula="of:=1.67*[.AG32]" office:value-type="float" office:value="21.8102" calcext:value-type="float">
            <text:p>21,8</text:p>
          </table:table-cell>
          <table:table-cell table:style-name="ce247" table:formula="of:=1.67*[.AH32]" office:value-type="float" office:value="6.6633" calcext:value-type="float">
            <text:p>6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275" calcext:value-type="float">
            <text:p>12275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13.06" calcext:value-type="float">
            <text:p>13,06</text:p>
          </table:table-cell>
          <table:table-cell table:style-name="ce238" office:value-type="float" office:value="3.99" calcext:value-type="float">
            <text:p>3,99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38" office:value-type="float" office:value="2460" calcext:value-type="float">
            <text:p>2460</text:p>
          </table:table-cell>
          <table:table-cell table:style-name="ce238" office:value-type="float" office:value="6992" calcext:value-type="float">
            <text:p>6992</text:p>
          </table:table-cell>
          <table:table-cell table:style-name="ce238" office:value-type="float" office:value="4190" calcext:value-type="float">
            <text:p>41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2]-[.AO32]-[.AN32]" office:value-type="float" office:value="2717" calcext:value-type="float">
            <text:p>2717</text:p>
          </table:table-cell>
          <table:table-cell table:style-name="ce248" table:formula="of:=([.AP32]/0.8)/([.AL32]/1.852)*54" office:value-type="float" office:value="138.069987804878" calcext:value-type="float">
            <text:p>13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49" table:formula="of:=[.AM32]/5" office:value-type="currency" office:currency="GBP" office:value="1398.4" calcext:value-type="currency">
            <text:p><text:s/>£1 398 </text:p>
          </table:table-cell>
          <table:table-cell table:style-name="ce249" table:formula="of:=[.AR32]*([.AS32]*1.3*300)" office:value-type="currency" office:currency="GBP" office:value="1170" calcext:value-type="currency">
            <text:p><text:s/>£1 170 </text:p>
          </table:table-cell>
          <table:table-cell table:style-name="ce249" table:formula="of:=([.BB32]*3/100)" office:value-type="currency" office:currency="GBP" office:value="100.0311" calcext:value-type="currency">
            <text:p><text:s/>£100 </text:p>
          </table:table-cell>
          <table:table-cell table:style-name="ce249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48" table:formula="of:=[.AX32]/(9600/255)" office:value-type="float" office:value="204.16390647763" calcext:value-type="float">
            <text:p>204</text:p>
          </table:table-cell>
          <table:table-cell table:style-name="ce250" office:value-type="currency" office:currency="USD" office:value="60000" calcext:value-type="currency">
            <text:p>$ 60 000</text:p>
          </table:table-cell>
          <table:table-cell table:style-name="ce246" table:formula="of:=[.AZ32]" office:value-type="float" office:value="60000" calcext:value-type="float">
            <text:p>60 000</text:p>
          </table:table-cell>
          <table:table-cell table:style-name="ce249" table:formula="of:=([.BA32]/2/50)+2734.37" office:value-type="currency" office:currency="GBP" office:value="3334.37" calcext:value-type="currency">
            <text:p><text:s/>£3 334 </text:p>
          </table:table-cell>
          <table:table-cell table:style-name="ce248" table:formula="of:=[.BB32]/2734.37" office:value-type="float" office:value="1.21942897267012" calcext:value-type="float">
            <text:p>1</text:p>
          </table:table-cell>
          <table:table-cell table:style-name="ce241" table:formula="of:=[.G32]" office:value-type="date" office:date-value="1942-06-26" calcext:value-type="date">
            <text:p>1942-06-2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2]/[.BE32]" office:value-type="currency" office:currency="USD" office:value="40000" calcext:value-type="currency">
            <text:p><text:s/>$40 000 </text:p>
          </table:table-cell>
          <table:table-cell table:style-name="ce249" table:formula="of:=[.BF32]/10/2" office:value-type="currency" office:currency="GBP" office:value="2000" calcext:value-type="currency">
            <text:p><text:s/>£2 000 </text:p>
          </table:table-cell>
          <table:table-cell table:style-name="ce243" table:formula="of:=ROUNDUP([.BG32]/2734.37;0)" office:value-type="float" office:value="1" calcext:value-type="float">
            <text:p>1</text:p>
          </table:table-cell>
          <table:table-cell table:style-name="ce249" table:formula="of:=[.BG32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43" table:formula="of:=[.BJ32]/(9600/255)" office:value-type="float" office:value="178.28602943676" calcext:value-type="float">
            <text:p>178</text:p>
          </table:table-cell>
          <table:table-cell table:style-name="ce243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Yakovlev Yak-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yak9</text:p>
          </table:table-cell>
          <table:table-cell table:style-name="ce239" office:value-type="string" calcext:value-type="string">
            <text:p>YAK9</text:p>
          </table:table-cell>
          <table:table-cell table:style-name="ce242" office:value-type="date" office:date-value="1942-07-06" calcext:value-type="date">
            <text:p>1942-07-06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00" calcext:value-type="float">
            <text:p>600</text:p>
          </table:table-cell>
          <table:table-cell table:style-name="ce243" table:formula="of:=[.AL33]/5" office:value-type="float" office:value="182" calcext:value-type="float">
            <text:p>18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3]*2)/(9600/255)" office:value-type="float" office:value="47.8125" calcext:value-type="float">
            <text:p>48</text:p>
          </table:table-cell>
          <table:table-cell table:style-name="ce243" table:formula="of:=[.BH33]" office:value-type="float" office:value="1" calcext:value-type="float">
            <text:p>1</text:p>
          </table:table-cell>
          <table:table-cell table:style-name="ce243" table:formula="of:=[.BK33]" office:value-type="float" office:value="81.7959981128775" calcext:value-type="float">
            <text:p>82</text:p>
          </table:table-cell>
          <table:table-cell table:style-name="ce246" table:formula="of:=[.AI33]/100/(700000/255)" office:value-type="float" office:value="0.0728571428571429" calcext:value-type="float">
            <text:p>0</text:p>
          </table:table-cell>
          <table:table-cell table:style-name="ce247" table:formula="of:=1.67*[.AF33]" office:value-type="float" office:value="14.195" calcext:value-type="float">
            <text:p>14,2</text:p>
          </table:table-cell>
          <table:table-cell table:style-name="ce247" table:formula="of:=1.67*[.AG33]" office:value-type="float" office:value="16.2658" calcext:value-type="float">
            <text:p>16,3</text:p>
          </table:table-cell>
          <table:table-cell table:style-name="ce247" table:formula="of:=1.67*[.AH33]" office:value-type="float" office:value="5.01" calcext:value-type="float">
            <text:p>5,0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6769" calcext:value-type="float">
            <text:p>16769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9.74" calcext:value-type="float">
            <text:p>9,74</text:p>
          </table:table-cell>
          <table:table-cell table:style-name="ce238" office:value-type="float" office:value="3" calcext:value-type="float">
            <text:p>3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 office:value-type="float" office:value="900" calcext:value-type="float">
            <text:p>900</text:p>
          </table:table-cell>
          <table:table-cell table:style-name="ce246"/>
          <table:table-cell table:style-name="ce238" office:value-type="float" office:value="910" calcext:value-type="float">
            <text:p>910</text:p>
          </table:table-cell>
          <table:table-cell table:style-name="ce238" office:value-type="float" office:value="3204" calcext:value-type="float">
            <text:p>3204</text:p>
          </table:table-cell>
          <table:table-cell table:style-name="ce238" office:value-type="float" office:value="2512" calcext:value-type="float">
            <text:p>251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3]-[.AO33]-[.AN33]" office:value-type="float" office:value="607" calcext:value-type="float">
            <text:p>607</text:p>
          </table:table-cell>
          <table:table-cell table:style-name="ce248" table:formula="of:=([.AP33]/0.8)/([.AL33]/1.852)*54" office:value-type="float" office:value="83.3857912087912" calcext:value-type="float">
            <text:p>8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49" table:formula="of:=[.AM33]/5" office:value-type="currency" office:currency="GBP" office:value="640.8" calcext:value-type="currency">
            <text:p><text:s/>£641 </text:p>
          </table:table-cell>
          <table:table-cell table:style-name="ce249" table:formula="of:=[.AR33]*([.AS33]*1.3*300)" office:value-type="currency" office:currency="GBP" office:value="1170" calcext:value-type="currency">
            <text:p><text:s/>£1 170 </text:p>
          </table:table-cell>
          <table:table-cell table:style-name="ce249" table:formula="of:=([.BB33]*3/100)" office:value-type="currency" office:currency="GBP" office:value="89.2311" calcext:value-type="currency">
            <text:p><text:s/>£89 </text:p>
          </table:table-cell>
          <table:table-cell table:style-name="ce249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48" table:formula="of:=[.AX33]/(9600/255)" office:value-type="float" office:value="130.964746734169" calcext:value-type="float">
            <text:p>131</text:p>
          </table:table-cell>
          <table:table-cell table:style-name="ce250"/>
          <table:table-cell table:style-name="ce246" office:value-type="float" office:value="24000" calcext:value-type="float">
            <text:p>24 000</text:p>
          </table:table-cell>
          <table:table-cell table:style-name="ce249" table:formula="of:=([.BA33]/2/50)+2734.37" office:value-type="currency" office:currency="GBP" office:value="2974.37" calcext:value-type="currency">
            <text:p><text:s/>£2 974 </text:p>
          </table:table-cell>
          <table:table-cell table:style-name="ce248" table:formula="of:=[.BB33]/2734.37" office:value-type="float" office:value="1.08777158906805" calcext:value-type="float">
            <text:p>1</text:p>
          </table:table-cell>
          <table:table-cell table:style-name="ce241" table:formula="of:=[.G33]" office:value-type="date" office:date-value="1942-07-06" calcext:value-type="date">
            <text:p>1942-07-0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3]/[.BE33]" office:value-type="currency" office:currency="USD" office:value="16000" calcext:value-type="currency">
            <text:p><text:s/>$16 000 </text:p>
          </table:table-cell>
          <table:table-cell table:style-name="ce249" table:formula="of:=[.BF33]/10/2" office:value-type="currency" office:currency="GBP" office:value="800" calcext:value-type="currency">
            <text:p><text:s/>£800 </text:p>
          </table:table-cell>
          <table:table-cell table:style-name="ce243" table:formula="of:=ROUNDUP([.BG33]/2734.37;0)" office:value-type="float" office:value="1" calcext:value-type="float">
            <text:p>1</text:p>
          </table:table-cell>
          <table:table-cell table:style-name="ce249" table:formula="of:=[.BG33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43" table:formula="of:=[.BJ33]/(9600/255)" office:value-type="float" office:value="81.7959981128775" calcext:value-type="float">
            <text:p>82</text:p>
          </table:table-cell>
          <table:table-cell table:style-name="ce243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S-199 (Bf-109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via_s199</text:p>
          </table:table-cell>
          <table:table-cell table:style-name="ce239" office:value-type="string" calcext:value-type="string">
            <text:p>AVIA_S199</text:p>
          </table:table-cell>
          <table:table-cell table:style-name="ce242" office:value-type="date" office:date-value="1947-04-25" calcext:value-type="date">
            <text:p>1947-04-2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90" calcext:value-type="float">
            <text:p>590</text:p>
          </table:table-cell>
          <table:table-cell table:style-name="ce243" table:formula="of:=[.AL34]/5" office:value-type="float" office:value="170" calcext:value-type="float">
            <text:p>17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2" calcext:value-type="float">
            <text:p>4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4]*2)/(9600/255)" office:value-type="float" office:value="53.125" calcext:value-type="float">
            <text:p>53</text:p>
          </table:table-cell>
          <table:table-cell table:style-name="ce243" table:formula="of:=[.BH34]" office:value-type="float" office:value="3" calcext:value-type="float">
            <text:p>3</text:p>
          </table:table-cell>
          <table:table-cell table:style-name="ce243" table:formula="of:=[.BK34]" office:value-type="float" office:value="97.50562564039" calcext:value-type="float">
            <text:p>98</text:p>
          </table:table-cell>
          <table:table-cell table:style-name="ce246" table:formula="of:=[.AI34]/100/(700000/255)" office:value-type="float" office:value="0.182142857142857" calcext:value-type="float">
            <text:p>0</text:p>
          </table:table-cell>
          <table:table-cell table:style-name="ce247" table:formula="of:=1.28*[.AF34]" office:value-type="float" office:value="11.648" calcext:value-type="float">
            <text:p>11,6</text:p>
          </table:table-cell>
          <table:table-cell table:style-name="ce247" table:formula="of:=1.28*[.AG34]" office:value-type="float" office:value="12.6976" calcext:value-type="float">
            <text:p>12,7</text:p>
          </table:table-cell>
          <table:table-cell table:style-name="ce247" table:formula="of:=1.28*[.AH34]" office:value-type="float" office:value="3.3152" calcext:value-type="float">
            <text:p>3,3</text:p>
          </table:table-cell>
          <table:table-cell table:style-name="ce248"/>
          <table:table-cell table:style-name="ce243" office:value-type="float" office:value="603" calcext:value-type="float">
            <text:p>603</text:p>
          </table:table-cell>
          <table:table-cell table:style-name="ce238" office:value-type="float" office:value="9.1" calcext:value-type="float">
            <text:p>9,1</text:p>
          </table:table-cell>
          <table:table-cell table:style-name="ce238" office:value-type="float" office:value="9.92" calcext:value-type="float">
            <text:p>9,92</text:p>
          </table:table-cell>
          <table:table-cell table:style-name="ce238" office:value-type="float" office:value="2.59" calcext:value-type="float">
            <text:p>2,59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48" office:value-type="float" office:value="850" calcext:value-type="float">
            <text:p>850</text:p>
          </table:table-cell>
          <table:table-cell table:style-name="ce248" office:value-type="float" office:value="3736" calcext:value-type="float">
            <text:p>3736</text:p>
          </table:table-cell>
          <table:table-cell table:style-name="ce248" office:value-type="float" office:value="2860" calcext:value-type="float">
            <text:p>28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4]-[.AO34]-[.AN34]" office:value-type="float" office:value="791" calcext:value-type="float">
            <text:p>791</text:p>
          </table:table-cell>
          <table:table-cell table:style-name="ce248" table:formula="of:=([.AP34]/0.8)/([.AL34]/1.852)*54" office:value-type="float" office:value="116.332835294118" calcext:value-type="float">
            <text:p>11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49" table:formula="of:=[.AM34]/5" office:value-type="currency" office:currency="GBP" office:value="747.2" calcext:value-type="currency">
            <text:p><text:s/>£747 </text:p>
          </table:table-cell>
          <table:table-cell table:style-name="ce249" table:formula="of:=[.AR34]*([.AS34]*1.3*300)" office:value-type="currency" office:currency="GBP" office:value="1170" calcext:value-type="currency">
            <text:p><text:s/>£1 170 </text:p>
          </table:table-cell>
          <table:table-cell table:style-name="ce249" table:formula="of:=([.BB34]*3/100)" office:value-type="currency" office:currency="GBP" office:value="139.0311" calcext:value-type="currency">
            <text:p><text:s/>£139 </text:p>
          </table:table-cell>
          <table:table-cell table:style-name="ce249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48" table:formula="of:=[.AX34]/(9600/255)" office:value-type="float" office:value="166.918723444375" calcext:value-type="float">
            <text:p>167</text:p>
          </table:table-cell>
          <table:table-cell table:style-name="ce250" office:value-type="currency" office:currency="USD" office:value="190000" calcext:value-type="currency">
            <text:p>$ 190 000</text:p>
          </table:table-cell>
          <table:table-cell table:style-name="ce246" table:formula="of:=[.AZ34]" office:value-type="float" office:value="190000" calcext:value-type="float">
            <text:p>190 000</text:p>
          </table:table-cell>
          <table:table-cell table:style-name="ce249" table:formula="of:=([.BA34]/2/50)+2734.37" office:value-type="currency" office:currency="GBP" office:value="4634.37" calcext:value-type="currency">
            <text:p><text:s/>£4 634 </text:p>
          </table:table-cell>
          <table:table-cell table:style-name="ce248" table:formula="of:=[.BB34]/2734.37" office:value-type="float" office:value="1.69485841345538" calcext:value-type="float">
            <text:p>2</text:p>
          </table:table-cell>
          <table:table-cell table:style-name="ce241" table:formula="of:=[.G34]" office:value-type="date" office:date-value="1947-04-25" calcext:value-type="date">
            <text:p>1947-04-2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49" table:formula="of:=[.BF34]/10/2" office:value-type="currency" office:currency="GBP" office:value="6333.33333333333" calcext:value-type="currency">
            <text:p><text:s/>£6 333 </text:p>
          </table:table-cell>
          <table:table-cell table:style-name="ce243" table:formula="of:=ROUNDUP([.BG34]/2734.37;0)" office:value-type="float" office:value="3" calcext:value-type="float">
            <text:p>3</text:p>
          </table:table-cell>
          <table:table-cell table:style-name="ce249" table:formula="of:=[.BG34]*1.5/100" office:value-type="currency" office:currency="GBP" office:value="95" calcext:value-type="currency">
            <text:p><text:s/>£95 </text:p>
          </table:table-cell>
          <table:table-cell table:style-name="ce249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43" table:formula="of:=[.BJ34]/(9600/255)" office:value-type="float" office:value="97.50562564039" calcext:value-type="float">
            <text:p>98</text:p>
          </table:table-cell>
          <table:table-cell table:style-name="ce243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Sea Hawk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hseahawk</text:p>
          </table:table-cell>
          <table:table-cell table:style-name="ce239" office:value-type="string" calcext:value-type="string">
            <text:p>HSEAHAWK</text:p>
          </table:table-cell>
          <table:table-cell table:style-name="ce242" office:value-type="date" office:date-value="1947-09-02" calcext:value-type="date">
            <text:p>1947-09-02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35" calcext:value-type="float">
            <text:p>35</text:p>
          </table:table-cell>
          <table:table-cell table:number-columns-repeated="2" table:style-name="ce240" office:value-type="float" office:value="5" calcext:value-type="float">
            <text:p>5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970" calcext:value-type="float">
            <text:p>970</text:p>
          </table:table-cell>
          <table:table-cell table:style-name="ce243" table:formula="of:=[.AL35]/5" office:value-type="float" office:value="238.2" calcext:value-type="float">
            <text:p>2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6" calcext:value-type="float">
            <text:p>4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" calcext:value-type="float">
            <text:p>4</text:p>
          </table:table-cell>
          <table:table-cell table:style-name="ce245" table:formula="of:=([.AJ35]*2)/(9600/255)" office:value-type="float" office:value="69.0625" calcext:value-type="float">
            <text:p>69</text:p>
          </table:table-cell>
          <table:table-cell table:style-name="ce243" table:formula="of:=[.BH35]" office:value-type="float" office:value="3" calcext:value-type="float">
            <text:p>3</text:p>
          </table:table-cell>
          <table:table-cell table:style-name="ce243" table:formula="of:=[.BK35]" office:value-type="float" office:value="188.687602667199" calcext:value-type="float">
            <text:p>189</text:p>
          </table:table-cell>
          <table:table-cell table:style-name="ce246" table:formula="of:=[.AI35]/100/(700000/255)" office:value-type="float" office:value="10.9285714285714" calcext:value-type="float">
            <text:p>11</text:p>
          </table:table-cell>
          <table:table-cell table:style-name="ce247" table:formula="of:=1.67*[.AF35]" office:value-type="float" office:value="20.1903" calcext:value-type="float">
            <text:p>20,2</text:p>
          </table:table-cell>
          <table:table-cell table:style-name="ce247" table:formula="of:=1.67*[.AG35]" office:value-type="float" office:value="19.8563" calcext:value-type="float">
            <text:p>19,9</text:p>
          </table:table-cell>
          <table:table-cell table:style-name="ce247" table:formula="of:=1.67*[.AH35]" office:value-type="float" office:value="4.4088" calcext:value-type="float">
            <text:p>4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542" calcext:value-type="float">
            <text:p>542</text:p>
          </table:table-cell>
          <table:table-cell table:style-name="ce238" office:value-type="float" office:value="12.09" calcext:value-type="float">
            <text:p>12,09</text:p>
          </table:table-cell>
          <table:table-cell table:style-name="ce238" office:value-type="float" office:value="11.89" calcext:value-type="float">
            <text:p>11,89</text:p>
          </table:table-cell>
          <table:table-cell table:style-name="ce238" office:value-type="float" office:value="2.64" calcext:value-type="float">
            <text:p>2,64</text:p>
          </table:table-cell>
          <table:table-cell table:style-name="ce246" office:value-type="float" office:value="3000000" calcext:value-type="float">
            <text:p>3 00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38" office:value-type="float" office:value="1191" calcext:value-type="float">
            <text:p>1191</text:p>
          </table:table-cell>
          <table:table-cell table:style-name="ce238" office:value-type="float" office:value="7326" calcext:value-type="float">
            <text:p>7326</text:p>
          </table:table-cell>
          <table:table-cell table:style-name="ce238" office:value-type="float" office:value="4208" calcext:value-type="float">
            <text:p>4208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5]-[.AO35]-[.AN35]" office:value-type="float" office:value="3033" calcext:value-type="float">
            <text:p>3033</text:p>
          </table:table-cell>
          <table:table-cell table:style-name="ce248" table:formula="of:=([.AP35]/0.8)/([.AL35]/1.852)*54" office:value-type="float" office:value="318.35040302267" calcext:value-type="float">
            <text:p>31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49" table:formula="of:=[.AM35]/5" office:value-type="currency" office:currency="GBP" office:value="1465.2" calcext:value-type="currency">
            <text:p><text:s/>£1 465 </text:p>
          </table:table-cell>
          <table:table-cell table:style-name="ce249" table:formula="of:=[.AR35]*([.AS35]*1.3*300)" office:value-type="currency" office:currency="GBP" office:value="1560" calcext:value-type="currency">
            <text:p><text:s/>£1 560 </text:p>
          </table:table-cell>
          <table:table-cell table:style-name="ce249" table:formula="of:=([.BB35]*3/100)" office:value-type="currency" office:currency="GBP" office:value="144.1311" calcext:value-type="currency">
            <text:p><text:s/>£144 </text:p>
          </table:table-cell>
          <table:table-cell table:style-name="ce249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48" table:formula="of:=[.AX35]/(9600/255)" office:value-type="float" office:value="391.499944676637" calcext:value-type="float">
            <text:p>391</text:p>
          </table:table-cell>
          <table:table-cell table:style-name="ce250" office:value-type="currency" office:currency="USD" office:value="207000" calcext:value-type="currency">
            <text:p>$ 207 000</text:p>
          </table:table-cell>
          <table:table-cell table:style-name="ce246" table:formula="of:=[.AZ35]" office:value-type="float" office:value="207000" calcext:value-type="float">
            <text:p>207 000</text:p>
          </table:table-cell>
          <table:table-cell table:style-name="ce249" table:formula="of:=([.BA35]/2/50)+2734.37" office:value-type="currency" office:currency="GBP" office:value="4804.37" calcext:value-type="currency">
            <text:p><text:s/>£4 804 </text:p>
          </table:table-cell>
          <table:table-cell table:style-name="ce248" table:formula="of:=[.BB35]/2734.37" office:value-type="float" office:value="1.75702995571192" calcext:value-type="float">
            <text:p>2</text:p>
          </table:table-cell>
          <table:table-cell table:style-name="ce241" table:formula="of:=[.G35]" office:value-type="date" office:date-value="1947-09-02" calcext:value-type="date">
            <text:p>1947-09-02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5]/[.BE35]" office:value-type="currency" office:currency="USD" office:value="138000" calcext:value-type="currency">
            <text:p><text:s/>$138 000 </text:p>
          </table:table-cell>
          <table:table-cell table:style-name="ce249" table:formula="of:=[.BF35]/10/2" office:value-type="currency" office:currency="GBP" office:value="6900" calcext:value-type="currency">
            <text:p><text:s/>£6 900 </text:p>
          </table:table-cell>
          <table:table-cell table:style-name="ce243" table:formula="of:=ROUNDUP([.BG35]/2734.37;0)" office:value-type="float" office:value="3" calcext:value-type="float">
            <text:p>3</text:p>
          </table:table-cell>
          <table:table-cell table:style-name="ce249" table:formula="of:=[.BG35]*1.5/100" office:value-type="currency" office:currency="GBP" office:value="103.5" calcext:value-type="currency">
            <text:p><text:s/>£104 </text:p>
          </table:table-cell>
          <table:table-cell table:style-name="ce249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43" table:formula="of:=[.BJ35]/(9600/255)" office:value-type="float" office:value="188.687602667199" calcext:value-type="float">
            <text:p>189</text:p>
          </table:table-cell>
          <table:table-cell table:style-name="ce243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</text:p>
            <text:p>MiG-1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mig15</text:p>
          </table:table-cell>
          <table:table-cell table:style-name="ce239" office:value-type="string" calcext:value-type="string">
            <text:p>MIG15</text:p>
          </table:table-cell>
          <table:table-cell table:style-name="ce242" office:value-type="date" office:date-value="1947-12-30" calcext:value-type="date">
            <text:p>1947-12-30</text:p>
          </table:table-cell>
          <table:table-cell table:style-name="ce243" office:value-type="float" office:value="6" calcext:value-type="float">
            <text:p>6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076" calcext:value-type="float">
            <text:p>1076</text:p>
          </table:table-cell>
          <table:table-cell table:style-name="ce243" table:formula="of:=[.AL36]/5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6]*2)/(9600/255)" office:value-type="float" office:value="74.375" calcext:value-type="float">
            <text:p>74</text:p>
          </table:table-cell>
          <table:table-cell table:style-name="ce243" table:formula="of:=[.BH36]" office:value-type="float" office:value="2" calcext:value-type="float">
            <text:p>2</text:p>
          </table:table-cell>
          <table:table-cell table:style-name="ce243" table:formula="of:=[.BK36]" office:value-type="float" office:value="155.293392634944" calcext:value-type="float">
            <text:p>155</text:p>
          </table:table-cell>
          <table:table-cell table:style-name="ce246" table:formula="of:=[.AI36]/100/(700000/255)" office:value-type="float" office:value="1.02" calcext:value-type="float">
            <text:p>1</text:p>
          </table:table-cell>
          <table:table-cell table:style-name="ce247" table:formula="of:=1.67*[.AF36]" office:value-type="float" office:value="16.87034" calcext:value-type="float">
            <text:p>16,9</text:p>
          </table:table-cell>
          <table:table-cell table:style-name="ce247" table:formula="of:=1.67*[.AG36]" office:value-type="float" office:value="16.84195" calcext:value-type="float">
            <text:p>16,8</text:p>
          </table:table-cell>
          <table:table-cell table:style-name="ce247" table:formula="of:=1.67*[.AH36]" office:value-type="float" office:value="6.179" calcext:value-type="float">
            <text:p>6,2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7000</text:p>
          </table:table-cell>
          <table:table-cell table:style-name="ce238" office:value-type="float" office:value="10.102" calcext:value-type="float">
            <text:p>10,102</text:p>
          </table:table-cell>
          <table:table-cell table:style-name="ce238" office:value-type="float" office:value="10.085" calcext:value-type="float">
            <text:p>10,085</text:p>
          </table:table-cell>
          <table:table-cell table:style-name="ce238" office:value-type="float" office:value="3.7" calcext:value-type="float">
            <text:p>3,7</text:p>
          </table:table-cell>
          <table:table-cell table:style-name="ce246" office:value-type="float" office:value="280000" calcext:value-type="float">
            <text:p>280 000</text:p>
          </table:table-cell>
          <table:table-cell table:style-name="ce246" office:value-type="float" office:value="1400" calcext:value-type="float">
            <text:p>1 400</text:p>
          </table:table-cell>
          <table:table-cell table:style-name="ce246"/>
          <table:table-cell table:style-name="ce23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6]-[.AO36]-[.AN36]" office:value-type="float" office:value="2272" calcext:value-type="float">
            <text:p>2272</text:p>
          </table:table-cell>
          <table:table-cell table:style-name="ce248" table:formula="of:=([.AP36]/0.8)/([.AL36]/1.852)*54" office:value-type="float" office:value="112.707428571429" calcext:value-type="float">
            <text:p>11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6]/5" office:value-type="currency" office:currency="GBP" office:value="1207.6" calcext:value-type="currency">
            <text:p><text:s/>£1 208 </text:p>
          </table:table-cell>
          <table:table-cell table:style-name="ce249" table:formula="of:=[.AR36]*([.AS36]*1.3*300)" office:value-type="currency" office:currency="GBP" office:value="1560" calcext:value-type="currency">
            <text:p><text:s/>£1 560 </text:p>
          </table:table-cell>
          <table:table-cell table:style-name="ce249" table:formula="of:=([.BB36]*3/100)" office:value-type="currency" office:currency="GBP" office:value="140.8311" calcext:value-type="currency">
            <text:p><text:s/>£141 </text:p>
          </table:table-cell>
          <table:table-cell table:style-name="ce249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48" table:formula="of:=[.AX36]/(9600/255)" office:value-type="float" office:value="186.055556211607" calcext:value-type="float">
            <text:p>186</text:p>
          </table:table-cell>
          <table:table-cell table:style-name="ce250"/>
          <table:table-cell table:style-name="ce246" office:value-type="float" office:value="196000" calcext:value-type="float">
            <text:p>196 000</text:p>
          </table:table-cell>
          <table:table-cell table:style-name="ce249" table:formula="of:=([.BA36]/2/50)+2734.37" office:value-type="currency" office:currency="GBP" office:value="4694.37" calcext:value-type="currency">
            <text:p><text:s/>£4 694 </text:p>
          </table:table-cell>
          <table:table-cell table:style-name="ce248" table:formula="of:=[.BB36]/2734.37" office:value-type="float" office:value="1.7168013107224" calcext:value-type="float">
            <text:p>2</text:p>
          </table:table-cell>
          <table:table-cell table:style-name="ce241" table:formula="of:=[.G36]" office:value-type="date" office:date-value="1947-12-30" calcext:value-type="date">
            <text:p>1947-12-3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6]/[.BE36]" office:value-type="currency" office:currency="USD" office:value="98000" calcext:value-type="currency">
            <text:p><text:s/>$98 000 </text:p>
          </table:table-cell>
          <table:table-cell table:style-name="ce249" table:formula="of:=[.BF36]/10/2" office:value-type="currency" office:currency="GBP" office:value="4900" calcext:value-type="currency">
            <text:p><text:s/>£4 900 </text:p>
          </table:table-cell>
          <table:table-cell table:style-name="ce243" table:formula="of:=ROUNDUP([.BG36]/2734.37;0)" office:value-type="float" office:value="2" calcext:value-type="float">
            <text:p>2</text:p>
          </table:table-cell>
          <table:table-cell table:style-name="ce249" table:formula="of:=[.BG36]*1.5/100" office:value-type="currency" office:currency="GBP" office:value="73.5" calcext:value-type="currency">
            <text:p><text:s/>£74 </text:p>
          </table:table-cell>
          <table:table-cell table:style-name="ce249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43" table:formula="of:=[.BJ36]/(9600/255)" office:value-type="float" office:value="155.293392634944" calcext:value-type="float">
            <text:p>155</text:p>
          </table:table-cell>
          <table:table-cell table:style-name="ce243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8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f86</text:p>
          </table:table-cell>
          <table:table-cell table:style-name="ce239" office:value-type="string" calcext:value-type="string">
            <text:p>F86</text:p>
          </table:table-cell>
          <table:table-cell table:style-name="ce242" office:value-type="date" office:date-value="1949-10-01" calcext:value-type="date">
            <text:p>1949-10-01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5" calcext:value-type="float">
            <text:p>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106" calcext:value-type="float">
            <text:p>1106</text:p>
          </table:table-cell>
          <table:table-cell table:style-name="ce243" table:formula="of:=[.AL37]/5" office:value-type="float" office:value="490.8" calcext:value-type="float">
            <text:p>491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7]*2)/(9600/255)" office:value-type="float" office:value="63.75" calcext:value-type="float">
            <text:p>64</text:p>
          </table:table-cell>
          <table:table-cell table:style-name="ce243" table:formula="of:=[.BH37]" office:value-type="float" office:value="3" calcext:value-type="float">
            <text:p>3</text:p>
          </table:table-cell>
          <table:table-cell table:style-name="ce243" table:formula="of:=[.BK37]" office:value-type="float" office:value="211.080671976962" calcext:value-type="float">
            <text:p>211</text:p>
          </table:table-cell>
          <table:table-cell table:style-name="ce246" table:formula="of:=[.AI37]/100/(700000/255)" office:value-type="float" office:value="1.275" calcext:value-type="float">
            <text:p>1</text:p>
          </table:table-cell>
          <table:table-cell table:style-name="ce247" table:formula="of:=1.67*[.AF37]" office:value-type="float" office:value="19.038" calcext:value-type="float">
            <text:p>19,0</text:p>
          </table:table-cell>
          <table:table-cell table:style-name="ce247" table:formula="of:=1.67*[.AG37]" office:value-type="float" office:value="18.871" calcext:value-type="float">
            <text:p>18,9</text:p>
          </table:table-cell>
          <table:table-cell table:style-name="ce247" table:formula="of:=1.67*[.AH37]" office:value-type="float" office:value="7.515" calcext:value-type="float">
            <text:p>7,5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1.4" calcext:value-type="float">
            <text:p>11,4</text:p>
          </table:table-cell>
          <table:table-cell table:style-name="ce238" office:value-type="float" office:value="11.3" calcext:value-type="float">
            <text:p>11,3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50000" calcext:value-type="float">
            <text:p>35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8" office:value-type="float" office:value="2454" calcext:value-type="float">
            <text:p>2454</text:p>
          </table:table-cell>
          <table:table-cell table:style-name="ce248" office:value-type="float" office:value="8234" calcext:value-type="float">
            <text:p>8234</text:p>
          </table:table-cell>
          <table:table-cell table:style-name="ce248" office:value-type="float" office:value="5046" calcext:value-type="float">
            <text:p>504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7]-[.AO37]-[.AN37]" office:value-type="float" office:value="3103" calcext:value-type="float">
            <text:p>3103</text:p>
          </table:table-cell>
          <table:table-cell table:style-name="ce248" table:formula="of:=([.AP37]/0.8)/([.AL37]/1.852)*54" office:value-type="float" office:value="158.070916870416" calcext:value-type="float">
            <text:p>158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49" table:formula="of:=[.AM37]/5" office:value-type="currency" office:currency="GBP" office:value="1646.8" calcext:value-type="currency">
            <text:p><text:s/>£1 647 </text:p>
          </table:table-cell>
          <table:table-cell table:style-name="ce249" table:formula="of:=[.AR37]*([.AS37]*1.3*300)" office:value-type="currency" office:currency="GBP" office:value="1560" calcext:value-type="currency">
            <text:p><text:s/>£1 560 </text:p>
          </table:table-cell>
          <table:table-cell table:style-name="ce249" table:formula="of:=([.BB37]*3/100)" office:value-type="currency" office:currency="GBP" office:value="147.8682" calcext:value-type="currency">
            <text:p><text:s/>£148 </text:p>
          </table:table-cell>
          <table:table-cell table:style-name="ce249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48" table:formula="of:=[.AX37]/(9600/255)" office:value-type="float" office:value="241.69966380528" calcext:value-type="float">
            <text:p>242</text:p>
          </table:table-cell>
          <table:table-cell table:style-name="ce250" office:value-type="currency" office:currency="USD" office:value="219457" calcext:value-type="currency">
            <text:p>$ 219 457</text:p>
          </table:table-cell>
          <table:table-cell table:style-name="ce246" table:formula="of:=[.AZ37]" office:value-type="float" office:value="219457" calcext:value-type="float">
            <text:p>219 457</text:p>
          </table:table-cell>
          <table:table-cell table:style-name="ce249" table:formula="of:=([.BA37]/2/50)+2734.37" office:value-type="currency" office:currency="GBP" office:value="4928.94" calcext:value-type="currency">
            <text:p><text:s/>£4 929 </text:p>
          </table:table-cell>
          <table:table-cell table:style-name="ce248" table:formula="of:=[.BB37]/2734.37" office:value-type="float" office:value="1.80258706758778" calcext:value-type="float">
            <text:p>2</text:p>
          </table:table-cell>
          <table:table-cell table:style-name="ce241" table:formula="of:=[.G37]" office:value-type="date" office:date-value="1949-10-01" calcext:value-type="date">
            <text:p>1949-10-01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7]/[.BE37]" office:value-type="currency" office:currency="USD" office:value="109728.5" calcext:value-type="currency">
            <text:p><text:s/>$109 729 </text:p>
          </table:table-cell>
          <table:table-cell table:style-name="ce249" table:formula="of:=[.BF37]/10/2" office:value-type="currency" office:currency="GBP" office:value="5486.425" calcext:value-type="currency">
            <text:p><text:s/>£5 486 </text:p>
          </table:table-cell>
          <table:table-cell table:style-name="ce243" table:formula="of:=ROUNDUP([.BG37]/2734.37;0)" office:value-type="float" office:value="3" calcext:value-type="float">
            <text:p>3</text:p>
          </table:table-cell>
          <table:table-cell table:style-name="ce249" table:formula="of:=[.BG37]*1.5/100" office:value-type="currency" office:currency="GBP" office:value="82.296375" calcext:value-type="currency">
            <text:p><text:s/>£82 </text:p>
          </table:table-cell>
          <table:table-cell table:style-name="ce249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43" table:formula="of:=[.BJ37]/(9600/255)" office:value-type="float" office:value="211.080671976962" calcext:value-type="float">
            <text:p>211</text:p>
          </table:table-cell>
          <table:table-cell table:style-name="ce243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3 (Mig-15bi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s103</text:p>
          </table:table-cell>
          <table:table-cell table:style-name="ce239" office:value-type="string" calcext:value-type="string">
            <text:p>S103</text:p>
          </table:table-cell>
          <table:table-cell table:style-name="ce242" office:value-type="date" office:date-value="1951-11-06" calcext:value-type="date">
            <text:p>1951-11-0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076" calcext:value-type="float">
            <text:p>1076</text:p>
          </table:table-cell>
          <table:table-cell table:style-name="ce243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8]*2)/(9600/255)" office:value-type="float" office:value="69.0625" calcext:value-type="float">
            <text:p>69</text:p>
          </table:table-cell>
          <table:table-cell table:style-name="ce243" table:formula="of:=[.BH38]" office:value-type="float" office:value="2" calcext:value-type="float">
            <text:p>2</text:p>
          </table:table-cell>
          <table:table-cell table:style-name="ce243" table:formula="of:=[.BK38]" office:value-type="float" office:value="155.333236384944" calcext:value-type="float">
            <text:p>155</text:p>
          </table:table-cell>
          <table:table-cell table:style-name="ce246" table:formula="of:=[.AI38]/100/(700000/255)" office:value-type="float" office:value="0.837857142857143" calcext:value-type="float">
            <text:p>1</text:p>
          </table:table-cell>
          <table:table-cell table:style-name="ce247" table:formula="of:=1.28*[.AF38]" office:value-type="float" office:value="0" calcext:value-type="float">
            <text:p>0,0</text:p>
          </table:table-cell>
          <table:table-cell table:style-name="ce247" table:formula="of:=1.28*[.AG38]" office:value-type="float" office:value="0" calcext:value-type="float">
            <text:p>0,0</text:p>
          </table:table-cell>
          <table:table-cell table:style-name="ce247" table:formula="of:=1.28*[.AH38]" office:value-type="float" office:value="0" calcext:value-type="float">
            <text:p>0,0</text:p>
          </table:table-cell>
          <table:table-cell table:style-name="ce248"/>
          <table:table-cell table:style-name="ce239" office:value-type="string" calcext:value-type="string">
            <text:p>&gt;2500</text:p>
          </table:table-cell>
          <table:table-cell table:style-name="ce238" table:number-columns-repeated="3"/>
          <table:table-cell table:style-name="ce246" office:value-type="float" office:value="230000" calcext:value-type="float">
            <text:p>23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4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8]-[.AO38]-[.AN38]" office:value-type="float" office:value="2272" calcext:value-type="float">
            <text:p>2272</text:p>
          </table:table-cell>
          <table:table-cell table:style-name="ce248" table:formula="of:=([.AP38]/0.8)/([.AL38]/1.852)*54" office:value-type="float" office:value="112.707428571429" calcext:value-type="float">
            <text:p>11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8]/5" office:value-type="currency" office:currency="GBP" office:value="1207.6" calcext:value-type="currency">
            <text:p><text:s/>£1 208 </text:p>
          </table:table-cell>
          <table:table-cell table:style-name="ce249" table:formula="of:=[.AR38]*([.AS38]*1.3*300)" office:value-type="currency" office:currency="GBP" office:value="1560" calcext:value-type="currency">
            <text:p><text:s/>£1 560 </text:p>
          </table:table-cell>
          <table:table-cell table:style-name="ce249" table:formula="of:=([.BB38]*3/100)" office:value-type="currency" office:currency="GBP" office:value="142.0311" calcext:value-type="currency">
            <text:p><text:s/>£142 </text:p>
          </table:table-cell>
          <table:table-cell table:style-name="ce249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48" table:formula="of:=[.AX38]/(9600/255)" office:value-type="float" office:value="186.087431211607" calcext:value-type="float">
            <text:p>186</text:p>
          </table:table-cell>
          <table:table-cell table:style-name="ce250"/>
          <table:table-cell table:style-name="ce246" office:value-type="float" office:value="200000" calcext:value-type="float">
            <text:p>200 000</text:p>
          </table:table-cell>
          <table:table-cell table:style-name="ce249" table:formula="of:=([.BA38]/2/50)+2734.37" office:value-type="currency" office:currency="GBP" office:value="4734.37" calcext:value-type="currency">
            <text:p><text:s/>£4 734 </text:p>
          </table:table-cell>
          <table:table-cell table:style-name="ce248" table:formula="of:=[.BB38]/2734.37" office:value-type="float" office:value="1.7314299089004" calcext:value-type="float">
            <text:p>2</text:p>
          </table:table-cell>
          <table:table-cell table:style-name="ce241" table:formula="of:=[.G38]" office:value-type="date" office:date-value="1951-11-06" calcext:value-type="date">
            <text:p>1951-11-0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8]/[.BE38]" office:value-type="currency" office:currency="USD" office:value="100000" calcext:value-type="currency">
            <text:p><text:s/>$100 000 </text:p>
          </table:table-cell>
          <table:table-cell table:style-name="ce249" table:formula="of:=[.BF38]/10/2" office:value-type="currency" office:currency="GBP" office:value="5000" calcext:value-type="currency">
            <text:p><text:s/>£5 000 </text:p>
          </table:table-cell>
          <table:table-cell table:style-name="ce243" table:formula="of:=ROUNDUP([.BG38]/2734.37;0)" office:value-type="float" office:value="2" calcext:value-type="float">
            <text:p>2</text:p>
          </table:table-cell>
          <table:table-cell table:style-name="ce249" table:formula="of:=[.BG38]*1.5/100" office:value-type="currency" office:currency="GBP" office:value="75" calcext:value-type="currency">
            <text:p><text:s/>£75 </text:p>
          </table:table-cell>
          <table:table-cell table:style-name="ce249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43" table:formula="of:=[.BJ38]/(9600/255)" office:value-type="float" office:value="155.333236384944" calcext:value-type="float">
            <text:p>155</text:p>
          </table:table-cell>
          <table:table-cell table:style-name="ce243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1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mig19</text:p>
          </table:table-cell>
          <table:table-cell table:style-name="ce239" office:value-type="string" calcext:value-type="string">
            <text:p>MIG19</text:p>
          </table:table-cell>
          <table:table-cell table:style-name="ce242" office:value-type="date" office:date-value="1952-05-24" calcext:value-type="date">
            <text:p>1952-05-24</text:p>
          </table:table-cell>
          <table:table-cell table:style-name="ce240" office:value-type="float" office:value="14" calcext:value-type="float">
            <text:p>1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452" calcext:value-type="float">
            <text:p>1452</text:p>
          </table:table-cell>
          <table:table-cell table:style-name="ce243" table:formula="of:=[.AL39]/5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39]*2)/(9600/255)" office:value-type="float" office:value="531.25" calcext:value-type="float">
            <text:p>531</text:p>
          </table:table-cell>
          <table:table-cell table:style-name="ce243" table:formula="of:=[.BH39]" office:value-type="float" office:value="10" calcext:value-type="float">
            <text:p>10</text:p>
          </table:table-cell>
          <table:table-cell table:style-name="ce243" table:formula="of:=[.BK39]" office:value-type="float" office:value="233.96364485616" calcext:value-type="float">
            <text:p>234</text:p>
          </table:table-cell>
          <table:table-cell table:style-name="ce246" table:formula="of:=[.AI39]/100/(700000/255)" office:value-type="float" office:value="6.19285714285714" calcext:value-type="float">
            <text:p>6</text:p>
          </table:table-cell>
          <table:table-cell table:style-name="ce247" table:formula="of:=1.67*[.AF39]" office:value-type="float" office:value="20.9418" calcext:value-type="float">
            <text:p>20,9</text:p>
          </table:table-cell>
          <table:table-cell table:style-name="ce247" table:formula="of:=1.67*[.AG39]" office:value-type="float" office:value="15.03" calcext:value-type="float">
            <text:p>15,0</text:p>
          </table:table-cell>
          <table:table-cell table:style-name="ce247" table:formula="of:=1.67*[.AH39]" office:value-type="float" office:value="6.4796" calcext:value-type="float">
            <text:p>6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2500</text:p>
          </table:table-cell>
          <table:table-cell table:style-name="ce238" office:value-type="float" office:value="12.54" calcext:value-type="float">
            <text:p>12,54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88" calcext:value-type="float">
            <text:p>3,88</text:p>
          </table:table-cell>
          <table:table-cell table:style-name="ce246" office:value-type="float" office:value="1700000" calcext:value-type="float">
            <text:p>1 700 000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/>
          <table:table-cell table:style-name="ce23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9]-[.AO39]-[.AN39]" office:value-type="float" office:value="3575" calcext:value-type="float">
            <text:p>3575</text:p>
          </table:table-cell>
          <table:table-cell table:style-name="ce248" table:formula="of:=([.AP39]/0.8)/([.AL39]/1.852)*54" office:value-type="float" office:value="203.14125" calcext:value-type="float">
            <text:p>20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39]*0.673*54" office:value-type="currency" office:currency="GBP" office:value="7382.5593075" calcext:value-type="currency">
            <text:p><text:s/>£7 383 </text:p>
          </table:table-cell>
          <table:table-cell table:style-name="ce249" table:formula="of:=[.AM39]/5" office:value-type="currency" office:currency="GBP" office:value="1766.4" calcext:value-type="currency">
            <text:p><text:s/>£1 766 </text:p>
          </table:table-cell>
          <table:table-cell table:style-name="ce249" table:formula="of:=[.AR39]*([.AS39]*1.3*300)" office:value-type="currency" office:currency="GBP" office:value="1950" calcext:value-type="currency">
            <text:p><text:s/>£1 950 </text:p>
          </table:table-cell>
          <table:table-cell table:style-name="ce249" table:formula="of:=([.BB39]*3/100)" office:value-type="currency" office:currency="GBP" office:value="382.0311" calcext:value-type="currency">
            <text:p><text:s/>£382 </text:p>
          </table:table-cell>
          <table:table-cell table:style-name="ce249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48" table:formula="of:=[.AX39]/(9600/255)" office:value-type="float" office:value="304.963807699219" calcext:value-type="float">
            <text:p>305</text:p>
          </table:table-cell>
          <table:table-cell table:style-name="ce250"/>
          <table:table-cell table:style-name="ce246" office:value-type="float" office:value="1000000" calcext:value-type="float">
            <text:p>1 000 000</text:p>
          </table:table-cell>
          <table:table-cell table:style-name="ce249" table:formula="of:=([.BA39]/2/50)+2734.37" office:value-type="currency" office:currency="GBP" office:value="12734.37" calcext:value-type="currency">
            <text:p><text:s/>£12 734 </text:p>
          </table:table-cell>
          <table:table-cell table:style-name="ce248" table:formula="of:=[.BB39]/2734.37" office:value-type="float" office:value="4.65714954450202" calcext:value-type="float">
            <text:p>5</text:p>
          </table:table-cell>
          <table:table-cell table:style-name="ce241" table:formula="of:=[.G39]" office:value-type="date" office:date-value="1952-05-24" calcext:value-type="date">
            <text:p>1952-05-24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9]/[.BE39]" office:value-type="currency" office:currency="USD" office:value="500000" calcext:value-type="currency">
            <text:p><text:s/>$500 000 </text:p>
          </table:table-cell>
          <table:table-cell table:style-name="ce249" table:formula="of:=[.BF39]/10/2" office:value-type="currency" office:currency="GBP" office:value="25000" calcext:value-type="currency">
            <text:p><text:s/>£25 000 </text:p>
          </table:table-cell>
          <table:table-cell table:style-name="ce243" table:formula="of:=ROUNDUP([.BG39]/2734.37;0)" office:value-type="float" office:value="10" calcext:value-type="float">
            <text:p>10</text:p>
          </table:table-cell>
          <table:table-cell table:style-name="ce249" table:formula="of:=[.BG39]*1.5/100" office:value-type="currency" office:currency="GBP" office:value="375" calcext:value-type="currency">
            <text:p><text:s/>£375 </text:p>
          </table:table-cell>
          <table:table-cell table:style-name="ce249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43" table:formula="of:=[.BJ39]/(9600/255)" office:value-type="float" office:value="233.96364485616" calcext:value-type="float">
            <text:p>234</text:p>
          </table:table-cell>
          <table:table-cell table:style-name="ce243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mig21</text:p>
          </table:table-cell>
          <table:table-cell table:style-name="ce239" office:value-type="string" calcext:value-type="string">
            <text:p>MIG21</text:p>
          </table:table-cell>
          <table:table-cell table:style-name="ce242" office:value-type="date" office:date-value="1955-06-16" calcext:value-type="date">
            <text:p>1955-06-16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175" calcext:value-type="float">
            <text:p>2175</text:p>
          </table:table-cell>
          <table:table-cell table:style-name="ce243" table:formula="of:=[.AL40]/5" office:value-type="float" office:value="158.8" calcext:value-type="float">
            <text:p>15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3" calcext:value-type="float">
            <text:p>8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40]*2)/(9600/255)" office:value-type="float" office:value="743.75" calcext:value-type="float">
            <text:p>744</text:p>
          </table:table-cell>
          <table:table-cell table:style-name="ce243" table:formula="of:=[.BH40]" office:value-type="float" office:value="27" calcext:value-type="float">
            <text:p>27</text:p>
          </table:table-cell>
          <table:table-cell table:style-name="ce243" table:formula="of:=[.BK40]" office:value-type="float" office:value="292.46323065" calcext:value-type="float">
            <text:p>292</text:p>
          </table:table-cell>
          <table:table-cell table:style-name="ce246" table:formula="of:=[.AI40]/100/(700000/255)" office:value-type="float" office:value="9.10714285714286" calcext:value-type="float">
            <text:p>9</text:p>
          </table:table-cell>
          <table:table-cell table:style-name="ce247" table:formula="of:=1.67*[.AF40]" office:value-type="float" office:value="24.549" calcext:value-type="float">
            <text:p>24,5</text:p>
          </table:table-cell>
          <table:table-cell table:style-name="ce247" table:formula="of:=1.67*[.AG40]" office:value-type="float" office:value="11.94718" calcext:value-type="float">
            <text:p>11,9</text:p>
          </table:table-cell>
          <table:table-cell table:style-name="ce247" table:formula="of:=1.67*[.AH40]" office:value-type="float" office:value="6.847" calcext:value-type="float">
            <text:p>6,8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1496" calcext:value-type="float">
            <text:p>11496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7.154" calcext:value-type="float">
            <text:p>7,154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2500000" calcext:value-type="float">
            <text:p>2 500 000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/>
          <table:table-cell table:style-name="ce238" office:value-type="float" office:value="794" calcext:value-type="float">
            <text:p>794</text:p>
          </table:table-cell>
          <table:table-cell table:style-name="ce238" office:value-type="float" office:value="10400" calcext:value-type="float">
            <text:p>10400</text:p>
          </table:table-cell>
          <table:table-cell table:style-name="ce238" office:value-type="float" office:value="5200" calcext:value-type="float">
            <text:p>5200</text:p>
          </table:table-cell>
          <table:table-cell table:style-name="ce238" office:value-type="float" office:value="86" calcext:value-type="float">
            <text:p>86</text:p>
          </table:table-cell>
          <table:table-cell table:style-name="ce248" table:formula="of:=[.AM40]-[.AO40]-[.AN40]" office:value-type="float" office:value="5114" calcext:value-type="float">
            <text:p>5114</text:p>
          </table:table-cell>
          <table:table-cell table:style-name="ce248" table:formula="of:=([.AP40]/0.8)/([.AL40]/1.852)*54" office:value-type="float" office:value="805.16516372796" calcext:value-type="float">
            <text:p>80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49" table:formula="of:=[.AM40]/5" office:value-type="currency" office:currency="GBP" office:value="2080" calcext:value-type="currency">
            <text:p><text:s/>£2 080 </text:p>
          </table:table-cell>
          <table:table-cell table:style-name="ce249" table:formula="of:=[.AR40]*([.AS40]*1.3*300)" office:value-type="currency" office:currency="GBP" office:value="1950" calcext:value-type="currency">
            <text:p><text:s/>£1 950 </text:p>
          </table:table-cell>
          <table:table-cell table:style-name="ce249" table:formula="of:=([.BB40]*3/100)" office:value-type="currency" office:currency="GBP" office:value="952.0311" calcext:value-type="currency">
            <text:p><text:s/>£952 </text:p>
          </table:table-cell>
          <table:table-cell table:style-name="ce249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48" table:formula="of:=[.AX40]/(9600/255)" office:value-type="float" office:value="909.588811192853" calcext:value-type="float">
            <text:p>910</text:p>
          </table:table-cell>
          <table:table-cell table:style-name="ce250" office:value-type="currency" office:currency="USD" office:value="2900000" calcext:value-type="currency">
            <text:p>$ 2 900 000</text:p>
          </table:table-cell>
          <table:table-cell table:style-name="ce246" table:formula="of:=[.AZ40]" office:value-type="float" office:value="2900000" calcext:value-type="float">
            <text:p>2 900 000</text:p>
          </table:table-cell>
          <table:table-cell table:style-name="ce249" table:formula="of:=([.BA40]/2/50)+2734.37" office:value-type="currency" office:currency="GBP" office:value="31734.37" calcext:value-type="currency">
            <text:p><text:s/>£31 734 </text:p>
          </table:table-cell>
          <table:table-cell table:style-name="ce248" table:formula="of:=[.BB40]/2734.37" office:value-type="float" office:value="11.6057336790559" calcext:value-type="float">
            <text:p>12</text:p>
          </table:table-cell>
          <table:table-cell table:style-name="ce241" table:formula="of:=[.G40]" office:value-type="date" office:date-value="1955-06-16" calcext:value-type="date">
            <text:p>1955-06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0]/[.BE40]" office:value-type="currency" office:currency="USD" office:value="1450000" calcext:value-type="currency">
            <text:p><text:s/>$1 450 000 </text:p>
          </table:table-cell>
          <table:table-cell table:style-name="ce249" table:formula="of:=[.BF40]/10/2" office:value-type="currency" office:currency="GBP" office:value="72500" calcext:value-type="currency">
            <text:p><text:s/>£72 500 </text:p>
          </table:table-cell>
          <table:table-cell table:style-name="ce243" table:formula="of:=ROUNDUP([.BG40]/2734.37;0)" office:value-type="float" office:value="27" calcext:value-type="float">
            <text:p>27</text:p>
          </table:table-cell>
          <table:table-cell table:style-name="ce249" table:formula="of:=[.BG40]*1.5/100" office:value-type="currency" office:currency="GBP" office:value="1087.5" calcext:value-type="currency">
            <text:p><text:s/>£1 088 </text:p>
          </table:table-cell>
          <table:table-cell table:style-name="ce249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43" table:formula="of:=[.BJ40]/(9600/255)" office:value-type="float" office:value="292.46323065" calcext:value-type="float">
            <text:p>292</text:p>
          </table:table-cell>
          <table:table-cell table:style-name="ce243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mirage3</text:p>
          </table:table-cell>
          <table:table-cell table:style-name="ce239" office:value-type="string" calcext:value-type="string">
            <text:p>MIRAGE3</text:p>
          </table:table-cell>
          <table:table-cell table:style-name="ce242" office:value-type="date" office:date-value="1956-11-17" calcext:value-type="date">
            <text:p>1956-11-17</text:p>
          </table:table-cell>
          <table:table-cell table:style-name="ce240" office:value-type="float" office:value="24" calcext:value-type="float">
            <text:p>24</text:p>
          </table:table-cell>
          <table:table-cell table:style-name="ce240" office:value-type="float" office:value="45" calcext:value-type="float">
            <text:p>4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7" calcext:value-type="float">
            <text:p>7</text:p>
          </table:table-cell>
          <table:table-cell table:style-name="ce240" office:value-type="float" office:value="2350" calcext:value-type="float">
            <text:p>2350</text:p>
          </table:table-cell>
          <table:table-cell table:style-name="ce243" table:formula="of:=[.AL41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41]*2)/(9600/255)" office:value-type="float" office:value="318.75" calcext:value-type="float">
            <text:p>319</text:p>
          </table:table-cell>
          <table:table-cell table:style-name="ce243" table:formula="of:=[.BH41]" office:value-type="float" office:value="18" calcext:value-type="float">
            <text:p>18</text:p>
          </table:table-cell>
          <table:table-cell table:style-name="ce243" table:formula="of:=[.BK41]" office:value-type="float" office:value="262.6874703375" calcext:value-type="float">
            <text:p>263</text:p>
          </table:table-cell>
          <table:table-cell table:style-name="ce246" table:formula="of:=[.AI41]/100/(700000/255)" office:value-type="float" office:value="6.02892857142857" calcext:value-type="float">
            <text:p>6</text:p>
          </table:table-cell>
          <table:table-cell table:style-name="ce247" table:formula="of:=1.67*[.AF41]" office:value-type="float" office:value="25.1001" calcext:value-type="float">
            <text:p>25,1</text:p>
          </table:table-cell>
          <table:table-cell table:style-name="ce247" table:formula="of:=1.67*[.AG41]" office:value-type="float" office:value="13.7274" calcext:value-type="float">
            <text:p>13,7</text:p>
          </table:table-cell>
          <table:table-cell table:style-name="ce247" table:formula="of:=1.67*[.AH41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422" calcext:value-type="float">
            <text:p>1422</text:p>
          </table:table-cell>
          <table:table-cell table:style-name="ce238" office:value-type="float" office:value="15.03" calcext:value-type="float">
            <text:p>15,03</text:p>
          </table:table-cell>
          <table:table-cell table:style-name="ce238" office:value-type="float" office:value="8.22" calcext:value-type="float">
            <text:p>8,22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1655000" calcext:value-type="float">
            <text:p>1 655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 office:value-type="float" office:value="2000" calcext:value-type="float">
            <text:p>2 0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9600" calcext:value-type="float">
            <text:p>9600</text:p>
          </table:table-cell>
          <table:table-cell table:style-name="ce238" office:value-type="float" office:value="7050" calcext:value-type="float">
            <text:p>705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1]-[.AO41]-[.AN41]" office:value-type="float" office:value="2465" calcext:value-type="float">
            <text:p>2465</text:p>
          </table:table-cell>
          <table:table-cell table:style-name="ce248" table:formula="of:=([.AP41]/0.8)/([.AL41]/1.852)*54" office:value-type="float" office:value="92.3986956521739" calcext:value-type="float">
            <text:p>9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1]*0.673*54" office:value-type="currency" office:currency="GBP" office:value="3357.9533973913" calcext:value-type="currency">
            <text:p><text:s/>£3 358 </text:p>
          </table:table-cell>
          <table:table-cell table:style-name="ce249" table:formula="of:=[.AM41]/5" office:value-type="currency" office:currency="GBP" office:value="1920" calcext:value-type="currency">
            <text:p><text:s/>£1 920 </text:p>
          </table:table-cell>
          <table:table-cell table:style-name="ce249" table:formula="of:=[.AR41]*([.AS41]*1.3*300)" office:value-type="currency" office:currency="GBP" office:value="1950" calcext:value-type="currency">
            <text:p><text:s/>£1 950 </text:p>
          </table:table-cell>
          <table:table-cell table:style-name="ce249" table:formula="of:=([.BB41]*3/100)" office:value-type="currency" office:currency="GBP" office:value="663.1311" calcext:value-type="currency">
            <text:p><text:s/>£663 </text:p>
          </table:table-cell>
          <table:table-cell table:style-name="ce249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48" table:formula="of:=[.AX41]/(9600/255)" office:value-type="float" office:value="209.606931961957" calcext:value-type="float">
            <text:p>210</text:p>
          </table:table-cell>
          <table:table-cell table:style-name="ce250" office:value-type="currency" office:currency="USD" office:value="1937000" calcext:value-type="currency">
            <text:p>$ 1 937 000</text:p>
          </table:table-cell>
          <table:table-cell table:style-name="ce246" table:formula="of:=[.AZ41]" office:value-type="float" office:value="1937000" calcext:value-type="float">
            <text:p>1 937 000</text:p>
          </table:table-cell>
          <table:table-cell table:style-name="ce249" table:formula="of:=([.BA41]/2/50)+2734.37" office:value-type="currency" office:currency="GBP" office:value="22104.37" calcext:value-type="currency">
            <text:p><text:s/>£22 104 </text:p>
          </table:table-cell>
          <table:table-cell table:style-name="ce248" table:formula="of:=[.BB41]/2734.37" office:value-type="float" office:value="8.08389866770042" calcext:value-type="float">
            <text:p>8</text:p>
          </table:table-cell>
          <table:table-cell table:style-name="ce241" table:formula="of:=[.G41]" office:value-type="date" office:date-value="1956-11-17" calcext:value-type="date">
            <text:p>1956-11-1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1]/[.BE41]" office:value-type="currency" office:currency="USD" office:value="968500" calcext:value-type="currency">
            <text:p><text:s/>$968 500 </text:p>
          </table:table-cell>
          <table:table-cell table:style-name="ce249" table:formula="of:=[.BF41]/10/2" office:value-type="currency" office:currency="GBP" office:value="48425" calcext:value-type="currency">
            <text:p><text:s/>£48 425 </text:p>
          </table:table-cell>
          <table:table-cell table:style-name="ce243" table:formula="of:=ROUNDUP([.BG41]/2734.37;0)" office:value-type="float" office:value="18" calcext:value-type="float">
            <text:p>18</text:p>
          </table:table-cell>
          <table:table-cell table:style-name="ce249" table:formula="of:=[.BG41]*1.5/100" office:value-type="currency" office:currency="GBP" office:value="726.375" calcext:value-type="currency">
            <text:p><text:s/>£726 </text:p>
          </table:table-cell>
          <table:table-cell table:style-name="ce249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43" table:formula="of:=[.BJ41]/(9600/255)" office:value-type="float" office:value="262.6874703375" calcext:value-type="float">
            <text:p>263</text:p>
          </table:table-cell>
          <table:table-cell table:style-name="ce243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5 (Mig-19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s105</text:p>
          </table:table-cell>
          <table:table-cell table:style-name="ce239" office:value-type="string" calcext:value-type="string">
            <text:p>S105</text:p>
          </table:table-cell>
          <table:table-cell table:style-name="ce242" office:value-type="date" office:date-value="1957-05-15" calcext:value-type="date">
            <text:p>1957-05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2" calcext:value-type="float">
            <text:p>1452</text:p>
          </table:table-cell>
          <table:table-cell table:style-name="ce243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5" calcext:value-type="float">
            <text:p>5</text:p>
          </table:table-cell>
          <table:table-cell table:style-name="ce245" table:formula="of:=([.AJ42]*2)/(9600/255)" office:value-type="float" office:value="478.125" calcext:value-type="float">
            <text:p>478</text:p>
          </table:table-cell>
          <table:table-cell table:style-name="ce243" table:formula="of:=[.BH42]" office:value-type="float" office:value="0" calcext:value-type="float">
            <text:p>0</text:p>
          </table:table-cell>
          <table:table-cell table:style-name="ce243" table:formula="of:=[.BK42]" office:value-type="float" office:value="224.00270735616" calcext:value-type="float">
            <text:p>224</text:p>
          </table:table-cell>
          <table:table-cell table:style-name="ce246" table:formula="of:=[.AI42]/100/(700000/255)" office:value-type="float" office:value="4.73571428571429" calcext:value-type="float">
            <text:p>5</text:p>
          </table:table-cell>
          <table:table-cell table:style-name="ce247" table:formula="of:=1.28*[.AF42]" office:value-type="float" office:value="0" calcext:value-type="float">
            <text:p>0,0</text:p>
          </table:table-cell>
          <table:table-cell table:style-name="ce247" table:formula="of:=1.28*[.AG42]" office:value-type="float" office:value="0" calcext:value-type="float">
            <text:p>0,0</text:p>
          </table:table-cell>
          <table:table-cell table:style-name="ce247" table:formula="of:=1.28*[.AH42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104" calcext:value-type="float">
            <text:p>104</text:p>
          </table:table-cell>
          <table:table-cell table:style-name="ce238" table:number-columns-repeated="3"/>
          <table:table-cell table:style-name="ce246" office:value-type="float" office:value="1300000" calcext:value-type="float">
            <text:p>1 300 000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/>
          <table:table-cell table:style-name="ce24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2]-[.AO42]-[.AN42]" office:value-type="float" office:value="3575" calcext:value-type="float">
            <text:p>3575</text:p>
          </table:table-cell>
          <table:table-cell table:style-name="ce248" table:formula="of:=([.AP42]/0.8)/([.AL42]/1.852)*54" office:value-type="float" office:value="203.14125" calcext:value-type="float">
            <text:p>20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5" calcext:value-type="float">
            <text:p>5</text:p>
          </table:table-cell>
          <table:table-cell table:style-name="ce249" table:formula="of:=[.AQ42]*0.673*54" office:value-type="currency" office:currency="GBP" office:value="7382.5593075" calcext:value-type="currency">
            <text:p><text:s/>£7 383 </text:p>
          </table:table-cell>
          <table:table-cell table:style-name="ce249" table:formula="of:=[.AM42]/5" office:value-type="currency" office:currency="GBP" office:value="1766.4" calcext:value-type="currency">
            <text:p><text:s/>£1 766 </text:p>
          </table:table-cell>
          <table:table-cell table:style-name="ce249" table:formula="of:=[.AR42]*([.AS42]*1.3*300)" office:value-type="currency" office:currency="GBP" office:value="1950" calcext:value-type="currency">
            <text:p><text:s/>£1 950 </text:p>
          </table:table-cell>
          <table:table-cell table:style-name="ce249" table:formula="of:=([.BB42]*3/100)" office:value-type="currency" office:currency="GBP" office:value="82.0311" calcext:value-type="currency">
            <text:p><text:s/>£82 </text:p>
          </table:table-cell>
          <table:table-cell table:style-name="ce249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48" table:formula="of:=[.AX42]/(9600/255)" office:value-type="float" office:value="296.995057699219" calcext:value-type="float">
            <text:p>297</text:p>
          </table:table-cell>
          <table:table-cell table:style-name="ce250"/>
          <table:table-cell table:style-name="ce246" table:formula="of:=[.AZ42]" office:value-type="float" office:value="0" calcext:value-type="float">
            <text:p>0</text:p>
          </table:table-cell>
          <table:table-cell table:style-name="ce249" table:formula="of:=([.BA42]/2/50)+2734.37" office:value-type="currency" office:currency="GBP" office:value="2734.37" calcext:value-type="currency">
            <text:p><text:s/>£2 734 </text:p>
          </table:table-cell>
          <table:table-cell table:style-name="ce248" table:formula="of:=[.BB42]/2734.37" office:value-type="float" office:value="1" calcext:value-type="float">
            <text:p>1</text:p>
          </table:table-cell>
          <table:table-cell table:style-name="ce241" table:formula="of:=[.G42]" office:value-type="date" office:date-value="1957-05-15" calcext:value-type="date">
            <text:p>1957-05-15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2]/[.BE42]" office:value-type="currency" office:currency="USD" office:value="0" calcext:value-type="currency">
            <text:p><text:s/>$-</text:p>
          </table:table-cell>
          <table:table-cell table:style-name="ce249" table:formula="of:=[.BF42]/10/2" office:value-type="currency" office:currency="GBP" office:value="0" calcext:value-type="currency">
            <text:p><text:s/>£-</text:p>
          </table:table-cell>
          <table:table-cell table:style-name="ce243" table:formula="of:=ROUNDUP([.BG42]/2734.37;0)" office:value-type="float" office:value="0" calcext:value-type="float">
            <text:p>0</text:p>
          </table:table-cell>
          <table:table-cell table:style-name="ce249" table:formula="of:=[.BG42]*1.5/100" office:value-type="currency" office:currency="GBP" office:value="0" calcext:value-type="currency">
            <text:p><text:s/>£-</text:p>
          </table:table-cell>
          <table:table-cell table:style-name="ce249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43" table:formula="of:=[.BJ42]/(9600/255)" office:value-type="float" office:value="224.00270735616" calcext:value-type="float">
            <text:p>224</text:p>
          </table:table-cell>
          <table:table-cell table:style-name="ce243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4 Phantom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f4</text:p>
          </table:table-cell>
          <table:table-cell table:style-name="ce239" office:value-type="string" calcext:value-type="string">
            <text:p>F4</text:p>
          </table:table-cell>
          <table:table-cell table:style-name="ce242" office:value-type="date" office:date-value="1958-06-01" calcext:value-type="date">
            <text:p>1958-06-01</text:p>
          </table:table-cell>
          <table:table-cell table:style-name="ce243" office:value-type="float" office:value="24" calcext:value-type="float">
            <text:p>2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2370" calcext:value-type="float">
            <text:p>2370</text:p>
          </table:table-cell>
          <table:table-cell table:style-name="ce243" table:formula="of:=[.AL43]/5" office:value-type="float" office:value="540" calcext:value-type="float">
            <text:p>5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7" calcext:value-type="float">
            <text:p>7</text:p>
          </table:table-cell>
          <table:table-cell table:style-name="ce245" table:formula="of:=([.AJ43]*2)/(9600/255)" office:value-type="float" office:value="637.5" calcext:value-type="float">
            <text:p>638</text:p>
          </table:table-cell>
          <table:table-cell table:style-name="ce243" table:formula="of:=[.BH43]" office:value-type="float" office:value="20" calcext:value-type="float">
            <text:p>20</text:p>
          </table:table-cell>
          <table:table-cell table:style-name="ce243" table:formula="of:=[.BK43]" office:value-type="float" office:value="724.124510998434" calcext:value-type="float">
            <text:p>724</text:p>
          </table:table-cell>
          <table:table-cell table:style-name="ce246" table:formula="of:=[.AI43]/100/(700000/255)" office:value-type="float" office:value="6.92142857142857" calcext:value-type="float">
            <text:p>7</text:p>
          </table:table-cell>
          <table:table-cell table:style-name="ce247" table:formula="of:=1.67*[.AF43]" office:value-type="float" office:value="32.064" calcext:value-type="float">
            <text:p>32,1</text:p>
          </table:table-cell>
          <table:table-cell table:style-name="ce247" table:formula="of:=1.67*[.AG43]" office:value-type="float" office:value="19.539" calcext:value-type="float">
            <text:p>19,5</text:p>
          </table:table-cell>
          <table:table-cell table:style-name="ce247" table:formula="of:=1.67*[.AH43]" office:value-type="float" office:value="8.35" calcext:value-type="float">
            <text:p>8,4</text:p>
          </table:table-cell>
          <table:table-cell table:style-name="ce238" office:value-type="float" office:value="2" calcext:value-type="float">
            <text:p>2</text:p>
          </table:table-cell>
          <table:table-cell table:style-name="ce240"/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11.7" calcext:value-type="float">
            <text:p>11,7</text:p>
          </table:table-cell>
          <table:table-cell table:style-name="ce238" office:value-type="float" office:value="5" calcext:value-type="float">
            <text:p>5</text:p>
          </table:table-cell>
          <table:table-cell table:style-name="ce246" office:value-type="float" office:value="1900000" calcext:value-type="float">
            <text:p>1 900 000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38" office:value-type="float" office:value="2700" calcext:value-type="float">
            <text:p>2700</text:p>
          </table:table-cell>
          <table:table-cell table:style-name="ce238" office:value-type="float" office:value="27965" calcext:value-type="float">
            <text:p>27965</text:p>
          </table:table-cell>
          <table:table-cell table:style-name="ce238" office:value-type="float" office:value="13397" calcext:value-type="float">
            <text:p>13397</text:p>
          </table:table-cell>
          <table:table-cell table:style-name="ce238" table:formula="of:=85*2" office:value-type="float" office:value="170" calcext:value-type="float">
            <text:p>170</text:p>
          </table:table-cell>
          <table:table-cell table:style-name="ce248" table:formula="of:=[.AM43]-[.AO43]-[.AN43]" office:value-type="float" office:value="14398" calcext:value-type="float">
            <text:p>14398</text:p>
          </table:table-cell>
          <table:table-cell table:style-name="ce248" table:formula="of:=([.AP43]/0.8)/([.AL43]/1.852)*54" office:value-type="float" office:value="666.6274" calcext:value-type="float">
            <text:p>667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6" calcext:value-type="float">
            <text:p>6</text:p>
          </table:table-cell>
          <table:table-cell table:style-name="ce249" table:formula="of:=[.AQ43]*0.673*54" office:value-type="currency" office:currency="GBP" office:value="24226.5729708" calcext:value-type="currency">
            <text:p><text:s/>£24 227 </text:p>
          </table:table-cell>
          <table:table-cell table:style-name="ce249" table:formula="of:=[.AM43]/5" office:value-type="currency" office:currency="GBP" office:value="5593" calcext:value-type="currency">
            <text:p><text:s/>£5 593 </text:p>
          </table:table-cell>
          <table:table-cell table:style-name="ce249" table:formula="of:=[.AR43]*([.AS43]*1.3*300)" office:value-type="currency" office:currency="GBP" office:value="4680" calcext:value-type="currency">
            <text:p><text:s/>£4 680 </text:p>
          </table:table-cell>
          <table:table-cell table:style-name="ce249" table:formula="of:=([.BB43]*3/100)" office:value-type="currency" office:currency="GBP" office:value="802.0311" calcext:value-type="currency">
            <text:p><text:s/>£802 </text:p>
          </table:table-cell>
          <table:table-cell table:style-name="ce249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48" table:formula="of:=[.AX43]/(9600/255)" office:value-type="float" office:value="937.698858130625" calcext:value-type="float">
            <text:p>938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43]" office:value-type="float" office:value="2400000" calcext:value-type="float">
            <text:p>2 400 000</text:p>
          </table:table-cell>
          <table:table-cell table:style-name="ce249" table:formula="of:=([.BA43]/2/50)+2734.37" office:value-type="currency" office:currency="GBP" office:value="26734.37" calcext:value-type="currency">
            <text:p><text:s/>£26 734 </text:p>
          </table:table-cell>
          <table:table-cell table:style-name="ce248" table:formula="of:=[.BB43]/2734.37" office:value-type="float" office:value="9.77715890680486" calcext:value-type="float">
            <text:p>10</text:p>
          </table:table-cell>
          <table:table-cell table:style-name="ce241" table:formula="of:=[.G43]" office:value-type="date" office:date-value="1958-06-01" calcext:value-type="date">
            <text:p>1958-06-01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49" table:formula="of:=[.BF43]/10/2" office:value-type="currency" office:currency="GBP" office:value="53333.3333333333" calcext:value-type="currency">
            <text:p><text:s/>£53 333 </text:p>
          </table:table-cell>
          <table:table-cell table:style-name="ce243" table:formula="of:=ROUNDUP([.BG43]/2734.37;0)" office:value-type="float" office:value="20" calcext:value-type="float">
            <text:p>20</text:p>
          </table:table-cell>
          <table:table-cell table:style-name="ce249" table:formula="of:=[.BG43]*1.5/100" office:value-type="currency" office:currency="GBP" office:value="800" calcext:value-type="currency">
            <text:p><text:s/>£800 </text:p>
          </table:table-cell>
          <table:table-cell table:style-name="ce249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43" table:formula="of:=[.BJ43]/(9600/255)" office:value-type="float" office:value="724.124510998434" calcext:value-type="float">
            <text:p>724</text:p>
          </table:table-cell>
          <table:table-cell table:style-name="ce243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aero_l29</text:p>
          </table:table-cell>
          <table:table-cell table:style-name="ce239" office:value-type="string" calcext:value-type="string">
            <text:p>AERO_L29</text:p>
          </table:table-cell>
          <table:table-cell table:style-name="ce242" office:value-type="date" office:date-value="1959-04-05" calcext:value-type="date">
            <text:p>1959-04-05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655" calcext:value-type="float">
            <text:p>655</text:p>
          </table:table-cell>
          <table:table-cell table:style-name="ce243" table:formula="of:=[.AL44]/5" office:value-type="float" office:value="180" calcext:value-type="float">
            <text:p>1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5" calcext:value-type="float">
            <text:p>6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44]*2)/(9600/255)" office:value-type="float" office:value="318.75" calcext:value-type="float">
            <text:p>319</text:p>
          </table:table-cell>
          <table:table-cell table:style-name="ce243" table:formula="of:=[.BH44]" office:value-type="float" office:value="1" calcext:value-type="float">
            <text:p>1</text:p>
          </table:table-cell>
          <table:table-cell table:style-name="ce243" table:formula="of:=[.BK44]" office:value-type="float" office:value="83.8022157935" calcext:value-type="float">
            <text:p>84</text:p>
          </table:table-cell>
          <table:table-cell table:style-name="ce246" table:formula="of:=[.AI44]/100/(700000/255)" office:value-type="float" office:value="0.291428571428571" calcext:value-type="float">
            <text:p>0</text:p>
          </table:table-cell>
          <table:table-cell table:style-name="ce247" table:formula="of:=1.28*[.AF44]" office:value-type="float" office:value="13.8368" calcext:value-type="float">
            <text:p>13,8</text:p>
          </table:table-cell>
          <table:table-cell table:style-name="ce247" table:formula="of:=1.28*[.AG44]" office:value-type="float" office:value="13.1712" calcext:value-type="float">
            <text:p>13,2</text:p>
          </table:table-cell>
          <table:table-cell table:style-name="ce247" table:formula="of:=1.28*[.AH44]" office:value-type="float" office:value="4.0064" calcext:value-type="float">
            <text:p>4,0</text:p>
          </table:table-cell>
          <table:table-cell table:style-name="ce248"/>
          <table:table-cell table:style-name="ce243" office:value-type="float" office:value="3665" calcext:value-type="float">
            <text:p>3665</text:p>
          </table:table-cell>
          <table:table-cell table:style-name="ce238" office:value-type="float" office:value="10.81" calcext:value-type="float">
            <text:p>10,81</text:p>
          </table:table-cell>
          <table:table-cell table:style-name="ce238" office:value-type="float" office:value="10.29" calcext:value-type="float">
            <text:p>10,29</text:p>
          </table:table-cell>
          <table:table-cell table:style-name="ce238" office:value-type="float" office:value="3.13" calcext:value-type="float">
            <text:p>3,13</text:p>
          </table:table-cell>
          <table:table-cell table:style-name="ce246" office:value-type="float" office:value="80000" calcext:value-type="float">
            <text:p>80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/>
          <table:table-cell table:style-name="ce248" office:value-type="float" office:value="900" calcext:value-type="float">
            <text:p>900</text:p>
          </table:table-cell>
          <table:table-cell table:style-name="ce248" office:value-type="float" office:value="3280" calcext:value-type="float">
            <text:p>3280</text:p>
          </table:table-cell>
          <table:table-cell table:style-name="ce248" office:value-type="float" office:value="2280" calcext:value-type="float">
            <text:p>228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4]-[.AO44]-[.AN44]" office:value-type="float" office:value="830" calcext:value-type="float">
            <text:p>830</text:p>
          </table:table-cell>
          <table:table-cell table:style-name="ce248" table:formula="of:=([.AP44]/0.8)/([.AL44]/1.852)*54" office:value-type="float" office:value="115.287" calcext:value-type="float">
            <text:p>115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4]*0.673*54" office:value-type="currency" office:currency="GBP" office:value="4189.760154" calcext:value-type="currency">
            <text:p><text:s/>£4 190 </text:p>
          </table:table-cell>
          <table:table-cell table:style-name="ce249" table:formula="of:=[.AM44]/5" office:value-type="currency" office:currency="GBP" office:value="656" calcext:value-type="currency">
            <text:p><text:s/>£656 </text:p>
          </table:table-cell>
          <table:table-cell table:style-name="ce249" table:formula="of:=[.AR44]*([.AS44]*1.3*300)" office:value-type="currency" office:currency="GBP" office:value="3120" calcext:value-type="currency">
            <text:p><text:s/>£3 120 </text:p>
          </table:table-cell>
          <table:table-cell table:style-name="ce249" table:formula="of:=([.BB44]*3/100)" office:value-type="currency" office:currency="GBP" office:value="95.424" calcext:value-type="currency">
            <text:p><text:s/>£95 </text:p>
          </table:table-cell>
          <table:table-cell table:style-name="ce249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48" table:formula="of:=[.AX44]/(9600/255)" office:value-type="float" office:value="214.125204090625" calcext:value-type="float">
            <text:p>214</text:p>
          </table:table-cell>
          <table:table-cell table:style-name="ce250" office:value-type="currency" office:currency="USD" office:value="44643" calcext:value-type="currency">
            <text:p>$ 44 643</text:p>
          </table:table-cell>
          <table:table-cell table:style-name="ce246" table:formula="of:=[.AZ44]" office:value-type="float" office:value="44643" calcext:value-type="float">
            <text:p>44 643</text:p>
          </table:table-cell>
          <table:table-cell table:style-name="ce249" table:formula="of:=([.BA44]/2/50)+2734.37" office:value-type="currency" office:currency="GBP" office:value="3180.8" calcext:value-type="currency">
            <text:p><text:s/>£3 181 </text:p>
          </table:table-cell>
          <table:table-cell table:style-name="ce248" table:formula="of:=[.BB44]/2734.37" office:value-type="float" office:value="1.1632661271152" calcext:value-type="float">
            <text:p>1</text:p>
          </table:table-cell>
          <table:table-cell table:style-name="ce241" table:formula="of:=[.G44]" office:value-type="date" office:date-value="1959-04-05" calcext:value-type="date">
            <text:p>1959-04-05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4]/[.BE44]" office:value-type="currency" office:currency="USD" office:value="19841.3333333333" calcext:value-type="currency">
            <text:p><text:s/>$19 841 </text:p>
          </table:table-cell>
          <table:table-cell table:style-name="ce249" table:formula="of:=[.BF44]/10/2" office:value-type="currency" office:currency="GBP" office:value="992.066666666667" calcext:value-type="currency">
            <text:p><text:s/>£992 </text:p>
          </table:table-cell>
          <table:table-cell table:style-name="ce243" table:formula="of:=ROUNDUP([.BG44]/2734.37;0)" office:value-type="float" office:value="1" calcext:value-type="float">
            <text:p>1</text:p>
          </table:table-cell>
          <table:table-cell table:style-name="ce249" table:formula="of:=[.BG44]*1.5/100" office:value-type="currency" office:currency="GBP" office:value="14.881" calcext:value-type="currency">
            <text:p><text:s/>£15 </text:p>
          </table:table-cell>
          <table:table-cell table:style-name="ce249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43" table:formula="of:=[.BJ44]/(9600/255)" office:value-type="float" office:value="83.8022157935" calcext:value-type="float">
            <text:p>84</text:p>
          </table:table-cell>
          <table:table-cell table:style-name="ce243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ero_l39</text:p>
          </table:table-cell>
          <table:table-cell table:style-name="ce239" office:value-type="string" calcext:value-type="string">
            <text:p>AERO_L39</text:p>
          </table:table-cell>
          <table:table-cell table:style-name="ce242" office:value-type="date" office:date-value="1968-11-04" calcext:value-type="date">
            <text:p>1968-11-04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50" calcext:value-type="float">
            <text:p>750</text:p>
          </table:table-cell>
          <table:table-cell table:style-name="ce243" table:formula="of:=[.AL45]/5" office:value-type="float" office:value="350" calcext:value-type="float">
            <text:p>3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45]*2)/(9600/255)" office:value-type="float" office:value="584.375" calcext:value-type="float">
            <text:p>584</text:p>
          </table:table-cell>
          <table:table-cell table:style-name="ce243" table:formula="of:=[.BH45]" office:value-type="float" office:value="2" calcext:value-type="float">
            <text:p>2</text:p>
          </table:table-cell>
          <table:table-cell table:style-name="ce243" table:formula="of:=[.BK45]" office:value-type="float" office:value="121.030068998437" calcext:value-type="float">
            <text:p>121</text:p>
          </table:table-cell>
          <table:table-cell table:style-name="ce246" table:formula="of:=[.AI45]/100/(700000/255)" office:value-type="float" office:value="0.728571428571429" calcext:value-type="float">
            <text:p>1</text:p>
          </table:table-cell>
          <table:table-cell table:style-name="ce247" table:formula="of:=1.28*[.AF45]" office:value-type="float" office:value="15.5264" calcext:value-type="float">
            <text:p>15,5</text:p>
          </table:table-cell>
          <table:table-cell table:style-name="ce247" table:formula="of:=1.28*[.AG45]" office:value-type="float" office:value="12.1088" calcext:value-type="float">
            <text:p>12,1</text:p>
          </table:table-cell>
          <table:table-cell table:style-name="ce247" table:formula="of:=1.28*[.AH45]" office:value-type="float" office:value="6.1056" calcext:value-type="float">
            <text:p>6,1</text:p>
          </table:table-cell>
          <table:table-cell table:style-name="ce248"/>
          <table:table-cell table:style-name="ce243" office:value-type="float" office:value="2900" calcext:value-type="float">
            <text:p>2900</text:p>
          </table:table-cell>
          <table:table-cell table:style-name="ce238" office:value-type="float" office:value="12.13" calcext:value-type="float">
            <text:p>12,13</text:p>
          </table:table-cell>
          <table:table-cell table:style-name="ce238" office:value-type="float" office:value="9.46" calcext:value-type="float">
            <text:p>9,46</text:p>
          </table:table-cell>
          <table:table-cell table:style-name="ce238" office:value-type="float" office:value="4.77" calcext:value-type="float">
            <text:p>4,77</text:p>
          </table:table-cell>
          <table:table-cell table:style-name="ce246" office:value-type="float" office:value="200000" calcext:value-type="float">
            <text:p>200 000</text:p>
          </table:table-cell>
          <table:table-cell table:style-name="ce246" office:value-type="float" office:value="11000" calcext:value-type="float">
            <text:p>11 000</text:p>
          </table:table-cell>
          <table:table-cell table:style-name="ce246"/>
          <table:table-cell table:style-name="ce248" office:value-type="float" office:value="1750" calcext:value-type="float">
            <text:p>1750</text:p>
          </table:table-cell>
          <table:table-cell table:style-name="ce248" office:value-type="float" office:value="4700" calcext:value-type="float">
            <text:p>4700</text:p>
          </table:table-cell>
          <table:table-cell table:style-name="ce248" office:value-type="float" office:value="3459" calcext:value-type="float">
            <text:p>3459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5]-[.AO45]-[.AN45]" office:value-type="float" office:value="1071" calcext:value-type="float">
            <text:p>1071</text:p>
          </table:table-cell>
          <table:table-cell table:style-name="ce248" table:formula="of:=([.AP45]/0.8)/([.AL45]/1.852)*54" office:value-type="float" office:value="76.50612" calcext:value-type="float">
            <text:p>7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5]*0.673*54" office:value-type="currency" office:currency="GBP" office:value="2780.38541304" calcext:value-type="currency">
            <text:p><text:s/>£2 780 </text:p>
          </table:table-cell>
          <table:table-cell table:style-name="ce249" table:formula="of:=[.AM45]/5" office:value-type="currency" office:currency="GBP" office:value="940" calcext:value-type="currency">
            <text:p><text:s/>£940 </text:p>
          </table:table-cell>
          <table:table-cell table:style-name="ce249" table:formula="of:=[.AR45]*([.AS45]*1.3*300)" office:value-type="currency" office:currency="GBP" office:value="3120" calcext:value-type="currency">
            <text:p><text:s/>£3 120 </text:p>
          </table:table-cell>
          <table:table-cell table:style-name="ce249" table:formula="of:=([.BB45]*3/100)" office:value-type="currency" office:currency="GBP" office:value="142.0311" calcext:value-type="currency">
            <text:p><text:s/>£142 </text:p>
          </table:table-cell>
          <table:table-cell table:style-name="ce249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48" table:formula="of:=[.AX45]/(9600/255)" office:value-type="float" office:value="185.470438627625" calcext:value-type="float">
            <text:p>185</text:p>
          </table:table-cell>
          <table:table-cell table:style-name="ce250" office:value-type="currency" office:currency="USD" office:value="200000" calcext:value-type="currency">
            <text:p>$ 200 000</text:p>
          </table:table-cell>
          <table:table-cell table:style-name="ce246" table:formula="of:=[.AZ45]" office:value-type="float" office:value="200000" calcext:value-type="float">
            <text:p>200 000</text:p>
          </table:table-cell>
          <table:table-cell table:style-name="ce249" table:formula="of:=([.BA45]/2/50)+2734.37" office:value-type="currency" office:currency="GBP" office:value="4734.37" calcext:value-type="currency">
            <text:p><text:s/>£4 734 </text:p>
          </table:table-cell>
          <table:table-cell table:style-name="ce248" table:formula="of:=[.BB45]/2734.37" office:value-type="float" office:value="1.7314299089004" calcext:value-type="float">
            <text:p>2</text:p>
          </table:table-cell>
          <table:table-cell table:style-name="ce241" table:formula="of:=[.G45]" office:value-type="date" office:date-value="1968-11-04" calcext:value-type="date">
            <text:p>1968-11-04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45]/[.BE45]" office:value-type="currency" office:currency="USD" office:value="80000" calcext:value-type="currency">
            <text:p><text:s/>$80 000 </text:p>
          </table:table-cell>
          <table:table-cell table:style-name="ce249" table:formula="of:=[.BF45]/10/2" office:value-type="currency" office:currency="GBP" office:value="4000" calcext:value-type="currency">
            <text:p><text:s/>£4 000 </text:p>
          </table:table-cell>
          <table:table-cell table:style-name="ce243" table:formula="of:=ROUNDUP([.BG45]/2734.37;0)" office:value-type="float" office:value="2" calcext:value-type="float">
            <text:p>2</text:p>
          </table:table-cell>
          <table:table-cell table:style-name="ce249" table:formula="of:=[.BG45]*1.5/100" office:value-type="currency" office:currency="GBP" office:value="60" calcext:value-type="currency">
            <text:p><text:s/>£60 </text:p>
          </table:table-cell>
          <table:table-cell table:style-name="ce249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43" table:formula="of:=[.BJ45]/(9600/255)" office:value-type="float" office:value="121.030068998437" calcext:value-type="float">
            <text:p>121</text:p>
          </table:table-cell>
          <table:table-cell table:style-name="ce243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f16</text:p>
          </table:table-cell>
          <table:table-cell table:style-name="ce239" office:value-type="string" calcext:value-type="string">
            <text:p>F16</text:p>
          </table:table-cell>
          <table:table-cell table:style-name="ce242" office:value-type="date" office:date-value="1976-06-01" calcext:value-type="date">
            <text:p>1976-06-01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27" calcext:value-type="float">
            <text:p>27</text:p>
          </table:table-cell>
          <table:table-cell table:style-name="ce243" office:value-type="float" office:value="2124" calcext:value-type="float">
            <text:p>2124</text:p>
          </table:table-cell>
          <table:table-cell table:style-name="ce243" table:formula="of:=[.AL46]/5" office:value-type="float" office:value="840" calcext:value-type="float">
            <text:p>8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7" calcext:value-type="float">
            <text:p>7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46]*2)/(9600/255)" office:value-type="float" office:value="1184.6875" calcext:value-type="float">
            <text:p>1185</text:p>
          </table:table-cell>
          <table:table-cell table:style-name="ce243" table:formula="of:=[.BH46]" office:value-type="float" office:value="118" calcext:value-type="float">
            <text:p>118</text:p>
          </table:table-cell>
          <table:table-cell table:style-name="ce243" table:formula="of:=[.BK46]" office:value-type="float" office:value="554.442235918318" calcext:value-type="float">
            <text:p>554</text:p>
          </table:table-cell>
          <table:table-cell table:style-name="ce246" table:formula="of:=[.AI46]/100/(700000/255)" office:value-type="float" office:value="109.285714285714" calcext:value-type="float">
            <text:p>109</text:p>
          </table:table-cell>
          <table:table-cell table:style-name="ce247" table:formula="of:=1.67*[.AF46]" office:value-type="float" office:value="24.716" calcext:value-type="float">
            <text:p>24,7</text:p>
          </table:table-cell>
          <table:table-cell table:style-name="ce247" table:formula="of:=1.67*[.AG46]" office:value-type="float" office:value="16.366" calcext:value-type="float">
            <text:p>16,4</text:p>
          </table:table-cell>
          <table:table-cell table:style-name="ce247" table:formula="of:=1.67*[.AH46]" office:value-type="float" office:value="8.016" calcext:value-type="float">
            <text:p>8,0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4.8" calcext:value-type="float">
            <text:p>14,8</text:p>
          </table:table-cell>
          <table:table-cell table:style-name="ce238" office:value-type="float" office:value="9.8" calcext:value-type="float">
            <text:p>9,8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2300" calcext:value-type="float">
            <text:p>22 300</text:p>
          </table:table-cell>
          <table:table-cell table:style-name="ce246" office:value-type="float" office:value="7000" calcext:value-type="float">
            <text:p>7 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6875" calcext:value-type="float">
            <text:p>16875</text:p>
          </table:table-cell>
          <table:table-cell table:style-name="ce248" office:value-type="float" office:value="8272" calcext:value-type="float">
            <text:p>8272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46]-[.AO46]-[.AN46]" office:value-type="float" office:value="8518" calcext:value-type="float">
            <text:p>8518</text:p>
          </table:table-cell>
          <table:table-cell table:style-name="ce248" table:formula="of:=([.AP46]/0.8)/([.AL46]/1.852)*54" office:value-type="float" office:value="253.532185714286" calcext:value-type="float">
            <text:p>254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49" table:formula="of:=[.AM46]/5" office:value-type="currency" office:currency="GBP" office:value="3375" calcext:value-type="currency">
            <text:p><text:s/>£3 375 </text:p>
          </table:table-cell>
          <table:table-cell table:style-name="ce249" table:formula="of:=[.AR46]*([.AS46]*1.3*300)" office:value-type="currency" office:currency="GBP" office:value="2730" calcext:value-type="currency">
            <text:p><text:s/>£2 730 </text:p>
          </table:table-cell>
          <table:table-cell table:style-name="ce249" table:formula="of:=([.BB46]*3/100)" office:value-type="currency" office:currency="GBP" office:value="8182.0311" calcext:value-type="currency">
            <text:p><text:s/>£8 182 </text:p>
          </table:table-cell>
          <table:table-cell table:style-name="ce249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48" table:formula="of:=[.AX46]/(9600/255)" office:value-type="float" office:value="624.242597632634" calcext:value-type="float">
            <text:p>624</text:p>
          </table:table-cell>
          <table:table-cell table:style-name="ce250" office:value-type="currency" office:currency="USD" office:value="27000000" calcext:value-type="currency">
            <text:p>$ 27 000 000</text:p>
          </table:table-cell>
          <table:table-cell table:style-name="ce246" table:formula="of:=[.AZ46]" office:value-type="float" office:value="27000000" calcext:value-type="float">
            <text:p>27 000 000</text:p>
          </table:table-cell>
          <table:table-cell table:style-name="ce249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48" table:formula="of:=[.BB46]/2734.37" office:value-type="float" office:value="99.7430377015547" calcext:value-type="float">
            <text:p>100</text:p>
          </table:table-cell>
          <table:table-cell table:style-name="ce241" table:formula="of:=[.G46]" office:value-type="date" office:date-value="1976-06-01" calcext:value-type="date">
            <text:p>1976-06-01</text:p>
          </table:table-cell>
          <table:table-cell table:style-name="ce251" office:value-type="float" office:value="4.2" calcext:value-type="float">
            <text:p>4,2</text:p>
          </table:table-cell>
          <table:table-cell table:style-name="ce252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49" table:formula="of:=[.BF46]/10/2" office:value-type="currency" office:currency="GBP" office:value="321428.571428571" calcext:value-type="currency">
            <text:p><text:s/>£321 429 </text:p>
          </table:table-cell>
          <table:table-cell table:style-name="ce243" table:formula="of:=ROUNDUP([.BG46]/2734.37;0)" office:value-type="float" office:value="118" calcext:value-type="float">
            <text:p>118</text:p>
          </table:table-cell>
          <table:table-cell table:style-name="ce249" table:formula="of:=[.BG46]*1.5/100" office:value-type="currency" office:currency="GBP" office:value="4821.42857142857" calcext:value-type="currency">
            <text:p><text:s/>£4 821 </text:p>
          </table:table-cell>
          <table:table-cell table:style-name="ce249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43" table:formula="of:=[.BJ46]/(9600/255)" office:value-type="float" office:value="554.442235918318" calcext:value-type="float">
            <text:p>554</text:p>
          </table:table-cell>
          <table:table-cell table:style-name="ce243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koyan MiG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mig29</text:p>
          </table:table-cell>
          <table:table-cell table:style-name="ce239" office:value-type="string" calcext:value-type="string">
            <text:p>MIG29</text:p>
          </table:table-cell>
          <table:table-cell table:style-name="ce242" office:value-type="date" office:date-value="1977-10-06" calcext:value-type="date">
            <text:p>1977-10-06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52" calcext:value-type="float">
            <text:p>52</text:p>
          </table:table-cell>
          <table:table-cell table:style-name="ce240" office:value-type="float" office:value="2400" calcext:value-type="float">
            <text:p>2400</text:p>
          </table:table-cell>
          <table:table-cell table:style-name="ce243" table:formula="of:=[.AL47]/5" office:value-type="float" office:value="420" calcext:value-type="float">
            <text:p>4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6" calcext:value-type="float">
            <text:p>106</text:p>
          </table:table-cell>
          <table:table-cell table:style-name="ce245" table:formula="of:=([.AJ47]*2)/(9600/255)" office:value-type="float" office:value="1275" calcext:value-type="float">
            <text:p>1275</text:p>
          </table:table-cell>
          <table:table-cell table:style-name="ce243" table:formula="of:=[.BH47]" office:value-type="float" office:value="78" calcext:value-type="float">
            <text:p>78</text:p>
          </table:table-cell>
          <table:table-cell table:style-name="ce243" table:formula="of:=[.BK47]" office:value-type="float" office:value="539.329955545213" calcext:value-type="float">
            <text:p>539</text:p>
          </table:table-cell>
          <table:table-cell table:style-name="ce246" table:formula="of:=[.AI47]/100/(700000/255)" office:value-type="float" office:value="105.642857142857" calcext:value-type="float">
            <text:p>106</text:p>
          </table:table-cell>
          <table:table-cell table:style-name="ce247" table:formula="of:=1.67*[.AF47]" office:value-type="float" office:value="28.9244" calcext:value-type="float">
            <text:p>28,9</text:p>
          </table:table-cell>
          <table:table-cell table:style-name="ce247" table:formula="of:=1.67*[.AG47]" office:value-type="float" office:value="18.9712" calcext:value-type="float">
            <text:p>19,0</text:p>
          </table:table-cell>
          <table:table-cell table:style-name="ce247" table:formula="of:=1.67*[.AH47]" office:value-type="float" office:value="7.8991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600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11.36" calcext:value-type="float">
            <text:p>11,36</text:p>
          </table:table-cell>
          <table:table-cell table:style-name="ce238" office:value-type="float" office:value="4.73" calcext:value-type="float">
            <text:p>4,73</text:p>
          </table:table-cell>
          <table:table-cell table:style-name="ce246" office:value-type="float" office:value="29000000" calcext:value-type="float">
            <text:p>29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2100" calcext:value-type="float">
            <text:p>21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11000" calcext:value-type="float">
            <text:p>11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7]-[.AO47]-[.AN47]" office:value-type="float" office:value="6915" calcext:value-type="float">
            <text:p>6915</text:p>
          </table:table-cell>
          <table:table-cell table:style-name="ce248" table:formula="of:=([.AP47]/0.8)/([.AL47]/1.852)*54" office:value-type="float" office:value="411.640071428571" calcext:value-type="float">
            <text:p>41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49" table:formula="of:=[.AM47]/5" office:value-type="currency" office:currency="GBP" office:value="3600" calcext:value-type="currency">
            <text:p><text:s/>£3 600 </text:p>
          </table:table-cell>
          <table:table-cell table:style-name="ce249" table:formula="of:=[.AR47]*([.AS47]*1.3*300)" office:value-type="currency" office:currency="GBP" office:value="2730" calcext:value-type="currency">
            <text:p><text:s/>£2 730 </text:p>
          </table:table-cell>
          <table:table-cell table:style-name="ce249" table:formula="of:=([.BB47]*3/100)" office:value-type="currency" office:currency="GBP" office:value="6082.0311" calcext:value-type="currency">
            <text:p><text:s/>£6 082 </text:p>
          </table:table-cell>
          <table:table-cell table:style-name="ce249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48" table:formula="of:=[.AX47]/(9600/255)" office:value-type="float" office:value="727.064887171205" calcext:value-type="float">
            <text:p>727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47]" office:value-type="float" office:value="20000000" calcext:value-type="float">
            <text:p>20 000 000</text:p>
          </table:table-cell>
          <table:table-cell table:style-name="ce249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47]/2734.37" office:value-type="float" office:value="74.1429908900405" calcext:value-type="float">
            <text:p>74</text:p>
          </table:table-cell>
          <table:table-cell table:style-name="ce241" table:formula="of:=[.G47]" office:value-type="date" office:date-value="1977-10-06" calcext:value-type="date">
            <text:p>1977-10-06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49" table:formula="of:=[.BF47]/10/2" office:value-type="currency" office:currency="GBP" office:value="212765.957446809" calcext:value-type="currency">
            <text:p><text:s/>£212 766 </text:p>
          </table:table-cell>
          <table:table-cell table:style-name="ce243" table:formula="of:=ROUNDUP([.BG47]/2734.37;0)" office:value-type="float" office:value="78" calcext:value-type="float">
            <text:p>78</text:p>
          </table:table-cell>
          <table:table-cell table:style-name="ce249" table:formula="of:=[.BG47]*1.5/100" office:value-type="currency" office:currency="GBP" office:value="3191.48936170213" calcext:value-type="currency">
            <text:p><text:s/>£3 191 </text:p>
          </table:table-cell>
          <table:table-cell table:style-name="ce249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43" table:formula="of:=[.BJ47]/(9600/255)" office:value-type="float" office:value="539.329955545213" calcext:value-type="float">
            <text:p>539</text:p>
          </table:table-cell>
          <table:table-cell table:style-name="ce243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200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mirage2k</text:p>
          </table:table-cell>
          <table:table-cell table:style-name="ce239" office:value-type="string" calcext:value-type="string">
            <text:p>MIRAGE2K</text:p>
          </table:table-cell>
          <table:table-cell table:style-name="ce242" office:value-type="date" office:date-value="1978-03-10" calcext:value-type="date">
            <text:p>1978-03-10</text:p>
          </table:table-cell>
          <table:table-cell table:style-name="ce240" office:value-type="float" office:value="29" calcext:value-type="float">
            <text:p>29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336" calcext:value-type="float">
            <text:p>2336</text:p>
          </table:table-cell>
          <table:table-cell table:style-name="ce243" table:formula="of:=[.AL48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95" calcext:value-type="float">
            <text:p>95</text:p>
          </table:table-cell>
          <table:table-cell table:style-name="ce245" table:formula="of:=([.AJ48]*2)/(9600/255)" office:value-type="float" office:value="903.125" calcext:value-type="float">
            <text:p>903</text:p>
          </table:table-cell>
          <table:table-cell table:style-name="ce243" table:formula="of:=[.BH48]" office:value-type="float" office:value="85" calcext:value-type="float">
            <text:p>85</text:p>
          </table:table-cell>
          <table:table-cell table:style-name="ce243" table:formula="of:=[.BK48]" office:value-type="float" office:value="521.14659984375" calcext:value-type="float">
            <text:p>521</text:p>
          </table:table-cell>
          <table:table-cell table:style-name="ce246" table:formula="of:=[.AI48]/100/(700000/255)" office:value-type="float" office:value="94.7142857142857" calcext:value-type="float">
            <text:p>95</text:p>
          </table:table-cell>
          <table:table-cell table:style-name="ce247" table:formula="of:=1.67*[.AF48]" office:value-type="float" office:value="23.9812" calcext:value-type="float">
            <text:p>24,0</text:p>
          </table:table-cell>
          <table:table-cell table:style-name="ce247" table:formula="of:=1.67*[.AG48]" office:value-type="float" office:value="15.2471" calcext:value-type="float">
            <text:p>15,2</text:p>
          </table:table-cell>
          <table:table-cell table:style-name="ce247" table:formula="of:=1.67*[.AH48]" office:value-type="float" office:value="8.684" calcext:value-type="float">
            <text:p>8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601" calcext:value-type="float">
            <text:p>601</text:p>
          </table:table-cell>
          <table:table-cell table:style-name="ce238" office:value-type="float" office:value="14.36" calcext:value-type="float">
            <text:p>14,36</text:p>
          </table:table-cell>
          <table:table-cell table:style-name="ce238" office:value-type="float" office:value="9.13" calcext:value-type="float">
            <text:p>9,13</text:p>
          </table:table-cell>
          <table:table-cell table:style-name="ce238" office:value-type="float" office:value="5.2" calcext:value-type="float">
            <text:p>5,2</text:p>
          </table:table-cell>
          <table:table-cell table:style-name="ce246" office:value-type="float" office:value="26000000" calcext:value-type="float">
            <text:p>26 00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 office:value-type="float" office:value="5400" calcext:value-type="float">
            <text:p>5 4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17000" calcext:value-type="float">
            <text:p>17000</text:p>
          </table:table-cell>
          <table:table-cell table:style-name="ce238" office:value-type="float" office:value="7500" calcext:value-type="float">
            <text:p>75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8]-[.AO48]-[.AN48]" office:value-type="float" office:value="9415" calcext:value-type="float">
            <text:p>9415</text:p>
          </table:table-cell>
          <table:table-cell table:style-name="ce248" table:formula="of:=([.AP48]/0.8)/([.AL48]/1.852)*54" office:value-type="float" office:value="352.914287856072" calcext:value-type="float">
            <text:p>35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49" table:formula="of:=[.AM48]/5" office:value-type="currency" office:currency="GBP" office:value="3400" calcext:value-type="currency">
            <text:p><text:s/>£3 400 </text:p>
          </table:table-cell>
          <table:table-cell table:style-name="ce249" table:formula="of:=[.AR48]*([.AS48]*1.3*300)" office:value-type="currency" office:currency="GBP" office:value="2730" calcext:value-type="currency">
            <text:p><text:s/>£2 730 </text:p>
          </table:table-cell>
          <table:table-cell table:style-name="ce249" table:formula="of:=([.BB48]*3/100)" office:value-type="currency" office:currency="GBP" office:value="6982.0311" calcext:value-type="currency">
            <text:p><text:s/>£6 982 </text:p>
          </table:table-cell>
          <table:table-cell table:style-name="ce249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48" table:formula="of:=[.AX48]/(9600/255)" office:value-type="float" office:value="688.968619589861" calcext:value-type="float">
            <text:p>689</text:p>
          </table:table-cell>
          <table:table-cell table:style-name="ce250" office:value-type="currency" office:currency="USD" office:value="23000000" calcext:value-type="currency">
            <text:p>$ 23 000 000</text:p>
          </table:table-cell>
          <table:table-cell table:style-name="ce246" table:formula="of:=[.AZ48]" office:value-type="float" office:value="23000000" calcext:value-type="float">
            <text:p>23 000 000</text:p>
          </table:table-cell>
          <table:table-cell table:style-name="ce249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48" table:formula="of:=[.BB48]/2734.37" office:value-type="float" office:value="85.1144395235466" calcext:value-type="float">
            <text:p>85</text:p>
          </table:table-cell>
          <table:table-cell table:style-name="ce241" table:formula="of:=[.G48]" office:value-type="date" office:date-value="1978-03-10" calcext:value-type="date">
            <text:p>1978-03-10</text:p>
          </table:table-cell>
          <table:table-cell table:style-name="ce251" office:value-type="float" office:value="5" calcext:value-type="float">
            <text:p>5,0</text:p>
          </table:table-cell>
          <table:table-cell table:style-name="ce252" table:formula="of:=[.BA48]/[.BE48]" office:value-type="currency" office:currency="USD" office:value="4600000" calcext:value-type="currency">
            <text:p><text:s/>$4 600 000 </text:p>
          </table:table-cell>
          <table:table-cell table:style-name="ce249" table:formula="of:=[.BF48]/10/2" office:value-type="currency" office:currency="GBP" office:value="230000" calcext:value-type="currency">
            <text:p><text:s/>£230 000 </text:p>
          </table:table-cell>
          <table:table-cell table:style-name="ce243" table:formula="of:=ROUNDUP([.BG48]/2734.37;0)" office:value-type="float" office:value="85" calcext:value-type="float">
            <text:p>85</text:p>
          </table:table-cell>
          <table:table-cell table:style-name="ce249" table:formula="of:=[.BG48]*1.5/100" office:value-type="currency" office:currency="GBP" office:value="3450" calcext:value-type="currency">
            <text:p><text:s/>£3 450 </text:p>
          </table:table-cell>
          <table:table-cell table:style-name="ce249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43" table:formula="of:=[.BJ48]/(9600/255)" office:value-type="float" office:value="521.14659984375" calcext:value-type="float">
            <text:p>521</text:p>
          </table:table-cell>
          <table:table-cell table:style-name="ce243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/A-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f18</text:p>
          </table:table-cell>
          <table:table-cell table:style-name="ce239" office:value-type="string" calcext:value-type="string">
            <text:p>F18</text:p>
          </table:table-cell>
          <table:table-cell table:style-name="ce242" office:value-type="date" office:date-value="1980-02-01" calcext:value-type="date">
            <text:p>1980-02-01</text:p>
          </table:table-cell>
          <table:table-cell table:style-name="ce243" office:value-type="float" office:value="53" calcext:value-type="float">
            <text:p>53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63" calcext:value-type="float">
            <text:p>63</text:p>
          </table:table-cell>
          <table:table-cell table:style-name="ce243" office:value-type="float" office:value="49" calcext:value-type="float">
            <text:p>49</text:p>
          </table:table-cell>
          <table:table-cell table:style-name="ce243" office:value-type="float" office:value="1915" calcext:value-type="float">
            <text:p>1915</text:p>
          </table:table-cell>
          <table:table-cell table:style-name="ce243" table:formula="of:=[.AL49]/5" office:value-type="float" office:value="403.4" calcext:value-type="float">
            <text:p>40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49]*2)/(9600/255)" office:value-type="float" office:value="1296.25" calcext:value-type="float">
            <text:p>1296</text:p>
          </table:table-cell>
          <table:table-cell table:style-name="ce243" table:formula="of:=[.BH49]" office:value-type="float" office:value="112" calcext:value-type="float">
            <text:p>112</text:p>
          </table:table-cell>
          <table:table-cell table:style-name="ce243" table:formula="of:=[.BK49]" office:value-type="float" office:value="713.989081613113" calcext:value-type="float">
            <text:p>714</text:p>
          </table:table-cell>
          <table:table-cell table:style-name="ce246" table:formula="of:=[.AI49]/100/(700000/255)" office:value-type="float" office:value="207.642857142857" calcext:value-type="float">
            <text:p>208</text:p>
          </table:table-cell>
          <table:table-cell table:style-name="ce247" table:formula="of:=1.67*[.AF49]" office:value-type="float" office:value="28.557" calcext:value-type="float">
            <text:p>28,6</text:p>
          </table:table-cell>
          <table:table-cell table:style-name="ce247" table:formula="of:=1.67*[.AG49]" office:value-type="float" office:value="20.541" calcext:value-type="float">
            <text:p>20,5</text:p>
          </table:table-cell>
          <table:table-cell table:style-name="ce247" table:formula="of:=1.67*[.AH49]" office:value-type="float" office:value="7.849" calcext:value-type="float">
            <text:p>7,8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17.1" calcext:value-type="float">
            <text:p>17,1</text:p>
          </table:table-cell>
          <table:table-cell table:style-name="ce238" office:value-type="float" office:value="12.3" calcext:value-type="float">
            <text:p>12,3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57000000" calcext:value-type="float">
            <text:p>57 000 000</text:p>
          </table:table-cell>
          <table:table-cell table:number-columns-repeated="2" table:style-name="ce246" office:value-type="float" office:value="24400" calcext:value-type="float">
            <text:p>24 400</text:p>
          </table:table-cell>
          <table:table-cell table:style-name="ce248" office:value-type="float" office:value="2017" calcext:value-type="float">
            <text:p>2017</text:p>
          </table:table-cell>
          <table:table-cell table:style-name="ce248" office:value-type="float" office:value="23541" calcext:value-type="float">
            <text:p>23541</text:p>
          </table:table-cell>
          <table:table-cell table:style-name="ce248" office:value-type="float" office:value="10433" calcext:value-type="float">
            <text:p>10433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9]-[.AO49]-[.AN49]" office:value-type="float" office:value="12938" calcext:value-type="float">
            <text:p>12938</text:p>
          </table:table-cell>
          <table:table-cell table:style-name="ce248" table:formula="of:=([.AP49]/0.8)/([.AL49]/1.852)*54" office:value-type="float" office:value="801.873763014378" calcext:value-type="float">
            <text:p>80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8" calcext:value-type="float">
            <text:p>8</text:p>
          </table:table-cell>
          <table:table-cell table:style-name="ce249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49" table:formula="of:=[.AM49]/5" office:value-type="currency" office:currency="GBP" office:value="4708.2" calcext:value-type="currency">
            <text:p><text:s/>£4 708 </text:p>
          </table:table-cell>
          <table:table-cell table:style-name="ce249" table:formula="of:=[.AR49]*([.AS49]*1.3*300)" office:value-type="currency" office:currency="GBP" office:value="6240" calcext:value-type="currency">
            <text:p><text:s/>£6 240 </text:p>
          </table:table-cell>
          <table:table-cell table:style-name="ce249" table:formula="of:=([.BB49]*3/100)" office:value-type="currency" office:currency="GBP" office:value="11932.0311" calcext:value-type="currency">
            <text:p><text:s/>£11 932 </text:p>
          </table:table-cell>
          <table:table-cell table:style-name="ce249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48" table:formula="of:=[.AX49]/(9600/255)" office:value-type="float" office:value="1381.83244644213" calcext:value-type="float">
            <text:p>1382</text:p>
          </table:table-cell>
          <table:table-cell table:style-name="ce250" office:value-type="currency" office:currency="USD" office:value="39500000" calcext:value-type="currency">
            <text:p>$ 39 500 000</text:p>
          </table:table-cell>
          <table:table-cell table:style-name="ce246" table:formula="of:=[.AZ49]" office:value-type="float" office:value="39500000" calcext:value-type="float">
            <text:p>39 500 000</text:p>
          </table:table-cell>
          <table:table-cell table:style-name="ce249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48" table:formula="of:=[.BB49]/2734.37" office:value-type="float" office:value="145.45740700783" calcext:value-type="float">
            <text:p>145</text:p>
          </table:table-cell>
          <table:table-cell table:style-name="ce241" table:formula="of:=[.G49]" office:value-type="date" office:date-value="1980-02-01" calcext:value-type="date">
            <text:p>1980-02-01</text:p>
          </table:table-cell>
          <table:table-cell table:style-name="ce251" office:value-type="float" office:value="6.5" calcext:value-type="float">
            <text:p>6,5</text:p>
          </table:table-cell>
          <table:table-cell table:style-name="ce252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49" table:formula="of:=[.BF49]/10/2" office:value-type="currency" office:currency="GBP" office:value="303846.153846154" calcext:value-type="currency">
            <text:p><text:s/>£303 846 </text:p>
          </table:table-cell>
          <table:table-cell table:style-name="ce243" table:formula="of:=ROUNDUP([.BG49]/2734.37;0)" office:value-type="float" office:value="112" calcext:value-type="float">
            <text:p>112</text:p>
          </table:table-cell>
          <table:table-cell table:style-name="ce249" table:formula="of:=[.BG49]*1.5/100" office:value-type="currency" office:currency="GBP" office:value="4557.69230769231" calcext:value-type="currency">
            <text:p><text:s/>£4 558 </text:p>
          </table:table-cell>
          <table:table-cell table:style-name="ce249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43" table:formula="of:=[.BJ49]/(9600/255)" office:value-type="float" office:value="713.989081613113" calcext:value-type="float">
            <text:p>714</text:p>
          </table:table-cell>
          <table:table-cell table:style-name="ce243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aab JAS 39 Gripen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jas39</text:p>
          </table:table-cell>
          <table:table-cell table:style-name="ce239" office:value-type="string" calcext:value-type="string">
            <text:p>JAS39</text:p>
          </table:table-cell>
          <table:table-cell table:style-name="ce242" office:value-type="date" office:date-value="1989-02-01" calcext:value-type="date">
            <text:p>1989-02-0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2460" calcext:value-type="float">
            <text:p>2460</text:p>
          </table:table-cell>
          <table:table-cell table:style-name="ce243" table:formula="of:=[.AL50]/5" office:value-type="float" office:value="640" calcext:value-type="float">
            <text:p>6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4" calcext:value-type="float">
            <text:p>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50]*2)/(9600/255)" office:value-type="float" office:value="1434.375" calcext:value-type="float">
            <text:p>1434</text:p>
          </table:table-cell>
          <table:table-cell table:style-name="ce243" table:formula="of:=[.BH50]" office:value-type="float" office:value="74" calcext:value-type="float">
            <text:p>74</text:p>
          </table:table-cell>
          <table:table-cell table:style-name="ce243" table:formula="of:=[.BK50]" office:value-type="float" office:value="433.899999375" calcext:value-type="float">
            <text:p>434</text:p>
          </table:table-cell>
          <table:table-cell table:style-name="ce246" table:formula="of:=[.AI50]/100/(700000/255)" office:value-type="float" office:value="109.285714285714" calcext:value-type="float">
            <text:p>109</text:p>
          </table:table-cell>
          <table:table-cell table:style-name="ce247" table:formula="of:=1.67*[.AF50]" office:value-type="float" office:value="23.547" calcext:value-type="float">
            <text:p>23,5</text:p>
          </table:table-cell>
          <table:table-cell table:style-name="ce247" table:formula="of:=1.67*[.AG50]" office:value-type="float" office:value="14.028" calcext:value-type="float">
            <text:p>14,0</text:p>
          </table:table-cell>
          <table:table-cell table:style-name="ce247" table:formula="of:=1.67*[.AH50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71plus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8.4" calcext:value-type="float">
            <text:p>8,4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7000" calcext:value-type="float">
            <text:p>27 000</text:p>
          </table:table-cell>
          <table:table-cell table:style-name="ce246" office:value-type="float" office:value="4700" calcext:value-type="float">
            <text:p>4 700</text:p>
          </table:table-cell>
          <table:table-cell table:style-name="ce238" office:value-type="float" office:value="3200" calcext:value-type="float">
            <text:p>3200</text:p>
          </table:table-cell>
          <table:table-cell table:style-name="ce238" office:value-type="float" office:value="14000" calcext:value-type="float">
            <text:p>14000</text:p>
          </table:table-cell>
          <table:table-cell table:style-name="ce238" office:value-type="float" office:value="6800" calcext:value-type="float">
            <text:p>68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0]-[.AO50]-[.AN50]" office:value-type="float" office:value="7115" calcext:value-type="float">
            <text:p>7115</text:p>
          </table:table-cell>
          <table:table-cell table:style-name="ce248" table:formula="of:=([.AP50]/0.8)/([.AL50]/1.852)*54" office:value-type="float" office:value="277.951921875" calcext:value-type="float">
            <text:p>27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49" table:formula="of:=[.AM50]/5" office:value-type="currency" office:currency="GBP" office:value="2800" calcext:value-type="currency">
            <text:p><text:s/>£2 800 </text:p>
          </table:table-cell>
          <table:table-cell table:style-name="ce249" table:formula="of:=[.AR50]*([.AS50]*1.3*300)" office:value-type="currency" office:currency="GBP" office:value="3120" calcext:value-type="currency">
            <text:p><text:s/>£3 120 </text:p>
          </table:table-cell>
          <table:table-cell table:style-name="ce249" table:formula="of:=([.BB50]*3/100)" office:value-type="currency" office:currency="GBP" office:value="12082.0311" calcext:value-type="currency">
            <text:p><text:s/>£12 082 </text:p>
          </table:table-cell>
          <table:table-cell table:style-name="ce249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48" table:formula="of:=[.AX50]/(9600/255)" office:value-type="float" office:value="746.495495877002" calcext:value-type="float">
            <text:p>746</text:p>
          </table:table-cell>
          <table:table-cell table:style-name="ce250" office:value-type="currency" office:currency="USD" office:value="40000000" calcext:value-type="currency">
            <text:p>$ 40 000 000</text:p>
          </table:table-cell>
          <table:table-cell table:style-name="ce246" table:formula="of:=[.AZ50]" office:value-type="float" office:value="40000000" calcext:value-type="float">
            <text:p>40 000 000</text:p>
          </table:table-cell>
          <table:table-cell table:style-name="ce249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48" table:formula="of:=[.BB50]/2734.37" office:value-type="float" office:value="147.285981780081" calcext:value-type="float">
            <text:p>147</text:p>
          </table:table-cell>
          <table:table-cell table:style-name="ce241" table:formula="of:=[.G50]" office:value-type="date" office:date-value="1989-02-01" calcext:value-type="date">
            <text:p>1989-02-0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0]/[.BE50]" office:value-type="currency" office:currency="USD" office:value="4000000" calcext:value-type="currency">
            <text:p><text:s/>$4 000 000 </text:p>
          </table:table-cell>
          <table:table-cell table:style-name="ce249" table:formula="of:=[.BF50]/10/2" office:value-type="currency" office:currency="GBP" office:value="200000" calcext:value-type="currency">
            <text:p><text:s/>£200 000 </text:p>
          </table:table-cell>
          <table:table-cell table:style-name="ce243" table:formula="of:=ROUNDUP([.BG50]/2734.37;0)" office:value-type="float" office:value="74" calcext:value-type="float">
            <text:p>74</text:p>
          </table:table-cell>
          <table:table-cell table:style-name="ce249" table:formula="of:=[.BG50]*1.5/100" office:value-type="currency" office:currency="GBP" office:value="3000" calcext:value-type="currency">
            <text:p><text:s/>£3 000 </text:p>
          </table:table-cell>
          <table:table-cell table:style-name="ce249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43" table:formula="of:=[.BJ50]/(9600/255)" office:value-type="float" office:value="433.899999375" calcext:value-type="float">
            <text:p>434</text:p>
          </table:table-cell>
          <table:table-cell table:style-name="ce243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3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su30</text:p>
          </table:table-cell>
          <table:table-cell table:style-name="ce239" office:value-type="string" calcext:value-type="string">
            <text:p>SU30</text:p>
          </table:table-cell>
          <table:table-cell table:style-name="ce242" office:value-type="date" office:date-value="1989-12-31" calcext:value-type="date">
            <text:p>1989-12-3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4" calcext:value-type="float">
            <text:p>64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120" calcext:value-type="float">
            <text:p>2120</text:p>
          </table:table-cell>
          <table:table-cell table:style-name="ce243" table:formula="of:=[.AL51]/5" office:value-type="float" office:value="600" calcext:value-type="float">
            <text:p>6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38" calcext:value-type="float">
            <text:p>138</text:p>
          </table:table-cell>
          <table:table-cell table:style-name="ce245" table:formula="of:=([.AJ51]*2)/(9600/255)" office:value-type="float" office:value="1381.25" calcext:value-type="float">
            <text:p>1381</text:p>
          </table:table-cell>
          <table:table-cell table:style-name="ce243" table:formula="of:=[.BH51]" office:value-type="float" office:value="53" calcext:value-type="float">
            <text:p>53</text:p>
          </table:table-cell>
          <table:table-cell table:style-name="ce243" table:formula="of:=[.BK51]" office:value-type="float" office:value="921.807590273437" calcext:value-type="float">
            <text:p>922</text:p>
          </table:table-cell>
          <table:table-cell table:style-name="ce246" table:formula="of:=[.AI51]/100/(700000/255)" office:value-type="float" office:value="138.428571428571" calcext:value-type="float">
            <text:p>138</text:p>
          </table:table-cell>
          <table:table-cell table:style-name="ce247" table:formula="of:=1.67*[.AF51]" office:value-type="float" office:value="36.63145" calcext:value-type="float">
            <text:p>36,6</text:p>
          </table:table-cell>
          <table:table-cell table:style-name="ce247" table:formula="of:=1.67*[.AG51]" office:value-type="float" office:value="24.549" calcext:value-type="float">
            <text:p>24,5</text:p>
          </table:table-cell>
          <table:table-cell table:style-name="ce247" table:formula="of:=1.67*[.AH51]" office:value-type="float" office:value="10.6045" calcext:value-type="float">
            <text:p>10,6</text:p>
          </table:table-cell>
          <table:table-cell table:style-name="ce238" office:value-type="float" office:value="2" calcext:value-type="float">
            <text:p>2</text:p>
          </table:table-cell>
          <table:table-cell table:style-name="ce239" office:value-type="string" calcext:value-type="string">
            <text:p>&gt; 630</text:p>
          </table:table-cell>
          <table:table-cell table:style-name="ce238" office:value-type="float" office:value="21.935" calcext:value-type="float">
            <text:p>21,935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6.35" calcext:value-type="float">
            <text:p>6,35</text:p>
          </table:table-cell>
          <table:table-cell table:style-name="ce246" office:value-type="float" office:value="38000000" calcext:value-type="float">
            <text:p>38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000" calcext:value-type="float">
            <text:p>3000</text:p>
          </table:table-cell>
          <table:table-cell table:style-name="ce238" office:value-type="float" office:value="34500" calcext:value-type="float">
            <text:p>34500</text:p>
          </table:table-cell>
          <table:table-cell table:style-name="ce238" office:value-type="float" office:value="17700" calcext:value-type="float">
            <text:p>17700</text:p>
          </table:table-cell>
          <table:table-cell table:style-name="ce238" office:value-type="float" office:value="170" calcext:value-type="float">
            <text:p>170</text:p>
          </table:table-cell>
          <table:table-cell table:style-name="ce248" table:formula="of:=[.AM51]-[.AO51]-[.AN51]" office:value-type="float" office:value="16630" calcext:value-type="float">
            <text:p>16630</text:p>
          </table:table-cell>
          <table:table-cell table:style-name="ce248" table:formula="of:=([.AP51]/0.8)/([.AL51]/1.852)*54" office:value-type="float" office:value="692.9721" calcext:value-type="float">
            <text:p>693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1]*0.673*54" office:value-type="currency" office:currency="GBP" office:value="25183.9920582" calcext:value-type="currency">
            <text:p><text:s/>£25 184 </text:p>
          </table:table-cell>
          <table:table-cell table:style-name="ce249" table:formula="of:=[.AM51]/5" office:value-type="currency" office:currency="GBP" office:value="6900" calcext:value-type="currency">
            <text:p><text:s/>£6 900 </text:p>
          </table:table-cell>
          <table:table-cell table:style-name="ce249" table:formula="of:=[.AR51]*([.AS51]*1.3*300)" office:value-type="currency" office:currency="GBP" office:value="6240" calcext:value-type="currency">
            <text:p><text:s/>£6 240 </text:p>
          </table:table-cell>
          <table:table-cell table:style-name="ce249" table:formula="of:=([.BB51]*3/100)" office:value-type="currency" office:currency="GBP" office:value="8722.0311" calcext:value-type="currency">
            <text:p><text:s/>£8 722 </text:p>
          </table:table-cell>
          <table:table-cell table:style-name="ce249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48" table:formula="of:=[.AX51]/(9600/255)" office:value-type="float" office:value="1249.65999013969" calcext:value-type="float">
            <text:p>1250</text:p>
          </table:table-cell>
          <table:table-cell table:style-name="ce250" office:value-type="currency" office:currency="USD" office:value="28800000" calcext:value-type="currency">
            <text:p>$ 28 800 000</text:p>
          </table:table-cell>
          <table:table-cell table:style-name="ce246" table:formula="of:=[.AZ51]" office:value-type="float" office:value="28800000" calcext:value-type="float">
            <text:p>28 800 000</text:p>
          </table:table-cell>
          <table:table-cell table:style-name="ce249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48" table:formula="of:=[.BB51]/2734.37" office:value-type="float" office:value="106.325906881658" calcext:value-type="float">
            <text:p>106</text:p>
          </table:table-cell>
          <table:table-cell table:style-name="ce241" table:formula="of:=[.G51]" office:value-type="date" office:date-value="1989-12-31" calcext:value-type="date">
            <text:p>1989-12-3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1]/[.BE51]" office:value-type="currency" office:currency="USD" office:value="2880000" calcext:value-type="currency">
            <text:p><text:s/>$2 880 000 </text:p>
          </table:table-cell>
          <table:table-cell table:style-name="ce249" table:formula="of:=[.BF51]/10/2" office:value-type="currency" office:currency="GBP" office:value="144000" calcext:value-type="currency">
            <text:p><text:s/>£144 000 </text:p>
          </table:table-cell>
          <table:table-cell table:style-name="ce243" table:formula="of:=ROUNDUP([.BG51]/2734.37;0)" office:value-type="float" office:value="53" calcext:value-type="float">
            <text:p>53</text:p>
          </table:table-cell>
          <table:table-cell table:style-name="ce249" table:formula="of:=[.BG51]*1.5/100" office:value-type="currency" office:currency="GBP" office:value="2160" calcext:value-type="currency">
            <text:p><text:s/>£2 160 </text:p>
          </table:table-cell>
          <table:table-cell table:style-name="ce249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43" table:formula="of:=[.BJ51]/(9600/255)" office:value-type="float" office:value="921.807590273437" calcext:value-type="float">
            <text:p>922</text:p>
          </table:table-cell>
          <table:table-cell table:style-name="ce243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Rafal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rafale</text:p>
          </table:table-cell>
          <table:table-cell table:style-name="ce239" office:value-type="string" calcext:value-type="string">
            <text:p>RAFALE</text:p>
          </table:table-cell>
          <table:table-cell table:style-name="ce242" office:value-type="date" office:date-value="1991-05-19" calcext:value-type="date">
            <text:p>1991-05-19</text:p>
          </table:table-cell>
          <table:table-cell table:number-columns-repeated="2"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5" calcext:value-type="float">
            <text:p>65</text:p>
          </table:table-cell>
          <table:table-cell table:style-name="ce240" office:value-type="float" office:value="47" calcext:value-type="float">
            <text:p>47</text:p>
          </table:table-cell>
          <table:table-cell table:style-name="ce240" office:value-type="float" office:value="1912" calcext:value-type="float">
            <text:p>1912</text:p>
          </table:table-cell>
          <table:table-cell table:style-name="ce243" table:formula="of:=[.AL52]/5" office:value-type="float" office:value="740" calcext:value-type="float">
            <text:p>7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5" calcext:value-type="float">
            <text:p>8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19" calcext:value-type="float">
            <text:p>219</text:p>
          </table:table-cell>
          <table:table-cell table:style-name="ce245" table:formula="of:=([.AJ52]*2)/(9600/255)" office:value-type="float" office:value="876.5625" calcext:value-type="float">
            <text:p>877</text:p>
          </table:table-cell>
          <table:table-cell table:style-name="ce243" table:formula="of:=[.BH52]" office:value-type="float" office:value="217" calcext:value-type="float">
            <text:p>217</text:p>
          </table:table-cell>
          <table:table-cell table:style-name="ce243" table:formula="of:=[.BK52]" office:value-type="float" office:value="852.239323370028" calcext:value-type="float">
            <text:p>852</text:p>
          </table:table-cell>
          <table:table-cell table:style-name="ce246" table:formula="of:=[.AI52]/100/(700000/255)" office:value-type="float" office:value="218.571428571429" calcext:value-type="float">
            <text:p>219</text:p>
          </table:table-cell>
          <table:table-cell table:style-name="ce247" table:formula="of:=1.67*[.AF52]" office:value-type="float" office:value="25.5009" calcext:value-type="float">
            <text:p>25,5</text:p>
          </table:table-cell>
          <table:table-cell table:style-name="ce247" table:formula="of:=1.67*[.AG52]" office:value-type="float" office:value="18.203" calcext:value-type="float">
            <text:p>18,2</text:p>
          </table:table-cell>
          <table:table-cell table:style-name="ce247" table:formula="of:=1.67*[.AH52]" office:value-type="float" office:value="8.9178" calcext:value-type="float">
            <text:p>8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01 plus</text:p>
          </table:table-cell>
          <table:table-cell table:style-name="ce238" office:value-type="float" office:value="15.27" calcext:value-type="float">
            <text:p>15,27</text:p>
          </table:table-cell>
          <table:table-cell table:style-name="ce238" office:value-type="float" office:value="10.9" calcext:value-type="float">
            <text:p>10,9</text:p>
          </table:table-cell>
          <table:table-cell table:style-name="ce238" office:value-type="float" office:value="5.34" calcext:value-type="float">
            <text:p>5,34</text:p>
          </table:table-cell>
          <table:table-cell table:style-name="ce246" office:value-type="float" office:value="60000000" calcext:value-type="float">
            <text:p>60 000 000</text:p>
          </table:table-cell>
          <table:table-cell table:number-columns-repeated="2" table:style-name="ce246" office:value-type="float" office:value="16500" calcext:value-type="float">
            <text:p>16 500</text:p>
          </table:table-cell>
          <table:table-cell table:style-name="ce238" office:value-type="float" office:value="3700" calcext:value-type="float">
            <text:p>3700</text:p>
          </table:table-cell>
          <table:table-cell table:style-name="ce238" office:value-type="float" office:value="24500" calcext:value-type="float">
            <text:p>24500</text:p>
          </table:table-cell>
          <table:table-cell table:style-name="ce238" office:value-type="float" office:value="10300" calcext:value-type="float">
            <text:p>103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2]-[.AO52]-[.AN52]" office:value-type="float" office:value="14115" calcext:value-type="float">
            <text:p>14115</text:p>
          </table:table-cell>
          <table:table-cell table:style-name="ce248" table:formula="of:=([.AP52]/0.8)/([.AL52]/1.852)*54" office:value-type="float" office:value="476.896256756757" calcext:value-type="float">
            <text:p>477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49" table:formula="of:=[.AM52]/5" office:value-type="currency" office:currency="GBP" office:value="4900" calcext:value-type="currency">
            <text:p><text:s/>£4 900 </text:p>
          </table:table-cell>
          <table:table-cell table:style-name="ce249" table:formula="of:=[.AR52]*([.AS52]*1.3*300)" office:value-type="currency" office:currency="GBP" office:value="3120" calcext:value-type="currency">
            <text:p><text:s/>£3 120 </text:p>
          </table:table-cell>
          <table:table-cell table:style-name="ce249" table:formula="of:=([.BB52]*3/100)" office:value-type="currency" office:currency="GBP" office:value="39082.0311" calcext:value-type="currency">
            <text:p><text:s/>£39 082 </text:p>
          </table:table-cell>
          <table:table-cell table:style-name="ce249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48" table:formula="of:=[.AX52]/(9600/255)" office:value-type="float" office:value="1711.51205104987" calcext:value-type="float">
            <text:p>1712</text:p>
          </table:table-cell>
          <table:table-cell table:style-name="ce250" office:value-type="currency" office:currency="USD" office:value="130000000" calcext:value-type="currency">
            <text:p>$ 130 000 000</text:p>
          </table:table-cell>
          <table:table-cell table:style-name="ce246" table:formula="of:=[.AZ52]" office:value-type="float" office:value="130000000" calcext:value-type="float">
            <text:p>130 000 000</text:p>
          </table:table-cell>
          <table:table-cell table:style-name="ce249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48" table:formula="of:=[.BB52]/2734.37" office:value-type="float" office:value="476.429440785263" calcext:value-type="float">
            <text:p>476</text:p>
          </table:table-cell>
          <table:table-cell table:style-name="ce241" table:formula="of:=[.G52]" office:value-type="date" office:date-value="1991-05-19" calcext:value-type="date">
            <text:p>1991-05-19</text:p>
          </table:table-cell>
          <table:table-cell table:style-name="ce251" office:value-type="float" office:value="11" calcext:value-type="float">
            <text:p>11,0</text:p>
          </table:table-cell>
          <table:table-cell table:style-name="ce252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49" table:formula="of:=[.BF52]/10/2" office:value-type="currency" office:currency="GBP" office:value="590909.090909091" calcext:value-type="currency">
            <text:p><text:s/>£590 909 </text:p>
          </table:table-cell>
          <table:table-cell table:style-name="ce243" table:formula="of:=ROUNDUP([.BG52]/2734.37;0)" office:value-type="float" office:value="217" calcext:value-type="float">
            <text:p>217</text:p>
          </table:table-cell>
          <table:table-cell table:style-name="ce249" table:formula="of:=[.BG52]*1.5/100" office:value-type="currency" office:currency="GBP" office:value="8863.63636363636" calcext:value-type="currency">
            <text:p><text:s/>£8 864 </text:p>
          </table:table-cell>
          <table:table-cell table:style-name="ce249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43" table:formula="of:=[.BJ52]/(9600/255)" office:value-type="float" office:value="852.239323370028" calcext:value-type="float">
            <text:p>852</text:p>
          </table:table-cell>
          <table:table-cell table:style-name="ce243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15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aero_l159</text:p>
          </table:table-cell>
          <table:table-cell table:style-name="ce239" office:value-type="string" calcext:value-type="string">
            <text:p>AERO_L159</text:p>
          </table:table-cell>
          <table:table-cell table:style-name="ce242" office:value-type="date" office:date-value="1997-08-02" calcext:value-type="date">
            <text:p>1997-08-0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960" calcext:value-type="float">
            <text:p>960</text:p>
          </table:table-cell>
          <table:table-cell table:style-name="ce243" table:formula="of:=[.AL53]/5" office:value-type="float" office:value="506" calcext:value-type="float">
            <text:p>50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0" calcext:value-type="float">
            <text:p>40</text:p>
          </table:table-cell>
          <table:table-cell table:style-name="ce245" table:formula="of:=([.AJ53]*2)/(9600/255)" office:value-type="float" office:value="796.875" calcext:value-type="float">
            <text:p>797</text:p>
          </table:table-cell>
          <table:table-cell table:style-name="ce243" table:formula="of:=[.BH53]" office:value-type="float" office:value="30" calcext:value-type="float">
            <text:p>30</text:p>
          </table:table-cell>
          <table:table-cell table:style-name="ce243" table:formula="of:=[.BK53]" office:value-type="float" office:value="235.63932147541" calcext:value-type="float">
            <text:p>236</text:p>
          </table:table-cell>
          <table:table-cell table:style-name="ce246" table:formula="of:=[.AI53]/100/(700000/255)" office:value-type="float" office:value="40.0714285714286" calcext:value-type="float">
            <text:p>40</text:p>
          </table:table-cell>
          <table:table-cell table:style-name="ce247" table:formula="of:=1.28*[.AF53]" office:value-type="float" office:value="16.2944" calcext:value-type="float">
            <text:p>16,3</text:p>
          </table:table-cell>
          <table:table-cell table:style-name="ce247" table:formula="of:=1.28*[.AG53]" office:value-type="float" office:value="12.2112" calcext:value-type="float">
            <text:p>12,2</text:p>
          </table:table-cell>
          <table:table-cell table:style-name="ce247" table:formula="of:=1.28*[.AH53]" office:value-type="float" office:value="6.144" calcext:value-type="float">
            <text:p>6,1</text:p>
          </table:table-cell>
          <table:table-cell table:style-name="ce248"/>
          <table:table-cell table:style-name="ce243" office:value-type="float" office:value="72" calcext:value-type="float">
            <text:p>72</text:p>
          </table:table-cell>
          <table:table-cell table:style-name="ce238" office:value-type="float" office:value="12.73" calcext:value-type="float">
            <text:p>12,73</text:p>
          </table:table-cell>
          <table:table-cell table:style-name="ce238" office:value-type="float" office:value="9.54" calcext:value-type="float">
            <text:p>9,54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11000000" calcext:value-type="float">
            <text:p>11 000 000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/>
          <table:table-cell table:style-name="ce248" office:value-type="float" office:value="2530" calcext:value-type="float">
            <text:p>2530</text:p>
          </table:table-cell>
          <table:table-cell table:style-name="ce248" office:value-type="float" office:value="8000" calcext:value-type="float">
            <text:p>8000</text:p>
          </table:table-cell>
          <table:table-cell table:style-name="ce248" office:value-type="float" office:value="4350" calcext:value-type="float">
            <text:p>435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3]-[.AO53]-[.AN53]" office:value-type="float" office:value="3565" calcext:value-type="float">
            <text:p>3565</text:p>
          </table:table-cell>
          <table:table-cell table:style-name="ce248" table:formula="of:=([.AP53]/0.8)/([.AL53]/1.852)*54" office:value-type="float" office:value="176.150454545455" calcext:value-type="float">
            <text:p>17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6" calcext:value-type="float">
            <text:p>6</text:p>
          </table:table-cell>
          <table:table-cell table:style-name="ce249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49" table:formula="of:=[.AM53]/5" office:value-type="currency" office:currency="GBP" office:value="1600" calcext:value-type="currency">
            <text:p><text:s/>£1 600 </text:p>
          </table:table-cell>
          <table:table-cell table:style-name="ce249" table:formula="of:=[.AR53]*([.AS53]*1.3*300)" office:value-type="currency" office:currency="GBP" office:value="2340" calcext:value-type="currency">
            <text:p><text:s/>£2 340 </text:p>
          </table:table-cell>
          <table:table-cell table:style-name="ce249" table:formula="of:=([.BB53]*3/100)" office:value-type="currency" office:currency="GBP" office:value="6082.0311" calcext:value-type="currency">
            <text:p><text:s/>£6 082 </text:p>
          </table:table-cell>
          <table:table-cell table:style-name="ce249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48" table:formula="of:=[.AX53]/(9600/255)" office:value-type="float" office:value="436.254290038352" calcext:value-type="float">
            <text:p>436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53]" office:value-type="float" office:value="20000000" calcext:value-type="float">
            <text:p>20 000 000</text:p>
          </table:table-cell>
          <table:table-cell table:style-name="ce249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53]/2734.37" office:value-type="float" office:value="74.1429908900405" calcext:value-type="float">
            <text:p>74</text:p>
          </table:table-cell>
          <table:table-cell table:style-name="ce241" table:formula="of:=[.G53]" office:value-type="date" office:date-value="1997-08-02" calcext:value-type="date">
            <text:p>1997-08-02</text:p>
          </table:table-cell>
          <table:table-cell table:style-name="ce251" office:value-type="float" office:value="12.2" calcext:value-type="float">
            <text:p>12,2</text:p>
          </table:table-cell>
          <table:table-cell table:style-name="ce252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49" table:formula="of:=[.BF53]/10/2" office:value-type="currency" office:currency="GBP" office:value="81967.2131147541" calcext:value-type="currency">
            <text:p><text:s/>£81 967 </text:p>
          </table:table-cell>
          <table:table-cell table:style-name="ce243" table:formula="of:=ROUNDUP([.BG53]/2734.37;0)" office:value-type="float" office:value="30" calcext:value-type="float">
            <text:p>30</text:p>
          </table:table-cell>
          <table:table-cell table:style-name="ce249" table:formula="of:=[.BG53]*1.5/100" office:value-type="currency" office:currency="GBP" office:value="1229.50819672131" calcext:value-type="currency">
            <text:p><text:s/>£1 230 </text:p>
          </table:table-cell>
          <table:table-cell table:style-name="ce249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43" table:formula="of:=[.BJ53]/(9600/255)" office:value-type="float" office:value="235.63932147541" calcext:value-type="float">
            <text:p>236</text:p>
          </table:table-cell>
          <table:table-cell table:style-name="ce243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f35</text:p>
          </table:table-cell>
          <table:table-cell table:style-name="ce239" office:value-type="string" calcext:value-type="string">
            <text:p>F35</text:p>
          </table:table-cell>
          <table:table-cell table:style-name="ce242" office:value-type="date" office:date-value="2006-12-01" calcext:value-type="date">
            <text:p>2006-12-01</text:p>
          </table:table-cell>
          <table:table-cell table:style-name="ce243" office:value-type="float" office:value="34" calcext:value-type="float">
            <text:p>34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4" calcext:value-type="float">
            <text:p>74</text:p>
          </table:table-cell>
          <table:table-cell table:style-name="ce243" office:value-type="float" office:value="92" calcext:value-type="float">
            <text:p>92</text:p>
          </table:table-cell>
          <table:table-cell table:style-name="ce243" office:value-type="float" office:value="1930" calcext:value-type="float">
            <text:p>1930</text:p>
          </table:table-cell>
          <table:table-cell table:style-name="ce243" table:formula="of:=[.AL54]/5" office:value-type="float" office:value="560" calcext:value-type="float">
            <text:p>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4]*2)/(9600/255)" office:value-type="float" office:value="1115.625" calcext:value-type="float">
            <text:p>1116</text:p>
          </table:table-cell>
          <table:table-cell table:style-name="ce243" table:formula="of:=[.BH54]" office:value-type="float" office:value="233" calcext:value-type="float">
            <text:p>233</text:p>
          </table:table-cell>
          <table:table-cell table:style-name="ce243" table:formula="of:=[.BK54]" office:value-type="float" office:value="1051.00756003246" calcext:value-type="float">
            <text:p>1051</text:p>
          </table:table-cell>
          <table:table-cell table:style-name="ce246" table:formula="of:=[.AI54]/100/(700000/255)" office:value-type="float" office:value="291.428571428571" calcext:value-type="float">
            <text:p>291</text:p>
          </table:table-cell>
          <table:table-cell table:style-name="ce247" table:formula="of:=1.67*[.AF54]" office:value-type="float" office:value="25.718" calcext:value-type="float">
            <text:p>25,7</text:p>
          </table:table-cell>
          <table:table-cell table:style-name="ce247" table:formula="of:=1.67*[.AG54]" office:value-type="float" office:value="17.869" calcext:value-type="float">
            <text:p>17,9</text:p>
          </table:table-cell>
          <table:table-cell table:style-name="ce247" table:formula="of:=1.67*[.AH54]" office:value-type="float" office:value="7.682" calcext:value-type="float">
            <text:p>7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5.4" calcext:value-type="float">
            <text:p>15,4</text:p>
          </table:table-cell>
          <table:table-cell table:style-name="ce238" office:value-type="float" office:value="10.7" calcext:value-type="float">
            <text:p>10,7</text:p>
          </table:table-cell>
          <table:table-cell table:style-name="ce238" office:value-type="float" office:value="4.6" calcext:value-type="float">
            <text:p>4,6</text:p>
          </table:table-cell>
          <table:table-cell table:style-name="ce246" office:value-type="float" office:value="80000000" calcext:value-type="float">
            <text:p>80 000 000</text:p>
          </table:table-cell>
          <table:table-cell table:number-columns-repeated="2" table:style-name="ce246" office:value-type="float" office:value="21000" calcext:value-type="float">
            <text:p>21 000</text:p>
          </table:table-cell>
          <table:table-cell table:style-name="ce248" office:value-type="float" office:value="2800" calcext:value-type="float">
            <text:p>2800</text:p>
          </table:table-cell>
          <table:table-cell table:style-name="ce248" office:value-type="float" office:value="31800" calcext:value-type="float">
            <text:p>31800</text:p>
          </table:table-cell>
          <table:table-cell table:style-name="ce248" office:value-type="float" office:value="13199" calcext:value-type="float">
            <text:p>13199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4]-[.AO54]-[.AN54]" office:value-type="float" office:value="18516" calcext:value-type="float">
            <text:p>18516</text:p>
          </table:table-cell>
          <table:table-cell table:style-name="ce248" table:formula="of:=([.AP54]/0.8)/([.AL54]/1.852)*54" office:value-type="float" office:value="826.673271428571" calcext:value-type="float">
            <text:p>827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9" calcext:value-type="float">
            <text:p>9</text:p>
          </table:table-cell>
          <table:table-cell table:style-name="ce249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49" table:formula="of:=[.AM54]/5" office:value-type="currency" office:currency="GBP" office:value="6360" calcext:value-type="currency">
            <text:p><text:s/>£6 360 </text:p>
          </table:table-cell>
          <table:table-cell table:style-name="ce249" table:formula="of:=[.AR54]*([.AS54]*1.3*300)" office:value-type="currency" office:currency="GBP" office:value="3510" calcext:value-type="currency">
            <text:p><text:s/>£3 510 </text:p>
          </table:table-cell>
          <table:table-cell table:style-name="ce249" table:formula="of:=([.BB54]*3/100)" office:value-type="currency" office:currency="GBP" office:value="59182.0311" calcext:value-type="currency">
            <text:p><text:s/>£59 182 </text:p>
          </table:table-cell>
          <table:table-cell table:style-name="ce249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48" table:formula="of:=[.AX54]/(9600/255)" office:value-type="float" office:value="2632.21070189746" calcext:value-type="float">
            <text:p>2632</text:p>
          </table:table-cell>
          <table:table-cell table:style-name="ce250" office:value-type="currency" office:currency="USD" office:value="197000000" calcext:value-type="currency">
            <text:p>$ 197 000 000</text:p>
          </table:table-cell>
          <table:table-cell table:style-name="ce246" table:formula="of:=[.AZ54]" office:value-type="float" office:value="197000000" calcext:value-type="float">
            <text:p>197 000 000</text:p>
          </table:table-cell>
          <table:table-cell table:style-name="ce249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48" table:formula="of:=[.BB54]/2734.37" office:value-type="float" office:value="721.458460266899" calcext:value-type="float">
            <text:p>721</text:p>
          </table:table-cell>
          <table:table-cell table:style-name="ce241" table:formula="of:=[.G54]" office:value-type="date" office:date-value="2006-12-01" calcext:value-type="date">
            <text:p>2006-12-01</text:p>
          </table:table-cell>
          <table:table-cell table:style-name="ce251" office:value-type="float" office:value="15.5" calcext:value-type="float">
            <text:p>15,5</text:p>
          </table:table-cell>
          <table:table-cell table:style-name="ce252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49" table:formula="of:=[.BF54]/10/2" office:value-type="currency" office:currency="GBP" office:value="635483.870967742" calcext:value-type="currency">
            <text:p><text:s/>£635 484 </text:p>
          </table:table-cell>
          <table:table-cell table:style-name="ce243" table:formula="of:=ROUNDUP([.BG54]/2734.37;0)" office:value-type="float" office:value="233" calcext:value-type="float">
            <text:p>233</text:p>
          </table:table-cell>
          <table:table-cell table:style-name="ce249" table:formula="of:=[.BG54]*1.5/100" office:value-type="currency" office:currency="GBP" office:value="9532.25806451613" calcext:value-type="currency">
            <text:p><text:s/>£9 532 </text:p>
          </table:table-cell>
          <table:table-cell table:style-name="ce249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43" table:formula="of:=[.BJ54]/(9600/255)" office:value-type="float" office:value="1051.00756003246" calcext:value-type="float">
            <text:p>1051</text:p>
          </table:table-cell>
          <table:table-cell table:style-name="ce243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57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su57</text:p>
          </table:table-cell>
          <table:table-cell table:style-name="ce239" office:value-type="string" calcext:value-type="string">
            <text:p>SU57</text:p>
          </table:table-cell>
          <table:table-cell table:style-name="ce242" office:value-type="date" office:date-value="2010-01-29" calcext:value-type="date">
            <text:p>2010-01-29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70" calcext:value-type="float">
            <text:p>70</text:p>
          </table:table-cell>
          <table:table-cell table:style-name="ce240" office:value-type="float" office:value="88" calcext:value-type="float">
            <text:p>88</text:p>
          </table:table-cell>
          <table:table-cell table:style-name="ce240" office:value-type="float" office:value="2440" calcext:value-type="float">
            <text:p>2440</text:p>
          </table:table-cell>
          <table:table-cell table:style-name="ce243" table:formula="of:=[.AL55]/5" office:value-type="float" office:value="700" calcext:value-type="float">
            <text:p>7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8" calcext:value-type="float">
            <text:p>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55]*2)/(9600/255)" office:value-type="float" office:value="1275" calcext:value-type="float">
            <text:p>1275</text:p>
          </table:table-cell>
          <table:table-cell table:style-name="ce243" table:formula="of:=[.BH55]" office:value-type="float" office:value="89" calcext:value-type="float">
            <text:p>89</text:p>
          </table:table-cell>
          <table:table-cell table:style-name="ce243" table:formula="of:=[.BK55]" office:value-type="float" office:value="973.514951450893" calcext:value-type="float">
            <text:p>974</text:p>
          </table:table-cell>
          <table:table-cell table:style-name="ce246" table:formula="of:=[.AI55]/100/(700000/255)" office:value-type="float" office:value="207.642857142857" calcext:value-type="float">
            <text:p>208</text:p>
          </table:table-cell>
          <table:table-cell table:style-name="ce247" table:formula="of:=1.67*[.AF55]" office:value-type="float" office:value="33.567" calcext:value-type="float">
            <text:p>33,6</text:p>
          </table:table-cell>
          <table:table-cell table:style-name="ce247" table:formula="of:=1.67*[.AG55]" office:value-type="float" office:value="23.547" calcext:value-type="float">
            <text:p>23,5</text:p>
          </table:table-cell>
          <table:table-cell table:style-name="ce247" table:formula="of:=1.67*[.AH55]" office:value-type="float" office:value="7.9158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" calcext:value-type="float">
            <text:p>12</text:p>
          </table:table-cell>
          <table:table-cell table:style-name="ce238" office:value-type="float" office:value="20.1" calcext:value-type="float">
            <text:p>20,1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4.74" calcext:value-type="float">
            <text:p>4,74</text:p>
          </table:table-cell>
          <table:table-cell table:style-name="ce246" office:value-type="float" office:value="57000000" calcext:value-type="float">
            <text:p>57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3500" calcext:value-type="float">
            <text:p>3500</text:p>
          </table:table-cell>
          <table:table-cell table:style-name="ce238" office:value-type="float" office:value="35000" calcext:value-type="float">
            <text:p>350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5]-[.AO55]-[.AN55]" office:value-type="float" office:value="16915" calcext:value-type="float">
            <text:p>16915</text:p>
          </table:table-cell>
          <table:table-cell table:style-name="ce248" table:formula="of:=([.AP55]/0.8)/([.AL55]/1.852)*54" office:value-type="float" office:value="604.155471428571" calcext:value-type="float">
            <text:p>604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9" calcext:value-type="float">
            <text:p>9</text:p>
          </table:table-cell>
          <table:table-cell table:style-name="ce249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49" table:formula="of:=[.AM55]/5" office:value-type="currency" office:currency="GBP" office:value="7000" calcext:value-type="currency">
            <text:p><text:s/>£7 000 </text:p>
          </table:table-cell>
          <table:table-cell table:style-name="ce249" table:formula="of:=[.AR55]*([.AS55]*1.3*300)" office:value-type="currency" office:currency="GBP" office:value="3510" calcext:value-type="currency">
            <text:p><text:s/>£3 510 </text:p>
          </table:table-cell>
          <table:table-cell table:style-name="ce249" table:formula="of:=([.BB55]*3/100)" office:value-type="currency" office:currency="GBP" office:value="25582.0311" calcext:value-type="currency">
            <text:p><text:s/>£25 582 </text:p>
          </table:table-cell>
          <table:table-cell table:style-name="ce249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48" table:formula="of:=[.AX55]/(9600/255)" office:value-type="float" office:value="1541.90662050808" calcext:value-type="float">
            <text:p>1542</text:p>
          </table:table-cell>
          <table:table-cell table:style-name="ce250" office:value-type="currency" office:currency="USD" office:value="85000000" calcext:value-type="currency">
            <text:p>$ 85 000 000</text:p>
          </table:table-cell>
          <table:table-cell table:style-name="ce246" table:formula="of:=[.AZ55]" office:value-type="float" office:value="85000000" calcext:value-type="float">
            <text:p>85 000 000</text:p>
          </table:table-cell>
          <table:table-cell table:style-name="ce249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48" table:formula="of:=[.BB55]/2734.37" office:value-type="float" office:value="311.857711282672" calcext:value-type="float">
            <text:p>312</text:p>
          </table:table-cell>
          <table:table-cell table:style-name="ce241" table:formula="of:=[.G55]" office:value-type="date" office:date-value="2010-01-29" calcext:value-type="date">
            <text:p>2010-01-29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49" table:formula="of:=[.BF55]/10/2" office:value-type="currency" office:currency="GBP" office:value="242857.142857143" calcext:value-type="currency">
            <text:p><text:s/>£242 857 </text:p>
          </table:table-cell>
          <table:table-cell table:style-name="ce243" table:formula="of:=ROUNDUP([.BG55]/2734.37;0)" office:value-type="float" office:value="89" calcext:value-type="float">
            <text:p>89</text:p>
          </table:table-cell>
          <table:table-cell table:style-name="ce249" table:formula="of:=[.BG55]*1.5/100" office:value-type="currency" office:currency="GBP" office:value="3642.85714285714" calcext:value-type="currency">
            <text:p><text:s/>£3 643 </text:p>
          </table:table-cell>
          <table:table-cell table:style-name="ce249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43" table:formula="of:=[.BJ55]/(9600/255)" office:value-type="float" office:value="973.514951450893" calcext:value-type="float">
            <text:p>974</text:p>
          </table:table-cell>
          <table:table-cell table:style-name="ce243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l39ng</text:p>
          </table:table-cell>
          <table:table-cell table:style-name="ce239" office:value-type="string" calcext:value-type="string">
            <text:p>AERO_L39NG</text:p>
          </table:table-cell>
          <table:table-cell table:style-name="ce242" office:value-type="date" office:date-value="2018-12-22" calcext:value-type="date">
            <text:p>2018-12-22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80" calcext:value-type="float">
            <text:p>780</text:p>
          </table:table-cell>
          <table:table-cell table:style-name="ce243" table:formula="of:=[.AL56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9" calcext:value-type="float">
            <text:p>79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" calcext:value-type="float">
            <text:p>29</text:p>
          </table:table-cell>
          <table:table-cell table:style-name="ce245" table:formula="of:=([.AJ56]*2)/(9600/255)" office:value-type="float" office:value="610.9375" calcext:value-type="float">
            <text:p>611</text:p>
          </table:table-cell>
          <table:table-cell table:style-name="ce243" table:formula="of:=[.BH56]" office:value-type="float" office:value="12" calcext:value-type="float">
            <text:p>12</text:p>
          </table:table-cell>
          <table:table-cell table:style-name="ce243" table:formula="of:=[.BK56]" office:value-type="float" office:value="159.751821035121" calcext:value-type="float">
            <text:p>160</text:p>
          </table:table-cell>
          <table:table-cell table:style-name="ce246" table:formula="of:=[.AI56]/100/(700000/255)" office:value-type="float" office:value="29.1428571428571" calcext:value-type="float">
            <text:p>29</text:p>
          </table:table-cell>
          <table:table-cell table:style-name="ce247" table:formula="of:=1.28*[.AF56]" office:value-type="float" office:value="15.1424" calcext:value-type="float">
            <text:p>15,1</text:p>
          </table:table-cell>
          <table:table-cell table:style-name="ce247" table:formula="of:=1.28*[.AG56]" office:value-type="float" office:value="11.9936" calcext:value-type="float">
            <text:p>12,0</text:p>
          </table:table-cell>
          <table:table-cell table:style-name="ce247" table:formula="of:=1.28*[.AH56]" office:value-type="float" office:value="6.2336" calcext:value-type="float">
            <text:p>6,2</text:p>
          </table:table-cell>
          <table:table-cell table:style-name="ce248"/>
          <table:table-cell table:style-name="ce243" office:value-type="float" office:value="4" calcext:value-type="float">
            <text:p>4</text:p>
          </table:table-cell>
          <table:table-cell table:style-name="ce238" office:value-type="float" office:value="11.83" calcext:value-type="float">
            <text:p>11,83</text:p>
          </table:table-cell>
          <table:table-cell table:style-name="ce238" office:value-type="float" office:value="9.37" calcext:value-type="float">
            <text:p>9,37</text:p>
          </table:table-cell>
          <table:table-cell table:style-name="ce238" office:value-type="float" office:value="4.87" calcext:value-type="float">
            <text:p>4,87</text:p>
          </table:table-cell>
          <table:table-cell table:style-name="ce246" office:value-type="float" office:value="8000000" calcext:value-type="float">
            <text:p>8 000 000</text:p>
          </table:table-cell>
          <table:table-cell table:style-name="ce246" office:value-type="float" office:value="11500" calcext:value-type="float">
            <text:p>11 500</text:p>
          </table:table-cell>
          <table:table-cell table:style-name="ce246"/>
          <table:table-cell table:style-name="ce248" office:value-type="float" office:value="2500" calcext:value-type="float">
            <text:p>2500</text:p>
          </table:table-cell>
          <table:table-cell table:style-name="ce248" office:value-type="float" office:value="5800" calcext:value-type="float">
            <text:p>5800</text:p>
          </table:table-cell>
          <table:table-cell table:style-name="ce248" office:value-type="float" office:value="3100" calcext:value-type="float">
            <text:p>310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6]-[.AO56]-[.AN56]" office:value-type="float" office:value="2530" calcext:value-type="float">
            <text:p>2530</text:p>
          </table:table-cell>
          <table:table-cell table:style-name="ce248" table:formula="of:=([.AP56]/0.8)/([.AL56]/1.852)*54" office:value-type="float" office:value="126.51012" calcext:value-type="float">
            <text:p>1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56]*0.673*54" office:value-type="currency" office:currency="GBP" office:value="4597.63078104" calcext:value-type="currency">
            <text:p><text:s/>£4 598 </text:p>
          </table:table-cell>
          <table:table-cell table:style-name="ce249" table:formula="of:=[.AM56]/5" office:value-type="currency" office:currency="GBP" office:value="1160" calcext:value-type="currency">
            <text:p><text:s/>£1 160 </text:p>
          </table:table-cell>
          <table:table-cell table:style-name="ce249" table:formula="of:=[.AR56]*([.AS56]*1.3*300)" office:value-type="currency" office:currency="GBP" office:value="5460" calcext:value-type="currency">
            <text:p><text:s/>£5 460 </text:p>
          </table:table-cell>
          <table:table-cell table:style-name="ce249" table:formula="of:=([.BB56]*3/100)" office:value-type="currency" office:currency="GBP" office:value="3772.0311" calcext:value-type="currency">
            <text:p><text:s/>£3 772 </text:p>
          </table:table-cell>
          <table:table-cell table:style-name="ce249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48" table:formula="of:=[.AX56]/(9600/255)" office:value-type="float" office:value="398.162893715125" calcext:value-type="float">
            <text:p>398</text:p>
          </table:table-cell>
          <table:table-cell table:style-name="ce250" office:value-type="currency" office:currency="USD" office:value="12300000" calcext:value-type="currency">
            <text:p>$ 12 300 000</text:p>
          </table:table-cell>
          <table:table-cell table:style-name="ce246" table:formula="of:=[.AZ56]" office:value-type="float" office:value="12300000" calcext:value-type="float">
            <text:p>12 300 000</text:p>
          </table:table-cell>
          <table:table-cell table:style-name="ce249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48" table:formula="of:=[.BB56]/2734.37" office:value-type="float" office:value="45.9829393973749" calcext:value-type="float">
            <text:p>46</text:p>
          </table:table-cell>
          <table:table-cell table:style-name="ce241" table:formula="of:=[.G56]" office:value-type="date" office:date-value="2018-12-22" calcext:value-type="date">
            <text:p>2018-12-22</text:p>
          </table:table-cell>
          <table:table-cell table:style-name="ce251" office:value-type="float" office:value="19.7" calcext:value-type="float">
            <text:p>19,7</text:p>
          </table:table-cell>
          <table:table-cell table:style-name="ce252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49" table:formula="of:=[.BF56]/10/2" office:value-type="currency" office:currency="GBP" office:value="31218.2741116751" calcext:value-type="currency">
            <text:p><text:s/>£31 218 </text:p>
          </table:table-cell>
          <table:table-cell table:style-name="ce243" table:formula="of:=ROUNDUP([.BG56]/2734.37;0)" office:value-type="float" office:value="12" calcext:value-type="float">
            <text:p>12</text:p>
          </table:table-cell>
          <table:table-cell table:style-name="ce249" table:formula="of:=[.BG56]*1.5/100" office:value-type="currency" office:currency="GBP" office:value="468.274111675127" calcext:value-type="currency">
            <text:p><text:s/>£468 </text:p>
          </table:table-cell>
          <table:table-cell table:style-name="ce249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43" table:formula="of:=[.BJ56]/(9600/255)" office:value-type="float" office:value="159.751821035121" calcext:value-type="float">
            <text:p>160</text:p>
          </table:table-cell>
          <table:table-cell table:style-name="ce243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Bell UH-1 Iroquoi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uh1</text:p>
          </table:table-cell>
          <table:table-cell table:style-name="ce239" office:value-type="string" calcext:value-type="string">
            <text:p>UH1</text:p>
          </table:table-cell>
          <table:table-cell table:style-name="ce242" office:value-type="date" office:date-value="1956-10-20" calcext:value-type="date">
            <text:p>1956-10-20</text:p>
          </table:table-cell>
          <table:table-cell table:style-name="ce240" office:value-type="float" office:value="31" calcext:value-type="float">
            <text:p>3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20" calcext:value-type="float">
            <text:p>220</text:p>
          </table:table-cell>
          <table:table-cell table:style-name="ce243" table:formula="of:=[.AL57]/5" office:value-type="float" office:value="102" calcext:value-type="float">
            <text:p>10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3" calcext:value-type="float">
            <text:p>3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57]*2)/(9600/255)" office:value-type="float" office:value="212.5" calcext:value-type="float">
            <text:p>213</text:p>
          </table:table-cell>
          <table:table-cell table:style-name="ce243" table:formula="of:=[.BH57]" office:value-type="float" office:value="43" calcext:value-type="float">
            <text:p>43</text:p>
          </table:table-cell>
          <table:table-cell table:style-name="ce243" table:formula="of:=[.BK57]" office:value-type="float" office:value="156.336765413286" calcext:value-type="float">
            <text:p>156</text:p>
          </table:table-cell>
          <table:table-cell table:style-name="ce246" table:formula="of:=[.AI57]/100/(700000/255)" office:value-type="float" office:value="3.49714285714286" calcext:value-type="float">
            <text:p>3</text:p>
          </table:table-cell>
          <table:table-cell table:style-name="ce247" table:formula="of:=1.67*[.AF57]" office:value-type="float" office:value="20.374" calcext:value-type="float">
            <text:p>20,4</text:p>
          </table:table-cell>
          <table:table-cell table:style-name="ce247" table:formula="of:=1.67*[.AG57]" office:value-type="float" office:value="4.3754" calcext:value-type="float">
            <text:p>4,4</text:p>
          </table:table-cell>
          <table:table-cell table:style-name="ce247" table:formula="of:=1.67*[.AH57]" office:value-type="float" office:value="7.3313" calcext:value-type="float">
            <text:p>7,3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16000</text:p>
          </table:table-cell>
          <table:table-cell table:style-name="ce238" office:value-type="float" office:value="12.2" calcext:value-type="float">
            <text:p>12,2</text:p>
          </table:table-cell>
          <table:table-cell table:style-name="ce238" office:value-type="float" office:value="2.62" calcext:value-type="float">
            <text:p>2,62</text:p>
          </table:table-cell>
          <table:table-cell table:style-name="ce238" office:value-type="float" office:value="4.39" calcext:value-type="float">
            <text:p>4,39</text:p>
          </table:table-cell>
          <table:table-cell table:style-name="ce246" office:value-type="float" office:value="960000" calcext:value-type="float">
            <text:p>96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38" office:value-type="float" office:value="510" calcext:value-type="float">
            <text:p>510</text:p>
          </table:table-cell>
          <table:table-cell table:style-name="ce238" office:value-type="float" office:value="4309" calcext:value-type="float">
            <text:p>4309</text:p>
          </table:table-cell>
          <table:table-cell table:style-name="ce238" office:value-type="float" office:value="2365" calcext:value-type="float">
            <text:p>2365</text:p>
          </table:table-cell>
          <table:table-cell table:style-name="ce238" office:value-type="float" office:value="1760" calcext:value-type="float">
            <text:p>1760</text:p>
          </table:table-cell>
          <table:table-cell table:style-name="ce248" table:formula="of:=[.AM57]-[.AO57]-[.AN57]" office:value-type="float" office:value="184" calcext:value-type="float">
            <text:p>184</text:p>
          </table:table-cell>
          <table:table-cell table:style-name="ce248" table:formula="of:=([.AP57]/0.8)/([.AL57]/1.852)*54" office:value-type="float" office:value="45.1016470588235" calcext:value-type="float">
            <text:p>4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49" table:formula="of:=[.AM57]/5" office:value-type="currency" office:currency="GBP" office:value="861.8" calcext:value-type="currency">
            <text:p><text:s/>£862 </text:p>
          </table:table-cell>
          <table:table-cell table:style-name="ce249" table:formula="of:=[.AR57]*([.AS57]*1.3*300)" office:value-type="currency" office:currency="GBP" office:value="1170" calcext:value-type="currency">
            <text:p><text:s/>£1 170 </text:p>
          </table:table-cell>
          <table:table-cell table:style-name="ce249" table:formula="of:=([.BB57]*3/100)" office:value-type="currency" office:currency="GBP" office:value="1492.0311" calcext:value-type="currency">
            <text:p><text:s/>£1 492 </text:p>
          </table:table-cell>
          <table:table-cell table:style-name="ce249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48" table:formula="of:=[.AX57]/(9600/255)" office:value-type="float" office:value="137.13993386875" calcext:value-type="float">
            <text:p>137</text:p>
          </table:table-cell>
          <table:table-cell table:style-name="ce250" office:value-type="currency" office:currency="USD" office:value="4700000" calcext:value-type="currency">
            <text:p>$ 4 700 000</text:p>
          </table:table-cell>
          <table:table-cell table:style-name="ce246" table:formula="of:=[.AZ57]" office:value-type="float" office:value="4700000" calcext:value-type="float">
            <text:p>4 700 000</text:p>
          </table:table-cell>
          <table:table-cell table:style-name="ce249" table:formula="of:=([.BA57]/2/50)+2734.37" office:value-type="currency" office:currency="GBP" office:value="49734.37" calcext:value-type="currency">
            <text:p><text:s/>£49 734 </text:p>
          </table:table-cell>
          <table:table-cell table:style-name="ce248" table:formula="of:=[.BB57]/2734.37" office:value-type="float" office:value="18.1886028591595" calcext:value-type="float">
            <text:p>18</text:p>
          </table:table-cell>
          <table:table-cell table:style-name="ce241" table:formula="of:=[.G57]" office:value-type="date" office:date-value="1956-10-20" calcext:value-type="date">
            <text:p>1956-10-2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57]/[.BE57]" office:value-type="currency" office:currency="USD" office:value="2350000" calcext:value-type="currency">
            <text:p><text:s/>$2 350 000 </text:p>
          </table:table-cell>
          <table:table-cell table:style-name="ce249" table:formula="of:=[.BF57]/10/2" office:value-type="currency" office:currency="GBP" office:value="117500" calcext:value-type="currency">
            <text:p><text:s/>£117 500 </text:p>
          </table:table-cell>
          <table:table-cell table:style-name="ce243" table:formula="of:=ROUNDUP([.BG57]/2734.37;0)" office:value-type="float" office:value="43" calcext:value-type="float">
            <text:p>43</text:p>
          </table:table-cell>
          <table:table-cell table:style-name="ce249" table:formula="of:=[.BG57]*1.5/100" office:value-type="currency" office:currency="GBP" office:value="1762.5" calcext:value-type="currency">
            <text:p><text:s/>£1 763 </text:p>
          </table:table-cell>
          <table:table-cell table:style-name="ce249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43" table:formula="of:=[.BJ57]/(9600/255)" office:value-type="float" office:value="156.336765413286" calcext:value-type="float">
            <text:p>156</text:p>
          </table:table-cell>
          <table:table-cell table:style-name="ce243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RQ-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rq4</text:p>
          </table:table-cell>
          <table:table-cell table:style-name="ce239" office:value-type="string" calcext:value-type="string">
            <text:p>RQ4</text:p>
          </table:table-cell>
          <table:table-cell table:style-name="ce242" office:value-type="date" office:date-value="1998-03-01" calcext:value-type="date">
            <text:p>1998-03-0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8" calcext:value-type="float">
            <text:p>2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7" calcext:value-type="float">
            <text:p>67</text:p>
          </table:table-cell>
          <table:table-cell table:style-name="ce240" office:value-type="float" office:value="163" calcext:value-type="float">
            <text:p>163</text:p>
          </table:table-cell>
          <table:table-cell table:style-name="ce240" office:value-type="float" office:value="609" calcext:value-type="float">
            <text:p>609</text:p>
          </table:table-cell>
          <table:table-cell table:style-name="ce243" table:formula="of:=[.AL58]/5" office:value-type="float" office:value="4560" calcext:value-type="float">
            <text:p>4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2" calcext:value-type="float">
            <text:p>222</text:p>
          </table:table-cell>
          <table:table-cell table:style-name="ce245" table:formula="of:=([.AJ58]*2)/(9600/255)" office:value-type="float" office:value="2656.25" calcext:value-type="float">
            <text:p>2656</text:p>
          </table:table-cell>
          <table:table-cell table:style-name="ce243" table:formula="of:=[.BH58]" office:value-type="float" office:value="151" calcext:value-type="float">
            <text:p>151</text:p>
          </table:table-cell>
          <table:table-cell table:style-name="ce243" table:formula="of:=[.BK58]" office:value-type="float" office:value="534.426251078521" calcext:value-type="float">
            <text:p>534</text:p>
          </table:table-cell>
          <table:table-cell table:style-name="ce246" table:formula="of:=[.AI58]/100/(700000/255)" office:value-type="float" office:value="222.214285714286" calcext:value-type="float">
            <text:p>222</text:p>
          </table:table-cell>
          <table:table-cell table:style-name="ce247" table:formula="of:=1.67*[.AF58]" office:value-type="float" office:value="24.215" calcext:value-type="float">
            <text:p>24,2</text:p>
          </table:table-cell>
          <table:table-cell table:style-name="ce247" table:formula="of:=1.67*[.AG58]" office:value-type="float" office:value="66.8" calcext:value-type="float">
            <text:p>66,8</text:p>
          </table:table-cell>
          <table:table-cell table:style-name="ce247" table:formula="of:=1.67*[.AH58]" office:value-type="float" office:value="7.849" calcext:value-type="float">
            <text:p>7,8</text:p>
          </table:table-cell>
          <table:table-cell table:style-name="ce238" office:value-type="float" office:value="0" calcext:value-type="float">
            <text:p>0</text:p>
          </table:table-cell>
          <table:table-cell table:style-name="ce240"/>
          <table:table-cell table:style-name="ce238" office:value-type="float" office:value="14.5" calcext:value-type="float">
            <text:p>14,5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61000000" calcext:value-type="float">
            <text:p>61 000 000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38" office:value-type="float" office:value="22800" calcext:value-type="float">
            <text:p>22800</text:p>
          </table:table-cell>
          <table:table-cell table:style-name="ce238" office:value-type="float" office:value="14628" calcext:value-type="float">
            <text:p>14628</text:p>
          </table:table-cell>
          <table:table-cell table:style-name="ce238" office:value-type="float" office:value="6781" calcext:value-type="float">
            <text:p>6781</text:p>
          </table:table-cell>
          <table:table-cell table:style-name="ce238" office:value-type="float" office:value="1360" calcext:value-type="float">
            <text:p>1360</text:p>
          </table:table-cell>
          <table:table-cell table:style-name="ce248" table:formula="of:=[.AM58]-[.AO58]-[.AN58]" office:value-type="float" office:value="6487" calcext:value-type="float">
            <text:p>6487</text:p>
          </table:table-cell>
          <table:table-cell table:style-name="ce248" table:formula="of:=([.AP58]/0.8)/([.AL58]/1.852)*54" office:value-type="float" office:value="35.5675381578947" calcext:value-type="float">
            <text:p>36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0" calcext:value-type="float">
            <text:p>10</text:p>
          </table:table-cell>
          <table:table-cell table:style-name="ce249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49" table:formula="of:=[.AM58]/5" office:value-type="currency" office:currency="GBP" office:value="2925.6" calcext:value-type="currency">
            <text:p><text:s/>£2 926 </text:p>
          </table:table-cell>
          <table:table-cell table:style-name="ce249" table:formula="of:=[.AR58]*([.AS58]*1.3*300)" office:value-type="currency" office:currency="GBP" office:value="11700" calcext:value-type="currency">
            <text:p><text:s/>£11 700 </text:p>
          </table:table-cell>
          <table:table-cell table:style-name="ce249" table:formula="of:=([.BB58]*3/100)" office:value-type="currency" office:currency="GBP" office:value="31282.0311" calcext:value-type="currency">
            <text:p><text:s/>£31 282 </text:p>
          </table:table-cell>
          <table:table-cell table:style-name="ce249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48" table:formula="of:=[.AX58]/(9600/255)" office:value-type="float" office:value="1253.75601831169" calcext:value-type="float">
            <text:p>1254</text:p>
          </table:table-cell>
          <table:table-cell table:style-name="ce250" office:value-type="currency" office:currency="USD" office:value="104000000" calcext:value-type="currency">
            <text:p>$ 104 000 000</text:p>
          </table:table-cell>
          <table:table-cell table:style-name="ce246" table:formula="of:=[.AZ58]" office:value-type="float" office:value="104000000" calcext:value-type="float">
            <text:p>104 000 000</text:p>
          </table:table-cell>
          <table:table-cell table:style-name="ce249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48" table:formula="of:=[.BB58]/2734.37" office:value-type="float" office:value="381.343552628211" calcext:value-type="float">
            <text:p>381</text:p>
          </table:table-cell>
          <table:table-cell table:style-name="ce241" table:formula="of:=[.G58]" office:value-type="date" office:date-value="1998-03-01" calcext:value-type="date">
            <text:p>1998-03-01</text:p>
          </table:table-cell>
          <table:table-cell table:style-name="ce251" office:value-type="float" office:value="12.6" calcext:value-type="float">
            <text:p>12,6</text:p>
          </table:table-cell>
          <table:table-cell table:style-name="ce252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49" table:formula="of:=[.BF58]/10/2" office:value-type="currency" office:currency="GBP" office:value="412698.412698413" calcext:value-type="currency">
            <text:p><text:s/>£412 698 </text:p>
          </table:table-cell>
          <table:table-cell table:style-name="ce243" table:formula="of:=ROUNDUP([.BG58]/2734.37;0)" office:value-type="float" office:value="151" calcext:value-type="float">
            <text:p>151</text:p>
          </table:table-cell>
          <table:table-cell table:style-name="ce249" table:formula="of:=[.BG58]*1.5/100" office:value-type="currency" office:currency="GBP" office:value="6190.47619047619" calcext:value-type="currency">
            <text:p><text:s/>£6 190 </text:p>
          </table:table-cell>
          <table:table-cell table:style-name="ce249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43" table:formula="of:=[.BJ58]/(9600/255)" office:value-type="float" office:value="534.426251078521" calcext:value-type="float">
            <text:p>534</text:p>
          </table:table-cell>
          <table:table-cell table:style-name="ce243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Martin RQ-170 Sentinel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rq170</text:p>
          </table:table-cell>
          <table:table-cell table:style-name="ce239" office:value-type="string" calcext:value-type="string">
            <text:p>RQ170</text:p>
          </table:table-cell>
          <table:table-cell table:style-name="ce242" office:value-type="date" office:date-value="2007-07-01" calcext:value-type="date">
            <text:p>2007-07-01</text:p>
          </table:table-cell>
          <table:table-cell table:number-columns-repeated="2"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0" calcext:value-type="float">
            <text:p>70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office:value-type="float" office:value="950" calcext:value-type="float">
            <text:p>950</text:p>
          </table:table-cell>
          <table:table-cell table:style-name="ce243" table:formula="of:=[.AL59]/5" office:value-type="float" office:value="2000" calcext:value-type="float">
            <text:p>2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9]*2)/(9600/255)" office:value-type="float" office:value="3187.5" calcext:value-type="float">
            <text:p>3188</text:p>
          </table:table-cell>
          <table:table-cell table:style-name="ce243" table:formula="of:=[.BH59]" office:value-type="float" office:value="7" calcext:value-type="float">
            <text:p>7</text:p>
          </table:table-cell>
          <table:table-cell table:style-name="ce243" table:formula="of:=[.BK59]" office:value-type="float" office:value="1731.7081875" calcext:value-type="float">
            <text:p>1732</text:p>
          </table:table-cell>
          <table:table-cell table:style-name="ce246" table:formula="of:=[.AI59]/100/(700000/255)" office:value-type="float" office:value="291.428571428571" calcext:value-type="float">
            <text:p>291</text:p>
          </table:table-cell>
          <table:table-cell table:style-name="ce247" table:formula="of:=1.67*[.AF59]" office:value-type="float" office:value="7.515" calcext:value-type="float">
            <text:p>7,5</text:p>
          </table:table-cell>
          <table:table-cell table:style-name="ce247" table:formula="of:=1.67*[.AG59]" office:value-type="float" office:value="33.3833" calcext:value-type="float">
            <text:p>33,4</text:p>
          </table:table-cell>
          <table:table-cell table:style-name="ce247" table:formula="of:=1.67*[.AH59]" office:value-type="float" office:value="3.006" calcext:value-type="float">
            <text:p>3,0</text:p>
          </table:table-cell>
          <table:table-cell table:style-name="ce248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38" office:value-type="float" office:value="4.5" calcext:value-type="float">
            <text:p>4,5</text:p>
          </table:table-cell>
          <table:table-cell table:style-name="ce238" office:value-type="float" office:value="19.99" calcext:value-type="float">
            <text:p>19,99</text:p>
          </table:table-cell>
          <table:table-cell table:style-name="ce238" office:value-type="float" office:value="1.8" calcext:value-type="float">
            <text:p>1,8</text:p>
          </table:table-cell>
          <table:table-cell table:style-name="ce246" office:value-type="float" office:value="80000000" calcext:value-type="float">
            <text:p>80 000 000</text:p>
          </table:table-cell>
          <table:table-cell table:style-name="ce246" office:value-type="float" office:value="60000" calcext:value-type="float">
            <text:p>60 000</text:p>
          </table:table-cell>
          <table:table-cell table:style-name="ce246"/>
          <table:table-cell table:style-name="ce248" office:value-type="float" office:value="10000" calcext:value-type="float">
            <text:p>10000</text:p>
          </table:table-cell>
          <table:table-cell table:style-name="ce248" office:value-type="float" office:value="70000" calcext:value-type="float">
            <text:p>70000</text:p>
          </table:table-cell>
          <table:table-cell table:style-name="ce248" office:value-type="float" office:value="32000" calcext:value-type="float">
            <text:p>32000</text:p>
          </table:table-cell>
          <table:table-cell table:style-name="ce248" office:value-type="float" office:value="10000" calcext:value-type="float">
            <text:p>10000</text:p>
          </table:table-cell>
          <table:table-cell table:style-name="ce248" table:formula="of:=[.AM59]-[.AO59]-[.AN59]" office:value-type="float" office:value="28000" calcext:value-type="float">
            <text:p>28000</text:p>
          </table:table-cell>
          <table:table-cell table:style-name="ce248" table:formula="of:=([.AP59]/0.8)/([.AL59]/1.852)*54" office:value-type="float" office:value="350.028" calcext:value-type="float">
            <text:p>350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0" calcext:value-type="float">
            <text:p>10</text:p>
          </table:table-cell>
          <table:table-cell table:style-name="ce249" table:formula="of:=[.AQ59]*0.673*54" office:value-type="currency" office:currency="GBP" office:value="12720.717576" calcext:value-type="currency">
            <text:p><text:s/>£12 721 </text:p>
          </table:table-cell>
          <table:table-cell table:style-name="ce249" table:formula="of:=[.AM59]/5" office:value-type="currency" office:currency="GBP" office:value="14000" calcext:value-type="currency">
            <text:p><text:s/>£14 000 </text:p>
          </table:table-cell>
          <table:table-cell table:style-name="ce249" table:formula="of:=[.AR59]*([.AS59]*1.3*300)" office:value-type="currency" office:currency="GBP" office:value="11700" calcext:value-type="currency">
            <text:p><text:s/>£11 700 </text:p>
          </table:table-cell>
          <table:table-cell table:style-name="ce249" table:formula="of:=([.BB59]*3/100)" office:value-type="currency" office:currency="GBP" office:value="1882.0311" calcext:value-type="currency">
            <text:p><text:s/>£1 882 </text:p>
          </table:table-cell>
          <table:table-cell table:style-name="ce249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48" table:formula="of:=[.AX59]/(9600/255)" office:value-type="float" office:value="1070.54176170625" calcext:value-type="float">
            <text:p>1071</text:p>
          </table:table-cell>
          <table:table-cell table:style-name="ce250" office:value-type="currency" office:currency="USD" office:value="6000000" calcext:value-type="currency">
            <text:p>$ 6 000 000</text:p>
          </table:table-cell>
          <table:table-cell table:style-name="ce246" table:formula="of:=[.AZ59]" office:value-type="float" office:value="6000000" calcext:value-type="float">
            <text:p>6 000 000</text:p>
          </table:table-cell>
          <table:table-cell table:style-name="ce249" table:formula="of:=([.BA59]/2/50)+2734.37" office:value-type="currency" office:currency="GBP" office:value="62734.37" calcext:value-type="currency">
            <text:p><text:s/>£62 734 </text:p>
          </table:table-cell>
          <table:table-cell table:style-name="ce248" table:formula="of:=[.BB59]/2734.37" office:value-type="float" office:value="22.9428972670121" calcext:value-type="float">
            <text:p>23</text:p>
          </table:table-cell>
          <table:table-cell table:style-name="ce241" table:formula="of:=[.G59]" office:value-type="date" office:date-value="2007-07-01" calcext:value-type="date">
            <text:p>2007-07-01</text:p>
          </table:table-cell>
          <table:table-cell table:style-name="ce251" office:value-type="float" office:value="16" calcext:value-type="float">
            <text:p>16,0</text:p>
          </table:table-cell>
          <table:table-cell table:style-name="ce252" table:formula="of:=[.BA59]/[.BE59]" office:value-type="currency" office:currency="USD" office:value="375000" calcext:value-type="currency">
            <text:p><text:s/>$375 000 </text:p>
          </table:table-cell>
          <table:table-cell table:style-name="ce249" table:formula="of:=[.BF59]/10/2" office:value-type="currency" office:currency="GBP" office:value="18750" calcext:value-type="currency">
            <text:p><text:s/>£18 750 </text:p>
          </table:table-cell>
          <table:table-cell table:style-name="ce243" table:formula="of:=ROUNDUP([.BG59]/2734.37;0)" office:value-type="float" office:value="7" calcext:value-type="float">
            <text:p>7</text:p>
          </table:table-cell>
          <table:table-cell table:style-name="ce249" table:formula="of:=[.BG59]*1.5/100" office:value-type="currency" office:currency="GBP" office:value="281.25" calcext:value-type="currency">
            <text:p><text:s/>£281 </text:p>
          </table:table-cell>
          <table:table-cell table:style-name="ce249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43" table:formula="of:=[.BJ59]/(9600/255)" office:value-type="float" office:value="1731.7081875" calcext:value-type="float">
            <text:p>1732</text:p>
          </table:table-cell>
          <table:table-cell table:style-name="ce243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6</text:p>
          </table:table-cell>
          <table:table-cell table:style-name="ce239" table:formula="of:=UPPER([.E60])" office:value-type="string" office:string-value="MI6" calcext:value-type="string">
            <text:p>MI6</text:p>
          </table:table-cell>
          <table:table-cell table:style-name="ce242"/>
          <table:table-cell table:style-name="ce243" table:number-columns-repeated="6"/>
          <table:table-cell table:style-name="ce243" table:formula="of:=[.AL60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0]*2)/(9600/255)" office:value-type="float" office:value="0" calcext:value-type="float">
            <text:p>0</text:p>
          </table:table-cell>
          <table:table-cell table:style-name="ce243" table:formula="of:=[.BH60]" office:value-type="string" office:string-value="" calcext:value-type="error">
            <text:p>#DIV/0!</text:p>
          </table:table-cell>
          <table:table-cell table:style-name="ce243" table:formula="of:=[.BK60]" office:value-type="string" office:string-value="" calcext:value-type="error">
            <text:p>#DIV/0!</text:p>
          </table:table-cell>
          <table:table-cell table:style-name="ce246" table:formula="of:=[.AI60]/100/(700000/255)" office:value-type="float" office:value="0" calcext:value-type="float">
            <text:p>0</text:p>
          </table:table-cell>
          <table:table-cell table:style-name="ce247" table:formula="of:=1.67*[.AF60]" office:value-type="float" office:value="0" calcext:value-type="float">
            <text:p>0,0</text:p>
          </table:table-cell>
          <table:table-cell table:style-name="ce247" table:formula="of:=1.67*[.AG60]" office:value-type="float" office:value="0" calcext:value-type="float">
            <text:p>0,0</text:p>
          </table:table-cell>
          <table:table-cell table:style-name="ce247" table:formula="of:=1.67*[.AH60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0]-[.AO60]-[.AN60]" office:value-type="float" office:value="0" calcext:value-type="float">
            <text:p>0</text:p>
          </table:table-cell>
          <table:table-cell table:style-name="ce248" table:formula="of:=([.AP60]/0.8)/([.AL60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0]*0.673*54" office:value-type="string" office:string-value="" calcext:value-type="error">
            <text:p>#DIV/0!</text:p>
          </table:table-cell>
          <table:table-cell table:style-name="ce249" table:formula="of:=[.AM60]/5" office:value-type="currency" office:currency="GBP" office:value="0" calcext:value-type="currency">
            <text:p><text:s/>£-</text:p>
          </table:table-cell>
          <table:table-cell table:style-name="ce249" table:formula="of:=[.AR60]*([.AS60]*1.3*300)" office:value-type="currency" office:currency="GBP" office:value="0" calcext:value-type="currency">
            <text:p><text:s/>£-</text:p>
          </table:table-cell>
          <table:table-cell table:style-name="ce249" table:formula="of:=([.BB60]*3/100)" office:value-type="currency" office:currency="GBP" office:value="82.0311" calcext:value-type="currency">
            <text:p><text:s/>£82 </text:p>
          </table:table-cell>
          <table:table-cell table:style-name="ce249" table:formula="of:=[.AT60]+[.AU60]+[.AV60]+[.AW60]" office:value-type="string" office:string-value="" calcext:value-type="error">
            <text:p>#DIV/0!</text:p>
          </table:table-cell>
          <table:table-cell table:style-name="ce248" table:formula="of:=[.AX60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0]" office:value-type="float" office:value="0" calcext:value-type="float">
            <text:p>0</text:p>
          </table:table-cell>
          <table:table-cell table:style-name="ce249" table:formula="of:=([.BA60]/2/50)+2734.37" office:value-type="currency" office:currency="GBP" office:value="2734.37" calcext:value-type="currency">
            <text:p><text:s/>£2 734 </text:p>
          </table:table-cell>
          <table:table-cell table:style-name="ce248" table:formula="of:=[.BB60]/2734.37" office:value-type="float" office:value="1" calcext:value-type="float">
            <text:p>1</text:p>
          </table:table-cell>
          <table:table-cell table:style-name="ce238" table:formula="of:=[.G60]" office:value-type="float" office:value="0" calcext:value-type="float">
            <text:p>0</text:p>
          </table:table-cell>
          <table:table-cell table:style-name="ce251"/>
          <table:table-cell table:style-name="ce252" table:formula="of:=[.BA60]/[.BE60]" office:value-type="string" office:string-value="" calcext:value-type="error">
            <text:p>#DIV/0!</text:p>
          </table:table-cell>
          <table:table-cell table:style-name="ce249" table:formula="of:=[.BF60]/10/2" office:value-type="string" office:string-value="" calcext:value-type="error">
            <text:p>#DIV/0!</text:p>
          </table:table-cell>
          <table:table-cell table:style-name="ce243" table:formula="of:=ROUNDUP([.BG60]/2734.37;0)" office:value-type="string" office:string-value="" calcext:value-type="error">
            <text:p>#DIV/0!</text:p>
          </table:table-cell>
          <table:table-cell table:style-name="ce249" table:formula="of:=[.BG60]*1.5/100" office:value-type="string" office:string-value="" calcext:value-type="error">
            <text:p>#DIV/0!</text:p>
          </table:table-cell>
          <table:table-cell table:style-name="ce249" table:formula="of:=(-0.0000004497*POWER([.AM60];2))+(0.9588*[.AM60])+[.BI60]" office:value-type="string" office:string-value="" calcext:value-type="error">
            <text:p>#DIV/0!</text:p>
          </table:table-cell>
          <table:table-cell table:style-name="ce243" table:formula="of:=[.BJ60]/(9600/255)" office:value-type="string" office:string-value="" calcext:value-type="error">
            <text:p>#DIV/0!</text:p>
          </table:table-cell>
          <table:table-cell table:style-name="ce243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8</text:p>
          </table:table-cell>
          <table:table-cell table:style-name="ce239" table:formula="of:=UPPER([.E61])" office:value-type="string" office:string-value="MI8" calcext:value-type="string">
            <text:p>MI8</text:p>
          </table:table-cell>
          <table:table-cell table:style-name="ce242"/>
          <table:table-cell table:style-name="ce243" table:number-columns-repeated="6"/>
          <table:table-cell table:style-name="ce243" table:formula="of:=[.AL6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1]*2)/(9600/255)" office:value-type="float" office:value="0" calcext:value-type="float">
            <text:p>0</text:p>
          </table:table-cell>
          <table:table-cell table:style-name="ce243" table:formula="of:=[.BH61]" office:value-type="string" office:string-value="" calcext:value-type="error">
            <text:p>#DIV/0!</text:p>
          </table:table-cell>
          <table:table-cell table:style-name="ce243" table:formula="of:=[.BK61]" office:value-type="string" office:string-value="" calcext:value-type="error">
            <text:p>#DIV/0!</text:p>
          </table:table-cell>
          <table:table-cell table:style-name="ce246" table:formula="of:=[.AI61]/100/(700000/255)" office:value-type="float" office:value="0" calcext:value-type="float">
            <text:p>0</text:p>
          </table:table-cell>
          <table:table-cell table:style-name="ce247" table:formula="of:=1.67*[.AF61]" office:value-type="float" office:value="0" calcext:value-type="float">
            <text:p>0,0</text:p>
          </table:table-cell>
          <table:table-cell table:style-name="ce247" table:formula="of:=1.67*[.AG61]" office:value-type="float" office:value="0" calcext:value-type="float">
            <text:p>0,0</text:p>
          </table:table-cell>
          <table:table-cell table:style-name="ce247" table:formula="of:=1.67*[.AH6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1]-[.AO61]-[.AN61]" office:value-type="float" office:value="0" calcext:value-type="float">
            <text:p>0</text:p>
          </table:table-cell>
          <table:table-cell table:style-name="ce248" table:formula="of:=([.AP61]/0.8)/([.AL6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1]*0.673*54" office:value-type="string" office:string-value="" calcext:value-type="error">
            <text:p>#DIV/0!</text:p>
          </table:table-cell>
          <table:table-cell table:style-name="ce249" table:formula="of:=[.AM61]/5" office:value-type="currency" office:currency="GBP" office:value="0" calcext:value-type="currency">
            <text:p><text:s/>£-</text:p>
          </table:table-cell>
          <table:table-cell table:style-name="ce249" table:formula="of:=[.AR61]*([.AS61]*1.3*300)" office:value-type="currency" office:currency="GBP" office:value="0" calcext:value-type="currency">
            <text:p><text:s/>£-</text:p>
          </table:table-cell>
          <table:table-cell table:style-name="ce249" table:formula="of:=([.BB61]*3/100)" office:value-type="currency" office:currency="GBP" office:value="82.0311" calcext:value-type="currency">
            <text:p><text:s/>£82 </text:p>
          </table:table-cell>
          <table:table-cell table:style-name="ce249" table:formula="of:=[.AT61]+[.AU61]+[.AV61]+[.AW61]" office:value-type="string" office:string-value="" calcext:value-type="error">
            <text:p>#DIV/0!</text:p>
          </table:table-cell>
          <table:table-cell table:style-name="ce248" table:formula="of:=[.AX6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1]" office:value-type="float" office:value="0" calcext:value-type="float">
            <text:p>0</text:p>
          </table:table-cell>
          <table:table-cell table:style-name="ce249" table:formula="of:=([.BA61]/2/50)+2734.37" office:value-type="currency" office:currency="GBP" office:value="2734.37" calcext:value-type="currency">
            <text:p><text:s/>£2 734 </text:p>
          </table:table-cell>
          <table:table-cell table:style-name="ce248" table:formula="of:=[.BB61]/2734.37" office:value-type="float" office:value="1" calcext:value-type="float">
            <text:p>1</text:p>
          </table:table-cell>
          <table:table-cell table:style-name="ce238" table:formula="of:=[.G61]" office:value-type="float" office:value="0" calcext:value-type="float">
            <text:p>0</text:p>
          </table:table-cell>
          <table:table-cell table:style-name="ce251"/>
          <table:table-cell table:style-name="ce252" table:formula="of:=[.BA61]/[.BE61]" office:value-type="string" office:string-value="" calcext:value-type="error">
            <text:p>#DIV/0!</text:p>
          </table:table-cell>
          <table:table-cell table:style-name="ce249" table:formula="of:=[.BF61]/10/2" office:value-type="string" office:string-value="" calcext:value-type="error">
            <text:p>#DIV/0!</text:p>
          </table:table-cell>
          <table:table-cell table:style-name="ce243" table:formula="of:=ROUNDUP([.BG61]/2734.37;0)" office:value-type="string" office:string-value="" calcext:value-type="error">
            <text:p>#DIV/0!</text:p>
          </table:table-cell>
          <table:table-cell table:style-name="ce249" table:formula="of:=[.BG61]*1.5/100" office:value-type="string" office:string-value="" calcext:value-type="error">
            <text:p>#DIV/0!</text:p>
          </table:table-cell>
          <table:table-cell table:style-name="ce249" table:formula="of:=(-0.0000004497*POWER([.AM61];2))+(0.9588*[.AM61])+[.BI61]" office:value-type="string" office:string-value="" calcext:value-type="error">
            <text:p>#DIV/0!</text:p>
          </table:table-cell>
          <table:table-cell table:style-name="ce243" table:formula="of:=[.BJ61]/(9600/255)" office:value-type="string" office:string-value="" calcext:value-type="error">
            <text:p>#DIV/0!</text:p>
          </table:table-cell>
          <table:table-cell table:style-name="ce243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17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17</text:p>
          </table:table-cell>
          <table:table-cell table:style-name="ce239" table:formula="of:=UPPER([.E62])" office:value-type="string" office:string-value="MI17" calcext:value-type="string">
            <text:p>MI17</text:p>
          </table:table-cell>
          <table:table-cell table:style-name="ce242"/>
          <table:table-cell table:style-name="ce243" table:number-columns-repeated="6"/>
          <table:table-cell table:style-name="ce243" table:formula="of:=[.AL6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2]*2)/(9600/255)" office:value-type="float" office:value="0" calcext:value-type="float">
            <text:p>0</text:p>
          </table:table-cell>
          <table:table-cell table:style-name="ce243" table:formula="of:=[.BH62]" office:value-type="string" office:string-value="" calcext:value-type="error">
            <text:p>#DIV/0!</text:p>
          </table:table-cell>
          <table:table-cell table:style-name="ce243" table:formula="of:=[.BK62]" office:value-type="string" office:string-value="" calcext:value-type="error">
            <text:p>#DIV/0!</text:p>
          </table:table-cell>
          <table:table-cell table:style-name="ce246" table:formula="of:=[.AI62]/100/(700000/255)" office:value-type="float" office:value="0" calcext:value-type="float">
            <text:p>0</text:p>
          </table:table-cell>
          <table:table-cell table:style-name="ce247" table:formula="of:=1.67*[.AF62]" office:value-type="float" office:value="0" calcext:value-type="float">
            <text:p>0,0</text:p>
          </table:table-cell>
          <table:table-cell table:style-name="ce247" table:formula="of:=1.67*[.AG62]" office:value-type="float" office:value="0" calcext:value-type="float">
            <text:p>0,0</text:p>
          </table:table-cell>
          <table:table-cell table:style-name="ce247" table:formula="of:=1.67*[.AH62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2]-[.AO62]-[.AN62]" office:value-type="float" office:value="0" calcext:value-type="float">
            <text:p>0</text:p>
          </table:table-cell>
          <table:table-cell table:style-name="ce248" table:formula="of:=([.AP62]/0.8)/([.AL62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2]*0.673*54" office:value-type="string" office:string-value="" calcext:value-type="error">
            <text:p>#DIV/0!</text:p>
          </table:table-cell>
          <table:table-cell table:style-name="ce249" table:formula="of:=[.AM62]/5" office:value-type="currency" office:currency="GBP" office:value="0" calcext:value-type="currency">
            <text:p><text:s/>£-</text:p>
          </table:table-cell>
          <table:table-cell table:style-name="ce249" table:formula="of:=[.AR62]*([.AS62]*1.3*300)" office:value-type="currency" office:currency="GBP" office:value="0" calcext:value-type="currency">
            <text:p><text:s/>£-</text:p>
          </table:table-cell>
          <table:table-cell table:style-name="ce249" table:formula="of:=([.BB62]*3/100)" office:value-type="currency" office:currency="GBP" office:value="82.0311" calcext:value-type="currency">
            <text:p><text:s/>£82 </text:p>
          </table:table-cell>
          <table:table-cell table:style-name="ce249" table:formula="of:=[.AT62]+[.AU62]+[.AV62]+[.AW62]" office:value-type="string" office:string-value="" calcext:value-type="error">
            <text:p>#DIV/0!</text:p>
          </table:table-cell>
          <table:table-cell table:style-name="ce248" table:formula="of:=[.AX6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2]" office:value-type="float" office:value="0" calcext:value-type="float">
            <text:p>0</text:p>
          </table:table-cell>
          <table:table-cell table:style-name="ce249" table:formula="of:=([.BA62]/2/50)+2734.37" office:value-type="currency" office:currency="GBP" office:value="2734.37" calcext:value-type="currency">
            <text:p><text:s/>£2 734 </text:p>
          </table:table-cell>
          <table:table-cell table:style-name="ce248" table:formula="of:=[.BB62]/2734.37" office:value-type="float" office:value="1" calcext:value-type="float">
            <text:p>1</text:p>
          </table:table-cell>
          <table:table-cell table:style-name="ce238" table:formula="of:=[.G62]" office:value-type="float" office:value="0" calcext:value-type="float">
            <text:p>0</text:p>
          </table:table-cell>
          <table:table-cell table:style-name="ce251"/>
          <table:table-cell table:style-name="ce252" table:formula="of:=[.BA62]/[.BE62]" office:value-type="string" office:string-value="" calcext:value-type="error">
            <text:p>#DIV/0!</text:p>
          </table:table-cell>
          <table:table-cell table:style-name="ce249" table:formula="of:=[.BF62]/10/2" office:value-type="string" office:string-value="" calcext:value-type="error">
            <text:p>#DIV/0!</text:p>
          </table:table-cell>
          <table:table-cell table:style-name="ce243" table:formula="of:=ROUNDUP([.BG62]/2734.37;0)" office:value-type="string" office:string-value="" calcext:value-type="error">
            <text:p>#DIV/0!</text:p>
          </table:table-cell>
          <table:table-cell table:style-name="ce249" table:formula="of:=[.BG62]*1.5/100" office:value-type="string" office:string-value="" calcext:value-type="error">
            <text:p>#DIV/0!</text:p>
          </table:table-cell>
          <table:table-cell table:style-name="ce249" table:formula="of:=(-0.0000004497*POWER([.AM62];2))+(0.9588*[.AM62])+[.BI62]" office:value-type="string" office:string-value="" calcext:value-type="error">
            <text:p>#DIV/0!</text:p>
          </table:table-cell>
          <table:table-cell table:style-name="ce243" table:formula="of:=[.BJ62]/(9600/255)" office:value-type="string" office:string-value="" calcext:value-type="error">
            <text:p>#DIV/0!</text:p>
          </table:table-cell>
          <table:table-cell table:style-name="ce243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2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26</text:p>
          </table:table-cell>
          <table:table-cell table:style-name="ce239" table:formula="of:=UPPER([.E63])" office:value-type="string" office:string-value="MI26" calcext:value-type="string">
            <text:p>MI26</text:p>
          </table:table-cell>
          <table:table-cell table:style-name="ce242" office:value-type="date" office:date-value="1977-12-17" calcext:value-type="date">
            <text:p>1977-12-17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95" calcext:value-type="float">
            <text:p>295</text:p>
          </table:table-cell>
          <table:table-cell table:style-name="ce243" table:formula="of:=[.AL63]/5" office:value-type="float" office:value="384" calcext:value-type="float">
            <text:p>3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200" calcext:value-type="float">
            <text:p>200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3]*2)/(9600/255)" office:value-type="float" office:value="0" calcext:value-type="float">
            <text:p>0</text:p>
          </table:table-cell>
          <table:table-cell table:style-name="ce243" table:formula="of:=[.BH63]" office:value-type="float" office:value="0" calcext:value-type="float">
            <text:p>0</text:p>
          </table:table-cell>
          <table:table-cell table:style-name="ce243" table:formula="of:=[.BK63]" office:value-type="float" office:value="1388.75499" calcext:value-type="float">
            <text:p>1389</text:p>
          </table:table-cell>
          <table:table-cell table:style-name="ce246" table:formula="of:=[.AI63]/100/(700000/255)" office:value-type="float" office:value="0" calcext:value-type="float">
            <text:p>0</text:p>
          </table:table-cell>
          <table:table-cell table:style-name="ce247" table:formula="of:=1.67*[.AF63]" office:value-type="float" office:value="66.8" calcext:value-type="float">
            <text:p>66,8</text:p>
          </table:table-cell>
          <table:table-cell table:style-name="ce247" table:formula="of:=1.67*[.AG63]" office:value-type="float" office:value="53.44" calcext:value-type="float">
            <text:p>53,4</text:p>
          </table:table-cell>
          <table:table-cell table:style-name="ce247" table:formula="of:=1.67*[.AH63]" office:value-type="float" office:value="13.60215" calcext:value-type="float">
            <text:p>13,6</text:p>
          </table:table-cell>
          <table:table-cell table:style-name="ce248"/>
          <table:table-cell table:style-name="ce243" office:value-type="float" office:value="316" calcext:value-type="float">
            <text:p>316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8.145" calcext:value-type="float">
            <text:p>8,145</text:p>
          </table:table-cell>
          <table:table-cell table:style-name="ce246" table:number-columns-repeated="3"/>
          <table:table-cell table:style-name="ce248" office:value-type="float" office:value="1920" calcext:value-type="float">
            <text:p>1920</text:p>
          </table:table-cell>
          <table:table-cell table:style-name="ce248" office:value-type="float" office:value="56000" calcext:value-type="float">
            <text:p>56000</text:p>
          </table:table-cell>
          <table:table-cell table:style-name="ce248" office:value-type="float" office:value="28200" calcext:value-type="float">
            <text:p>28200</text:p>
          </table:table-cell>
          <table:table-cell table:style-name="ce248" office:value-type="float" office:value="20000" calcext:value-type="float">
            <text:p>20000</text:p>
          </table:table-cell>
          <table:table-cell table:style-name="ce248" table:formula="of:=[.AM63]-[.AO63]-[.AN63]" office:value-type="float" office:value="7800" calcext:value-type="float">
            <text:p>7800</text:p>
          </table:table-cell>
          <table:table-cell table:style-name="ce248" table:formula="of:=([.AP63]/0.8)/([.AL63]/1.852)*54" office:value-type="float" office:value="507.853125" calcext:value-type="float">
            <text:p>508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3]*0.673*54" office:value-type="currency" office:currency="GBP" office:value="18456.39826875" calcext:value-type="currency">
            <text:p><text:s/>£18 456 </text:p>
          </table:table-cell>
          <table:table-cell table:style-name="ce249" table:formula="of:=[.AM63]/5" office:value-type="currency" office:currency="GBP" office:value="11200" calcext:value-type="currency">
            <text:p><text:s/>£11 200 </text:p>
          </table:table-cell>
          <table:table-cell table:style-name="ce249" table:formula="of:=[.AR63]*([.AS63]*1.3*300)" office:value-type="currency" office:currency="GBP" office:value="3900" calcext:value-type="currency">
            <text:p><text:s/>£3 900 </text:p>
          </table:table-cell>
          <table:table-cell table:style-name="ce249" table:formula="of:=([.BB63]*3/100)" office:value-type="currency" office:currency="GBP" office:value="82.0311" calcext:value-type="currency">
            <text:p><text:s/>£82 </text:p>
          </table:table-cell>
          <table:table-cell table:style-name="ce249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48" table:formula="of:=[.AX63]/(9600/255)" office:value-type="float" office:value="893.520780107422" calcext:value-type="float">
            <text:p>894</text:p>
          </table:table-cell>
          <table:table-cell table:style-name="ce250"/>
          <table:table-cell table:style-name="ce246" table:formula="of:=[.AZ63]" office:value-type="float" office:value="0" calcext:value-type="float">
            <text:p>0</text:p>
          </table:table-cell>
          <table:table-cell table:style-name="ce249" table:formula="of:=([.BA63]/2/50)+2734.37" office:value-type="currency" office:currency="GBP" office:value="2734.37" calcext:value-type="currency">
            <text:p><text:s/>£2 734 </text:p>
          </table:table-cell>
          <table:table-cell table:style-name="ce248" table:formula="of:=[.BB63]/2734.37" office:value-type="float" office:value="1" calcext:value-type="float">
            <text:p>1</text:p>
          </table:table-cell>
          <table:table-cell table:style-name="ce241" table:formula="of:=[.G63]" office:value-type="date" office:date-value="1977-12-17" calcext:value-type="date">
            <text:p>1977-12-17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63]/[.BE63]" office:value-type="currency" office:currency="USD" office:value="0" calcext:value-type="currency">
            <text:p><text:s/>$-</text:p>
          </table:table-cell>
          <table:table-cell table:style-name="ce249" table:formula="of:=[.BF63]/10/2" office:value-type="currency" office:currency="GBP" office:value="0" calcext:value-type="currency">
            <text:p><text:s/>£-</text:p>
          </table:table-cell>
          <table:table-cell table:style-name="ce243" table:formula="of:=ROUNDUP([.BG63]/2734.37;0)" office:value-type="float" office:value="0" calcext:value-type="float">
            <text:p>0</text:p>
          </table:table-cell>
          <table:table-cell table:style-name="ce249" table:formula="of:=[.BG63]*1.5/100" office:value-type="currency" office:currency="GBP" office:value="0" calcext:value-type="currency">
            <text:p><text:s/>£-</text:p>
          </table:table-cell>
          <table:table-cell table:style-name="ce249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43" table:formula="of:=[.BJ63]/(9600/255)" office:value-type="float" office:value="1388.75499" calcext:value-type="float">
            <text:p>1389</text:p>
          </table:table-cell>
          <table:table-cell table:style-name="ce243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3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38</text:p>
          </table:table-cell>
          <table:table-cell table:style-name="ce239" table:formula="of:=UPPER([.E64])" office:value-type="string" office:string-value="MI38" calcext:value-type="string">
            <text:p>MI38</text:p>
          </table:table-cell>
          <table:table-cell table:style-name="ce242"/>
          <table:table-cell table:style-name="ce243" table:number-columns-repeated="6"/>
          <table:table-cell table:style-name="ce243" table:formula="of:=[.AL6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4]*2)/(9600/255)" office:value-type="float" office:value="0" calcext:value-type="float">
            <text:p>0</text:p>
          </table:table-cell>
          <table:table-cell table:style-name="ce243" table:formula="of:=[.BH64]" office:value-type="string" office:string-value="" calcext:value-type="error">
            <text:p>#DIV/0!</text:p>
          </table:table-cell>
          <table:table-cell table:style-name="ce243" table:formula="of:=[.BK64]" office:value-type="string" office:string-value="" calcext:value-type="error">
            <text:p>#DIV/0!</text:p>
          </table:table-cell>
          <table:table-cell table:style-name="ce246" table:formula="of:=[.AI64]/100/(700000/255)" office:value-type="float" office:value="0" calcext:value-type="float">
            <text:p>0</text:p>
          </table:table-cell>
          <table:table-cell table:style-name="ce247" table:formula="of:=1.67*[.AF64]" office:value-type="float" office:value="0" calcext:value-type="float">
            <text:p>0,0</text:p>
          </table:table-cell>
          <table:table-cell table:style-name="ce247" table:formula="of:=1.67*[.AG64]" office:value-type="float" office:value="0" calcext:value-type="float">
            <text:p>0,0</text:p>
          </table:table-cell>
          <table:table-cell table:style-name="ce247" table:formula="of:=1.67*[.AH64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4]-[.AO64]-[.AN64]" office:value-type="float" office:value="0" calcext:value-type="float">
            <text:p>0</text:p>
          </table:table-cell>
          <table:table-cell table:style-name="ce248" table:formula="of:=([.AP64]/0.8)/([.AL64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4]*0.673*54" office:value-type="string" office:string-value="" calcext:value-type="error">
            <text:p>#DIV/0!</text:p>
          </table:table-cell>
          <table:table-cell table:style-name="ce249" table:formula="of:=[.AM64]/5" office:value-type="currency" office:currency="GBP" office:value="0" calcext:value-type="currency">
            <text:p><text:s/>£-</text:p>
          </table:table-cell>
          <table:table-cell table:style-name="ce249" table:formula="of:=[.AR64]*([.AS64]*1.3*300)" office:value-type="currency" office:currency="GBP" office:value="0" calcext:value-type="currency">
            <text:p><text:s/>£-</text:p>
          </table:table-cell>
          <table:table-cell table:style-name="ce249" table:formula="of:=([.BB64]*3/100)" office:value-type="currency" office:currency="GBP" office:value="82.0311" calcext:value-type="currency">
            <text:p><text:s/>£82 </text:p>
          </table:table-cell>
          <table:table-cell table:style-name="ce249" table:formula="of:=[.AT64]+[.AU64]+[.AV64]+[.AW64]" office:value-type="string" office:string-value="" calcext:value-type="error">
            <text:p>#DIV/0!</text:p>
          </table:table-cell>
          <table:table-cell table:style-name="ce248" table:formula="of:=[.AX6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4]" office:value-type="float" office:value="0" calcext:value-type="float">
            <text:p>0</text:p>
          </table:table-cell>
          <table:table-cell table:style-name="ce249" table:formula="of:=([.BA64]/2/50)+2734.37" office:value-type="currency" office:currency="GBP" office:value="2734.37" calcext:value-type="currency">
            <text:p><text:s/>£2 734 </text:p>
          </table:table-cell>
          <table:table-cell table:style-name="ce248" table:formula="of:=[.BB64]/2734.37" office:value-type="float" office:value="1" calcext:value-type="float">
            <text:p>1</text:p>
          </table:table-cell>
          <table:table-cell table:style-name="ce238" table:formula="of:=[.G64]" office:value-type="float" office:value="0" calcext:value-type="float">
            <text:p>0</text:p>
          </table:table-cell>
          <table:table-cell table:style-name="ce251"/>
          <table:table-cell table:style-name="ce252" table:formula="of:=[.BA64]/[.BE64]" office:value-type="string" office:string-value="" calcext:value-type="error">
            <text:p>#DIV/0!</text:p>
          </table:table-cell>
          <table:table-cell table:style-name="ce249" table:formula="of:=[.BF64]/10/2" office:value-type="string" office:string-value="" calcext:value-type="error">
            <text:p>#DIV/0!</text:p>
          </table:table-cell>
          <table:table-cell table:style-name="ce243" table:formula="of:=ROUNDUP([.BG64]/2734.37;0)" office:value-type="string" office:string-value="" calcext:value-type="error">
            <text:p>#DIV/0!</text:p>
          </table:table-cell>
          <table:table-cell table:style-name="ce249" table:formula="of:=[.BG64]*1.5/100" office:value-type="string" office:string-value="" calcext:value-type="error">
            <text:p>#DIV/0!</text:p>
          </table:table-cell>
          <table:table-cell table:style-name="ce249" table:formula="of:=(-0.0000004497*POWER([.AM64];2))+(0.9588*[.AM64])+[.BI64]" office:value-type="string" office:string-value="" calcext:value-type="error">
            <text:p>#DIV/0!</text:p>
          </table:table-cell>
          <table:table-cell table:style-name="ce243" table:formula="of:=[.BJ64]/(9600/255)" office:value-type="string" office:string-value="" calcext:value-type="error">
            <text:p>#DIV/0!</text:p>
          </table:table-cell>
          <table:table-cell table:style-name="ce243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37 Mojave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37</text:p>
          </table:table-cell>
          <table:table-cell table:style-name="ce239" table:formula="of:=UPPER([.E65])" office:value-type="string" office:string-value="CH37" calcext:value-type="string">
            <text:p>CH37</text:p>
          </table:table-cell>
          <table:table-cell table:style-name="ce242"/>
          <table:table-cell table:style-name="ce243" table:number-columns-repeated="6"/>
          <table:table-cell table:style-name="ce243" table:formula="of:=[.AL6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5]*2)/(9600/255)" office:value-type="float" office:value="0" calcext:value-type="float">
            <text:p>0</text:p>
          </table:table-cell>
          <table:table-cell table:style-name="ce243" table:formula="of:=[.BH65]" office:value-type="string" office:string-value="" calcext:value-type="error">
            <text:p>#DIV/0!</text:p>
          </table:table-cell>
          <table:table-cell table:style-name="ce243" table:formula="of:=[.BK65]" office:value-type="string" office:string-value="" calcext:value-type="error">
            <text:p>#DIV/0!</text:p>
          </table:table-cell>
          <table:table-cell table:style-name="ce246" table:formula="of:=[.AI65]/100/(700000/255)" office:value-type="float" office:value="0" calcext:value-type="float">
            <text:p>0</text:p>
          </table:table-cell>
          <table:table-cell table:style-name="ce247" table:formula="of:=1.67*[.AF65]" office:value-type="float" office:value="0" calcext:value-type="float">
            <text:p>0,0</text:p>
          </table:table-cell>
          <table:table-cell table:style-name="ce247" table:formula="of:=1.67*[.AG65]" office:value-type="float" office:value="0" calcext:value-type="float">
            <text:p>0,0</text:p>
          </table:table-cell>
          <table:table-cell table:style-name="ce247" table:formula="of:=1.67*[.AH65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5]-[.AO65]-[.AN65]" office:value-type="float" office:value="0" calcext:value-type="float">
            <text:p>0</text:p>
          </table:table-cell>
          <table:table-cell table:style-name="ce248" table:formula="of:=([.AP65]/0.8)/([.AL65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5]*0.673*54" office:value-type="string" office:string-value="" calcext:value-type="error">
            <text:p>#DIV/0!</text:p>
          </table:table-cell>
          <table:table-cell table:style-name="ce249" table:formula="of:=[.AM65]/5" office:value-type="currency" office:currency="GBP" office:value="0" calcext:value-type="currency">
            <text:p><text:s/>£-</text:p>
          </table:table-cell>
          <table:table-cell table:style-name="ce249" table:formula="of:=[.AR65]*([.AS65]*1.3*300)" office:value-type="currency" office:currency="GBP" office:value="0" calcext:value-type="currency">
            <text:p><text:s/>£-</text:p>
          </table:table-cell>
          <table:table-cell table:style-name="ce249" table:formula="of:=([.BB65]*3/100)" office:value-type="currency" office:currency="GBP" office:value="82.0311" calcext:value-type="currency">
            <text:p><text:s/>£82 </text:p>
          </table:table-cell>
          <table:table-cell table:style-name="ce249" table:formula="of:=[.AT65]+[.AU65]+[.AV65]+[.AW65]" office:value-type="string" office:string-value="" calcext:value-type="error">
            <text:p>#DIV/0!</text:p>
          </table:table-cell>
          <table:table-cell table:style-name="ce248" table:formula="of:=[.AX6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5]" office:value-type="float" office:value="0" calcext:value-type="float">
            <text:p>0</text:p>
          </table:table-cell>
          <table:table-cell table:style-name="ce249" table:formula="of:=([.BA65]/2/50)+2734.37" office:value-type="currency" office:currency="GBP" office:value="2734.37" calcext:value-type="currency">
            <text:p><text:s/>£2 734 </text:p>
          </table:table-cell>
          <table:table-cell table:style-name="ce248" table:formula="of:=[.BB65]/2734.37" office:value-type="float" office:value="1" calcext:value-type="float">
            <text:p>1</text:p>
          </table:table-cell>
          <table:table-cell table:style-name="ce238" table:formula="of:=[.G65]" office:value-type="float" office:value="0" calcext:value-type="float">
            <text:p>0</text:p>
          </table:table-cell>
          <table:table-cell table:style-name="ce251"/>
          <table:table-cell table:style-name="ce252" table:formula="of:=[.BA65]/[.BE65]" office:value-type="string" office:string-value="" calcext:value-type="error">
            <text:p>#DIV/0!</text:p>
          </table:table-cell>
          <table:table-cell table:style-name="ce249" table:formula="of:=[.BF65]/10/2" office:value-type="string" office:string-value="" calcext:value-type="error">
            <text:p>#DIV/0!</text:p>
          </table:table-cell>
          <table:table-cell table:style-name="ce243" table:formula="of:=ROUNDUP([.BG65]/2734.37;0)" office:value-type="string" office:string-value="" calcext:value-type="error">
            <text:p>#DIV/0!</text:p>
          </table:table-cell>
          <table:table-cell table:style-name="ce249" table:formula="of:=[.BG65]*1.5/100" office:value-type="string" office:string-value="" calcext:value-type="error">
            <text:p>#DIV/0!</text:p>
          </table:table-cell>
          <table:table-cell table:style-name="ce249" table:formula="of:=(-0.0000004497*POWER([.AM65];2))+(0.9588*[.AM65])+[.BI65]" office:value-type="string" office:string-value="" calcext:value-type="error">
            <text:p>#DIV/0!</text:p>
          </table:table-cell>
          <table:table-cell table:style-name="ce243" table:formula="of:=[.BJ65]/(9600/255)" office:value-type="string" office:string-value="" calcext:value-type="error">
            <text:p>#DIV/0!</text:p>
          </table:table-cell>
          <table:table-cell table:style-name="ce243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H-60 Black Hawk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h60</text:p>
          </table:table-cell>
          <table:table-cell table:style-name="ce239" table:formula="of:=UPPER([.E66])" office:value-type="string" office:string-value="H60" calcext:value-type="string">
            <text:p>H60</text:p>
          </table:table-cell>
          <table:table-cell table:style-name="ce242"/>
          <table:table-cell table:style-name="ce243" table:number-columns-repeated="6"/>
          <table:table-cell table:style-name="ce243" table:formula="of:=[.AL66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6]*2)/(9600/255)" office:value-type="float" office:value="0" calcext:value-type="float">
            <text:p>0</text:p>
          </table:table-cell>
          <table:table-cell table:style-name="ce243" table:formula="of:=[.BH66]" office:value-type="string" office:string-value="" calcext:value-type="error">
            <text:p>#DIV/0!</text:p>
          </table:table-cell>
          <table:table-cell table:style-name="ce243" table:formula="of:=[.BK66]" office:value-type="string" office:string-value="" calcext:value-type="error">
            <text:p>#DIV/0!</text:p>
          </table:table-cell>
          <table:table-cell table:style-name="ce246" table:formula="of:=[.AI66]/100/(700000/255)" office:value-type="float" office:value="0" calcext:value-type="float">
            <text:p>0</text:p>
          </table:table-cell>
          <table:table-cell table:style-name="ce247" table:formula="of:=1.67*[.AF66]" office:value-type="float" office:value="0" calcext:value-type="float">
            <text:p>0,0</text:p>
          </table:table-cell>
          <table:table-cell table:style-name="ce247" table:formula="of:=1.67*[.AG66]" office:value-type="float" office:value="0" calcext:value-type="float">
            <text:p>0,0</text:p>
          </table:table-cell>
          <table:table-cell table:style-name="ce247" table:formula="of:=1.67*[.AH66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6]-[.AO66]-[.AN66]" office:value-type="float" office:value="0" calcext:value-type="float">
            <text:p>0</text:p>
          </table:table-cell>
          <table:table-cell table:style-name="ce248" table:formula="of:=([.AP66]/0.8)/([.AL66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6]*0.673*54" office:value-type="string" office:string-value="" calcext:value-type="error">
            <text:p>#DIV/0!</text:p>
          </table:table-cell>
          <table:table-cell table:style-name="ce249" table:formula="of:=[.AM66]/5" office:value-type="currency" office:currency="GBP" office:value="0" calcext:value-type="currency">
            <text:p><text:s/>£-</text:p>
          </table:table-cell>
          <table:table-cell table:style-name="ce249" table:formula="of:=[.AR66]*([.AS66]*1.3*300)" office:value-type="currency" office:currency="GBP" office:value="0" calcext:value-type="currency">
            <text:p><text:s/>£-</text:p>
          </table:table-cell>
          <table:table-cell table:style-name="ce249" table:formula="of:=([.BB66]*3/100)" office:value-type="currency" office:currency="GBP" office:value="82.0311" calcext:value-type="currency">
            <text:p><text:s/>£82 </text:p>
          </table:table-cell>
          <table:table-cell table:style-name="ce249" table:formula="of:=[.AT66]+[.AU66]+[.AV66]+[.AW66]" office:value-type="string" office:string-value="" calcext:value-type="error">
            <text:p>#DIV/0!</text:p>
          </table:table-cell>
          <table:table-cell table:style-name="ce248" table:formula="of:=[.AX66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6]" office:value-type="float" office:value="0" calcext:value-type="float">
            <text:p>0</text:p>
          </table:table-cell>
          <table:table-cell table:style-name="ce249" table:formula="of:=([.BA66]/2/50)+2734.37" office:value-type="currency" office:currency="GBP" office:value="2734.37" calcext:value-type="currency">
            <text:p><text:s/>£2 734 </text:p>
          </table:table-cell>
          <table:table-cell table:style-name="ce248" table:formula="of:=[.BB66]/2734.37" office:value-type="float" office:value="1" calcext:value-type="float">
            <text:p>1</text:p>
          </table:table-cell>
          <table:table-cell table:style-name="ce238" table:formula="of:=[.G66]" office:value-type="float" office:value="0" calcext:value-type="float">
            <text:p>0</text:p>
          </table:table-cell>
          <table:table-cell table:style-name="ce251"/>
          <table:table-cell table:style-name="ce252" table:formula="of:=[.BA66]/[.BE66]" office:value-type="string" office:string-value="" calcext:value-type="error">
            <text:p>#DIV/0!</text:p>
          </table:table-cell>
          <table:table-cell table:style-name="ce249" table:formula="of:=[.BF66]/10/2" office:value-type="string" office:string-value="" calcext:value-type="error">
            <text:p>#DIV/0!</text:p>
          </table:table-cell>
          <table:table-cell table:style-name="ce243" table:formula="of:=ROUNDUP([.BG66]/2734.37;0)" office:value-type="string" office:string-value="" calcext:value-type="error">
            <text:p>#DIV/0!</text:p>
          </table:table-cell>
          <table:table-cell table:style-name="ce249" table:formula="of:=[.BG66]*1.5/100" office:value-type="string" office:string-value="" calcext:value-type="error">
            <text:p>#DIV/0!</text:p>
          </table:table-cell>
          <table:table-cell table:style-name="ce249" table:formula="of:=(-0.0000004497*POWER([.AM66];2))+(0.9588*[.AM66])+[.BI66]" office:value-type="string" office:string-value="" calcext:value-type="error">
            <text:p>#DIV/0!</text:p>
          </table:table-cell>
          <table:table-cell table:style-name="ce243" table:formula="of:=[.BJ66]/(9600/255)" office:value-type="string" office:string-value="" calcext:value-type="error">
            <text:p>#DIV/0!</text:p>
          </table:table-cell>
          <table:table-cell table:style-name="ce243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CH-53E/K Super/King Stalli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53</text:p>
          </table:table-cell>
          <table:table-cell table:style-name="ce239" table:formula="of:=UPPER([.E67])" office:value-type="string" office:string-value="CH53" calcext:value-type="string">
            <text:p>CH53</text:p>
          </table:table-cell>
          <table:table-cell table:style-name="ce242"/>
          <table:table-cell table:style-name="ce243" table:number-columns-repeated="6"/>
          <table:table-cell table:style-name="ce243" table:formula="of:=[.AL67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7]*2)/(9600/255)" office:value-type="float" office:value="0" calcext:value-type="float">
            <text:p>0</text:p>
          </table:table-cell>
          <table:table-cell table:style-name="ce243" table:formula="of:=[.BH67]" office:value-type="string" office:string-value="" calcext:value-type="error">
            <text:p>#DIV/0!</text:p>
          </table:table-cell>
          <table:table-cell table:style-name="ce243" table:formula="of:=[.BK67]" office:value-type="string" office:string-value="" calcext:value-type="error">
            <text:p>#DIV/0!</text:p>
          </table:table-cell>
          <table:table-cell table:style-name="ce246" table:formula="of:=[.AI67]/100/(700000/255)" office:value-type="float" office:value="0" calcext:value-type="float">
            <text:p>0</text:p>
          </table:table-cell>
          <table:table-cell table:style-name="ce247" table:formula="of:=1.67*[.AF67]" office:value-type="float" office:value="0" calcext:value-type="float">
            <text:p>0,0</text:p>
          </table:table-cell>
          <table:table-cell table:style-name="ce247" table:formula="of:=1.67*[.AG67]" office:value-type="float" office:value="0" calcext:value-type="float">
            <text:p>0,0</text:p>
          </table:table-cell>
          <table:table-cell table:style-name="ce247" table:formula="of:=1.67*[.AH67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7]-[.AO67]-[.AN67]" office:value-type="float" office:value="0" calcext:value-type="float">
            <text:p>0</text:p>
          </table:table-cell>
          <table:table-cell table:style-name="ce248" table:formula="of:=([.AP67]/0.8)/([.AL67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7]*0.673*54" office:value-type="string" office:string-value="" calcext:value-type="error">
            <text:p>#DIV/0!</text:p>
          </table:table-cell>
          <table:table-cell table:style-name="ce249" table:formula="of:=[.AM67]/5" office:value-type="currency" office:currency="GBP" office:value="0" calcext:value-type="currency">
            <text:p><text:s/>£-</text:p>
          </table:table-cell>
          <table:table-cell table:style-name="ce249" table:formula="of:=[.AR67]*([.AS67]*1.3*300)" office:value-type="currency" office:currency="GBP" office:value="0" calcext:value-type="currency">
            <text:p><text:s/>£-</text:p>
          </table:table-cell>
          <table:table-cell table:style-name="ce249" table:formula="of:=([.BB67]*3/100)" office:value-type="currency" office:currency="GBP" office:value="82.0311" calcext:value-type="currency">
            <text:p><text:s/>£82 </text:p>
          </table:table-cell>
          <table:table-cell table:style-name="ce249" table:formula="of:=[.AT67]+[.AU67]+[.AV67]+[.AW67]" office:value-type="string" office:string-value="" calcext:value-type="error">
            <text:p>#DIV/0!</text:p>
          </table:table-cell>
          <table:table-cell table:style-name="ce248" table:formula="of:=[.AX67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7]" office:value-type="float" office:value="0" calcext:value-type="float">
            <text:p>0</text:p>
          </table:table-cell>
          <table:table-cell table:style-name="ce249" table:formula="of:=([.BA67]/2/50)+2734.37" office:value-type="currency" office:currency="GBP" office:value="2734.37" calcext:value-type="currency">
            <text:p><text:s/>£2 734 </text:p>
          </table:table-cell>
          <table:table-cell table:style-name="ce248" table:formula="of:=[.BB67]/2734.37" office:value-type="float" office:value="1" calcext:value-type="float">
            <text:p>1</text:p>
          </table:table-cell>
          <table:table-cell table:style-name="ce238" table:formula="of:=[.G67]" office:value-type="float" office:value="0" calcext:value-type="float">
            <text:p>0</text:p>
          </table:table-cell>
          <table:table-cell table:style-name="ce251"/>
          <table:table-cell table:style-name="ce252" table:formula="of:=[.BA67]/[.BE67]" office:value-type="string" office:string-value="" calcext:value-type="error">
            <text:p>#DIV/0!</text:p>
          </table:table-cell>
          <table:table-cell table:style-name="ce249" table:formula="of:=[.BF67]/10/2" office:value-type="string" office:string-value="" calcext:value-type="error">
            <text:p>#DIV/0!</text:p>
          </table:table-cell>
          <table:table-cell table:style-name="ce243" table:formula="of:=ROUNDUP([.BG67]/2734.37;0)" office:value-type="string" office:string-value="" calcext:value-type="error">
            <text:p>#DIV/0!</text:p>
          </table:table-cell>
          <table:table-cell table:style-name="ce249" table:formula="of:=[.BG67]*1.5/100" office:value-type="string" office:string-value="" calcext:value-type="error">
            <text:p>#DIV/0!</text:p>
          </table:table-cell>
          <table:table-cell table:style-name="ce249" table:formula="of:=(-0.0000004497*POWER([.AM67];2))+(0.9588*[.AM67])+[.BI67]" office:value-type="string" office:string-value="" calcext:value-type="error">
            <text:p>#DIV/0!</text:p>
          </table:table-cell>
          <table:table-cell table:style-name="ce243" table:formula="of:=[.BJ67]/(9600/255)" office:value-type="string" office:string-value="" calcext:value-type="error">
            <text:p>#DIV/0!</text:p>
          </table:table-cell>
          <table:table-cell table:style-name="ce243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14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148</text:p>
          </table:table-cell>
          <table:table-cell table:style-name="ce239" table:formula="of:=UPPER([.E68])" office:value-type="string" office:string-value="CH148" calcext:value-type="string">
            <text:p>CH148</text:p>
          </table:table-cell>
          <table:table-cell table:style-name="ce242"/>
          <table:table-cell table:style-name="ce243" table:number-columns-repeated="6"/>
          <table:table-cell table:style-name="ce243" table:formula="of:=[.AL68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8]*2)/(9600/255)" office:value-type="float" office:value="0" calcext:value-type="float">
            <text:p>0</text:p>
          </table:table-cell>
          <table:table-cell table:style-name="ce243" table:formula="of:=[.BH68]" office:value-type="string" office:string-value="" calcext:value-type="error">
            <text:p>#DIV/0!</text:p>
          </table:table-cell>
          <table:table-cell table:style-name="ce243" table:formula="of:=[.BK68]" office:value-type="string" office:string-value="" calcext:value-type="error">
            <text:p>#DIV/0!</text:p>
          </table:table-cell>
          <table:table-cell table:style-name="ce246" table:formula="of:=[.AI68]/100/(700000/255)" office:value-type="float" office:value="0" calcext:value-type="float">
            <text:p>0</text:p>
          </table:table-cell>
          <table:table-cell table:style-name="ce247" table:formula="of:=1.67*[.AF68]" office:value-type="float" office:value="0" calcext:value-type="float">
            <text:p>0,0</text:p>
          </table:table-cell>
          <table:table-cell table:style-name="ce247" table:formula="of:=1.67*[.AG68]" office:value-type="float" office:value="0" calcext:value-type="float">
            <text:p>0,0</text:p>
          </table:table-cell>
          <table:table-cell table:style-name="ce247" table:formula="of:=1.67*[.AH68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8]-[.AO68]-[.AN68]" office:value-type="float" office:value="0" calcext:value-type="float">
            <text:p>0</text:p>
          </table:table-cell>
          <table:table-cell table:style-name="ce248" table:formula="of:=([.AP68]/0.8)/([.AL68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8]*0.673*54" office:value-type="string" office:string-value="" calcext:value-type="error">
            <text:p>#DIV/0!</text:p>
          </table:table-cell>
          <table:table-cell table:style-name="ce249" table:formula="of:=[.AM68]/5" office:value-type="currency" office:currency="GBP" office:value="0" calcext:value-type="currency">
            <text:p><text:s/>£-</text:p>
          </table:table-cell>
          <table:table-cell table:style-name="ce249" table:formula="of:=[.AR68]*([.AS68]*1.3*300)" office:value-type="currency" office:currency="GBP" office:value="0" calcext:value-type="currency">
            <text:p><text:s/>£-</text:p>
          </table:table-cell>
          <table:table-cell table:style-name="ce249" table:formula="of:=([.BB68]*3/100)" office:value-type="currency" office:currency="GBP" office:value="82.0311" calcext:value-type="currency">
            <text:p><text:s/>£82 </text:p>
          </table:table-cell>
          <table:table-cell table:style-name="ce249" table:formula="of:=[.AT68]+[.AU68]+[.AV68]+[.AW68]" office:value-type="string" office:string-value="" calcext:value-type="error">
            <text:p>#DIV/0!</text:p>
          </table:table-cell>
          <table:table-cell table:style-name="ce248" table:formula="of:=[.AX68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8]" office:value-type="float" office:value="0" calcext:value-type="float">
            <text:p>0</text:p>
          </table:table-cell>
          <table:table-cell table:style-name="ce249" table:formula="of:=([.BA68]/2/50)+2734.37" office:value-type="currency" office:currency="GBP" office:value="2734.37" calcext:value-type="currency">
            <text:p><text:s/>£2 734 </text:p>
          </table:table-cell>
          <table:table-cell table:style-name="ce248" table:formula="of:=[.BB68]/2734.37" office:value-type="float" office:value="1" calcext:value-type="float">
            <text:p>1</text:p>
          </table:table-cell>
          <table:table-cell table:style-name="ce238" table:formula="of:=[.G68]" office:value-type="float" office:value="0" calcext:value-type="float">
            <text:p>0</text:p>
          </table:table-cell>
          <table:table-cell table:style-name="ce251"/>
          <table:table-cell table:style-name="ce252" table:formula="of:=[.BA68]/[.BE68]" office:value-type="string" office:string-value="" calcext:value-type="error">
            <text:p>#DIV/0!</text:p>
          </table:table-cell>
          <table:table-cell table:style-name="ce249" table:formula="of:=[.BF68]/10/2" office:value-type="string" office:string-value="" calcext:value-type="error">
            <text:p>#DIV/0!</text:p>
          </table:table-cell>
          <table:table-cell table:style-name="ce243" table:formula="of:=ROUNDUP([.BG68]/2734.37;0)" office:value-type="string" office:string-value="" calcext:value-type="error">
            <text:p>#DIV/0!</text:p>
          </table:table-cell>
          <table:table-cell table:style-name="ce249" table:formula="of:=[.BG68]*1.5/100" office:value-type="string" office:string-value="" calcext:value-type="error">
            <text:p>#DIV/0!</text:p>
          </table:table-cell>
          <table:table-cell table:style-name="ce249" table:formula="of:=(-0.0000004497*POWER([.AM68];2))+(0.9588*[.AM68])+[.BI68]" office:value-type="string" office:string-value="" calcext:value-type="error">
            <text:p>#DIV/0!</text:p>
          </table:table-cell>
          <table:table-cell table:style-name="ce243" table:formula="of:=[.BJ68]/(9600/255)" office:value-type="string" office:string-value="" calcext:value-type="error">
            <text:p>#DIV/0!</text:p>
          </table:table-cell>
          <table:table-cell table:style-name="ce243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21 Super Frel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21</text:p>
          </table:table-cell>
          <table:table-cell table:style-name="ce239" table:formula="of:=UPPER([.E69])" office:value-type="string" office:string-value="SA321" calcext:value-type="string">
            <text:p>SA321</text:p>
          </table:table-cell>
          <table:table-cell table:style-name="ce242" office:value-type="date" office:date-value="1962-12-07" calcext:value-type="date">
            <text:p>1962-12-07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49" calcext:value-type="float">
            <text:p>249</text:p>
          </table:table-cell>
          <table:table-cell table:style-name="ce243" table:formula="of:=[.AL69]/5" office:value-type="float" office:value="0" calcext:value-type="float">
            <text:p>0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7" calcext:value-type="float">
            <text:p>27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9]*2)/(9600/255)" office:value-type="float" office:value="0" calcext:value-type="float">
            <text:p>0</text:p>
          </table:table-cell>
          <table:table-cell table:style-name="ce243" table:formula="of:=[.BH69]" office:value-type="string" office:string-value="" calcext:value-type="error">
            <text:p>#DIV/0!</text:p>
          </table:table-cell>
          <table:table-cell table:style-name="ce243" table:formula="of:=[.BK69]" office:value-type="string" office:string-value="" calcext:value-type="error">
            <text:p>#DIV/0!</text:p>
          </table:table-cell>
          <table:table-cell table:style-name="ce246" table:formula="of:=[.AI69]/100/(700000/255)" office:value-type="float" office:value="0" calcext:value-type="float">
            <text:p>0</text:p>
          </table:table-cell>
          <table:table-cell table:style-name="ce247" table:formula="of:=1.67*[.AF69]" office:value-type="float" office:value="32.398" calcext:value-type="float">
            <text:p>32,4</text:p>
          </table:table-cell>
          <table:table-cell table:style-name="ce247" table:formula="of:=1.67*[.AG69]" office:value-type="float" office:value="0" calcext:value-type="float">
            <text:p>0,0</text:p>
          </table:table-cell>
          <table:table-cell table:style-name="ce247" table:formula="of:=1.67*[.AH69]" office:value-type="float" office:value="11.022" calcext:value-type="float">
            <text:p>11,0</text:p>
          </table:table-cell>
          <table:table-cell table:style-name="ce248"/>
          <table:table-cell table:style-name="ce243" office:value-type="float" office:value="110" calcext:value-type="float">
            <text:p>110</text:p>
          </table:table-cell>
          <table:table-cell table:style-name="ce238" office:value-type="float" office:value="19.4" calcext:value-type="float">
            <text:p>19,4</text:p>
          </table:table-cell>
          <table:table-cell table:style-name="ce238"/>
          <table:table-cell table:style-name="ce238" office:value-type="float" office:value="6.6" calcext:value-type="float">
            <text:p>6,6</text:p>
          </table:table-cell>
          <table:table-cell table:style-name="ce246" table:number-columns-repeated="3"/>
          <table:table-cell table:style-name="ce248"/>
          <table:table-cell table:style-name="ce248" office:value-type="float" office:value="13000" calcext:value-type="float">
            <text:p>13000</text:p>
          </table:table-cell>
          <table:table-cell table:style-name="ce248" office:value-type="float" office:value="6863" calcext:value-type="float">
            <text:p>6863</text:p>
          </table:table-cell>
          <table:table-cell table:style-name="ce248" office:value-type="float" office:value="3000" calcext:value-type="float">
            <text:p>3000</text:p>
          </table:table-cell>
          <table:table-cell table:style-name="ce248" table:formula="of:=[.AM69]-[.AO69]-[.AN69]" office:value-type="float" office:value="3137" calcext:value-type="float">
            <text:p>3137</text:p>
          </table:table-cell>
          <table:table-cell table:style-name="ce248" table:formula="of:=([.AP69]/0.8)/([.AL69]/1.852)*54" office:value-type="string" office:string-value="" calcext:value-type="error">
            <text:p>#DIV/0!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9]*0.673*54" office:value-type="string" office:string-value="" calcext:value-type="error">
            <text:p>#DIV/0!</text:p>
          </table:table-cell>
          <table:table-cell table:style-name="ce249" table:formula="of:=[.AM69]/5" office:value-type="currency" office:currency="GBP" office:value="2600" calcext:value-type="currency">
            <text:p><text:s/>£2 600 </text:p>
          </table:table-cell>
          <table:table-cell table:style-name="ce249" table:formula="of:=[.AR69]*([.AS69]*1.3*300)" office:value-type="currency" office:currency="GBP" office:value="3900" calcext:value-type="currency">
            <text:p><text:s/>£3 900 </text:p>
          </table:table-cell>
          <table:table-cell table:style-name="ce249" table:formula="of:=([.BB69]*3/100)" office:value-type="currency" office:currency="GBP" office:value="82.0311" calcext:value-type="currency">
            <text:p><text:s/>£82 </text:p>
          </table:table-cell>
          <table:table-cell table:style-name="ce249" table:formula="of:=[.AT69]+[.AU69]+[.AV69]+[.AW69]" office:value-type="string" office:string-value="" calcext:value-type="error">
            <text:p>#DIV/0!</text:p>
          </table:table-cell>
          <table:table-cell table:style-name="ce248" table:formula="of:=[.AX69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9]" office:value-type="float" office:value="0" calcext:value-type="float">
            <text:p>0</text:p>
          </table:table-cell>
          <table:table-cell table:style-name="ce249" table:formula="of:=([.BA69]/2/50)+2734.37" office:value-type="currency" office:currency="GBP" office:value="2734.37" calcext:value-type="currency">
            <text:p><text:s/>£2 734 </text:p>
          </table:table-cell>
          <table:table-cell table:style-name="ce248" table:formula="of:=[.BB69]/2734.37" office:value-type="float" office:value="1" calcext:value-type="float">
            <text:p>1</text:p>
          </table:table-cell>
          <table:table-cell table:style-name="ce241" table:formula="of:=[.G69]" office:value-type="date" office:date-value="1962-12-07" calcext:value-type="date">
            <text:p>1962-12-07</text:p>
          </table:table-cell>
          <table:table-cell table:style-name="ce251"/>
          <table:table-cell table:style-name="ce252" table:formula="of:=[.BA69]/[.BE69]" office:value-type="string" office:string-value="" calcext:value-type="error">
            <text:p>#DIV/0!</text:p>
          </table:table-cell>
          <table:table-cell table:style-name="ce249" table:formula="of:=[.BF69]/10/2" office:value-type="string" office:string-value="" calcext:value-type="error">
            <text:p>#DIV/0!</text:p>
          </table:table-cell>
          <table:table-cell table:style-name="ce243" table:formula="of:=ROUNDUP([.BG69]/2734.37;0)" office:value-type="string" office:string-value="" calcext:value-type="error">
            <text:p>#DIV/0!</text:p>
          </table:table-cell>
          <table:table-cell table:style-name="ce249" table:formula="of:=[.BG69]*1.5/100" office:value-type="string" office:string-value="" calcext:value-type="error">
            <text:p>#DIV/0!</text:p>
          </table:table-cell>
          <table:table-cell table:style-name="ce249" table:formula="of:=(-0.0000004497*POWER([.AM69];2))+(0.9588*[.AM69])+[.BI69]" office:value-type="string" office:string-value="" calcext:value-type="error">
            <text:p>#DIV/0!</text:p>
          </table:table-cell>
          <table:table-cell table:style-name="ce243" table:formula="of:=[.BJ69]/(9600/255)" office:value-type="string" office:string-value="" calcext:value-type="error">
            <text:p>#DIV/0!</text:p>
          </table:table-cell>
          <table:table-cell table:style-name="ce243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30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30</text:p>
          </table:table-cell>
          <table:table-cell table:style-name="ce239" table:formula="of:=UPPER([.E70])" office:value-type="string" office:string-value="SA330" calcext:value-type="string">
            <text:p>SA330</text:p>
          </table:table-cell>
          <table:table-cell table:style-name="ce242" office:value-type="date" office:date-value="1965-04-15" calcext:value-type="date">
            <text:p>1965-04-15</text:p>
          </table:table-cell>
          <table:table-cell table:style-name="ce243" office:value-type="float" office:value="22" calcext:value-type="float">
            <text:p>22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57" calcext:value-type="float">
            <text:p>257</text:p>
          </table:table-cell>
          <table:table-cell table:style-name="ce243" table:formula="of:=[.AL70]/5" office:value-type="float" office:value="116" calcext:value-type="float">
            <text:p>116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6" calcext:value-type="float">
            <text:p>16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70]*2)/(9600/255)" office:value-type="float" office:value="0" calcext:value-type="float">
            <text:p>0</text:p>
          </table:table-cell>
          <table:table-cell table:style-name="ce243" table:formula="of:=[.BH70]" office:value-type="string" office:string-value="" calcext:value-type="error">
            <text:p>#DIV/0!</text:p>
          </table:table-cell>
          <table:table-cell table:style-name="ce243" table:formula="of:=[.BK70]" office:value-type="string" office:string-value="" calcext:value-type="error">
            <text:p>#DIV/0!</text:p>
          </table:table-cell>
          <table:table-cell table:style-name="ce246" table:formula="of:=[.AI70]/100/(700000/255)" office:value-type="float" office:value="0" calcext:value-type="float">
            <text:p>0</text:p>
          </table:table-cell>
          <table:table-cell table:style-name="ce247" table:formula="of:=1.67*[.AF70]" office:value-type="float" office:value="30.3105" calcext:value-type="float">
            <text:p>30,3</text:p>
          </table:table-cell>
          <table:table-cell table:style-name="ce247" table:formula="of:=1.67*[.AG70]" office:value-type="float" office:value="0" calcext:value-type="float">
            <text:p>0,0</text:p>
          </table:table-cell>
          <table:table-cell table:style-name="ce247" table:formula="of:=1.67*[.AH70]" office:value-type="float" office:value="8.5838" calcext:value-type="float">
            <text:p>8,6</text:p>
          </table:table-cell>
          <table:table-cell table:style-name="ce248"/>
          <table:table-cell table:style-name="ce243" office:value-type="float" office:value="697" calcext:value-type="float">
            <text:p>697</text:p>
          </table:table-cell>
          <table:table-cell table:style-name="ce238" office:value-type="float" office:value="18.15" calcext:value-type="float">
            <text:p>18,15</text:p>
          </table:table-cell>
          <table:table-cell table:style-name="ce238"/>
          <table:table-cell table:style-name="ce238" office:value-type="float" office:value="5.14" calcext:value-type="float">
            <text:p>5,14</text:p>
          </table:table-cell>
          <table:table-cell table:style-name="ce246" table:number-columns-repeated="3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3536" calcext:value-type="float">
            <text:p>3536</text:p>
          </table:table-cell>
          <table:table-cell table:style-name="ce248" office:value-type="float" office:value="2000" calcext:value-type="float">
            <text:p>2000</text:p>
          </table:table-cell>
          <table:table-cell table:style-name="ce248" table:formula="of:=[.AM70]-[.AO70]-[.AN70]" office:value-type="float" office:value="1464" calcext:value-type="float">
            <text:p>1464</text:p>
          </table:table-cell>
          <table:table-cell table:style-name="ce248" table:formula="of:=([.AP70]/0.8)/([.AL70]/1.852)*54" office:value-type="float" office:value="315.542482758621" calcext:value-type="float">
            <text:p>316</text:p>
          </table:table-cell>
          <table:table-cell table:style-name="ce248" table:number-columns-repeated="2"/>
          <table:table-cell table:style-name="ce249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49" table:formula="of:=[.AM70]/5" office:value-type="currency" office:currency="GBP" office:value="1400" calcext:value-type="currency">
            <text:p><text:s/>£1 400 </text:p>
          </table:table-cell>
          <table:table-cell table:style-name="ce249" table:formula="of:=[.AR70]*([.AS70]*1.3*300)" office:value-type="currency" office:currency="GBP" office:value="0" calcext:value-type="currency">
            <text:p><text:s/>£-</text:p>
          </table:table-cell>
          <table:table-cell table:style-name="ce249" table:formula="of:=([.BB70]*3/100)" office:value-type="currency" office:currency="GBP" office:value="82.0311" calcext:value-type="currency">
            <text:p><text:s/>£82 </text:p>
          </table:table-cell>
          <table:table-cell table:style-name="ce249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48" table:formula="of:=[.AX70]/(9600/255)" office:value-type="float" office:value="343.970456473491" calcext:value-type="float">
            <text:p>344</text:p>
          </table:table-cell>
          <table:table-cell table:style-name="ce250"/>
          <table:table-cell table:style-name="ce246" table:formula="of:=[.AZ70]" office:value-type="float" office:value="0" calcext:value-type="float">
            <text:p>0</text:p>
          </table:table-cell>
          <table:table-cell table:style-name="ce249" table:formula="of:=([.BA70]/2/50)+2734.37" office:value-type="currency" office:currency="GBP" office:value="2734.37" calcext:value-type="currency">
            <text:p><text:s/>£2 734 </text:p>
          </table:table-cell>
          <table:table-cell table:style-name="ce248" table:formula="of:=[.BB70]/2734.37" office:value-type="float" office:value="1" calcext:value-type="float">
            <text:p>1</text:p>
          </table:table-cell>
          <table:table-cell table:style-name="ce241" table:formula="of:=[.G70]" office:value-type="date" office:date-value="1965-04-15" calcext:value-type="date">
            <text:p>1965-04-15</text:p>
          </table:table-cell>
          <table:table-cell table:style-name="ce251"/>
          <table:table-cell table:style-name="ce252" table:formula="of:=[.BA70]/[.BE70]" office:value-type="string" office:string-value="" calcext:value-type="error">
            <text:p>#DIV/0!</text:p>
          </table:table-cell>
          <table:table-cell table:style-name="ce249" table:formula="of:=[.BF70]/10/2" office:value-type="string" office:string-value="" calcext:value-type="error">
            <text:p>#DIV/0!</text:p>
          </table:table-cell>
          <table:table-cell table:style-name="ce243" table:formula="of:=ROUNDUP([.BG70]/2734.37;0)" office:value-type="string" office:string-value="" calcext:value-type="error">
            <text:p>#DIV/0!</text:p>
          </table:table-cell>
          <table:table-cell table:style-name="ce249" table:formula="of:=[.BG70]*1.5/100" office:value-type="string" office:string-value="" calcext:value-type="error">
            <text:p>#DIV/0!</text:p>
          </table:table-cell>
          <table:table-cell table:style-name="ce249" table:formula="of:=(-0.0000004497*POWER([.AM70];2))+(0.9588*[.AM70])+[.BI70]" office:value-type="string" office:string-value="" calcext:value-type="error">
            <text:p>#DIV/0!</text:p>
          </table:table-cell>
          <table:table-cell table:style-name="ce243" table:formula="of:=[.BJ70]/(9600/255)" office:value-type="string" office:string-value="" calcext:value-type="error">
            <text:p>#DIV/0!</text:p>
          </table:table-cell>
          <table:table-cell table:style-name="ce243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6">
          <table:table-cell table:style-name="ce235" office:value-type="string" calcext:value-type="string">
            <text:p>Eurocopter AS532 Cougar / AS 332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s532</text:p>
          </table:table-cell>
          <table:table-cell table:style-name="ce239" table:formula="of:=UPPER([.E71])" office:value-type="string" office:string-value="AS532" calcext:value-type="string">
            <text:p>AS532</text:p>
          </table:table-cell>
          <table:table-cell table:style-name="ce242"/>
          <table:table-cell table:style-name="ce243" table:number-columns-repeated="6"/>
          <table:table-cell table:style-name="ce243" table:formula="of:=[.AL7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1]*2)/(9600/255)" office:value-type="float" office:value="0" calcext:value-type="float">
            <text:p>0</text:p>
          </table:table-cell>
          <table:table-cell table:style-name="ce243" table:formula="of:=[.BH71]" office:value-type="string" office:string-value="" calcext:value-type="error">
            <text:p>#DIV/0!</text:p>
          </table:table-cell>
          <table:table-cell table:style-name="ce243" table:formula="of:=[.BK71]" office:value-type="string" office:string-value="" calcext:value-type="error">
            <text:p>#DIV/0!</text:p>
          </table:table-cell>
          <table:table-cell table:style-name="ce246" table:formula="of:=[.AI71]/100/(700000/255)" office:value-type="float" office:value="0" calcext:value-type="float">
            <text:p>0</text:p>
          </table:table-cell>
          <table:table-cell table:style-name="ce247" table:formula="of:=1.67*[.AF71]" office:value-type="float" office:value="0" calcext:value-type="float">
            <text:p>0,0</text:p>
          </table:table-cell>
          <table:table-cell table:style-name="ce247" table:formula="of:=1.67*[.AG71]" office:value-type="float" office:value="0" calcext:value-type="float">
            <text:p>0,0</text:p>
          </table:table-cell>
          <table:table-cell table:style-name="ce247" table:formula="of:=1.67*[.AH7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71]-[.AO71]-[.AN71]" office:value-type="float" office:value="0" calcext:value-type="float">
            <text:p>0</text:p>
          </table:table-cell>
          <table:table-cell table:style-name="ce248" table:formula="of:=([.AP71]/0.8)/([.AL7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71]*0.673*54" office:value-type="string" office:string-value="" calcext:value-type="error">
            <text:p>#DIV/0!</text:p>
          </table:table-cell>
          <table:table-cell table:style-name="ce249" table:formula="of:=[.AM71]/5" office:value-type="currency" office:currency="GBP" office:value="0" calcext:value-type="currency">
            <text:p><text:s/>£-</text:p>
          </table:table-cell>
          <table:table-cell table:style-name="ce249" table:formula="of:=[.AR71]*([.AS71]*1.3*300)" office:value-type="currency" office:currency="GBP" office:value="0" calcext:value-type="currency">
            <text:p><text:s/>£-</text:p>
          </table:table-cell>
          <table:table-cell table:style-name="ce249" table:formula="of:=([.BB71]*3/100)" office:value-type="currency" office:currency="GBP" office:value="82.0311" calcext:value-type="currency">
            <text:p><text:s/>£82 </text:p>
          </table:table-cell>
          <table:table-cell table:style-name="ce249" table:formula="of:=[.AT71]+[.AU71]+[.AV71]+[.AW71]" office:value-type="string" office:string-value="" calcext:value-type="error">
            <text:p>#DIV/0!</text:p>
          </table:table-cell>
          <table:table-cell table:style-name="ce248" table:formula="of:=[.AX7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1]" office:value-type="float" office:value="0" calcext:value-type="float">
            <text:p>0</text:p>
          </table:table-cell>
          <table:table-cell table:style-name="ce249" table:formula="of:=([.BA71]/2/50)+2734.37" office:value-type="currency" office:currency="GBP" office:value="2734.37" calcext:value-type="currency">
            <text:p><text:s/>£2 734 </text:p>
          </table:table-cell>
          <table:table-cell table:style-name="ce248" table:formula="of:=[.BB71]/2734.37" office:value-type="float" office:value="1" calcext:value-type="float">
            <text:p>1</text:p>
          </table:table-cell>
          <table:table-cell table:style-name="ce238" table:formula="of:=[.G71]" office:value-type="float" office:value="0" calcext:value-type="float">
            <text:p>0</text:p>
          </table:table-cell>
          <table:table-cell table:style-name="ce251"/>
          <table:table-cell table:style-name="ce252" table:formula="of:=[.BA71]/[.BE71]" office:value-type="string" office:string-value="" calcext:value-type="error">
            <text:p>#DIV/0!</text:p>
          </table:table-cell>
          <table:table-cell table:style-name="ce249" table:formula="of:=[.BF71]/10/2" office:value-type="string" office:string-value="" calcext:value-type="error">
            <text:p>#DIV/0!</text:p>
          </table:table-cell>
          <table:table-cell table:style-name="ce243" table:formula="of:=ROUNDUP([.BG71]/2734.37;0)" office:value-type="string" office:string-value="" calcext:value-type="error">
            <text:p>#DIV/0!</text:p>
          </table:table-cell>
          <table:table-cell table:style-name="ce249" table:formula="of:=[.BG71]*1.5/100" office:value-type="string" office:string-value="" calcext:value-type="error">
            <text:p>#DIV/0!</text:p>
          </table:table-cell>
          <table:table-cell table:style-name="ce249" table:formula="of:=(-0.0000004497*POWER([.AM71];2))+(0.9588*[.AM71])+[.BI71]" office:value-type="string" office:string-value="" calcext:value-type="error">
            <text:p>#DIV/0!</text:p>
          </table:table-cell>
          <table:table-cell table:style-name="ce243" table:formula="of:=[.BJ71]/(9600/255)" office:value-type="string" office:string-value="" calcext:value-type="error">
            <text:p>#DIV/0!</text:p>
          </table:table-cell>
          <table:table-cell table:style-name="ce243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01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01</text:p>
          </table:table-cell>
          <table:table-cell table:style-name="ce239" table:formula="of:=UPPER([.E72])" office:value-type="string" office:string-value="AW101" calcext:value-type="string">
            <text:p>AW101</text:p>
          </table:table-cell>
          <table:table-cell table:style-name="ce242"/>
          <table:table-cell table:style-name="ce240" table:number-columns-repeated="6"/>
          <table:table-cell table:style-name="ce243" table:formula="of:=[.AL7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2]*2)/(9600/255)" office:value-type="float" office:value="0" calcext:value-type="float">
            <text:p>0</text:p>
          </table:table-cell>
          <table:table-cell table:style-name="ce243" table:formula="of:=[.BH72]" office:value-type="string" office:string-value="" calcext:value-type="error">
            <text:p>#DIV/0!</text:p>
          </table:table-cell>
          <table:table-cell table:style-name="ce243" table:formula="of:=[.BK72]" office:value-type="string" office:string-value="" calcext:value-type="error">
            <text:p>#DIV/0!</text:p>
          </table:table-cell>
          <table:table-cell table:style-name="ce246" table:formula="of:=[.AI72]/100/(700000/255)" office:value-type="float" office:value="0" calcext:value-type="float">
            <text:p>0</text:p>
          </table:table-cell>
          <table:table-cell table:style-name="ce247" table:formula="of:=1.67*[.AF72]" office:value-type="float" office:value="0" calcext:value-type="float">
            <text:p>0,0</text:p>
          </table:table-cell>
          <table:table-cell table:style-name="ce247" table:formula="of:=1.67*[.AG72]" office:value-type="float" office:value="0" calcext:value-type="float">
            <text:p>0,0</text:p>
          </table:table-cell>
          <table:table-cell table:style-name="ce247" table:formula="of:=1.67*[.AH72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2]-[.AO72]-[.AN72]" office:value-type="float" office:value="0" calcext:value-type="float">
            <text:p>0</text:p>
          </table:table-cell>
          <table:table-cell table:style-name="ce248" table:formula="of:=([.AP72]/0.8)/([.AL72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2]*0.673*54" office:value-type="string" office:string-value="" calcext:value-type="error">
            <text:p>#DIV/0!</text:p>
          </table:table-cell>
          <table:table-cell table:style-name="ce249" table:formula="of:=[.AM72]/5" office:value-type="currency" office:currency="GBP" office:value="0" calcext:value-type="currency">
            <text:p><text:s/>£-</text:p>
          </table:table-cell>
          <table:table-cell table:style-name="ce249" table:formula="of:=[.AR72]*([.AS72]*1.3*300)" office:value-type="currency" office:currency="GBP" office:value="0" calcext:value-type="currency">
            <text:p><text:s/>£-</text:p>
          </table:table-cell>
          <table:table-cell table:style-name="ce249" table:formula="of:=([.BB72]*3/100)" office:value-type="currency" office:currency="GBP" office:value="82.0311" calcext:value-type="currency">
            <text:p><text:s/>£82 </text:p>
          </table:table-cell>
          <table:table-cell table:style-name="ce249" table:formula="of:=[.AT72]+[.AU72]+[.AV72]+[.AW72]" office:value-type="string" office:string-value="" calcext:value-type="error">
            <text:p>#DIV/0!</text:p>
          </table:table-cell>
          <table:table-cell table:style-name="ce248" table:formula="of:=[.AX7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2]" office:value-type="float" office:value="0" calcext:value-type="float">
            <text:p>0</text:p>
          </table:table-cell>
          <table:table-cell table:style-name="ce249" table:formula="of:=([.BA72]/2/50)+2734.37" office:value-type="currency" office:currency="GBP" office:value="2734.37" calcext:value-type="currency">
            <text:p><text:s/>£2 734 </text:p>
          </table:table-cell>
          <table:table-cell table:style-name="ce248" table:formula="of:=[.BB72]/2734.37" office:value-type="float" office:value="1" calcext:value-type="float">
            <text:p>1</text:p>
          </table:table-cell>
          <table:table-cell table:style-name="ce238" table:formula="of:=[.G72]" office:value-type="float" office:value="0" calcext:value-type="float">
            <text:p>0</text:p>
          </table:table-cell>
          <table:table-cell table:style-name="ce251"/>
          <table:table-cell table:style-name="ce252" table:formula="of:=[.BA72]/[.BE72]" office:value-type="string" office:string-value="" calcext:value-type="error">
            <text:p>#DIV/0!</text:p>
          </table:table-cell>
          <table:table-cell table:style-name="ce249" table:formula="of:=[.BF72]/10/2" office:value-type="string" office:string-value="" calcext:value-type="error">
            <text:p>#DIV/0!</text:p>
          </table:table-cell>
          <table:table-cell table:style-name="ce243" table:formula="of:=ROUNDUP([.BG72]/2734.37;0)" office:value-type="string" office:string-value="" calcext:value-type="error">
            <text:p>#DIV/0!</text:p>
          </table:table-cell>
          <table:table-cell table:style-name="ce249" table:formula="of:=[.BG72]*1.5/100" office:value-type="string" office:string-value="" calcext:value-type="error">
            <text:p>#DIV/0!</text:p>
          </table:table-cell>
          <table:table-cell table:style-name="ce249" table:formula="of:=(-0.0000004497*POWER([.AM72];2))+(0.9588*[.AM72])+[.BI72]" office:value-type="string" office:string-value="" calcext:value-type="error">
            <text:p>#DIV/0!</text:p>
          </table:table-cell>
          <table:table-cell table:style-name="ce243" table:formula="of:=[.BJ72]/(9600/255)" office:value-type="string" office:string-value="" calcext:value-type="error">
            <text:p>#DIV/0!</text:p>
          </table:table-cell>
          <table:table-cell table:style-name="ce243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6">
          <table:table-cell table:style-name="ce235" office:value-type="string" calcext:value-type="string">
            <text:p>Eurocopter EC725 Caracal / EC225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ec725</text:p>
          </table:table-cell>
          <table:table-cell table:style-name="ce239" table:formula="of:=UPPER([.E73])" office:value-type="string" office:string-value="EC725" calcext:value-type="string">
            <text:p>EC725</text:p>
          </table:table-cell>
          <table:table-cell table:style-name="ce242"/>
          <table:table-cell table:style-name="ce240" table:number-columns-repeated="6"/>
          <table:table-cell table:style-name="ce243" table:formula="of:=[.AL73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3]*2)/(9600/255)" office:value-type="float" office:value="0" calcext:value-type="float">
            <text:p>0</text:p>
          </table:table-cell>
          <table:table-cell table:style-name="ce243" table:formula="of:=[.BH73]" office:value-type="string" office:string-value="" calcext:value-type="error">
            <text:p>#DIV/0!</text:p>
          </table:table-cell>
          <table:table-cell table:style-name="ce243" table:formula="of:=[.BK73]" office:value-type="string" office:string-value="" calcext:value-type="error">
            <text:p>#DIV/0!</text:p>
          </table:table-cell>
          <table:table-cell table:style-name="ce246" table:formula="of:=[.AI73]/100/(700000/255)" office:value-type="float" office:value="0" calcext:value-type="float">
            <text:p>0</text:p>
          </table:table-cell>
          <table:table-cell table:style-name="ce247" table:formula="of:=1.67*[.AF73]" office:value-type="float" office:value="0" calcext:value-type="float">
            <text:p>0,0</text:p>
          </table:table-cell>
          <table:table-cell table:style-name="ce247" table:formula="of:=1.67*[.AG73]" office:value-type="float" office:value="0" calcext:value-type="float">
            <text:p>0,0</text:p>
          </table:table-cell>
          <table:table-cell table:style-name="ce247" table:formula="of:=1.67*[.AH73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3]-[.AO73]-[.AN73]" office:value-type="float" office:value="0" calcext:value-type="float">
            <text:p>0</text:p>
          </table:table-cell>
          <table:table-cell table:style-name="ce248" table:formula="of:=([.AP73]/0.8)/([.AL73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3]*0.673*54" office:value-type="string" office:string-value="" calcext:value-type="error">
            <text:p>#DIV/0!</text:p>
          </table:table-cell>
          <table:table-cell table:style-name="ce249" table:formula="of:=[.AM73]/5" office:value-type="currency" office:currency="GBP" office:value="0" calcext:value-type="currency">
            <text:p><text:s/>£-</text:p>
          </table:table-cell>
          <table:table-cell table:style-name="ce249" table:formula="of:=[.AR73]*([.AS73]*1.3*300)" office:value-type="currency" office:currency="GBP" office:value="0" calcext:value-type="currency">
            <text:p><text:s/>£-</text:p>
          </table:table-cell>
          <table:table-cell table:style-name="ce249" table:formula="of:=([.BB73]*3/100)" office:value-type="currency" office:currency="GBP" office:value="82.0311" calcext:value-type="currency">
            <text:p><text:s/>£82 </text:p>
          </table:table-cell>
          <table:table-cell table:style-name="ce249" table:formula="of:=[.AT73]+[.AU73]+[.AV73]+[.AW73]" office:value-type="string" office:string-value="" calcext:value-type="error">
            <text:p>#DIV/0!</text:p>
          </table:table-cell>
          <table:table-cell table:style-name="ce248" table:formula="of:=[.AX73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3]" office:value-type="float" office:value="0" calcext:value-type="float">
            <text:p>0</text:p>
          </table:table-cell>
          <table:table-cell table:style-name="ce249" table:formula="of:=([.BA73]/2/50)+2734.37" office:value-type="currency" office:currency="GBP" office:value="2734.37" calcext:value-type="currency">
            <text:p><text:s/>£2 734 </text:p>
          </table:table-cell>
          <table:table-cell table:style-name="ce248" table:formula="of:=[.BB73]/2734.37" office:value-type="float" office:value="1" calcext:value-type="float">
            <text:p>1</text:p>
          </table:table-cell>
          <table:table-cell table:style-name="ce238" table:formula="of:=[.G73]" office:value-type="float" office:value="0" calcext:value-type="float">
            <text:p>0</text:p>
          </table:table-cell>
          <table:table-cell table:style-name="ce251"/>
          <table:table-cell table:style-name="ce252" table:formula="of:=[.BA73]/[.BE73]" office:value-type="string" office:string-value="" calcext:value-type="error">
            <text:p>#DIV/0!</text:p>
          </table:table-cell>
          <table:table-cell table:style-name="ce249" table:formula="of:=[.BF73]/10/2" office:value-type="string" office:string-value="" calcext:value-type="error">
            <text:p>#DIV/0!</text:p>
          </table:table-cell>
          <table:table-cell table:style-name="ce243" table:formula="of:=ROUNDUP([.BG73]/2734.37;0)" office:value-type="string" office:string-value="" calcext:value-type="error">
            <text:p>#DIV/0!</text:p>
          </table:table-cell>
          <table:table-cell table:style-name="ce249" table:formula="of:=[.BG73]*1.5/100" office:value-type="string" office:string-value="" calcext:value-type="error">
            <text:p>#DIV/0!</text:p>
          </table:table-cell>
          <table:table-cell table:style-name="ce249" table:formula="of:=(-0.0000004497*POWER([.AM73];2))+(0.9588*[.AM73])+[.BI73]" office:value-type="string" office:string-value="" calcext:value-type="error">
            <text:p>#DIV/0!</text:p>
          </table:table-cell>
          <table:table-cell table:style-name="ce243" table:formula="of:=[.BJ73]/(9600/255)" office:value-type="string" office:string-value="" calcext:value-type="error">
            <text:p>#DIV/0!</text:p>
          </table:table-cell>
          <table:table-cell table:style-name="ce243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39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39</text:p>
          </table:table-cell>
          <table:table-cell table:style-name="ce239" table:formula="of:=UPPER([.E74])" office:value-type="string" office:string-value="AW139" calcext:value-type="string">
            <text:p>AW139</text:p>
          </table:table-cell>
          <table:table-cell table:style-name="ce242"/>
          <table:table-cell table:style-name="ce240" table:number-columns-repeated="6"/>
          <table:table-cell table:style-name="ce243" table:formula="of:=[.AL7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4]*2)/(9600/255)" office:value-type="float" office:value="0" calcext:value-type="float">
            <text:p>0</text:p>
          </table:table-cell>
          <table:table-cell table:style-name="ce243" table:formula="of:=[.BH74]" office:value-type="string" office:string-value="" calcext:value-type="error">
            <text:p>#DIV/0!</text:p>
          </table:table-cell>
          <table:table-cell table:style-name="ce243" table:formula="of:=[.BK74]" office:value-type="string" office:string-value="" calcext:value-type="error">
            <text:p>#DIV/0!</text:p>
          </table:table-cell>
          <table:table-cell table:style-name="ce246" table:formula="of:=[.AI74]/100/(700000/255)" office:value-type="float" office:value="0" calcext:value-type="float">
            <text:p>0</text:p>
          </table:table-cell>
          <table:table-cell table:style-name="ce247" table:formula="of:=1.67*[.AF74]" office:value-type="float" office:value="0" calcext:value-type="float">
            <text:p>0,0</text:p>
          </table:table-cell>
          <table:table-cell table:style-name="ce247" table:formula="of:=1.67*[.AG74]" office:value-type="float" office:value="0" calcext:value-type="float">
            <text:p>0,0</text:p>
          </table:table-cell>
          <table:table-cell table:style-name="ce247" table:formula="of:=1.67*[.AH74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4]-[.AO74]-[.AN74]" office:value-type="float" office:value="0" calcext:value-type="float">
            <text:p>0</text:p>
          </table:table-cell>
          <table:table-cell table:style-name="ce248" table:formula="of:=([.AP74]/0.8)/([.AL74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4]*0.673*54" office:value-type="string" office:string-value="" calcext:value-type="error">
            <text:p>#DIV/0!</text:p>
          </table:table-cell>
          <table:table-cell table:style-name="ce249" table:formula="of:=[.AM74]/5" office:value-type="currency" office:currency="GBP" office:value="0" calcext:value-type="currency">
            <text:p><text:s/>£-</text:p>
          </table:table-cell>
          <table:table-cell table:style-name="ce249" table:formula="of:=[.AR74]*([.AS74]*1.3*300)" office:value-type="currency" office:currency="GBP" office:value="0" calcext:value-type="currency">
            <text:p><text:s/>£-</text:p>
          </table:table-cell>
          <table:table-cell table:style-name="ce249" table:formula="of:=([.BB74]*3/100)" office:value-type="currency" office:currency="GBP" office:value="82.0311" calcext:value-type="currency">
            <text:p><text:s/>£82 </text:p>
          </table:table-cell>
          <table:table-cell table:style-name="ce249" table:formula="of:=[.AT74]+[.AU74]+[.AV74]+[.AW74]" office:value-type="string" office:string-value="" calcext:value-type="error">
            <text:p>#DIV/0!</text:p>
          </table:table-cell>
          <table:table-cell table:style-name="ce248" table:formula="of:=[.AX7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4]" office:value-type="float" office:value="0" calcext:value-type="float">
            <text:p>0</text:p>
          </table:table-cell>
          <table:table-cell table:style-name="ce249" table:formula="of:=([.BA74]/2/50)+2734.37" office:value-type="currency" office:currency="GBP" office:value="2734.37" calcext:value-type="currency">
            <text:p><text:s/>£2 734 </text:p>
          </table:table-cell>
          <table:table-cell table:style-name="ce248" table:formula="of:=[.BB74]/2734.37" office:value-type="float" office:value="1" calcext:value-type="float">
            <text:p>1</text:p>
          </table:table-cell>
          <table:table-cell table:style-name="ce238" table:formula="of:=[.G74]" office:value-type="float" office:value="0" calcext:value-type="float">
            <text:p>0</text:p>
          </table:table-cell>
          <table:table-cell table:style-name="ce251"/>
          <table:table-cell table:style-name="ce252" table:formula="of:=[.BA74]/[.BE74]" office:value-type="string" office:string-value="" calcext:value-type="error">
            <text:p>#DIV/0!</text:p>
          </table:table-cell>
          <table:table-cell table:style-name="ce249" table:formula="of:=[.BF74]/10/2" office:value-type="string" office:string-value="" calcext:value-type="error">
            <text:p>#DIV/0!</text:p>
          </table:table-cell>
          <table:table-cell table:style-name="ce243" table:formula="of:=ROUNDUP([.BG74]/2734.37;0)" office:value-type="string" office:string-value="" calcext:value-type="error">
            <text:p>#DIV/0!</text:p>
          </table:table-cell>
          <table:table-cell table:style-name="ce249" table:formula="of:=[.BG74]*1.5/100" office:value-type="string" office:string-value="" calcext:value-type="error">
            <text:p>#DIV/0!</text:p>
          </table:table-cell>
          <table:table-cell table:style-name="ce249" table:formula="of:=(-0.0000004497*POWER([.AM74];2))+(0.9588*[.AM74])+[.BI74]" office:value-type="string" office:string-value="" calcext:value-type="error">
            <text:p>#DIV/0!</text:p>
          </table:table-cell>
          <table:table-cell table:style-name="ce243" table:formula="of:=[.BJ74]/(9600/255)" office:value-type="string" office:string-value="" calcext:value-type="error">
            <text:p>#DIV/0!</text:p>
          </table:table-cell>
          <table:table-cell table:style-name="ce243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4"/>
          <table:table-cell table:style-name="ce238"/>
          <table:table-cell table:style-name="ce237"/>
          <table:table-cell table:style-name="ce238"/>
          <table:table-cell table:style-name="ce240" table:number-columns-repeated="2"/>
          <table:table-cell table:style-name="ce242"/>
          <table:table-cell table:style-name="ce240" table:number-columns-repeated="6"/>
          <table:table-cell table:style-name="ce243" table:formula="of:=[.AL7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5]*2)/(9600/255)" office:value-type="float" office:value="0" calcext:value-type="float">
            <text:p>0</text:p>
          </table:table-cell>
          <table:table-cell table:style-name="ce243" table:formula="of:=[.BH75]" office:value-type="string" office:string-value="" calcext:value-type="error">
            <text:p>#DIV/0!</text:p>
          </table:table-cell>
          <table:table-cell table:style-name="ce243" table:formula="of:=[.BK75]" office:value-type="string" office:string-value="" calcext:value-type="error">
            <text:p>#DIV/0!</text:p>
          </table:table-cell>
          <table:table-cell table:style-name="ce246" table:formula="of:=[.AI75]/100/(700000/255)" office:value-type="float" office:value="0" calcext:value-type="float">
            <text:p>0</text:p>
          </table:table-cell>
          <table:table-cell table:style-name="ce247" table:formula="of:=1.67*[.AF75]" office:value-type="float" office:value="0" calcext:value-type="float">
            <text:p>0,0</text:p>
          </table:table-cell>
          <table:table-cell table:style-name="ce247" table:formula="of:=1.67*[.AG75]" office:value-type="float" office:value="0" calcext:value-type="float">
            <text:p>0,0</text:p>
          </table:table-cell>
          <table:table-cell table:style-name="ce247" table:formula="of:=1.67*[.AH75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5]-[.AO75]-[.AN75]" office:value-type="float" office:value="0" calcext:value-type="float">
            <text:p>0</text:p>
          </table:table-cell>
          <table:table-cell table:style-name="ce248" table:formula="of:=([.AP75]/0.8)/([.AL75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5]*0.673*54" office:value-type="string" office:string-value="" calcext:value-type="error">
            <text:p>#DIV/0!</text:p>
          </table:table-cell>
          <table:table-cell table:style-name="ce249" table:formula="of:=[.AM75]/5" office:value-type="currency" office:currency="GBP" office:value="0" calcext:value-type="currency">
            <text:p><text:s/>£-</text:p>
          </table:table-cell>
          <table:table-cell table:style-name="ce249" table:formula="of:=[.AR75]*([.AS75]*1.3*300)" office:value-type="currency" office:currency="GBP" office:value="0" calcext:value-type="currency">
            <text:p><text:s/>£-</text:p>
          </table:table-cell>
          <table:table-cell table:style-name="ce249" table:formula="of:=([.BB75]*3/100)" office:value-type="currency" office:currency="GBP" office:value="82.0311" calcext:value-type="currency">
            <text:p><text:s/>£82 </text:p>
          </table:table-cell>
          <table:table-cell table:style-name="ce249" table:formula="of:=[.AT75]+[.AU75]+[.AV75]+[.AW75]" office:value-type="string" office:string-value="" calcext:value-type="error">
            <text:p>#DIV/0!</text:p>
          </table:table-cell>
          <table:table-cell table:style-name="ce248" table:formula="of:=[.AX7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5]" office:value-type="float" office:value="0" calcext:value-type="float">
            <text:p>0</text:p>
          </table:table-cell>
          <table:table-cell table:style-name="ce249" table:formula="of:=([.BA75]/2/50)+2734.37" office:value-type="currency" office:currency="GBP" office:value="2734.37" calcext:value-type="currency">
            <text:p><text:s/>£2 734 </text:p>
          </table:table-cell>
          <table:table-cell table:style-name="ce248" table:formula="of:=[.BB75]/2734.37" office:value-type="float" office:value="1" calcext:value-type="float">
            <text:p>1</text:p>
          </table:table-cell>
          <table:table-cell table:style-name="ce238" table:formula="of:=[.G75]" office:value-type="float" office:value="0" calcext:value-type="float">
            <text:p>0</text:p>
          </table:table-cell>
          <table:table-cell table:style-name="ce251"/>
          <table:table-cell table:style-name="ce252" table:formula="of:=[.BA75]/[.BE75]" office:value-type="string" office:string-value="" calcext:value-type="error">
            <text:p>#DIV/0!</text:p>
          </table:table-cell>
          <table:table-cell table:style-name="ce249" table:formula="of:=[.BF75]/10/2" office:value-type="string" office:string-value="" calcext:value-type="error">
            <text:p>#DIV/0!</text:p>
          </table:table-cell>
          <table:table-cell table:style-name="ce243" table:formula="of:=ROUNDUP([.BG75]/2734.37;0)" office:value-type="string" office:string-value="" calcext:value-type="error">
            <text:p>#DIV/0!</text:p>
          </table:table-cell>
          <table:table-cell table:style-name="ce249" table:formula="of:=[.BG75]*1.5/100" office:value-type="string" office:string-value="" calcext:value-type="error">
            <text:p>#DIV/0!</text:p>
          </table:table-cell>
          <table:table-cell table:style-name="ce249" table:formula="of:=(-0.0000004497*POWER([.AM75];2))+(0.9588*[.AM75])+[.BI75]" office:value-type="string" office:string-value="" calcext:value-type="error">
            <text:p>#DIV/0!</text:p>
          </table:table-cell>
          <table:table-cell table:style-name="ce243" table:formula="of:=[.BJ75]/(9600/255)" office:value-type="string" office:string-value="" calcext:value-type="error">
            <text:p>#DIV/0!</text:p>
          </table:table-cell>
          <table:table-cell table:style-name="ce243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5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7P0" style:volatile="true">
      <number:number number:decimal-places="0" number:min-decimal-places="0" number:min-integer-digits="1" number:grouping="true"/>
      <number:text> Kč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7P0"/>
    </number:number-style>
    <number:number-style style:name="N166">
      <number:number number:decimal-places="1" number:min-decimal-places="1" number:min-integer-digits="1" number:grouping="true"/>
    </number:number-style>
    <number:currency-style style:name="N161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1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1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57">
      <number:number number:decimal-places="1" number:min-decimal-places="1" number:min-integer-digits="1"/>
    </number:number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6P2" style:volatile="true">
      <number:text> </number:text>
      <number:fill-character> </number:fill-character>
      <number:text>- Kč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 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  <number:text>     </number:text>
    </number:number-style>
    <number:number-style style:name="N13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7P0"/>
    </number:number-style>
    <number:number-style style:name="N135P0" style:volatile="true">
      <number:number number:decimal-places="0" number:min-decimal-places="0" number:min-integer-digits="1" number:grouping="true"/>
      <number:text>  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    </number:text>
    </number:number-style>
    <number:number-style style:name="N13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4P0"/>
    </number:number-style>
    <number:date-style style:name="N132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30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  <number:text> </number:text>
      <number:am-pm/>
    </number:time-style>
    <number:date-style style:name="N127">
      <number:month number:textual="true"/>
      <number:text>.</number:text>
      <number:year/>
    </number:date-style>
    <number:date-style style:name="N126">
      <number:day/>
      <number:text>.</number:text>
      <number:month number:textual="true"/>
    </number:date-style>
    <number:date-style style:name="N125">
      <number:day/>
      <number:text>.</number:text>
      <number:month number:textual="true"/>
      <number:text>.</number:text>
      <number:year/>
    </number:dat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number number:decimal-places="3" number:min-decimal-places="3" number:min-integer-digits="1" number:grouping="true"/>
    </number:number-style>
    <number:currency-style style:name="N122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22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65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18">
      <number:day/>
      <number:text>.</number:text>
      <number:month/>
      <number:text>.</number:text>
      <number:year number:style="long"/>
    </number:date-style>
    <number:number-style style:name="N164P0" style:volatile="true">
      <number:number number:decimal-places="0" number:min-decimal-places="0" number:min-integer-digits="1" number:grouping="true"/>
      <number:text> Kč</number:text>
    </number:number-style>
    <number:number-style style:name="N164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4P0"/>
    </number:number-style>
    <number:date-style style:name="N11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Kč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2P0"/>
    </number:number-style>
    <number:number-style style:name="N115P0" style:volatile="true">
      <number:number number:decimal-places="2" number:min-decimal-places="2" number:min-integer-digits="1" number:grouping="true"/>
      <number:text> Kč</number:text>
    </number:number-style>
    <number:number-style style:name="N11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5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PageStyle_5f_List_20_2_20_-_20_Prices" style:display-name="PageStyle_List 2 - Price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2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14:37:32.920327046</dc:date>
    <dc:creator>Aleš Daniel</dc:creator>
    <meta:editing-duration>P1DT15H3M37S</meta:editing-duration>
    <meta:editing-cycles>59</meta:editing-cycles>
    <meta:generator>LibreOffice/7.5.0.3$MacOSX_X86_64 LibreOffice_project/c21113d003cd3efa8c53188764377a8272d9d6de</meta:generator>
    <meta:document-statistic meta:table-count="3" meta:cell-count="9047" meta:object-count="0"/>
  </office:meta>
</office:document-meta>
</file>